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41/styles.xml" manifest:media-type="text/xml"/>
  <manifest:file-entry manifest:full-path="Object 41/meta.xml" manifest:media-type="text/xml"/>
  <manifest:file-entry manifest:full-path="Object 41/content.xml" manifest:media-type="text/xml"/>
  <manifest:file-entry manifest:full-path="Object 41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7/meta.xml" manifest:media-type="text/xml"/>
  <manifest:file-entry manifest:full-path="Object 37/content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27/styles.xml" manifest:media-type="text/xml"/>
  <manifest:file-entry manifest:full-path="Object 27/meta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20/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49/styles.xml" manifest:media-type="text/xml"/>
  <manifest:file-entry manifest:full-path="Object 49/content.xml" manifest:media-type="text/xml"/>
  <manifest:file-entry manifest:full-path="Object 49/meta.xml" manifest:media-type="text/xml"/>
  <manifest:file-entry manifest:full-path="Object 49/" manifest:media-type="application/vnd.oasis.opendocument.chart"/>
  <manifest:file-entry manifest:full-path="Object 54/styles.xml" manifest:media-type="text/xml"/>
  <manifest:file-entry manifest:full-path="Object 54/meta.xml" manifest:media-type="text/xml"/>
  <manifest:file-entry manifest:full-path="Object 54/content.xml" manifest:media-type="text/xml"/>
  <manifest:file-entry manifest:full-path="Object 54/" manifest:media-type="application/vnd.oasis.opendocument.chart"/>
  <manifest:file-entry manifest:full-path="Object 43/content.xml" manifest:media-type="text/xml"/>
  <manifest:file-entry manifest:full-path="Object 43/meta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46/styles.xml" manifest:media-type="text/xml"/>
  <manifest:file-entry manifest:full-path="Object 46/content.xml" manifest:media-type="text/xml"/>
  <manifest:file-entry manifest:full-path="Object 46/meta.xml" manifest:media-type="text/xml"/>
  <manifest:file-entry manifest:full-path="Object 46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36/styles.xml" manifest:media-type="text/xml"/>
  <manifest:file-entry manifest:full-path="Object 36/meta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29/content.xml" manifest:media-type="text/xml"/>
  <manifest:file-entry manifest:full-path="Object 29/meta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47/meta.xml" manifest:media-type="text/xml"/>
  <manifest:file-entry manifest:full-path="Object 47/content.xml" manifest:media-type="text/xml"/>
  <manifest:file-entry manifest:full-path="Object 47/styles.xml" manifest:media-type="text/xml"/>
  <manifest:file-entry manifest:full-path="Object 47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settings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39/styles.xml" manifest:media-type="text/xml"/>
  <manifest:file-entry manifest:full-path="Object 39/meta.xml" manifest:media-type="text/xml"/>
  <manifest:file-entry manifest:full-path="Object 39/content.xml" manifest:media-type="text/xml"/>
  <manifest:file-entry manifest:full-path="Object 39/" manifest:media-type="application/vnd.oasis.opendocument.chart"/>
  <manifest:file-entry manifest:full-path="Object 38/content.xml" manifest:media-type="text/xml"/>
  <manifest:file-entry manifest:full-path="Object 38/styles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44/meta.xml" manifest:media-type="text/xml"/>
  <manifest:file-entry manifest:full-path="Object 44/content.xml" manifest:media-type="text/xml"/>
  <manifest:file-entry manifest:full-path="Object 44/styles.xml" manifest:media-type="text/xml"/>
  <manifest:file-entry manifest:full-path="Object 44/" manifest:media-type="application/vnd.oasis.opendocument.chart"/>
  <manifest:file-entry manifest:full-path="Object 45/styles.xml" manifest:media-type="text/xml"/>
  <manifest:file-entry manifest:full-path="Object 45/meta.xml" manifest:media-type="text/xml"/>
  <manifest:file-entry manifest:full-path="Object 45/content.xml" manifest:media-type="text/xml"/>
  <manifest:file-entry manifest:full-path="Object 45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40/content.xml" manifest:media-type="text/xml"/>
  <manifest:file-entry manifest:full-path="Object 40/meta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51/content.xml" manifest:media-type="text/xml"/>
  <manifest:file-entry manifest:full-path="Object 51/styles.xml" manifest:media-type="text/xml"/>
  <manifest:file-entry manifest:full-path="Object 51/meta.xml" manifest:media-type="text/xml"/>
  <manifest:file-entry manifest:full-path="Object 51/" manifest:media-type="application/vnd.oasis.opendocument.chart"/>
  <manifest:file-entry manifest:full-path="Object 50/content.xml" manifest:media-type="text/xml"/>
  <manifest:file-entry manifest:full-path="Object 50/meta.xml" manifest:media-type="text/xml"/>
  <manifest:file-entry manifest:full-path="Object 50/styles.xml" manifest:media-type="text/xml"/>
  <manifest:file-entry manifest:full-path="Object 50/" manifest:media-type="application/vnd.oasis.opendocument.chart"/>
  <manifest:file-entry manifest:full-path="Object 52/styles.xml" manifest:media-type="text/xml"/>
  <manifest:file-entry manifest:full-path="Object 52/content.xml" manifest:media-type="text/xml"/>
  <manifest:file-entry manifest:full-path="Object 52/meta.xml" manifest:media-type="text/xml"/>
  <manifest:file-entry manifest:full-path="Object 52/" manifest:media-type="application/vnd.oasis.opendocument.chart"/>
  <manifest:file-entry manifest:full-path="Object 48/meta.xml" manifest:media-type="text/xml"/>
  <manifest:file-entry manifest:full-path="Object 48/content.xml" manifest:media-type="text/xml"/>
  <manifest:file-entry manifest:full-path="Object 48/styles.xml" manifest:media-type="text/xml"/>
  <manifest:file-entry manifest:full-path="Object 48/" manifest:media-type="application/vnd.oasis.opendocument.chart"/>
  <manifest:file-entry manifest:full-path="Object 53/meta.xml" manifest:media-type="text/xml"/>
  <manifest:file-entry manifest:full-path="Object 53/content.xml" manifest:media-type="text/xml"/>
  <manifest:file-entry manifest:full-path="Object 53/styles.xml" manifest:media-type="text/xml"/>
  <manifest:file-entry manifest:full-path="Object 53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2/styles.xml" manifest:media-type="text/xml"/>
  <manifest:file-entry manifest:full-path="Object 42/meta.xml" manifest:media-type="text/xml"/>
  <manifest:file-entry manifest:full-path="Object 42/content.xml" manifest:media-type="text/xml"/>
  <manifest:file-entry manifest:full-path="Object 4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8.19mm"/>
    </style:style>
    <style:style style:name="co7" style:family="table-column">
      <style:table-column-properties fo:break-before="auto" style:column-width="32.67mm"/>
    </style:style>
    <style:style style:name="co8" style:family="table-column">
      <style:table-column-properties fo:break-before="auto" style:column-width="46.83mm"/>
    </style:style>
    <style:style style:name="co9" style:family="table-column">
      <style:table-column-properties fo:break-before="auto" style:column-width="47.11mm"/>
    </style:style>
    <style:style style:name="co10" style:family="table-column">
      <style:table-column-properties fo:break-before="auto" style:column-width="31.86mm"/>
    </style:style>
    <style:style style:name="co11" style:family="table-column">
      <style:table-column-properties fo:break-before="auto" style:column-width="25.59mm"/>
    </style:style>
    <style:style style:name="co12" style:family="table-column">
      <style:table-column-properties fo:break-before="auto" style:column-width="46.57mm"/>
    </style:style>
    <style:style style:name="co13" style:family="table-column">
      <style:table-column-properties fo:break-before="auto" style:column-width="51.19mm"/>
    </style:style>
    <style:style style:name="co14" style:family="table-column">
      <style:table-column-properties fo:break-before="auto" style:column-width="35.4mm"/>
    </style:style>
    <style:style style:name="co15" style:family="table-column">
      <style:table-column-properties fo:break-before="auto" style:column-width="40.02mm"/>
    </style:style>
    <style:style style:name="co16" style:family="table-column">
      <style:table-column-properties fo:break-before="auto" style:column-width="42.92mm"/>
    </style:style>
    <style:style style:name="co17" style:family="table-column">
      <style:table-column-properties fo:break-before="auto" style:column-width="34.85mm"/>
    </style:style>
    <style:style style:name="co18" style:family="table-column">
      <style:table-column-properties fo:break-before="auto" style:column-width="35.12mm"/>
    </style:style>
    <style:style style:name="co19" style:family="table-column">
      <style:table-column-properties fo:break-before="auto" style:column-width="35.67mm"/>
    </style:style>
    <style:style style:name="co20" style:family="table-column">
      <style:table-column-properties fo:break-before="auto" style:column-width="40.57mm"/>
    </style:style>
    <style:style style:name="co21" style:family="table-column">
      <style:table-column-properties fo:break-before="auto" style:column-width="4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" style:family="table-cell" style:parent-style-name="Default">
      <style:table-cell-properties fo:background-color="#fbfbe3" fo:border="0.06pt solid #000000"/>
    </style:style>
    <style:style style:name="ce3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 style:data-style-name="N2">
      <style:table-cell-properties fo:border-bottom="none" fo:border-left="none" fo:border-right="none" fo:border-top="0.06pt solid #000000"/>
      <style:text-properties style:font-name="Liberation Sans" style:font-name-asian="Droid Sans Fallback" style:font-name-complex="FreeSans"/>
    </style:style>
    <style:style style:name="ce16" style:family="table-cell" style:parent-style-name="Default" style:data-style-name="N2">
      <style:text-properties style:font-name="Liberation Sans" style:font-name-asian="Droid Sans Fallback" style:font-name-complex="FreeSans"/>
    </style:style>
    <style:style style:name="ce17" style:family="table-cell" style:parent-style-name="Default" style:data-style-name="N2">
      <style:table-cell-properties fo:border-bottom="0.06pt solid #000000" fo:border-left="none" fo:border-right="none" fo:border-top="none"/>
      <style:text-properties style:font-name="Liberation Sans" style:font-name-asian="Droid Sans Fallback" style:font-name-complex="FreeSans"/>
    </style:style>
    <style:style style:name="ce18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2"/>
    <style:style style:name="ce20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22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3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border-bottom="none" fo:border-left="none" fo:border-right="0.06pt solid #000000" fo:border-top="0.06pt solid #000000"/>
      <style:text-properties style:text-underline-style="none"/>
    </style:style>
    <style:style style:name="ce29" style:family="table-cell" style:parent-style-name="Default" style:data-style-name="N2">
      <style:table-cell-properties fo:border-bottom="none" fo:border-left="none" fo:border-right="0.06pt solid #000000" fo:border-top="none"/>
      <style:text-properties style:text-underline-style="none"/>
    </style:style>
    <style:style style:name="ce30" style:family="table-cell" style:parent-style-name="Default" style:data-style-name="N2">
      <style:table-cell-properties fo:border-bottom="0.06pt solid #000000" fo:border-left="none" fo:border-right="0.06pt solid #000000" fo:border-top="none"/>
      <style:text-properties style:text-underline-style="none"/>
    </style:style>
    <style:style style:name="ce31" style:family="table-cell" style:parent-style-name="Default">
      <style:table-cell-properties fo:background-color="#cfe7f5" fo:border="0.06pt solid #000000"/>
      <style:text-properties style:font-name="Liberation Sans" style:text-underline-style="none" fo:font-weight="bold" style:font-name-asian="Droid Sans Fallback" style:font-weight-asian="bold" style:font-name-complex="FreeSans" style:font-weight-complex="bold"/>
    </style:style>
    <style:style style:name="ce32" style:family="table-cell" style:parent-style-name="Default">
      <style:table-cell-properties fo:background-color="#dfe0e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34" style:family="table-cell" style:parent-style-name="Default" style:data-style-name="N2">
      <style:table-cell-properties fo:border-bottom="none" fo:border-left="0.06pt solid #000000" fo:border-right="none" fo:border-top="none"/>
      <style:text-properties style:font-name="Liberation Sans" style:font-name-asian="Droid Sans Fallback" style:font-name-complex="FreeSans"/>
    </style:style>
    <style:style style:name="ce35" style:family="table-cell" style:parent-style-name="Default" style:data-style-name="N2">
      <style:table-cell-properties fo:border-bottom="0.06pt solid #000000" fo:border-left="0.06pt solid #000000" fo:border-right="none" fo:border-top="none"/>
      <style:text-properties style:font-name="Liberation Sans" style:font-name-asian="Droid Sans Fallback" style:font-name-complex="FreeSans"/>
    </style:style>
    <style:style style:name="ce36" style:family="table-cell" style:parent-style-name="Default">
      <style:table-cell-properties fo:background-color="#cc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0000" fo:border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b3b4b4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40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>
      <style:table-cell-properties fo:background-color="#6b6c6c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  <style:text-properties style:text-underline-style="none"/>
    </style:style>
    <style:style style:name="ce44" style:family="table-cell" style:parent-style-name="Default">
      <style:text-properties style:text-underline-style="none"/>
    </style:style>
    <style:style style:name="ce45" style:family="table-cell" style:parent-style-name="Default">
      <style:table-cell-properties fo:border-bottom="0.06pt solid #000000" fo:border-left="none" fo:border-right="none" fo:border-top="none"/>
      <style:text-properties style:text-underline-style="none"/>
    </style:style>
    <style:style style:name="ce46" style:family="table-cell" style:parent-style-name="Default">
      <style:text-properties style:font-name="Liberation Sans" style:font-name-asian="Droid Sans Fallback" style:font-name-complex="FreeSans"/>
    </style:style>
    <style:style style:name="ce47" style:family="table-cell" style:parent-style-name="Default">
      <style:text-properties style:text-underline-style="solid" style:text-underline-width="auto" style:text-underline-color="font-color"/>
    </style:style>
    <style:style style:name="ce48" style:family="table-cell" style:parent-style-name="Default">
      <style:table-cell-properties fo:background-color="#fbfbe3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4">
      <style:table-cell-properties fo:background-color="#669933" fo:border="0.06pt solid #000000"/>
    </style:style>
    <style:style style:name="ce51" style:family="table-cell" style:parent-style-name="Default" style:data-style-name="N2">
      <style:table-cell-properties fo:background-color="#ff9999" fo:border="0.06pt solid #000000"/>
      <style:text-properties fo:color="#000000"/>
    </style:style>
    <style:style style:name="ce52" style:family="table-cell" style:parent-style-name="Default" style:data-style-name="N2">
      <style:table-cell-properties fo:border="0.06pt solid #000000"/>
    </style:style>
    <style:style style:name="ce53" style:family="table-cell" style:parent-style-name="Default" style:data-style-name="N2">
      <style:table-cell-properties fo:border="0.06pt solid #000000"/>
      <style:text-properties style:font-name="Liberation Sans" style:font-name-asian="Droid Sans Fallback" style:font-name-complex="FreeSans"/>
    </style:style>
    <style:style style:name="ce54" style:family="table-cell" style:parent-style-name="Default" style:data-style-name="N2">
      <style:table-cell-properties fo:background-color="transparent" fo:border="0.06pt solid #000000"/>
    </style:style>
    <style:style style:name="ce55" style:family="table-cell" style:parent-style-name="Default" style:data-style-name="N2">
      <style:table-cell-properties fo:background-color="#ffffff" fo:border="0.06pt solid #000000"/>
      <style:text-properties fo:color="#000000"/>
    </style:style>
    <style:style style:name="ce56" style:family="table-cell" style:parent-style-name="Default">
      <style:table-cell-properties fo:border="none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4">
      <style:table-cell-properties fo:background-color="#ffffff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estHighApps-nonAdaptive" table:style-name="ta1">
        <table:shapes>
          <draw:frame draw:z-index="0" draw:style-name="gr1" draw:text-style-name="P1" svg:width="194.57mm" svg:height="116.61mm" svg:x="0.27mm" svg:y="113.16mm">
            <draw:object draw:notify-on-update-of-ranges="'testHighApps-nonAdaptive'.A15:'testHighApps-nonAdaptive'.A22 'testHighApps-nonAdaptive'.D15:'testHighApps-nonAdaptive'.D22 'testHighApps-nonAdaptive'.F15:'testHighApps-nonAdaptive'.F22 'testHighApps-nonAdaptive'.F15:'testHighApps-nonAdaptive'.F2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89.29mm" svg:height="103.86mm" svg:x="205.3mm" svg:y="113.43mm">
            <draw:object draw:notify-on-update-of-ranges="'testHighApps-nonAdaptive'.A23:'testHighApps-nonAdaptive'.A24 'testHighApps-nonAdaptive'.D23:'testHighApps-nonAdaptive'.D24 'testHighApps-nonAdaptive'.F23:'testHighApps-nonAdaptive'.F24 'testHighApps-nonAdaptive'.F23:'testHighApps-nonAdaptive'.F2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5"/>
        <table:table-column table:style-name="co2" table:default-cell-style-name="Default"/>
        <table:table-column table:style-name="co2" table:default-cell-style-name="ce11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Metrics</text:p>
          </table:table-cell>
          <table:table-cell table:style-name="ce3" office:value-type="string" calcext:value-type="string">
            <text:p>Test 1</text:p>
          </table:table-cell>
          <table:table-cell table:style-name="ce3" office:value-type="string" calcext:value-type="string">
            <text:p>Test 2</text:p>
          </table:table-cell>
          <table:table-cell table:style-name="ce3" office:value-type="string" calcext:value-type="string">
            <text:p>Test 3</text:p>
          </table:table-cell>
          <table:table-cell table:style-name="ce3" office:value-type="string" calcext:value-type="string">
            <text:p>Test 4</text:p>
          </table:table-cell>
          <table:table-cell table:style-name="ce3" office:value-type="string" calcext:value-type="string">
            <text:p>Test 5</text:p>
          </table:table-cell>
          <table:table-cell table:style-name="ce3" office:value-type="string" calcext:value-type="string">
            <text:p>Test 6</text:p>
          </table:table-cell>
          <table:table-cell table:style-name="ce3" office:value-type="string" calcext:value-type="string">
            <text:p>Test 7</text:p>
          </table:table-cell>
          <table:table-cell table:style-name="ce3" office:value-type="string" calcext:value-type="string">
            <text:p>Test 8</text:p>
          </table:table-cell>
          <table:table-cell table:style-name="ce3" office:value-type="string" calcext:value-type="string">
            <text:p>Test 9</text:p>
          </table:table-cell>
          <table:table-cell table:style-name="ce3" office:value-type="string" calcext:value-type="string">
            <text:p>Test 10</text:p>
          </table:table-cell>
          <table:table-cell table:style-name="ce27" table:number-columns-repeated="3"/>
          <table:table-cell/>
        </table:table-row>
        <table:table-row table:style-name="ro1">
          <table:table-cell office:value-type="string" calcext:value-type="string">
            <text:p>Sucess</text:p>
          </table:table-cell>
          <table:table-cell table:style-name="ce4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5.71" calcext:value-type="float">
            <text:p>25,71</text:p>
          </table:table-cell>
          <table:table-cell table:style-name="ce13" office:value-type="float" office:value="22.85" calcext:value-type="float">
            <text:p>22,85</text:p>
          </table:table-cell>
          <table:table-cell table:style-name="ce13" office:value-type="float" office:value="17.14" calcext:value-type="float">
            <text:p>17,14</text:p>
          </table:table-cell>
          <table:table-cell table:style-name="ce13" office:value-type="float" office:value="25.71" calcext:value-type="float">
            <text:p>25,71</text:p>
          </table:table-cell>
          <table:table-cell table:number-columns-repeated="2" table:style-name="ce13" office:value-type="float" office:value="22.85" calcext:value-type="float">
            <text:p>22,85</text:p>
          </table:table-cell>
          <table:table-cell table:style-name="ce13" office:value-type="float" office:value="20" calcext:value-type="float">
            <text:p>20</text:p>
          </table:table-cell>
          <table:table-cell table:style-name="ce24" office:value-type="float" office:value="25.71" calcext:value-type="float">
            <text:p>25,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lure</text:p>
          </table:table-cell>
          <table:table-cell office:value-type="float" office:value="80" calcext:value-type="float">
            <text:p>80</text:p>
          </table:table-cell>
          <table:table-cell table:style-name="ce11" office:value-type="float" office:value="80" calcext:value-type="float">
            <text:p>80</text:p>
          </table:table-cell>
          <table:table-cell office:value-type="float" office:value="74.28" calcext:value-type="float">
            <text:p>74,28</text:p>
          </table:table-cell>
          <table:table-cell office:value-type="float" office:value="77.14" calcext:value-type="float">
            <text:p>77,14</text:p>
          </table:table-cell>
          <table:table-cell office:value-type="float" office:value="82.85" calcext:value-type="float">
            <text:p>82,85</text:p>
          </table:table-cell>
          <table:table-cell office:value-type="float" office:value="74.28" calcext:value-type="float">
            <text:p>74,28</text:p>
          </table:table-cell>
          <table:table-cell table:number-columns-repeated="2" office:value-type="float" office:value="77.14" calcext:value-type="float">
            <text:p>77,14</text:p>
          </table:table-cell>
          <table:table-cell office:value-type="float" office:value="80" calcext:value-type="float">
            <text:p>80</text:p>
          </table:table-cell>
          <table:table-cell table:style-name="ce25" office:value-type="float" office:value="74.28" calcext:value-type="float">
            <text:p>74,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Launch time</text:p>
          </table:table-cell>
          <table:table-cell office:value-type="float" office:value="808.11" calcext:value-type="float">
            <text:p>808,11</text:p>
          </table:table-cell>
          <table:table-cell table:style-name="ce11" office:value-type="float" office:value="711.94" calcext:value-type="float">
            <text:p>711,94</text:p>
          </table:table-cell>
          <table:table-cell office:value-type="float" office:value="756.22" calcext:value-type="float">
            <text:p>756,22</text:p>
          </table:table-cell>
          <table:table-cell office:value-type="float" office:value="720.74" calcext:value-type="float">
            <text:p>720,74</text:p>
          </table:table-cell>
          <table:table-cell office:value-type="float" office:value="778.28" calcext:value-type="float">
            <text:p>778,28</text:p>
          </table:table-cell>
          <table:table-cell office:value-type="float" office:value="783.17" calcext:value-type="float">
            <text:p>783,17</text:p>
          </table:table-cell>
          <table:table-cell office:value-type="float" office:value="809.88" calcext:value-type="float">
            <text:p>809,88</text:p>
          </table:table-cell>
          <table:table-cell office:value-type="float" office:value="738.71" calcext:value-type="float">
            <text:p>738,71</text:p>
          </table:table-cell>
          <table:table-cell office:value-type="float" office:value="780.8" calcext:value-type="float">
            <text:p>780,8</text:p>
          </table:table-cell>
          <table:table-cell table:style-name="ce25" office:value-type="float" office:value="736.8" calcext:value-type="float">
            <text:p>736,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Launch time news</text:p>
          </table:table-cell>
          <table:table-cell office:value-type="float" office:value="945.35" calcext:value-type="float">
            <text:p>945,35</text:p>
          </table:table-cell>
          <table:table-cell table:style-name="ce11" office:value-type="float" office:value="865.78" calcext:value-type="float">
            <text:p>865,78</text:p>
          </table:table-cell>
          <table:table-cell office:value-type="float" office:value="970" calcext:value-type="float">
            <text:p>970</text:p>
          </table:table-cell>
          <table:table-cell office:value-type="float" office:value="897" calcext:value-type="float">
            <text:p>897</text:p>
          </table:table-cell>
          <table:table-cell office:value-type="float" office:value="927.27" calcext:value-type="float">
            <text:p>927,27</text:p>
          </table:table-cell>
          <table:table-cell office:value-type="float" office:value="995.53" calcext:value-type="float">
            <text:p>995,53</text:p>
          </table:table-cell>
          <table:table-cell office:value-type="float" office:value="991.44" calcext:value-type="float">
            <text:p>991,44</text:p>
          </table:table-cell>
          <table:table-cell office:value-type="float" office:value="922.66" calcext:value-type="float">
            <text:p>922,66</text:p>
          </table:table-cell>
          <table:table-cell office:value-type="float" office:value="948.6" calcext:value-type="float">
            <text:p>948,6</text:p>
          </table:table-cell>
          <table:table-cell table:style-name="ce25" office:value-type="float" office:value="943.23" calcext:value-type="float">
            <text:p>943,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Launch time actives</text:p>
          </table:table-cell>
          <table:table-cell office:value-type="float" office:value="259.14" calcext:value-type="float">
            <text:p>259,14</text:p>
          </table:table-cell>
          <table:table-cell table:style-name="ce11" office:value-type="float" office:value="96.57" calcext:value-type="float">
            <text:p>96,57</text:p>
          </table:table-cell>
          <table:table-cell office:value-type="float" office:value="138.66" calcext:value-type="float">
            <text:p>138,66</text:p>
          </table:table-cell>
          <table:table-cell office:value-type="float" office:value="125.87" calcext:value-type="float">
            <text:p>125,87</text:p>
          </table:table-cell>
          <table:table-cell office:value-type="float" office:value="58.16" calcext:value-type="float">
            <text:p>58,16</text:p>
          </table:table-cell>
          <table:table-cell office:value-type="float" office:value="169.66" calcext:value-type="float">
            <text:p>169,66</text:p>
          </table:table-cell>
          <table:table-cell office:value-type="float" office:value="197.12" calcext:value-type="float">
            <text:p>197,12</text:p>
          </table:table-cell>
          <table:table-cell office:value-type="float" office:value="117.87" calcext:value-type="float">
            <text:p>117,87</text:p>
          </table:table-cell>
          <table:table-cell office:value-type="float" office:value="109.57" calcext:value-type="float">
            <text:p>109,57</text:p>
          </table:table-cell>
          <table:table-cell table:style-name="ce25" office:value-type="float" office:value="140.44" calcext:value-type="float">
            <text:p>140,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l measures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running count</text:p>
          </table:table-cell>
          <table:table-cell office:value-type="float" office:value="14.62" calcext:value-type="float">
            <text:p>14,62</text:p>
          </table:table-cell>
          <table:table-cell table:style-name="ce11" office:value-type="float" office:value="14.12" calcext:value-type="float">
            <text:p>14,12</text:p>
          </table:table-cell>
          <table:table-cell office:value-type="float" office:value="14.5" calcext:value-type="float">
            <text:p>14,5</text:p>
          </table:table-cell>
          <table:table-cell office:value-type="float" office:value="14.25" calcext:value-type="float">
            <text:p>14,25</text:p>
          </table:table-cell>
          <table:table-cell office:value-type="float" office:value="14" calcext:value-type="float">
            <text:p>14</text:p>
          </table:table-cell>
          <table:table-cell office:value-type="float" office:value="14.32" calcext:value-type="float">
            <text:p>14,32</text:p>
          </table:table-cell>
          <table:table-cell office:value-type="float" office:value="14" calcext:value-type="float">
            <text:p>14</text:p>
          </table:table-cell>
          <table:table-cell office:value-type="float" office:value="14.37" calcext:value-type="float">
            <text:p>14,37</text:p>
          </table:table-cell>
          <table:table-cell office:value-type="float" office:value="14.25" calcext:value-type="float">
            <text:p>14,25</text:p>
          </table:table-cell>
          <table:table-cell table:style-name="ce25" office:value-type="float" office:value="13.87" calcext:value-type="float">
            <text:p>13,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s killed during the test</text:p>
          </table:table-cell>
          <table:table-cell office:value-type="float" office:value="89" calcext:value-type="float">
            <text:p>89</text:p>
          </table:table-cell>
          <table:table-cell table:style-name="ce11"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table:style-name="ce25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ge faults</text:p>
          </table:table-cell>
          <table:table-cell office:value-type="float" office:value="4338949" calcext:value-type="float">
            <text:p>4338949</text:p>
          </table:table-cell>
          <table:table-cell table:style-name="ce11" office:value-type="float" office:value="4064419" calcext:value-type="float">
            <text:p>4064419</text:p>
          </table:table-cell>
          <table:table-cell office:value-type="float" office:value="4017318" calcext:value-type="float">
            <text:p>4017318</text:p>
          </table:table-cell>
          <table:table-cell office:value-type="float" office:value="4050329" calcext:value-type="float">
            <text:p>4050329</text:p>
          </table:table-cell>
          <table:table-cell office:value-type="float" office:value="4140854" calcext:value-type="float">
            <text:p>4140854</text:p>
          </table:table-cell>
          <table:table-cell office:value-type="float" office:value="4138797" calcext:value-type="float">
            <text:p>4138797</text:p>
          </table:table-cell>
          <table:table-cell office:value-type="float" office:value="4199441" calcext:value-type="float">
            <text:p>4199441</text:p>
          </table:table-cell>
          <table:table-cell office:value-type="float" office:value="4210831" calcext:value-type="float">
            <text:p>4210831</text:p>
          </table:table-cell>
          <table:table-cell office:value-type="float" office:value="4175920" calcext:value-type="float">
            <text:p>4175920</text:p>
          </table:table-cell>
          <table:table-cell table:style-name="ce25" office:value-type="float" office:value="3995778" calcext:value-type="float">
            <text:p>3995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 page faults</text:p>
          </table:table-cell>
          <table:table-cell table:style-name="ce6" office:value-type="float" office:value="23677" calcext:value-type="float">
            <text:p>23677</text:p>
          </table:table-cell>
          <table:table-cell table:style-name="ce12" office:value-type="float" office:value="22175" calcext:value-type="float">
            <text:p>22175</text:p>
          </table:table-cell>
          <table:table-cell table:style-name="ce12" office:value-type="float" office:value="22894" calcext:value-type="float">
            <text:p>22894</text:p>
          </table:table-cell>
          <table:table-cell table:style-name="ce14" office:value-type="float" office:value="26067" calcext:value-type="float">
            <text:p>26067</text:p>
          </table:table-cell>
          <table:table-cell table:style-name="ce14" office:value-type="float" office:value="23730" calcext:value-type="float">
            <text:p>23730</text:p>
          </table:table-cell>
          <table:table-cell table:style-name="ce14" office:value-type="float" office:value="26177" calcext:value-type="float">
            <text:p>26177</text:p>
          </table:table-cell>
          <table:table-cell table:style-name="ce14" office:value-type="float" office:value="23486" calcext:value-type="float">
            <text:p>23486</text:p>
          </table:table-cell>
          <table:table-cell table:style-name="ce14" office:value-type="float" office:value="26653" calcext:value-type="float">
            <text:p>26653</text:p>
          </table:table-cell>
          <table:table-cell table:style-name="ce14" office:value-type="float" office:value="25813" calcext:value-type="float">
            <text:p>25813</text:p>
          </table:table-cell>
          <table:table-cell table:style-name="ce26" office:value-type="float" office:value="23442" calcext:value-type="float">
            <text:p>23442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>
            <text:p>Metrics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CI(95%)</text:p>
          </table:table-cell>
          <table:table-cell table:style-name="ce3" office:value-type="string" calcext:value-type="string">
            <text:p>% C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ss</text:p>
          </table:table-cell>
          <table:table-cell table:style-name="ce7" table:formula="of:=MIN([.B2:.K2])" office:value-type="float" office:value="17.14" calcext:value-type="float">
            <text:p>17,14</text:p>
          </table:table-cell>
          <table:table-cell table:style-name="ce13" table:formula="of:=MAX([.B2:.K2])" office:value-type="float" office:value="25.71" calcext:value-type="float">
            <text:p>25,71</text:p>
          </table:table-cell>
          <table:table-cell table:style-name="ce15" table:formula="of:=SUM([.B2:.K2])/10" office:value-type="float" office:value="22.282" calcext:value-type="float">
            <text:p>22,28</text:p>
          </table:table-cell>
          <table:table-cell table:style-name="ce18" table:formula="of:=STDEV([.B2:.K2])" office:value-type="float" office:value="2.94927787771855" calcext:value-type="float">
            <text:p>2,95</text:p>
          </table:table-cell>
          <table:table-cell table:style-name="ce18" table:formula="of:=CONFIDENCE(0.05;[.E15];10)" office:value-type="float" office:value="1.82794777749569" calcext:value-type="float">
            <text:p>1,83</text:p>
          </table:table-cell>
          <table:table-cell table:style-name="ce21" table:formula="of:=[.F15]*100/[.D15]" office:value-type="float" office:value="8.20369705365629" calcext:value-type="float">
            <text:p>8,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lure</text:p>
          </table:table-cell>
          <table:table-cell table:style-name="ce8" table:formula="of:=MIN([.B3:.K3])" office:value-type="float" office:value="74.28" calcext:value-type="float">
            <text:p>74,28</text:p>
          </table:table-cell>
          <table:table-cell table:formula="of:=MAX([.B3:.K3])" office:value-type="float" office:value="82.85" calcext:value-type="float">
            <text:p>82,85</text:p>
          </table:table-cell>
          <table:table-cell table:style-name="ce16" table:formula="of:=SUM([.B3:.K3])/10" office:value-type="float" office:value="77.711" calcext:value-type="float">
            <text:p>77,71</text:p>
          </table:table-cell>
          <table:table-cell table:style-name="ce19" table:formula="of:=STDEV([.B3:.K3])" office:value-type="float" office:value="2.9518598656892" calcext:value-type="float">
            <text:p>2,95</text:p>
          </table:table-cell>
          <table:table-cell table:style-name="ce19" table:formula="of:=CONFIDENCE(0.05;[.E16];10)" office:value-type="float" office:value="1.82954808081338" calcext:value-type="float">
            <text:p>1,83</text:p>
          </table:table-cell>
          <table:table-cell table:style-name="ce22" table:formula="of:=[.F16]*100/[.D16]" office:value-type="float" office:value="2.35429743641618" calcext:value-type="float">
            <text:p>2,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 Launch time</text:p>
          </table:table-cell>
          <table:table-cell table:style-name="ce8" table:formula="of:=MIN([.B4:.K4])" office:value-type="float" office:value="711.94" calcext:value-type="float">
            <text:p>711,94</text:p>
          </table:table-cell>
          <table:table-cell table:formula="of:=MAX([.B4:.K4])" office:value-type="float" office:value="809.88" calcext:value-type="float">
            <text:p>809,88</text:p>
          </table:table-cell>
          <table:table-cell table:style-name="ce16" table:formula="of:=SUM([.B4:.K4])/10" office:value-type="float" office:value="762.465" calcext:value-type="float">
            <text:p>762,47</text:p>
          </table:table-cell>
          <table:table-cell table:style-name="ce19" table:formula="of:=STDEV([.B4:.K4])" office:value-type="float" office:value="34.8048132846274" calcext:value-type="float">
            <text:p>34,80</text:p>
          </table:table-cell>
          <table:table-cell table:style-name="ce19" table:formula="of:=CONFIDENCE(0.05;[.E17];10)" office:value-type="float" office:value="21.5718503740999" calcext:value-type="float">
            <text:p>21,57</text:p>
          </table:table-cell>
          <table:table-cell table:style-name="ce22" table:formula="of:=[.F17]*100/[.D17]" office:value-type="float" office:value="2.82922499709493" calcext:value-type="float">
            <text:p>2,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 Launch time news</text:p>
          </table:table-cell>
          <table:table-cell table:style-name="ce8" table:formula="of:=MIN([.B5:.K5])" office:value-type="float" office:value="865.78" calcext:value-type="float">
            <text:p>865,78</text:p>
          </table:table-cell>
          <table:table-cell table:formula="of:=MAX([.B5:.K5])" office:value-type="float" office:value="995.53" calcext:value-type="float">
            <text:p>995,53</text:p>
          </table:table-cell>
          <table:table-cell table:style-name="ce16" table:formula="of:=SUM([.B5:.K5])/10" office:value-type="float" office:value="940.686" calcext:value-type="float">
            <text:p>940,69</text:p>
          </table:table-cell>
          <table:table-cell table:style-name="ce19" table:formula="of:=STDEV([.B5:.K5])" office:value-type="float" office:value="40.2192613336225" calcext:value-type="float">
            <text:p>40,22</text:p>
          </table:table-cell>
          <table:table-cell table:style-name="ce19" table:formula="of:=CONFIDENCE(0.05;[.E18];10)" office:value-type="float" office:value="24.9276983775382" calcext:value-type="float">
            <text:p>24,93</text:p>
          </table:table-cell>
          <table:table-cell table:style-name="ce22" table:formula="of:=[.F18]*100/[.D18]" office:value-type="float" office:value="2.64994890723771" calcext:value-type="float">
            <text:p>2,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 Launch time actives</text:p>
          </table:table-cell>
          <table:table-cell table:style-name="ce8" table:formula="of:=MIN([.B6:.K6])" office:value-type="float" office:value="58.16" calcext:value-type="float">
            <text:p>58,16</text:p>
          </table:table-cell>
          <table:table-cell table:formula="of:=MAX([.B6:.K6])" office:value-type="float" office:value="259.14" calcext:value-type="float">
            <text:p>259,14</text:p>
          </table:table-cell>
          <table:table-cell table:style-name="ce16" table:formula="of:=SUM([.B6:.K6])/10" office:value-type="float" office:value="141.306" calcext:value-type="float">
            <text:p>141,31</text:p>
          </table:table-cell>
          <table:table-cell table:style-name="ce19" table:formula="of:=STDEV([.B6:.K6])" office:value-type="float" office:value="56.2938832674859" calcext:value-type="float">
            <text:p>56,29</text:p>
          </table:table-cell>
          <table:table-cell table:style-name="ce19" table:formula="of:=CONFIDENCE(0.05;[.E19];10)" office:value-type="float" office:value="34.8906691983206" calcext:value-type="float">
            <text:p>34,89</text:p>
          </table:table-cell>
          <table:table-cell table:style-name="ce22" table:formula="of:=[.F19]*100/[.D19]" office:value-type="float" office:value="24.6915695004605" calcext:value-type="float">
            <text:p>24,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l measures</text:p>
          </table:table-cell>
          <table:table-cell table:style-name="ce8" table:formula="of:=MIN([.B7:.K7])" office:value-type="float" office:value="0" calcext:value-type="float">
            <text:p>0</text:p>
          </table:table-cell>
          <table:table-cell table:formula="of:=MAX([.B7:.K7])" office:value-type="float" office:value="0" calcext:value-type="float">
            <text:p>0</text:p>
          </table:table-cell>
          <table:table-cell table:style-name="ce16" table:formula="of:=SUM([.B7:.K7])/10" office:value-type="float" office:value="0" calcext:value-type="float">
            <text:p>0,00</text:p>
          </table:table-cell>
          <table:table-cell table:style-name="ce19" table:formula="of:=STDEV([.B7:.K7])" office:value-type="float" office:value="0" calcext:value-type="float">
            <text:p>0,00</text:p>
          </table:table-cell>
          <table:table-cell table:style-name="ce19"/>
          <table:table-cell table:style-name="ce22"/>
          <table:table-cell table:number-columns-repeated="8"/>
        </table:table-row>
        <table:table-row table:style-name="ro1">
          <table:table-cell office:value-type="string" calcext:value-type="string">
            <text:p>Average running count</text:p>
          </table:table-cell>
          <table:table-cell table:style-name="ce8" table:formula="of:=MIN([.B8:.K8])" office:value-type="float" office:value="13.87" calcext:value-type="float">
            <text:p>13,87</text:p>
          </table:table-cell>
          <table:table-cell table:formula="of:=MAX([.B8:.K8])" office:value-type="float" office:value="14.62" calcext:value-type="float">
            <text:p>14,62</text:p>
          </table:table-cell>
          <table:table-cell table:style-name="ce16" table:formula="of:=SUM([.B8:.K8])/10" office:value-type="float" office:value="14.23" calcext:value-type="float">
            <text:p>14,23</text:p>
          </table:table-cell>
          <table:table-cell table:style-name="ce19" table:formula="of:=STDEV([.B8:.K8])" office:value-type="float" office:value="0.235937844922485" calcext:value-type="float">
            <text:p>0,24</text:p>
          </table:table-cell>
          <table:table-cell table:style-name="ce19" table:formula="of:=CONFIDENCE(0.05;[.E21];10)" office:value-type="float" office:value="0.1462331042156" calcext:value-type="float">
            <text:p>0,15</text:p>
          </table:table-cell>
          <table:table-cell table:style-name="ce22" table:formula="of:=[.F21]*100/[.D21]" office:value-type="float" office:value="1.02763952365144" calcext:value-type="float">
            <text:p>1,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ps killed during the test</text:p>
          </table:table-cell>
          <table:table-cell table:style-name="ce8" table:formula="of:=MIN([.B9:.K9])" office:value-type="float" office:value="74" calcext:value-type="float">
            <text:p>74</text:p>
          </table:table-cell>
          <table:table-cell table:formula="of:=MAX([.B9:.K9])" office:value-type="float" office:value="89" calcext:value-type="float">
            <text:p>89</text:p>
          </table:table-cell>
          <table:table-cell table:style-name="ce16" table:formula="of:=SUM([.B9:.K9])/10" office:value-type="float" office:value="81.1" calcext:value-type="float">
            <text:p>81,10</text:p>
          </table:table-cell>
          <table:table-cell table:style-name="ce19" table:formula="of:=STDEV([.B9:.K9])" office:value-type="float" office:value="5.425249610233" calcext:value-type="float">
            <text:p>5,43</text:p>
          </table:table-cell>
          <table:table-cell table:style-name="ce19" table:formula="of:=CONFIDENCE(0.05;[.E22];10)" office:value-type="float" office:value="3.36254275743467" calcext:value-type="float">
            <text:p>3,36</text:p>
          </table:table-cell>
          <table:table-cell table:style-name="ce22" table:formula="of:=[.F22]*100/[.D22]" office:value-type="float" office:value="4.14616862815619" calcext:value-type="float">
            <text:p>4,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ge faults</text:p>
          </table:table-cell>
          <table:table-cell table:style-name="ce8" table:formula="of:=MIN([.B10:.K10])" office:value-type="float" office:value="3995778" calcext:value-type="float">
            <text:p>3995778</text:p>
          </table:table-cell>
          <table:table-cell table:formula="of:=MAX([.B10:.K10])" office:value-type="float" office:value="4338949" calcext:value-type="float">
            <text:p>4338949</text:p>
          </table:table-cell>
          <table:table-cell table:style-name="ce16" table:formula="of:=SUM([.B10:.K10])/10" office:value-type="float" office:value="4133263.6" calcext:value-type="float">
            <text:p>4133263,60</text:p>
          </table:table-cell>
          <table:table-cell table:style-name="ce19" table:formula="of:=STDEV([.B10:.K10])" office:value-type="float" office:value="104654.900574539" calcext:value-type="float">
            <text:p>104654,90</text:p>
          </table:table-cell>
          <table:table-cell table:style-name="ce19" table:formula="of:=CONFIDENCE(0.05;[.E23];10)" office:value-type="float" office:value="64864.5874824271" calcext:value-type="float">
            <text:p>64864,59</text:p>
          </table:table-cell>
          <table:table-cell table:style-name="ce22" table:formula="of:=[.F23]*100/[.D23]" office:value-type="float" office:value="1.56933101199805" calcext:value-type="float">
            <text:p>1,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 page faults</text:p>
          </table:table-cell>
          <table:table-cell table:style-name="ce9" table:formula="of:=MIN([.B11:.K11])" office:value-type="float" office:value="22175" calcext:value-type="float">
            <text:p>22175</text:p>
          </table:table-cell>
          <table:table-cell table:style-name="ce14" table:formula="of:=MAX([.B11:.K11])" office:value-type="float" office:value="26653" calcext:value-type="float">
            <text:p>26653</text:p>
          </table:table-cell>
          <table:table-cell table:style-name="ce17" table:formula="of:=SUM([.B11:.K11])/10" office:value-type="float" office:value="24411.4" calcext:value-type="float">
            <text:p>24411,40</text:p>
          </table:table-cell>
          <table:table-cell table:style-name="ce20" table:formula="of:=STDEV([.B11:.K11])" office:value-type="float" office:value="1596.91878315711" calcext:value-type="float">
            <text:p>1596,92</text:p>
          </table:table-cell>
          <table:table-cell table:style-name="ce20" table:formula="of:=CONFIDENCE(0.05;[.E24];10)" office:value-type="float" office:value="989.762328794625" calcext:value-type="float">
            <text:p>989,76</text:p>
          </table:table-cell>
          <table:table-cell table:style-name="ce23" table:formula="of:=[.F24]*100/[.D24]" office:value-type="float" office:value="4.05450866724" calcext:value-type="float">
            <text:p>4,05</text:p>
          </table:table-cell>
          <table:table-cell table:number-columns-repeated="8"/>
        </table:table-row>
      </table:table>
      <table:table table:name="testHighApps-adaptive-1.0" table:style-name="ta1">
        <table:shapes>
          <draw:frame draw:z-index="0" draw:style-name="gr1" draw:text-style-name="P1" svg:width="196.2mm" svg:height="116.08mm" svg:x="0mm" svg:y="112.89mm">
            <draw:object draw:notify-on-update-of-ranges="'testHighApps-adaptive-1.0'.A15:'testHighApps-adaptive-1.0'.A22 'testHighApps-adaptive-1.0'.D15:'testHighApps-adaptive-1.0'.D22 'testHighApps-adaptive-2.0'.F15:'testHighApps-adaptive-2.0'.F22 'testHighApps-adaptive-2.0'.F15:'testHighApps-adaptive-2.0'.F22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1" draw:text-style-name="P1" svg:width="88.06mm" svg:height="101.73mm" svg:x="209.31mm" svg:y="113.43mm">
            <draw:object draw:notify-on-update-of-ranges="'testHighApps-adaptive-1.0'.A23:'testHighApps-adaptive-1.0'.A24 'testHighApps-adaptive-1.0'.D23:'testHighApps-adaptive-1.0'.D24 'testHighApps-adaptive-2.0'.F23:'testHighApps-adaptive-2.0'.F24 'testHighApps-adaptive-2.0'.F23:'testHighApps-adaptive-2.0'.F24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8"/>
        <table:table-column table:style-name="co2" table:default-cell-style-name="Default"/>
        <table:table-column table:style-name="co4" table:default-cell-style-name="ce11"/>
        <table:table-column table:style-name="co2" table:number-columns-repeated="10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>
            <text:p>Metrics</text:p>
          </table:table-cell>
          <table:table-cell table:style-name="ce3" office:value-type="string" calcext:value-type="string">
            <text:p>Test 1</text:p>
          </table:table-cell>
          <table:table-cell table:style-name="ce3" office:value-type="string" calcext:value-type="string">
            <text:p>Test 2</text:p>
          </table:table-cell>
          <table:table-cell table:style-name="ce3" office:value-type="string" calcext:value-type="string">
            <text:p>Test 3</text:p>
          </table:table-cell>
          <table:table-cell table:style-name="ce3" office:value-type="string" calcext:value-type="string">
            <text:p>Test 4</text:p>
          </table:table-cell>
          <table:table-cell table:style-name="ce3" office:value-type="string" calcext:value-type="string">
            <text:p>Test 5</text:p>
          </table:table-cell>
          <table:table-cell table:style-name="ce3" office:value-type="string" calcext:value-type="string">
            <text:p>Test 6</text:p>
          </table:table-cell>
          <table:table-cell table:style-name="ce3" office:value-type="string" calcext:value-type="string">
            <text:p>Test 7</text:p>
          </table:table-cell>
          <table:table-cell table:style-name="ce3" office:value-type="string" calcext:value-type="string">
            <text:p>Test 8</text:p>
          </table:table-cell>
          <table:table-cell table:style-name="ce3" office:value-type="string" calcext:value-type="string">
            <text:p>Test 9</text:p>
          </table:table-cell>
          <table:table-cell table:style-name="ce3" office:value-type="string" calcext:value-type="string">
            <text:p>Test 10</text:p>
          </table:table-cell>
          <table:table-cell table:style-name="ce27" table:number-columns-repeated="3"/>
          <table:table-cell/>
        </table:table-row>
        <table:table-row table:style-name="ro1">
          <table:table-cell office:value-type="string" calcext:value-type="string">
            <text:p>Sucess</text:p>
          </table:table-cell>
          <table:table-cell table:style-name="ce7" office:value-type="float" office:value="20" calcext:value-type="float">
            <text:p>20</text:p>
          </table:table-cell>
          <table:table-cell table:style-name="ce13" office:value-type="float" office:value="22.85" calcext:value-type="float">
            <text:p>22,85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3" table:style-name="ce13" office:value-type="float" office:value="17.14" calcext:value-type="float">
            <text:p>17,14</text:p>
          </table:table-cell>
          <table:table-cell table:number-columns-repeated="2" table:style-name="ce13" office:value-type="float" office:value="20" calcext:value-type="float">
            <text:p>20</text:p>
          </table:table-cell>
          <table:table-cell table:style-name="ce13" office:value-type="float" office:value="25.71" calcext:value-type="float">
            <text:p>25,71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lure</text:p>
          </table:table-cell>
          <table:table-cell office:value-type="float" office:value="80" calcext:value-type="float">
            <text:p>80</text:p>
          </table:table-cell>
          <table:table-cell office:value-type="float" office:value="77.14" calcext:value-type="float">
            <text:p>77,14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2.85" calcext:value-type="float">
            <text:p>82,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4.28" calcext:value-type="float">
            <text:p>74,28</text:p>
          </table:table-cell>
          <table:table-cell table:style-name="ce25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Launch time</text:p>
          </table:table-cell>
          <table:table-cell office:value-type="float" office:value="755.6" calcext:value-type="float">
            <text:p>755,6</text:p>
          </table:table-cell>
          <table:table-cell office:value-type="float" office:value="747.28" calcext:value-type="float">
            <text:p>747,28</text:p>
          </table:table-cell>
          <table:table-cell office:value-type="float" office:value="727.31" calcext:value-type="float">
            <text:p>727,31</text:p>
          </table:table-cell>
          <table:table-cell office:value-type="float" office:value="768.85" calcext:value-type="float">
            <text:p>768,85</text:p>
          </table:table-cell>
          <table:table-cell office:value-type="float" office:value="760.11" calcext:value-type="float">
            <text:p>760,11</text:p>
          </table:table-cell>
          <table:table-cell office:value-type="float" office:value="761.65" calcext:value-type="float">
            <text:p>761,65</text:p>
          </table:table-cell>
          <table:table-cell office:value-type="float" office:value="748.08" calcext:value-type="float">
            <text:p>748,08</text:p>
          </table:table-cell>
          <table:table-cell office:value-type="float" office:value="763.2" calcext:value-type="float">
            <text:p>763,2</text:p>
          </table:table-cell>
          <table:table-cell office:value-type="float" office:value="699.62" calcext:value-type="float">
            <text:p>699,62</text:p>
          </table:table-cell>
          <table:table-cell table:style-name="ce25" office:value-type="float" office:value="733.85" calcext:value-type="float">
            <text:p>733,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Launch time news</text:p>
          </table:table-cell>
          <table:table-cell office:value-type="float" office:value="921.32" calcext:value-type="float">
            <text:p>921,32</text:p>
          </table:table-cell>
          <table:table-cell office:value-type="float" office:value="898.18" calcext:value-type="float">
            <text:p>898,18</text:p>
          </table:table-cell>
          <table:table-cell office:value-type="float" office:value="887.53" calcext:value-type="float">
            <text:p>887,53</text:p>
          </table:table-cell>
          <table:table-cell office:value-type="float" office:value="900.62" calcext:value-type="float">
            <text:p>900,62</text:p>
          </table:table-cell>
          <table:table-cell office:value-type="float" office:value="892.62" calcext:value-type="float">
            <text:p>892,62</text:p>
          </table:table-cell>
          <table:table-cell office:value-type="float" office:value="888.44" calcext:value-type="float">
            <text:p>888,44</text:p>
          </table:table-cell>
          <table:table-cell office:value-type="float" office:value="903.32" calcext:value-type="float">
            <text:p>903,32</text:p>
          </table:table-cell>
          <table:table-cell office:value-type="float" office:value="908.14" calcext:value-type="float">
            <text:p>908,14</text:p>
          </table:table-cell>
          <table:table-cell office:value-type="float" office:value="842.88" calcext:value-type="float">
            <text:p>842,88</text:p>
          </table:table-cell>
          <table:table-cell table:style-name="ce25" office:value-type="float" office:value="894.25" calcext:value-type="float">
            <text:p>894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Launch time actives</text:p>
          </table:table-cell>
          <table:table-cell office:value-type="float" office:value="92.71" calcext:value-type="float">
            <text:p>92,71</text:p>
          </table:table-cell>
          <table:table-cell office:value-type="float" office:value="238" calcext:value-type="float">
            <text:p>238</text:p>
          </table:table-cell>
          <table:table-cell office:value-type="float" office:value="86.42" calcext:value-type="float">
            <text:p>86,42</text:p>
          </table:table-cell>
          <table:table-cell office:value-type="float" office:value="132" calcext:value-type="float">
            <text:p>132</text:p>
          </table:table-cell>
          <table:table-cell office:value-type="float" office:value="119.66" calcext:value-type="float">
            <text:p>119,66</text:p>
          </table:table-cell>
          <table:table-cell office:value-type="float" office:value="148.83" calcext:value-type="float">
            <text:p>148,83</text:p>
          </table:table-cell>
          <table:table-cell office:value-type="float" office:value="127.14" calcext:value-type="float">
            <text:p>127,14</text:p>
          </table:table-cell>
          <table:table-cell office:value-type="float" office:value="183.42" calcext:value-type="float">
            <text:p>183,42</text:p>
          </table:table-cell>
          <table:table-cell office:value-type="float" office:value="285.77" calcext:value-type="float">
            <text:p>285,77</text:p>
          </table:table-cell>
          <table:table-cell table:style-name="ce25" office:value-type="float" office:value="92.28" calcext:value-type="float">
            <text:p>92,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l measure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running count</text:p>
          </table:table-cell>
          <table:table-cell office:value-type="float" office:value="14" calcext:value-type="float">
            <text:p>14</text:p>
          </table:table-cell>
          <table:table-cell office:value-type="float" office:value="14.12" calcext:value-type="float">
            <text:p>14,12</text:p>
          </table:table-cell>
          <table:table-cell office:value-type="float" office:value="13.75" calcext:value-type="float">
            <text:p>13,75</text:p>
          </table:table-cell>
          <table:table-cell office:value-type="float" office:value="12.12" calcext:value-type="float">
            <text:p>12,12</text:p>
          </table:table-cell>
          <table:table-cell office:value-type="float" office:value="14.37" calcext:value-type="float">
            <text:p>14,37</text:p>
          </table:table-cell>
          <table:table-cell office:value-type="float" office:value="13.5" calcext:value-type="float">
            <text:p>13,5</text:p>
          </table:table-cell>
          <table:table-cell office:value-type="float" office:value="14.5" calcext:value-type="float">
            <text:p>14,5</text:p>
          </table:table-cell>
          <table:table-cell office:value-type="float" office:value="14.12" calcext:value-type="float">
            <text:p>14,12</text:p>
          </table:table-cell>
          <table:table-cell office:value-type="float" office:value="14.75" calcext:value-type="float">
            <text:p>14,75</text:p>
          </table:table-cell>
          <table:table-cell table:style-name="ce25" office:value-type="float" office:value="13.62" calcext:value-type="float">
            <text:p>13,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s killed during the test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table:style-name="ce25"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ge faults</text:p>
          </table:table-cell>
          <table:table-cell office:value-type="float" office:value="4152802" calcext:value-type="float">
            <text:p>4152802</text:p>
          </table:table-cell>
          <table:table-cell office:value-type="float" office:value="4188651" calcext:value-type="float">
            <text:p>4188651</text:p>
          </table:table-cell>
          <table:table-cell office:value-type="float" office:value="3932555" calcext:value-type="float">
            <text:p>3932555</text:p>
          </table:table-cell>
          <table:table-cell office:value-type="float" office:value="4093398" calcext:value-type="float">
            <text:p>4093398</text:p>
          </table:table-cell>
          <table:table-cell office:value-type="float" office:value="4228682" calcext:value-type="float">
            <text:p>4228682</text:p>
          </table:table-cell>
          <table:table-cell office:value-type="float" office:value="4183873" calcext:value-type="float">
            <text:p>4183873</text:p>
          </table:table-cell>
          <table:table-cell office:value-type="float" office:value="4135826" calcext:value-type="float">
            <text:p>4135826</text:p>
          </table:table-cell>
          <table:table-cell office:value-type="float" office:value="4139014" calcext:value-type="float">
            <text:p>4139014</text:p>
          </table:table-cell>
          <table:table-cell office:value-type="float" office:value="3975246" calcext:value-type="float">
            <text:p>3975246</text:p>
          </table:table-cell>
          <table:table-cell table:style-name="ce25" office:value-type="float" office:value="4140421" calcext:value-type="float">
            <text:p>4140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 page faults</text:p>
          </table:table-cell>
          <table:table-cell table:style-name="ce9" office:value-type="float" office:value="19622" calcext:value-type="float">
            <text:p>19622</text:p>
          </table:table-cell>
          <table:table-cell table:style-name="ce14" office:value-type="float" office:value="17676" calcext:value-type="float">
            <text:p>17676</text:p>
          </table:table-cell>
          <table:table-cell table:style-name="ce12" office:value-type="float" office:value="15741" calcext:value-type="float">
            <text:p>15741</text:p>
          </table:table-cell>
          <table:table-cell table:style-name="ce14" office:value-type="float" office:value="16517" calcext:value-type="float">
            <text:p>16517</text:p>
          </table:table-cell>
          <table:table-cell table:style-name="ce14" office:value-type="float" office:value="17008" calcext:value-type="float">
            <text:p>17008</text:p>
          </table:table-cell>
          <table:table-cell table:style-name="ce14" office:value-type="float" office:value="18071" calcext:value-type="float">
            <text:p>18071</text:p>
          </table:table-cell>
          <table:table-cell table:style-name="ce14" office:value-type="float" office:value="18029" calcext:value-type="float">
            <text:p>18029</text:p>
          </table:table-cell>
          <table:table-cell table:style-name="ce14" office:value-type="float" office:value="17482" calcext:value-type="float">
            <text:p>17482</text:p>
          </table:table-cell>
          <table:table-cell table:style-name="ce14" office:value-type="float" office:value="17289" calcext:value-type="float">
            <text:p>17289</text:p>
          </table:table-cell>
          <table:table-cell table:style-name="ce26" office:value-type="float" office:value="18754" calcext:value-type="float">
            <text:p>18754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Metrics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CI(95%)</text:p>
          </table:table-cell>
          <table:table-cell table:style-name="ce3" office:value-type="string" calcext:value-type="string">
            <text:p>% C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ss</text:p>
          </table:table-cell>
          <table:table-cell table:style-name="ce7" table:formula="of:=MIN([.B2:.K2])" office:value-type="float" office:value="17.14" calcext:value-type="float">
            <text:p>17,14</text:p>
          </table:table-cell>
          <table:table-cell table:style-name="ce13" table:formula="of:=MAX([.B2:.K2])" office:value-type="float" office:value="25.71" calcext:value-type="float">
            <text:p>25,71</text:p>
          </table:table-cell>
          <table:table-cell table:style-name="ce15" table:formula="of:=SUM([.B2:.K2])/10" office:value-type="float" office:value="19.998" calcext:value-type="float">
            <text:p>20,00</text:p>
          </table:table-cell>
          <table:table-cell table:style-name="ce18" table:formula="of:=STDEV([.B2:.K2])" office:value-type="float" office:value="2.69289930496234" calcext:value-type="float">
            <text:p>2,69</text:p>
          </table:table-cell>
          <table:table-cell table:style-name="ce18" table:formula="of:=CONFIDENCE(0.05;[.E15];10)" office:value-type="float" office:value="1.66904561171207" calcext:value-type="float">
            <text:p>1,67</text:p>
          </table:table-cell>
          <table:table-cell table:style-name="ce28" table:formula="of:=[.F15]*100/[.D15]" office:value-type="float" office:value="8.34606266482681" calcext:value-type="float">
            <text:p>8,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lure</text:p>
          </table:table-cell>
          <table:table-cell table:formula="of:=MIN([.B3:.K3])" office:value-type="float" office:value="74.28" calcext:value-type="float">
            <text:p>74,28</text:p>
          </table:table-cell>
          <table:table-cell table:formula="of:=MAX([.B3:.K3])" office:value-type="float" office:value="82.85" calcext:value-type="float">
            <text:p>82,85</text:p>
          </table:table-cell>
          <table:table-cell table:style-name="ce16" table:formula="of:=SUM([.B3:.K3])/10" office:value-type="float" office:value="79.997" calcext:value-type="float">
            <text:p>80,00</text:p>
          </table:table-cell>
          <table:table-cell table:style-name="ce19" table:formula="of:=STDEV([.B3:.K3])" office:value-type="float" office:value="2.69290033648151" calcext:value-type="float">
            <text:p>2,69</text:p>
          </table:table-cell>
          <table:table-cell table:style-name="ce19" table:formula="of:=CONFIDENCE(0.05;[.E16];10)" office:value-type="float" office:value="1.66904625104252" calcext:value-type="float">
            <text:p>1,67</text:p>
          </table:table-cell>
          <table:table-cell table:style-name="ce29" table:formula="of:=[.F16]*100/[.D16]" office:value-type="float" office:value="2.08638605328015" calcext:value-type="float">
            <text:p>2,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 Launch time</text:p>
          </table:table-cell>
          <table:table-cell table:formula="of:=MIN([.B4:.K4])" office:value-type="float" office:value="699.62" calcext:value-type="float">
            <text:p>699,62</text:p>
          </table:table-cell>
          <table:table-cell table:formula="of:=MAX([.B4:.K4])" office:value-type="float" office:value="768.85" calcext:value-type="float">
            <text:p>768,85</text:p>
          </table:table-cell>
          <table:table-cell table:style-name="ce16" table:formula="of:=SUM([.B4:.K4])/10" office:value-type="float" office:value="746.555" calcext:value-type="float">
            <text:p>746,56</text:p>
          </table:table-cell>
          <table:table-cell table:style-name="ce19" table:formula="of:=STDEV([.B4:.K4])" office:value-type="float" office:value="21.0951933703707" calcext:value-type="float">
            <text:p>21,10</text:p>
          </table:table-cell>
          <table:table-cell table:style-name="ce19" table:formula="of:=CONFIDENCE(0.05;[.E17];10)" office:value-type="float" office:value="13.0746960564599" calcext:value-type="float">
            <text:p>13,07</text:p>
          </table:table-cell>
          <table:table-cell table:style-name="ce29" table:formula="of:=[.F17]*100/[.D17]" office:value-type="float" office:value="1.75133728344997" calcext:value-type="float">
            <text:p>1,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 Launch time news</text:p>
          </table:table-cell>
          <table:table-cell table:formula="of:=MIN([.B5:.K5])" office:value-type="float" office:value="842.88" calcext:value-type="float">
            <text:p>842,88</text:p>
          </table:table-cell>
          <table:table-cell table:formula="of:=MAX([.B5:.K5])" office:value-type="float" office:value="921.32" calcext:value-type="float">
            <text:p>921,32</text:p>
          </table:table-cell>
          <table:table-cell table:style-name="ce16" table:formula="of:=SUM([.B5:.K5])/10" office:value-type="float" office:value="893.73" calcext:value-type="float">
            <text:p>893,73</text:p>
          </table:table-cell>
          <table:table-cell table:style-name="ce19" table:formula="of:=STDEV([.B5:.K5])" office:value-type="float" office:value="20.4986395212517" calcext:value-type="float">
            <text:p>20,50</text:p>
          </table:table-cell>
          <table:table-cell table:style-name="ce19" table:formula="of:=CONFIDENCE(0.05;[.E18];10)" office:value-type="float" office:value="12.7049549442738" calcext:value-type="float">
            <text:p>12,70</text:p>
          </table:table-cell>
          <table:table-cell table:style-name="ce29" table:formula="of:=[.F18]*100/[.D18]" office:value-type="float" office:value="1.42156523158826" calcext:value-type="float">
            <text:p>1,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 Launch time actives</text:p>
          </table:table-cell>
          <table:table-cell table:formula="of:=MIN([.B6:.K6])" office:value-type="float" office:value="86.42" calcext:value-type="float">
            <text:p>86,42</text:p>
          </table:table-cell>
          <table:table-cell table:formula="of:=MAX([.B6:.K6])" office:value-type="float" office:value="285.77" calcext:value-type="float">
            <text:p>285,77</text:p>
          </table:table-cell>
          <table:table-cell table:style-name="ce16" table:formula="of:=SUM([.B6:.K6])/10" office:value-type="float" office:value="150.623" calcext:value-type="float">
            <text:p>150,62</text:p>
          </table:table-cell>
          <table:table-cell table:style-name="ce19" table:formula="of:=STDEV([.B6:.K6])" office:value-type="float" office:value="66.4288516718786" calcext:value-type="float">
            <text:p>66,43</text:p>
          </table:table-cell>
          <table:table-cell table:style-name="ce19" table:formula="of:=CONFIDENCE(0.05;[.E19];10)" office:value-type="float" office:value="41.1722722679269" calcext:value-type="float">
            <text:p>41,17</text:p>
          </table:table-cell>
          <table:table-cell table:style-name="ce29" table:formula="of:=[.F19]*100/[.D19]" office:value-type="float" office:value="27.3346515923378" calcext:value-type="float">
            <text:p>27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l measures</text:p>
          </table:table-cell>
          <table:table-cell table:formula="of:=MIN([.B7:.K7])" office:value-type="float" office:value="0" calcext:value-type="float">
            <text:p>0</text:p>
          </table:table-cell>
          <table:table-cell table:formula="of:=MAX([.B7:.K7])" office:value-type="float" office:value="0" calcext:value-type="float">
            <text:p>0</text:p>
          </table:table-cell>
          <table:table-cell table:style-name="ce16" table:formula="of:=SUM([.B7:.K7])/10" office:value-type="float" office:value="0" calcext:value-type="float">
            <text:p>0,00</text:p>
          </table:table-cell>
          <table:table-cell table:style-name="ce19" table:formula="of:=STDEV([.B7:.K7])" office:value-type="float" office:value="0" calcext:value-type="float">
            <text:p>0,00</text:p>
          </table:table-cell>
          <table:table-cell table:style-name="ce19"/>
          <table:table-cell table:style-name="ce29"/>
          <table:table-cell table:number-columns-repeated="8"/>
        </table:table-row>
        <table:table-row table:style-name="ro1">
          <table:table-cell office:value-type="string" calcext:value-type="string">
            <text:p>Average running count</text:p>
          </table:table-cell>
          <table:table-cell table:formula="of:=MIN([.B8:.K8])" office:value-type="float" office:value="12.12" calcext:value-type="float">
            <text:p>12,12</text:p>
          </table:table-cell>
          <table:table-cell table:formula="of:=MAX([.B8:.K8])" office:value-type="float" office:value="14.75" calcext:value-type="float">
            <text:p>14,75</text:p>
          </table:table-cell>
          <table:table-cell table:style-name="ce16" table:formula="of:=SUM([.B8:.K8])/10" office:value-type="float" office:value="13.885" calcext:value-type="float">
            <text:p>13,89</text:p>
          </table:table-cell>
          <table:table-cell table:style-name="ce19" table:formula="of:=STDEV([.B8:.K8])" office:value-type="float" office:value="0.733124970398787" calcext:value-type="float">
            <text:p>0,73</text:p>
          </table:table-cell>
          <table:table-cell table:style-name="ce19" table:formula="of:=CONFIDENCE(0.05;[.E21];10)" office:value-type="float" office:value="0.454387214711597" calcext:value-type="float">
            <text:p>0,45</text:p>
          </table:table-cell>
          <table:table-cell table:style-name="ce29" table:formula="of:=[.F21]*100/[.D21]" office:value-type="float" office:value="3.27250424711269" calcext:value-type="float">
            <text:p>3,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ps killed during the test</text:p>
          </table:table-cell>
          <table:table-cell table:formula="of:=MIN([.B9:.K9])" office:value-type="float" office:value="74" calcext:value-type="float">
            <text:p>74</text:p>
          </table:table-cell>
          <table:table-cell table:formula="of:=MAX([.B9:.K9])" office:value-type="float" office:value="106" calcext:value-type="float">
            <text:p>106</text:p>
          </table:table-cell>
          <table:table-cell table:style-name="ce16" table:formula="of:=SUM([.B9:.K9])/10" office:value-type="float" office:value="89.8" calcext:value-type="float">
            <text:p>89,80</text:p>
          </table:table-cell>
          <table:table-cell table:style-name="ce19" table:formula="of:=STDEV([.B9:.K9])" office:value-type="float" office:value="10.0752722599" calcext:value-type="float">
            <text:p>10,08</text:p>
          </table:table-cell>
          <table:table-cell table:style-name="ce19" table:formula="of:=CONFIDENCE(0.05;[.E22];10)" office:value-type="float" office:value="6.24460369580199" calcext:value-type="float">
            <text:p>6,24</text:p>
          </table:table-cell>
          <table:table-cell table:style-name="ce29" table:formula="of:=[.F22]*100/[.D22]" office:value-type="float" office:value="6.95390166570378" calcext:value-type="float">
            <text:p>6,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ge faults</text:p>
          </table:table-cell>
          <table:table-cell table:formula="of:=MIN([.B10:.K10])" office:value-type="float" office:value="3932555" calcext:value-type="float">
            <text:p>3932555</text:p>
          </table:table-cell>
          <table:table-cell table:formula="of:=MAX([.B10:.K10])" office:value-type="float" office:value="4228682" calcext:value-type="float">
            <text:p>4228682</text:p>
          </table:table-cell>
          <table:table-cell table:style-name="ce16" table:formula="of:=SUM([.B10:.K10])/10" office:value-type="float" office:value="4117046.8" calcext:value-type="float">
            <text:p>4117046,80</text:p>
          </table:table-cell>
          <table:table-cell table:style-name="ce19" table:formula="of:=STDEV([.B10:.K10])" office:value-type="float" office:value="93938.0889579231" calcext:value-type="float">
            <text:p>93938,09</text:p>
          </table:table-cell>
          <table:table-cell table:style-name="ce19" table:formula="of:=CONFIDENCE(0.05;[.E23];10)" office:value-type="float" office:value="58222.3608803047" calcext:value-type="float">
            <text:p>58222,36</text:p>
          </table:table-cell>
          <table:table-cell table:style-name="ce29" table:formula="of:=[.F23]*100/[.D23]" office:value-type="float" office:value="1.41417777617453" calcext:value-type="float">
            <text:p>1,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 page faults</text:p>
          </table:table-cell>
          <table:table-cell table:style-name="ce9" table:formula="of:=MIN([.B11:.K11])" office:value-type="float" office:value="15741" calcext:value-type="float">
            <text:p>15741</text:p>
          </table:table-cell>
          <table:table-cell table:style-name="ce14" table:formula="of:=MAX([.B11:.K11])" office:value-type="float" office:value="19622" calcext:value-type="float">
            <text:p>19622</text:p>
          </table:table-cell>
          <table:table-cell table:style-name="ce17" table:formula="of:=SUM([.B11:.K11])/10" office:value-type="float" office:value="17618.9" calcext:value-type="float">
            <text:p>17618,90</text:p>
          </table:table-cell>
          <table:table-cell table:style-name="ce20" table:formula="of:=STDEV([.B11:.K11])" office:value-type="float" office:value="1101.42155114803" calcext:value-type="float">
            <text:p>1101,42</text:p>
          </table:table-cell>
          <table:table-cell table:style-name="ce20" table:formula="of:=CONFIDENCE(0.05;[.E24];10)" office:value-type="float" office:value="682.655605874734" calcext:value-type="float">
            <text:p>682,66</text:p>
          </table:table-cell>
          <table:table-cell table:style-name="ce30" table:formula="of:=[.F24]*100/[.D24]" office:value-type="float" office:value="3.87456427969245" calcext:value-type="float">
            <text:p>3,87</text:p>
          </table:table-cell>
          <table:table-cell table:number-columns-repeated="8"/>
        </table:table-row>
      </table:table>
      <table:table table:name="testHighApps-adaptive-2.0" table:style-name="ta1">
        <table:shapes>
          <draw:frame draw:z-index="0" draw:style-name="gr1" draw:text-style-name="P1" svg:width="196.2mm" svg:height="116.08mm" svg:x="0mm" svg:y="112.89mm">
            <draw:object draw:notify-on-update-of-ranges="'testHighApps-adaptive-2.0'.A15:'testHighApps-adaptive-2.0'.A22 'testHighApps-adaptive-2.0'.D15:'testHighApps-adaptive-2.0'.D22 'testHighApps-adaptive-2.0'.F15:'testHighApps-adaptive-2.0'.F22 'testHighApps-adaptive-2.0'.F15:'testHighApps-adaptive-2.0'.F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8.06mm" svg:height="101.73mm" svg:x="209.31mm" svg:y="113.43mm">
            <draw:object draw:notify-on-update-of-ranges="'testHighApps-adaptive-2.0'.A23:'testHighApps-adaptive-2.0'.A24 'testHighApps-adaptive-2.0'.D23:'testHighApps-adaptive-2.0'.D24 'testHighApps-adaptive-2.0'.F23:'testHighApps-adaptive-2.0'.F24 'testHighApps-adaptive-2.0'.F23:'testHighApps-adaptive-2.0'.F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8"/>
        <table:table-column table:style-name="co2" table:default-cell-style-name="Default"/>
        <table:table-column table:style-name="co4" table:default-cell-style-name="ce11"/>
        <table:table-column table:style-name="co2" table:number-columns-repeated="10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>
            <text:p>Metrics</text:p>
          </table:table-cell>
          <table:table-cell table:style-name="ce3" office:value-type="string" calcext:value-type="string">
            <text:p>Test 1</text:p>
          </table:table-cell>
          <table:table-cell table:style-name="ce3" office:value-type="string" calcext:value-type="string">
            <text:p>Test 2</text:p>
          </table:table-cell>
          <table:table-cell table:style-name="ce3" office:value-type="string" calcext:value-type="string">
            <text:p>Test 3</text:p>
          </table:table-cell>
          <table:table-cell table:style-name="ce3" office:value-type="string" calcext:value-type="string">
            <text:p>Test 4</text:p>
          </table:table-cell>
          <table:table-cell table:style-name="ce3" office:value-type="string" calcext:value-type="string">
            <text:p>Test 5</text:p>
          </table:table-cell>
          <table:table-cell table:style-name="ce3" office:value-type="string" calcext:value-type="string">
            <text:p>Test 6</text:p>
          </table:table-cell>
          <table:table-cell table:style-name="ce3" office:value-type="string" calcext:value-type="string">
            <text:p>Test 7</text:p>
          </table:table-cell>
          <table:table-cell table:style-name="ce3" office:value-type="string" calcext:value-type="string">
            <text:p>Test 8</text:p>
          </table:table-cell>
          <table:table-cell table:style-name="ce3" office:value-type="string" calcext:value-type="string">
            <text:p>Test 9</text:p>
          </table:table-cell>
          <table:table-cell table:style-name="ce3" office:value-type="string" calcext:value-type="string">
            <text:p>Test 10</text:p>
          </table:table-cell>
          <table:table-cell table:style-name="ce27" table:number-columns-repeated="3"/>
          <table:table-cell/>
        </table:table-row>
        <table:table-row table:style-name="ro1">
          <table:table-cell office:value-type="string" calcext:value-type="string">
            <text:p>Sucess</text:p>
          </table:table-cell>
          <table:table-cell table:style-name="ce7" office:value-type="float" office:value="20" calcext:value-type="float">
            <text:p>20</text:p>
          </table:table-cell>
          <table:table-cell table:style-name="ce13" office:value-type="float" office:value="17.14" calcext:value-type="float">
            <text:p>17,14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2" table:style-name="ce13" office:value-type="float" office:value="17.14" calcext:value-type="float">
            <text:p>17,14</text:p>
          </table:table-cell>
          <table:table-cell table:number-columns-repeated="2" table:style-name="ce13" office:value-type="float" office:value="20" calcext:value-type="float">
            <text:p>20</text:p>
          </table:table-cell>
          <table:table-cell table:number-columns-repeated="2" table:style-name="ce13" office:value-type="float" office:value="17.14" calcext:value-type="float">
            <text:p>17,14</text:p>
          </table:table-cell>
          <table:table-cell table:style-name="ce24" office:value-type="float" office:value="17.14" calcext:value-type="float">
            <text:p>17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lure</text:p>
          </table:table-cell>
          <table:table-cell office:value-type="float" office:value="80" calcext:value-type="float">
            <text:p>80</text:p>
          </table:table-cell>
          <table:table-cell office:value-type="float" office:value="82.85" calcext:value-type="float">
            <text:p>82,8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2.85" calcext:value-type="float">
            <text:p>82,8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82.85" calcext:value-type="float">
            <text:p>82,85</text:p>
          </table:table-cell>
          <table:table-cell table:style-name="ce25" office:value-type="float" office:value="82.85" calcext:value-type="float">
            <text:p>82,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Launch time</text:p>
          </table:table-cell>
          <table:table-cell office:value-type="float" office:value="725.45" calcext:value-type="float">
            <text:p>725,45</text:p>
          </table:table-cell>
          <table:table-cell office:value-type="float" office:value="714.42" calcext:value-type="float">
            <text:p>714,42</text:p>
          </table:table-cell>
          <table:table-cell office:value-type="float" office:value="696.77" calcext:value-type="float">
            <text:p>696,77</text:p>
          </table:table-cell>
          <table:table-cell office:value-type="float" office:value="741.54" calcext:value-type="float">
            <text:p>741,54</text:p>
          </table:table-cell>
          <table:table-cell office:value-type="float" office:value="711.82" calcext:value-type="float">
            <text:p>711,82</text:p>
          </table:table-cell>
          <table:table-cell office:value-type="float" office:value="732.42" calcext:value-type="float">
            <text:p>732,42</text:p>
          </table:table-cell>
          <table:table-cell office:value-type="float" office:value="727.51" calcext:value-type="float">
            <text:p>727,51</text:p>
          </table:table-cell>
          <table:table-cell office:value-type="float" office:value="714.88" calcext:value-type="float">
            <text:p>714,88</text:p>
          </table:table-cell>
          <table:table-cell office:value-type="float" office:value="705.34" calcext:value-type="float">
            <text:p>705,34</text:p>
          </table:table-cell>
          <table:table-cell table:style-name="ce25" office:value-type="float" office:value="690.4" calcext:value-type="float">
            <text:p>690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Launch time news</text:p>
          </table:table-cell>
          <table:table-cell office:value-type="float" office:value="857.21" calcext:value-type="float">
            <text:p>857,21</text:p>
          </table:table-cell>
          <table:table-cell office:value-type="float" office:value="842.06" calcext:value-type="float">
            <text:p>842,06</text:p>
          </table:table-cell>
          <table:table-cell office:value-type="float" office:value="828.07" calcext:value-type="float">
            <text:p>828,07</text:p>
          </table:table-cell>
          <table:table-cell office:value-type="float" office:value="873.82" calcext:value-type="float">
            <text:p>873,82</text:p>
          </table:table-cell>
          <table:table-cell office:value-type="float" office:value="828.79" calcext:value-type="float">
            <text:p>828,79</text:p>
          </table:table-cell>
          <table:table-cell office:value-type="float" office:value="873.42" calcext:value-type="float">
            <text:p>873,42</text:p>
          </table:table-cell>
          <table:table-cell office:value-type="float" office:value="853.71" calcext:value-type="float">
            <text:p>853,71</text:p>
          </table:table-cell>
          <table:table-cell office:value-type="float" office:value="842.37" calcext:value-type="float">
            <text:p>842,37</text:p>
          </table:table-cell>
          <table:table-cell office:value-type="float" office:value="819.65" calcext:value-type="float">
            <text:p>819,65</text:p>
          </table:table-cell>
          <table:table-cell table:style-name="ce25" office:value-type="float" office:value="812.48" calcext:value-type="float">
            <text:p>812,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Launch time actives</text:p>
          </table:table-cell>
          <table:table-cell office:value-type="float" office:value="198.42" calcext:value-type="float">
            <text:p>198,42</text:p>
          </table:table-cell>
          <table:table-cell office:value-type="float" office:value="97.5" calcext:value-type="float">
            <text:p>97,5</text:p>
          </table:table-cell>
          <table:table-cell office:value-type="float" office:value="171.57" calcext:value-type="float">
            <text:p>171,57</text:p>
          </table:table-cell>
          <table:table-cell office:value-type="float" office:value="102.16" calcext:value-type="float">
            <text:p>102,16</text:p>
          </table:table-cell>
          <table:table-cell office:value-type="float" office:value="146.5" calcext:value-type="float">
            <text:p>146,5</text:p>
          </table:table-cell>
          <table:table-cell office:value-type="float" office:value="168.42" calcext:value-type="float">
            <text:p>168,42</text:p>
          </table:table-cell>
          <table:table-cell office:value-type="float" office:value="222.71" calcext:value-type="float">
            <text:p>222,71</text:p>
          </table:table-cell>
          <table:table-cell office:value-type="float" office:value="98.66" calcext:value-type="float">
            <text:p>98,66</text:p>
          </table:table-cell>
          <table:table-cell office:value-type="float" office:value="152.83" calcext:value-type="float">
            <text:p>152,83</text:p>
          </table:table-cell>
          <table:table-cell table:style-name="ce25" office:value-type="float" office:value="100.33" calcext:value-type="float">
            <text:p>100,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l measure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running count</text:p>
          </table:table-cell>
          <table:table-cell office:value-type="float" office:value="14.87" calcext:value-type="float">
            <text:p>14,87</text:p>
          </table:table-cell>
          <table:table-cell office:value-type="float" office:value="14.5" calcext:value-type="float">
            <text:p>14,5</text:p>
          </table:table-cell>
          <table:table-cell office:value-type="float" office:value="14.62" calcext:value-type="float">
            <text:p>14,62</text:p>
          </table:table-cell>
          <table:table-cell office:value-type="float" office:value="14.37" calcext:value-type="float">
            <text:p>14,37</text:p>
          </table:table-cell>
          <table:table-cell office:value-type="float" office:value="13.25" calcext:value-type="float">
            <text:p>13,25</text:p>
          </table:table-cell>
          <table:table-cell office:value-type="float" office:value="14.75" calcext:value-type="float">
            <text:p>14,75</text:p>
          </table:table-cell>
          <table:table-cell office:value-type="float" office:value="14.25" calcext:value-type="float">
            <text:p>14,25</text:p>
          </table:table-cell>
          <table:table-cell office:value-type="float" office:value="14.75" calcext:value-type="float">
            <text:p>14,75</text:p>
          </table:table-cell>
          <table:table-cell office:value-type="float" office:value="13.62" calcext:value-type="float">
            <text:p>13,62</text:p>
          </table:table-cell>
          <table:table-cell table:style-name="ce25" office:value-type="float" office:value="14.62" calcext:value-type="float">
            <text:p>14,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s killed during the test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  <table:table-cell office:value-type="float" office:value="117" calcext:value-type="float">
            <text:p>117</text:p>
          </table:table-cell>
          <table:table-cell table:style-name="ce25"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ge faults</text:p>
          </table:table-cell>
          <table:table-cell office:value-type="float" office:value="4275162" calcext:value-type="float">
            <text:p>4275162</text:p>
          </table:table-cell>
          <table:table-cell office:value-type="float" office:value="4144258" calcext:value-type="float">
            <text:p>4144258</text:p>
          </table:table-cell>
          <table:table-cell office:value-type="float" office:value="4126376" calcext:value-type="float">
            <text:p>4126376</text:p>
          </table:table-cell>
          <table:table-cell office:value-type="float" office:value="4117231" calcext:value-type="float">
            <text:p>4117231</text:p>
          </table:table-cell>
          <table:table-cell office:value-type="float" office:value="4138561" calcext:value-type="float">
            <text:p>4138561</text:p>
          </table:table-cell>
          <table:table-cell office:value-type="float" office:value="4122651" calcext:value-type="float">
            <text:p>4122651</text:p>
          </table:table-cell>
          <table:table-cell office:value-type="float" office:value="4202407" calcext:value-type="float">
            <text:p>4202407</text:p>
          </table:table-cell>
          <table:table-cell office:value-type="float" office:value="4028966" calcext:value-type="float">
            <text:p>4028966</text:p>
          </table:table-cell>
          <table:table-cell office:value-type="float" office:value="4282838" calcext:value-type="float">
            <text:p>4282838</text:p>
          </table:table-cell>
          <table:table-cell table:style-name="ce25" office:value-type="float" office:value="4137386" calcext:value-type="float">
            <text:p>4137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 page faults</text:p>
          </table:table-cell>
          <table:table-cell table:style-name="ce9" office:value-type="float" office:value="15896" calcext:value-type="float">
            <text:p>15896</text:p>
          </table:table-cell>
          <table:table-cell table:style-name="ce14" office:value-type="float" office:value="14994" calcext:value-type="float">
            <text:p>14994</text:p>
          </table:table-cell>
          <table:table-cell table:style-name="ce12" office:value-type="float" office:value="14018" calcext:value-type="float">
            <text:p>14018</text:p>
          </table:table-cell>
          <table:table-cell table:style-name="ce14" office:value-type="float" office:value="15359" calcext:value-type="float">
            <text:p>15359</text:p>
          </table:table-cell>
          <table:table-cell table:style-name="ce14" office:value-type="float" office:value="14337" calcext:value-type="float">
            <text:p>14337</text:p>
          </table:table-cell>
          <table:table-cell table:style-name="ce14" office:value-type="float" office:value="15350" calcext:value-type="float">
            <text:p>15350</text:p>
          </table:table-cell>
          <table:table-cell table:style-name="ce14" office:value-type="float" office:value="15494" calcext:value-type="float">
            <text:p>15494</text:p>
          </table:table-cell>
          <table:table-cell table:style-name="ce14" office:value-type="float" office:value="13404" calcext:value-type="float">
            <text:p>13404</text:p>
          </table:table-cell>
          <table:table-cell table:style-name="ce14" office:value-type="float" office:value="15019" calcext:value-type="float">
            <text:p>15019</text:p>
          </table:table-cell>
          <table:table-cell table:style-name="ce26" office:value-type="float" office:value="14080" calcext:value-type="float">
            <text:p>14080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Metrics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CI(95%)</text:p>
          </table:table-cell>
          <table:table-cell table:style-name="ce3" office:value-type="string" calcext:value-type="string">
            <text:p>% C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ss</text:p>
          </table:table-cell>
          <table:table-cell table:style-name="ce7" table:formula="of:=MIN([.B2:.K2])" office:value-type="float" office:value="17.14" calcext:value-type="float">
            <text:p>17,14</text:p>
          </table:table-cell>
          <table:table-cell table:style-name="ce13" table:formula="of:=MAX([.B2:.K2])" office:value-type="float" office:value="20" calcext:value-type="float">
            <text:p>20</text:p>
          </table:table-cell>
          <table:table-cell table:style-name="ce15" table:formula="of:=SUM([.B2:.K2])/10" office:value-type="float" office:value="18.284" calcext:value-type="float">
            <text:p>18,28</text:p>
          </table:table-cell>
          <table:table-cell table:style-name="ce18" table:formula="of:=STDEV([.B2:.K2])" office:value-type="float" office:value="1.47689764935376" calcext:value-type="float">
            <text:p>1,48</text:p>
          </table:table-cell>
          <table:table-cell table:style-name="ce18" table:formula="of:=CONFIDENCE(0.05;[.E15];10)" office:value-type="float" office:value="0.915373826291745" calcext:value-type="float">
            <text:p>0,92</text:p>
          </table:table-cell>
          <table:table-cell table:style-name="ce28" table:formula="of:=[.F15]*100/[.D15]" office:value-type="float" office:value="5.00641996440465" calcext:value-type="float">
            <text:p>5,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lure</text:p>
          </table:table-cell>
          <table:table-cell table:formula="of:=MIN([.B3:.K3])" office:value-type="float" office:value="80" calcext:value-type="float">
            <text:p>80</text:p>
          </table:table-cell>
          <table:table-cell table:formula="of:=MAX([.B3:.K3])" office:value-type="float" office:value="82.85" calcext:value-type="float">
            <text:p>82,85</text:p>
          </table:table-cell>
          <table:table-cell table:style-name="ce16" table:formula="of:=SUM([.B3:.K3])/10" office:value-type="float" office:value="81.71" calcext:value-type="float">
            <text:p>81,71</text:p>
          </table:table-cell>
          <table:table-cell table:style-name="ce19" table:formula="of:=STDEV([.B3:.K3])" office:value-type="float" office:value="1.47173367155882" calcext:value-type="float">
            <text:p>1,47</text:p>
          </table:table-cell>
          <table:table-cell table:style-name="ce19" table:formula="of:=CONFIDENCE(0.05;[.E16];10)" office:value-type="float" office:value="0.912173218507507" calcext:value-type="float">
            <text:p>0,91</text:p>
          </table:table-cell>
          <table:table-cell table:style-name="ce29" table:formula="of:=[.F16]*100/[.D16]" office:value-type="float" office:value="1.11635444683332" calcext:value-type="float">
            <text:p>1,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 Launch time</text:p>
          </table:table-cell>
          <table:table-cell table:formula="of:=MIN([.B4:.K4])" office:value-type="float" office:value="690.4" calcext:value-type="float">
            <text:p>690,4</text:p>
          </table:table-cell>
          <table:table-cell table:formula="of:=MAX([.B4:.K4])" office:value-type="float" office:value="741.54" calcext:value-type="float">
            <text:p>741,54</text:p>
          </table:table-cell>
          <table:table-cell table:style-name="ce16" table:formula="of:=SUM([.B4:.K4])/10" office:value-type="float" office:value="716.055" calcext:value-type="float">
            <text:p>716,06</text:p>
          </table:table-cell>
          <table:table-cell table:style-name="ce19" table:formula="of:=STDEV([.B4:.K4])" office:value-type="float" office:value="15.9988612441983" calcext:value-type="float">
            <text:p>16,00</text:p>
          </table:table-cell>
          <table:table-cell table:style-name="ce19" table:formula="of:=CONFIDENCE(0.05;[.E17];10)" office:value-type="float" office:value="9.91601472168409" calcext:value-type="float">
            <text:p>9,92</text:p>
          </table:table-cell>
          <table:table-cell table:style-name="ce29" table:formula="of:=[.F17]*100/[.D17]" office:value-type="float" office:value="1.38481188200405" calcext:value-type="float">
            <text:p>1,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 Launch time news</text:p>
          </table:table-cell>
          <table:table-cell table:formula="of:=MIN([.B5:.K5])" office:value-type="float" office:value="812.48" calcext:value-type="float">
            <text:p>812,48</text:p>
          </table:table-cell>
          <table:table-cell table:formula="of:=MAX([.B5:.K5])" office:value-type="float" office:value="873.82" calcext:value-type="float">
            <text:p>873,82</text:p>
          </table:table-cell>
          <table:table-cell table:style-name="ce16" table:formula="of:=SUM([.B5:.K5])/10" office:value-type="float" office:value="843.158" calcext:value-type="float">
            <text:p>843,16</text:p>
          </table:table-cell>
          <table:table-cell table:style-name="ce19" table:formula="of:=STDEV([.B5:.K5])" office:value-type="float" office:value="21.3292437746864" calcext:value-type="float">
            <text:p>21,33</text:p>
          </table:table-cell>
          <table:table-cell table:style-name="ce19" table:formula="of:=CONFIDENCE(0.05;[.E18];10)" office:value-type="float" office:value="13.2197593343636" calcext:value-type="float">
            <text:p>13,22</text:p>
          </table:table-cell>
          <table:table-cell table:style-name="ce29" table:formula="of:=[.F18]*100/[.D18]" office:value-type="float" office:value="1.56788636701112" calcext:value-type="float">
            <text:p>1,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 Launch time actives</text:p>
          </table:table-cell>
          <table:table-cell table:formula="of:=MIN([.B6:.K6])" office:value-type="float" office:value="97.5" calcext:value-type="float">
            <text:p>97,5</text:p>
          </table:table-cell>
          <table:table-cell table:formula="of:=MAX([.B6:.K6])" office:value-type="float" office:value="222.71" calcext:value-type="float">
            <text:p>222,71</text:p>
          </table:table-cell>
          <table:table-cell table:style-name="ce16" table:formula="of:=SUM([.B6:.K6])/10" office:value-type="float" office:value="145.91" calcext:value-type="float">
            <text:p>145,91</text:p>
          </table:table-cell>
          <table:table-cell table:style-name="ce19" table:formula="of:=STDEV([.B6:.K6])" office:value-type="float" office:value="45.2604804314856" calcext:value-type="float">
            <text:p>45,26</text:p>
          </table:table-cell>
          <table:table-cell table:style-name="ce19" table:formula="of:=CONFIDENCE(0.05;[.E19];10)" office:value-type="float" office:value="28.0522209311526" calcext:value-type="float">
            <text:p>28,05</text:p>
          </table:table-cell>
          <table:table-cell table:style-name="ce29" table:formula="of:=[.F19]*100/[.D19]" office:value-type="float" office:value="19.2257014126191" calcext:value-type="float">
            <text:p>19,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l measures</text:p>
          </table:table-cell>
          <table:table-cell table:formula="of:=MIN([.B7:.K7])" office:value-type="float" office:value="0" calcext:value-type="float">
            <text:p>0</text:p>
          </table:table-cell>
          <table:table-cell table:formula="of:=MAX([.B7:.K7])" office:value-type="float" office:value="0" calcext:value-type="float">
            <text:p>0</text:p>
          </table:table-cell>
          <table:table-cell table:style-name="ce16" table:formula="of:=SUM([.B7:.K7])/10" office:value-type="float" office:value="0" calcext:value-type="float">
            <text:p>0,00</text:p>
          </table:table-cell>
          <table:table-cell table:style-name="ce19" table:formula="of:=STDEV([.B7:.K7])" office:value-type="float" office:value="0" calcext:value-type="float">
            <text:p>0,00</text:p>
          </table:table-cell>
          <table:table-cell table:style-name="ce19"/>
          <table:table-cell table:style-name="ce29"/>
          <table:table-cell table:number-columns-repeated="8"/>
        </table:table-row>
        <table:table-row table:style-name="ro1">
          <table:table-cell office:value-type="string" calcext:value-type="string">
            <text:p>Average running count</text:p>
          </table:table-cell>
          <table:table-cell table:formula="of:=MIN([.B8:.K8])" office:value-type="float" office:value="13.25" calcext:value-type="float">
            <text:p>13,25</text:p>
          </table:table-cell>
          <table:table-cell table:formula="of:=MAX([.B8:.K8])" office:value-type="float" office:value="14.87" calcext:value-type="float">
            <text:p>14,87</text:p>
          </table:table-cell>
          <table:table-cell table:style-name="ce16" table:formula="of:=SUM([.B8:.K8])/10" office:value-type="float" office:value="14.36" calcext:value-type="float">
            <text:p>14,36</text:p>
          </table:table-cell>
          <table:table-cell table:style-name="ce19" table:formula="of:=STDEV([.B8:.K8])" office:value-type="float" office:value="0.52820450584977" calcext:value-type="float">
            <text:p>0,53</text:p>
          </table:table-cell>
          <table:table-cell table:style-name="ce19" table:formula="of:=CONFIDENCE(0.05;[.E21];10)" office:value-type="float" office:value="0.327378528766573" calcext:value-type="float">
            <text:p>0,33</text:p>
          </table:table-cell>
          <table:table-cell table:style-name="ce29" table:formula="of:=[.F21]*100/[.D21]" office:value-type="float" office:value="2.27979476856945" calcext:value-type="float">
            <text:p>2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ps killed during the test</text:p>
          </table:table-cell>
          <table:table-cell table:formula="of:=MIN([.B9:.K9])" office:value-type="float" office:value="95" calcext:value-type="float">
            <text:p>95</text:p>
          </table:table-cell>
          <table:table-cell table:formula="of:=MAX([.B9:.K9])" office:value-type="float" office:value="117" calcext:value-type="float">
            <text:p>117</text:p>
          </table:table-cell>
          <table:table-cell table:style-name="ce16" table:formula="of:=SUM([.B9:.K9])/10" office:value-type="float" office:value="105.2" calcext:value-type="float">
            <text:p>105,20</text:p>
          </table:table-cell>
          <table:table-cell table:style-name="ce19" table:formula="of:=STDEV([.B9:.K9])" office:value-type="float" office:value="6.89283041363351" calcext:value-type="float">
            <text:p>6,89</text:p>
          </table:table-cell>
          <table:table-cell table:style-name="ce19" table:formula="of:=CONFIDENCE(0.05;[.E22];10)" office:value-type="float" office:value="4.27214204888785" calcext:value-type="float">
            <text:p>4,27</text:p>
          </table:table-cell>
          <table:table-cell table:style-name="ce29" table:formula="of:=[.F22]*100/[.D22]" office:value-type="float" office:value="4.06097152936107" calcext:value-type="float">
            <text:p>4,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ge faults</text:p>
          </table:table-cell>
          <table:table-cell table:formula="of:=MIN([.B10:.K10])" office:value-type="float" office:value="4028966" calcext:value-type="float">
            <text:p>4028966</text:p>
          </table:table-cell>
          <table:table-cell table:formula="of:=MAX([.B10:.K10])" office:value-type="float" office:value="4282838" calcext:value-type="float">
            <text:p>4282838</text:p>
          </table:table-cell>
          <table:table-cell table:style-name="ce16" table:formula="of:=SUM([.B10:.K10])/10" office:value-type="float" office:value="4157583.6" calcext:value-type="float">
            <text:p>4157583,60</text:p>
          </table:table-cell>
          <table:table-cell table:style-name="ce19" table:formula="of:=STDEV([.B10:.K10])" office:value-type="float" office:value="76619.4609905923" calcext:value-type="float">
            <text:p>76619,46</text:p>
          </table:table-cell>
          <table:table-cell table:style-name="ce19" table:formula="of:=CONFIDENCE(0.05;[.E23];10)" office:value-type="float" office:value="47488.3612998222" calcext:value-type="float">
            <text:p>47488,36</text:p>
          </table:table-cell>
          <table:table-cell table:style-name="ce29" table:formula="of:=[.F23]*100/[.D23]" office:value-type="float" office:value="1.14221061723984" calcext:value-type="float">
            <text:p>1,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 page faults</text:p>
          </table:table-cell>
          <table:table-cell table:style-name="ce9" table:formula="of:=MIN([.B11:.K11])" office:value-type="float" office:value="13404" calcext:value-type="float">
            <text:p>13404</text:p>
          </table:table-cell>
          <table:table-cell table:style-name="ce14" table:formula="of:=MAX([.B11:.K11])" office:value-type="float" office:value="15896" calcext:value-type="float">
            <text:p>15896</text:p>
          </table:table-cell>
          <table:table-cell table:style-name="ce17" table:formula="of:=SUM([.B11:.K11])/10" office:value-type="float" office:value="14795.1" calcext:value-type="float">
            <text:p>14795,10</text:p>
          </table:table-cell>
          <table:table-cell table:style-name="ce20" table:formula="of:=STDEV([.B11:.K11])" office:value-type="float" office:value="794.166152500708" calcext:value-type="float">
            <text:p>794,17</text:p>
          </table:table-cell>
          <table:table-cell table:style-name="ce20" table:formula="of:=CONFIDENCE(0.05;[.E24];10)" office:value-type="float" office:value="492.220236144366" calcext:value-type="float">
            <text:p>492,22</text:p>
          </table:table-cell>
          <table:table-cell table:style-name="ce30" table:formula="of:=[.F24]*100/[.D24]" office:value-type="float" office:value="3.32691388462643" calcext:value-type="float">
            <text:p>3,33</text:p>
          </table:table-cell>
          <table:table-cell table:number-columns-repeated="8"/>
        </table:table-row>
      </table:table>
      <table:table table:name="testHighApps" table:style-name="ta1">
        <table:shapes>
          <draw:frame draw:z-index="0" draw:style-name="gr1" draw:text-style-name="P1" svg:width="96.13mm" svg:height="93.24mm" svg:x="48.24mm" svg:y="72.25mm">
            <draw:object draw:notify-on-update-of-ranges="testHighApps.A17:testHighApps.A19 testHighApps.B4:testHighApps.B4 testHighApps.F4:testHighApps.F4 testHighApps.J4:testHighApps.J4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96.13mm" svg:height="93.24mm" svg:x="161.12mm" svg:y="72.25mm">
            <draw:object draw:notify-on-update-of-ranges="testHighApps.A17:testHighApps.A19 testHighApps.B5:testHighApps.B5 testHighApps.F5:testHighApps.F5 testHighApps.J5:testHighApps.J5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" draw:style-name="gr1" draw:text-style-name="P1" svg:width="96.13mm" svg:height="93.24mm" svg:x="273.99mm" svg:y="72.25mm">
            <draw:object draw:notify-on-update-of-ranges="testHighApps.A17:testHighApps.A19 testHighApps.B6:testHighApps.B6 testHighApps.F6:testHighApps.F6 testHighApps.J6:testHighApps.J6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3" draw:style-name="gr1" draw:text-style-name="P1" svg:width="96.13mm" svg:height="93.24mm" svg:x="48.24mm" svg:y="176.11mm">
            <draw:object draw:notify-on-update-of-ranges="testHighApps.A17:testHighApps.A19 testHighApps.B7:testHighApps.B7 testHighApps.F7:testHighApps.F7 testHighApps.J7:testHighApps.J7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4" draw:style-name="gr1" draw:text-style-name="P1" svg:width="96.13mm" svg:height="93.24mm" svg:x="161.12mm" svg:y="176.11mm">
            <draw:object draw:notify-on-update-of-ranges="testHighApps.A17:testHighApps.A19 testHighApps.B8:testHighApps.B8 testHighApps.F8:testHighApps.F8 testHighApps.J8:testHighApps.J8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5" draw:style-name="gr1" draw:text-style-name="P1" svg:width="96.13mm" svg:height="93.24mm" svg:x="273.99mm" svg:y="176.11mm">
            <draw:object draw:notify-on-update-of-ranges="testHighApps.A17:testHighApps.A19 testHighApps.B10:testHighApps.B10 testHighApps.F10:testHighApps.F10 testHighApps.J10:testHighApps.J10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6" draw:style-name="gr1" draw:text-style-name="P1" svg:width="96.13mm" svg:height="93.24mm" svg:x="48.24mm" svg:y="279.96mm">
            <draw:object draw:notify-on-update-of-ranges="testHighApps.A17:testHighApps.A19 testHighApps.B11:testHighApps.B11 testHighApps.F11:testHighApps.F11 testHighApps.J11:testHighApps.J11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7" draw:style-name="gr1" draw:text-style-name="P1" svg:width="107.4mm" svg:height="93.24mm" svg:x="161.11mm" svg:y="279.96mm">
            <draw:object draw:notify-on-update-of-ranges="testHighApps.A17:testHighApps.A19 testHighApps.B12:testHighApps.B12 testHighApps.F12:testHighApps.F12 testHighApps.J12:testHighApps.J12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8" draw:style-name="gr1" draw:text-style-name="P1" svg:width="96.13mm" svg:height="93.24mm" svg:x="273.99mm" svg:y="279.96mm">
            <draw:object draw:notify-on-update-of-ranges="testHighApps.A17:testHighApps.A19 testHighApps.B13:testHighApps.B13 testHighApps.F13:testHighApps.F13 testHighApps.J13:testHighApps.J13" xlink:href="./Object 27" xlink:type="simple" xlink:show="embed" xlink:actuate="onLoad"/>
            <draw:image xlink:href="./ObjectReplacements/Object 27" xlink:type="simple" xlink:show="embed" xlink:actuate="onLoad"/>
          </draw:frame>
        </table:shapes>
        <table:table-column table:style-name="co6" table:default-cell-style-name="ce2"/>
        <table:table-column table:style-name="co2" table:default-cell-style-name="ce34"/>
        <table:table-column table:style-name="co2" table:number-columns-repeated="2" table:default-cell-style-name="ce19"/>
        <table:table-column table:style-name="co2" table:default-cell-style-name="ce22"/>
        <table:table-column table:style-name="co2" table:default-cell-style-name="ce39"/>
        <table:table-column table:style-name="co2" table:number-columns-repeated="2" table:default-cell-style-name="ce19"/>
        <table:table-column table:style-name="co2" table:default-cell-style-name="ce22"/>
        <table:table-column table:style-name="co2" table:default-cell-style-name="ce34"/>
        <table:table-column table:style-name="co2" table:number-columns-repeated="2" table:default-cell-style-name="ce19"/>
        <table:table-column table:style-name="co2" table:default-cell-style-name="ce22"/>
        <table:table-row table:style-name="ro1">
          <table:table-cell table:style-name="Default" table:number-columns-repeated="13"/>
        </table:table-row>
        <table:table-row table:style-name="ro1">
          <table:table-cell table:style-name="Default"/>
          <table:table-cell table:style-name="ce32" office:value-type="string" calcext:value-type="string" table:number-columns-spanned="4" table:number-rows-spanned="1">
            <text:p>NonAdaptive</text:p>
          </table:table-cell>
          <table:covered-table-cell table:number-columns-repeated="2" table:style-name="ce36"/>
          <table:covered-table-cell table:style-name="ce37"/>
          <table:table-cell table:style-name="ce38" office:value-type="string" calcext:value-type="string" table:number-columns-spanned="4" table:number-rows-spanned="1">
            <text:p>Adaptive1.0</text:p>
          </table:table-cell>
          <table:covered-table-cell table:number-columns-repeated="3" table:style-name="ce41"/>
          <table:table-cell table:style-name="ce42" office:value-type="string" calcext:value-type="string" table:number-columns-spanned="4" table:number-rows-spanned="1">
            <text:p>Adaptive2.0</text:p>
          </table:table-cell>
          <table:covered-table-cell table:number-columns-repeated="3" table:style-name="ce41"/>
        </table:table-row>
        <table:table-row table:style-name="ro1">
          <table:table-cell table:style-name="ce31" office:value-type="string" calcext:value-type="string">
            <text:p>Metrics</text:p>
          </table:table-cell>
          <table:table-cell table:style-name="ce33" office:value-type="string" calcext:value-type="string">
            <text:p>MEAN</text:p>
          </table:table-cell>
          <table:table-cell table:style-name="ce33" office:value-type="string" calcext:value-type="string">
            <text:p>SD</text:p>
          </table:table-cell>
          <table:table-cell table:style-name="ce33" office:value-type="string" calcext:value-type="string">
            <text:p>CI(95%)</text:p>
          </table:table-cell>
          <table:table-cell table:style-name="ce33" office:value-type="string" calcext:value-type="string">
            <text:p>% CI</text:p>
          </table:table-cell>
          <table:table-cell table:style-name="ce33" office:value-type="string" calcext:value-type="string">
            <text:p>MEAN</text:p>
          </table:table-cell>
          <table:table-cell table:style-name="ce33" office:value-type="string" calcext:value-type="string">
            <text:p>SD</text:p>
          </table:table-cell>
          <table:table-cell table:style-name="ce33" office:value-type="string" calcext:value-type="string">
            <text:p>CI(95%)</text:p>
          </table:table-cell>
          <table:table-cell table:style-name="ce33" office:value-type="string" calcext:value-type="string">
            <text:p>% CI</text:p>
          </table:table-cell>
          <table:table-cell table:style-name="ce33" office:value-type="string" calcext:value-type="string">
            <text:p>MEAN</text:p>
          </table:table-cell>
          <table:table-cell table:style-name="ce33" office:value-type="string" calcext:value-type="string">
            <text:p>SD</text:p>
          </table:table-cell>
          <table:table-cell table:style-name="ce33" office:value-type="string" calcext:value-type="string">
            <text:p>CI(95%)</text:p>
          </table:table-cell>
          <table:table-cell table:style-name="ce33" office:value-type="string" calcext:value-type="string">
            <text:p>% CI</text:p>
          </table:table-cell>
        </table:table-row>
        <table:table-row table:style-name="ro1">
          <table:table-cell office:value-type="string" calcext:value-type="string">
            <text:p>Sucess</text:p>
          </table:table-cell>
          <table:table-cell table:formula="of:=['testHighApps-nonAdaptive'.D15]" office:value-type="float" office:value="22.282" calcext:value-type="float">
            <text:p>22,28</text:p>
          </table:table-cell>
          <table:table-cell table:formula="of:=['testHighApps-nonAdaptive'.E15]" office:value-type="float" office:value="2.94927787771855" calcext:value-type="float">
            <text:p>2,95</text:p>
          </table:table-cell>
          <table:table-cell table:formula="of:=['testHighApps-nonAdaptive'.F15]" office:value-type="float" office:value="1.82794777749569" calcext:value-type="float">
            <text:p>1,83</text:p>
          </table:table-cell>
          <table:table-cell table:formula="of:=['testHighApps-nonAdaptive'.G15]" office:value-type="float" office:value="8.20369705365629" calcext:value-type="float">
            <text:p>8,20</text:p>
          </table:table-cell>
          <table:table-cell table:formula="of:=['testHighApps-adaptive-1.0'.D15]" office:value-type="float" office:value="19.998" calcext:value-type="float">
            <text:p>20,00</text:p>
          </table:table-cell>
          <table:table-cell table:formula="of:=['testHighApps-adaptive-1.0'.E15]" office:value-type="float" office:value="2.69289930496234" calcext:value-type="float">
            <text:p>2,69</text:p>
          </table:table-cell>
          <table:table-cell table:formula="of:=['testHighApps-adaptive-1.0'.F15]" office:value-type="float" office:value="1.66904561171207" calcext:value-type="float">
            <text:p>1,67</text:p>
          </table:table-cell>
          <table:table-cell table:formula="of:=['testHighApps-adaptive-1.0'.G15]" office:value-type="float" office:value="8.34606266482681" calcext:value-type="float">
            <text:p>8,35</text:p>
          </table:table-cell>
          <table:table-cell table:formula="of:=['testHighApps-adaptive-2.0'.D15]" office:value-type="float" office:value="18.284" calcext:value-type="float">
            <text:p>18,28</text:p>
          </table:table-cell>
          <table:table-cell table:formula="of:=['testHighApps-adaptive-2.0'.E15]" office:value-type="float" office:value="1.47689764935376" calcext:value-type="float">
            <text:p>1,48</text:p>
          </table:table-cell>
          <table:table-cell table:formula="of:=['testHighApps-adaptive-2.0'.F15]" office:value-type="float" office:value="0.915373826291745" calcext:value-type="float">
            <text:p>0,92</text:p>
          </table:table-cell>
          <table:table-cell table:formula="of:=['testHighApps-adaptive-2.0'.G15]" office:value-type="float" office:value="5.00641996440465" calcext:value-type="float">
            <text:p>5,01</text:p>
          </table:table-cell>
        </table:table-row>
        <table:table-row table:style-name="ro1">
          <table:table-cell office:value-type="string" calcext:value-type="string">
            <text:p>Failure</text:p>
          </table:table-cell>
          <table:table-cell table:formula="of:=['testHighApps-nonAdaptive'.D16]" office:value-type="float" office:value="77.711" calcext:value-type="float">
            <text:p>77,71</text:p>
          </table:table-cell>
          <table:table-cell table:formula="of:=['testHighApps-nonAdaptive'.E16]" office:value-type="float" office:value="2.9518598656892" calcext:value-type="float">
            <text:p>2,95</text:p>
          </table:table-cell>
          <table:table-cell table:formula="of:=['testHighApps-nonAdaptive'.F16]" office:value-type="float" office:value="1.82954808081338" calcext:value-type="float">
            <text:p>1,83</text:p>
          </table:table-cell>
          <table:table-cell table:formula="of:=['testHighApps-nonAdaptive'.G16]" office:value-type="float" office:value="2.35429743641618" calcext:value-type="float">
            <text:p>2,35</text:p>
          </table:table-cell>
          <table:table-cell table:formula="of:=['testHighApps-adaptive-1.0'.D16]" office:value-type="float" office:value="79.997" calcext:value-type="float">
            <text:p>80,00</text:p>
          </table:table-cell>
          <table:table-cell table:formula="of:=['testHighApps-adaptive-1.0'.E16]" office:value-type="float" office:value="2.69290033648151" calcext:value-type="float">
            <text:p>2,69</text:p>
          </table:table-cell>
          <table:table-cell table:formula="of:=['testHighApps-adaptive-1.0'.F16]" office:value-type="float" office:value="1.66904625104252" calcext:value-type="float">
            <text:p>1,67</text:p>
          </table:table-cell>
          <table:table-cell table:formula="of:=['testHighApps-adaptive-1.0'.G16]" office:value-type="float" office:value="2.08638605328015" calcext:value-type="float">
            <text:p>2,09</text:p>
          </table:table-cell>
          <table:table-cell table:formula="of:=['testHighApps-adaptive-2.0'.D16]" office:value-type="float" office:value="81.71" calcext:value-type="float">
            <text:p>81,71</text:p>
          </table:table-cell>
          <table:table-cell table:formula="of:=['testHighApps-adaptive-2.0'.E16]" office:value-type="float" office:value="1.47173367155882" calcext:value-type="float">
            <text:p>1,47</text:p>
          </table:table-cell>
          <table:table-cell table:formula="of:=['testHighApps-adaptive-2.0'.F16]" office:value-type="float" office:value="0.912173218507507" calcext:value-type="float">
            <text:p>0,91</text:p>
          </table:table-cell>
          <table:table-cell table:formula="of:=['testHighApps-adaptive-2.0'.G16]" office:value-type="float" office:value="1.11635444683332" calcext:value-type="float">
            <text:p>1,12</text:p>
          </table:table-cell>
        </table:table-row>
        <table:table-row table:style-name="ro1">
          <table:table-cell office:value-type="string" calcext:value-type="string">
            <text:p>Average Launch time</text:p>
          </table:table-cell>
          <table:table-cell table:formula="of:=['testHighApps-nonAdaptive'.D17]" office:value-type="float" office:value="762.465" calcext:value-type="float">
            <text:p>762,47</text:p>
          </table:table-cell>
          <table:table-cell table:formula="of:=['testHighApps-nonAdaptive'.E17]" office:value-type="float" office:value="34.8048132846274" calcext:value-type="float">
            <text:p>34,80</text:p>
          </table:table-cell>
          <table:table-cell table:formula="of:=['testHighApps-nonAdaptive'.F17]" office:value-type="float" office:value="21.5718503740999" calcext:value-type="float">
            <text:p>21,57</text:p>
          </table:table-cell>
          <table:table-cell table:formula="of:=['testHighApps-nonAdaptive'.G17]" office:value-type="float" office:value="2.82922499709493" calcext:value-type="float">
            <text:p>2,83</text:p>
          </table:table-cell>
          <table:table-cell table:formula="of:=['testHighApps-adaptive-1.0'.D17]" office:value-type="float" office:value="746.555" calcext:value-type="float">
            <text:p>746,56</text:p>
          </table:table-cell>
          <table:table-cell table:formula="of:=['testHighApps-adaptive-1.0'.E17]" office:value-type="float" office:value="21.0951933703707" calcext:value-type="float">
            <text:p>21,10</text:p>
          </table:table-cell>
          <table:table-cell table:formula="of:=['testHighApps-adaptive-1.0'.F17]" office:value-type="float" office:value="13.0746960564599" calcext:value-type="float">
            <text:p>13,07</text:p>
          </table:table-cell>
          <table:table-cell table:formula="of:=['testHighApps-adaptive-1.0'.G17]" office:value-type="float" office:value="1.75133728344997" calcext:value-type="float">
            <text:p>1,75</text:p>
          </table:table-cell>
          <table:table-cell table:formula="of:=['testHighApps-adaptive-2.0'.D17]" office:value-type="float" office:value="716.055" calcext:value-type="float">
            <text:p>716,06</text:p>
          </table:table-cell>
          <table:table-cell table:formula="of:=['testHighApps-adaptive-2.0'.E17]" office:value-type="float" office:value="15.9988612441983" calcext:value-type="float">
            <text:p>16,00</text:p>
          </table:table-cell>
          <table:table-cell table:formula="of:=['testHighApps-adaptive-2.0'.F17]" office:value-type="float" office:value="9.91601472168409" calcext:value-type="float">
            <text:p>9,92</text:p>
          </table:table-cell>
          <table:table-cell table:formula="of:=['testHighApps-adaptive-2.0'.G17]" office:value-type="float" office:value="1.38481188200405" calcext:value-type="float">
            <text:p>1,38</text:p>
          </table:table-cell>
        </table:table-row>
        <table:table-row table:style-name="ro1">
          <table:table-cell office:value-type="string" calcext:value-type="string">
            <text:p>Average Launch time news</text:p>
          </table:table-cell>
          <table:table-cell table:formula="of:=['testHighApps-nonAdaptive'.D18]" office:value-type="float" office:value="940.686" calcext:value-type="float">
            <text:p>940,69</text:p>
          </table:table-cell>
          <table:table-cell table:formula="of:=['testHighApps-nonAdaptive'.E18]" office:value-type="float" office:value="40.2192613336225" calcext:value-type="float">
            <text:p>40,22</text:p>
          </table:table-cell>
          <table:table-cell table:formula="of:=['testHighApps-nonAdaptive'.F18]" office:value-type="float" office:value="24.9276983775382" calcext:value-type="float">
            <text:p>24,93</text:p>
          </table:table-cell>
          <table:table-cell table:formula="of:=['testHighApps-nonAdaptive'.G18]" office:value-type="float" office:value="2.64994890723771" calcext:value-type="float">
            <text:p>2,65</text:p>
          </table:table-cell>
          <table:table-cell table:formula="of:=['testHighApps-adaptive-1.0'.D18]" office:value-type="float" office:value="893.73" calcext:value-type="float">
            <text:p>893,73</text:p>
          </table:table-cell>
          <table:table-cell table:formula="of:=['testHighApps-adaptive-1.0'.E18]" office:value-type="float" office:value="20.4986395212517" calcext:value-type="float">
            <text:p>20,50</text:p>
          </table:table-cell>
          <table:table-cell table:formula="of:=['testHighApps-adaptive-1.0'.F18]" office:value-type="float" office:value="12.7049549442738" calcext:value-type="float">
            <text:p>12,70</text:p>
          </table:table-cell>
          <table:table-cell table:formula="of:=['testHighApps-adaptive-1.0'.G18]" office:value-type="float" office:value="1.42156523158826" calcext:value-type="float">
            <text:p>1,42</text:p>
          </table:table-cell>
          <table:table-cell table:formula="of:=['testHighApps-adaptive-2.0'.D18]" office:value-type="float" office:value="843.158" calcext:value-type="float">
            <text:p>843,16</text:p>
          </table:table-cell>
          <table:table-cell table:formula="of:=['testHighApps-adaptive-2.0'.E18]" office:value-type="float" office:value="21.3292437746864" calcext:value-type="float">
            <text:p>21,33</text:p>
          </table:table-cell>
          <table:table-cell table:formula="of:=['testHighApps-adaptive-2.0'.F18]" office:value-type="float" office:value="13.2197593343636" calcext:value-type="float">
            <text:p>13,22</text:p>
          </table:table-cell>
          <table:table-cell table:formula="of:=['testHighApps-adaptive-2.0'.G18]" office:value-type="float" office:value="1.56788636701112" calcext:value-type="float">
            <text:p>1,57</text:p>
          </table:table-cell>
        </table:table-row>
        <table:table-row table:style-name="ro1">
          <table:table-cell office:value-type="string" calcext:value-type="string">
            <text:p>Average Launch time actives</text:p>
          </table:table-cell>
          <table:table-cell table:formula="of:=['testHighApps-nonAdaptive'.D19]" office:value-type="float" office:value="141.306" calcext:value-type="float">
            <text:p>141,31</text:p>
          </table:table-cell>
          <table:table-cell table:formula="of:=['testHighApps-nonAdaptive'.E19]" office:value-type="float" office:value="56.2938832674859" calcext:value-type="float">
            <text:p>56,29</text:p>
          </table:table-cell>
          <table:table-cell table:formula="of:=['testHighApps-nonAdaptive'.F19]" office:value-type="float" office:value="34.8906691983206" calcext:value-type="float">
            <text:p>34,89</text:p>
          </table:table-cell>
          <table:table-cell table:formula="of:=['testHighApps-nonAdaptive'.G19]" office:value-type="float" office:value="24.6915695004605" calcext:value-type="float">
            <text:p>24,69</text:p>
          </table:table-cell>
          <table:table-cell table:formula="of:=['testHighApps-adaptive-1.0'.D19]" office:value-type="float" office:value="150.623" calcext:value-type="float">
            <text:p>150,62</text:p>
          </table:table-cell>
          <table:table-cell table:formula="of:=['testHighApps-adaptive-1.0'.E19]" office:value-type="float" office:value="66.4288516718786" calcext:value-type="float">
            <text:p>66,43</text:p>
          </table:table-cell>
          <table:table-cell table:formula="of:=['testHighApps-adaptive-1.0'.F19]" office:value-type="float" office:value="41.1722722679269" calcext:value-type="float">
            <text:p>41,17</text:p>
          </table:table-cell>
          <table:table-cell table:formula="of:=['testHighApps-adaptive-1.0'.G19]" office:value-type="float" office:value="27.3346515923378" calcext:value-type="float">
            <text:p>27,33</text:p>
          </table:table-cell>
          <table:table-cell table:formula="of:=['testHighApps-adaptive-2.0'.D19]" office:value-type="float" office:value="145.91" calcext:value-type="float">
            <text:p>145,91</text:p>
          </table:table-cell>
          <table:table-cell table:formula="of:=['testHighApps-adaptive-2.0'.E19]" office:value-type="float" office:value="45.2604804314856" calcext:value-type="float">
            <text:p>45,26</text:p>
          </table:table-cell>
          <table:table-cell table:formula="of:=['testHighApps-adaptive-2.0'.F19]" office:value-type="float" office:value="28.0522209311526" calcext:value-type="float">
            <text:p>28,05</text:p>
          </table:table-cell>
          <table:table-cell table:formula="of:=['testHighApps-adaptive-2.0'.G19]" office:value-type="float" office:value="19.2257014126191" calcext:value-type="float">
            <text:p>19,23</text:p>
          </table:table-cell>
        </table:table-row>
        <table:table-row table:style-name="ro1">
          <table:table-cell office:value-type="string" calcext:value-type="string">
            <text:p>Fail measures</text:p>
          </table:table-cell>
          <table:table-cell table:formula="of:=['testHighApps-nonAdaptive'.D20]" office:value-type="float" office:value="0" calcext:value-type="float">
            <text:p>0,00</text:p>
          </table:table-cell>
          <table:table-cell table:formula="of:=['testHighApps-nonAdaptive'.E20]" office:value-type="float" office:value="0" calcext:value-type="float">
            <text:p>0,00</text:p>
          </table:table-cell>
          <table:table-cell table:formula="of:=['testHighApps-nonAdaptive'.F20]" office:value-type="float" office:value="0" calcext:value-type="float">
            <text:p>0,00</text:p>
          </table:table-cell>
          <table:table-cell table:formula="of:=['testHighApps-nonAdaptive'.G20]" office:value-type="float" office:value="0" calcext:value-type="float">
            <text:p>0,00</text:p>
          </table:table-cell>
          <table:table-cell table:formula="of:=['testHighApps-adaptive-1.0'.D20]" office:value-type="float" office:value="0" calcext:value-type="float">
            <text:p>0,00</text:p>
          </table:table-cell>
          <table:table-cell table:formula="of:=['testHighApps-adaptive-1.0'.E20]" office:value-type="float" office:value="0" calcext:value-type="float">
            <text:p>0,00</text:p>
          </table:table-cell>
          <table:table-cell table:formula="of:=['testHighApps-adaptive-1.0'.F20]" office:value-type="float" office:value="0" calcext:value-type="float">
            <text:p>0,00</text:p>
          </table:table-cell>
          <table:table-cell table:formula="of:=['testHighApps-adaptive-1.0'.G20]" office:value-type="float" office:value="0" calcext:value-type="float">
            <text:p>0,00</text:p>
          </table:table-cell>
          <table:table-cell table:formula="of:=['testHighApps-adaptive-2.0'.D20]" office:value-type="float" office:value="0" calcext:value-type="float">
            <text:p>0,00</text:p>
          </table:table-cell>
          <table:table-cell table:formula="of:=['testHighApps-adaptive-2.0'.E20]" office:value-type="float" office:value="0" calcext:value-type="float">
            <text:p>0,00</text:p>
          </table:table-cell>
          <table:table-cell table:formula="of:=['testHighApps-adaptive-2.0'.F20]" office:value-type="float" office:value="0" calcext:value-type="float">
            <text:p>0,00</text:p>
          </table:table-cell>
          <table:table-cell table:formula="of:=['testHighApps-adaptive-2.0'.G20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Average running count</text:p>
          </table:table-cell>
          <table:table-cell table:formula="of:=['testHighApps-nonAdaptive'.D21]" office:value-type="float" office:value="14.23" calcext:value-type="float">
            <text:p>14,23</text:p>
          </table:table-cell>
          <table:table-cell table:formula="of:=['testHighApps-nonAdaptive'.E21]" office:value-type="float" office:value="0.235937844922485" calcext:value-type="float">
            <text:p>0,24</text:p>
          </table:table-cell>
          <table:table-cell table:formula="of:=['testHighApps-nonAdaptive'.F21]" office:value-type="float" office:value="0.1462331042156" calcext:value-type="float">
            <text:p>0,15</text:p>
          </table:table-cell>
          <table:table-cell table:formula="of:=['testHighApps-nonAdaptive'.G21]" office:value-type="float" office:value="1.02763952365144" calcext:value-type="float">
            <text:p>1,03</text:p>
          </table:table-cell>
          <table:table-cell table:formula="of:=['testHighApps-adaptive-1.0'.D21]" office:value-type="float" office:value="13.885" calcext:value-type="float">
            <text:p>13,89</text:p>
          </table:table-cell>
          <table:table-cell table:formula="of:=['testHighApps-adaptive-1.0'.E21]" office:value-type="float" office:value="0.733124970398787" calcext:value-type="float">
            <text:p>0,73</text:p>
          </table:table-cell>
          <table:table-cell table:formula="of:=['testHighApps-adaptive-1.0'.F21]" office:value-type="float" office:value="0.454387214711597" calcext:value-type="float">
            <text:p>0,45</text:p>
          </table:table-cell>
          <table:table-cell table:formula="of:=['testHighApps-adaptive-1.0'.G21]" office:value-type="float" office:value="3.27250424711269" calcext:value-type="float">
            <text:p>3,27</text:p>
          </table:table-cell>
          <table:table-cell table:formula="of:=['testHighApps-adaptive-2.0'.D21]" office:value-type="float" office:value="14.36" calcext:value-type="float">
            <text:p>14,36</text:p>
          </table:table-cell>
          <table:table-cell table:formula="of:=['testHighApps-adaptive-2.0'.E21]" office:value-type="float" office:value="0.52820450584977" calcext:value-type="float">
            <text:p>0,53</text:p>
          </table:table-cell>
          <table:table-cell table:formula="of:=['testHighApps-adaptive-2.0'.F21]" office:value-type="float" office:value="0.327378528766573" calcext:value-type="float">
            <text:p>0,33</text:p>
          </table:table-cell>
          <table:table-cell table:formula="of:=['testHighApps-adaptive-2.0'.G21]" office:value-type="float" office:value="2.27979476856945" calcext:value-type="float">
            <text:p>2,28</text:p>
          </table:table-cell>
        </table:table-row>
        <table:table-row table:style-name="ro1">
          <table:table-cell office:value-type="string" calcext:value-type="string">
            <text:p>Apps killed during the test</text:p>
          </table:table-cell>
          <table:table-cell table:formula="of:=['testHighApps-nonAdaptive'.D22]" office:value-type="float" office:value="81.1" calcext:value-type="float">
            <text:p>81,10</text:p>
          </table:table-cell>
          <table:table-cell table:formula="of:=['testHighApps-nonAdaptive'.E22]" office:value-type="float" office:value="5.425249610233" calcext:value-type="float">
            <text:p>5,43</text:p>
          </table:table-cell>
          <table:table-cell table:formula="of:=['testHighApps-nonAdaptive'.F22]" office:value-type="float" office:value="3.36254275743467" calcext:value-type="float">
            <text:p>3,36</text:p>
          </table:table-cell>
          <table:table-cell table:formula="of:=['testHighApps-nonAdaptive'.G22]" office:value-type="float" office:value="4.14616862815619" calcext:value-type="float">
            <text:p>4,15</text:p>
          </table:table-cell>
          <table:table-cell table:formula="of:=['testHighApps-adaptive-1.0'.D22]" office:value-type="float" office:value="89.8" calcext:value-type="float">
            <text:p>89,80</text:p>
          </table:table-cell>
          <table:table-cell table:formula="of:=['testHighApps-adaptive-1.0'.E22]" office:value-type="float" office:value="10.0752722599" calcext:value-type="float">
            <text:p>10,08</text:p>
          </table:table-cell>
          <table:table-cell table:formula="of:=['testHighApps-adaptive-1.0'.F22]" office:value-type="float" office:value="6.24460369580199" calcext:value-type="float">
            <text:p>6,24</text:p>
          </table:table-cell>
          <table:table-cell table:formula="of:=['testHighApps-adaptive-1.0'.G22]" office:value-type="float" office:value="6.95390166570378" calcext:value-type="float">
            <text:p>6,95</text:p>
          </table:table-cell>
          <table:table-cell table:formula="of:=['testHighApps-adaptive-2.0'.D22]" office:value-type="float" office:value="105.2" calcext:value-type="float">
            <text:p>105,20</text:p>
          </table:table-cell>
          <table:table-cell table:formula="of:=['testHighApps-adaptive-2.0'.E22]" office:value-type="float" office:value="6.89283041363351" calcext:value-type="float">
            <text:p>6,89</text:p>
          </table:table-cell>
          <table:table-cell table:formula="of:=['testHighApps-adaptive-2.0'.F22]" office:value-type="float" office:value="4.27214204888785" calcext:value-type="float">
            <text:p>4,27</text:p>
          </table:table-cell>
          <table:table-cell table:formula="of:=['testHighApps-adaptive-2.0'.G22]" office:value-type="float" office:value="4.06097152936107" calcext:value-type="float">
            <text:p>4,06</text:p>
          </table:table-cell>
        </table:table-row>
        <table:table-row table:style-name="ro1">
          <table:table-cell office:value-type="string" calcext:value-type="string">
            <text:p>Page faults</text:p>
          </table:table-cell>
          <table:table-cell table:formula="of:=['testHighApps-nonAdaptive'.D23]" office:value-type="float" office:value="4133263.6" calcext:value-type="float">
            <text:p>4133263,60</text:p>
          </table:table-cell>
          <table:table-cell table:formula="of:=['testHighApps-nonAdaptive'.E23]" office:value-type="float" office:value="104654.900574539" calcext:value-type="float">
            <text:p>104654,90</text:p>
          </table:table-cell>
          <table:table-cell table:formula="of:=['testHighApps-nonAdaptive'.F23]" office:value-type="float" office:value="64864.5874824271" calcext:value-type="float">
            <text:p>64864,59</text:p>
          </table:table-cell>
          <table:table-cell table:formula="of:=['testHighApps-nonAdaptive'.G23]" office:value-type="float" office:value="1.56933101199805" calcext:value-type="float">
            <text:p>1,57</text:p>
          </table:table-cell>
          <table:table-cell table:formula="of:=['testHighApps-adaptive-1.0'.D23]" office:value-type="float" office:value="4117046.8" calcext:value-type="float">
            <text:p>4117046,80</text:p>
          </table:table-cell>
          <table:table-cell table:formula="of:=['testHighApps-adaptive-1.0'.E23]" office:value-type="float" office:value="93938.0889579231" calcext:value-type="float">
            <text:p>93938,09</text:p>
          </table:table-cell>
          <table:table-cell table:formula="of:=['testHighApps-adaptive-1.0'.F23]" office:value-type="float" office:value="58222.3608803047" calcext:value-type="float">
            <text:p>58222,36</text:p>
          </table:table-cell>
          <table:table-cell table:formula="of:=['testHighApps-adaptive-1.0'.G23]" office:value-type="float" office:value="1.41417777617453" calcext:value-type="float">
            <text:p>1,41</text:p>
          </table:table-cell>
          <table:table-cell table:formula="of:=['testHighApps-adaptive-2.0'.D23]" office:value-type="float" office:value="4157583.6" calcext:value-type="float">
            <text:p>4157583,60</text:p>
          </table:table-cell>
          <table:table-cell table:formula="of:=['testHighApps-adaptive-2.0'.E23]" office:value-type="float" office:value="76619.4609905923" calcext:value-type="float">
            <text:p>76619,46</text:p>
          </table:table-cell>
          <table:table-cell table:formula="of:=['testHighApps-adaptive-2.0'.F23]" office:value-type="float" office:value="47488.3612998222" calcext:value-type="float">
            <text:p>47488,36</text:p>
          </table:table-cell>
          <table:table-cell table:formula="of:=['testHighApps-adaptive-2.0'.G23]" office:value-type="float" office:value="1.14221061723984" calcext:value-type="float">
            <text:p>1,14</text:p>
          </table:table-cell>
        </table:table-row>
        <table:table-row table:style-name="ro1">
          <table:table-cell office:value-type="string" calcext:value-type="string">
            <text:p>Main page faults</text:p>
          </table:table-cell>
          <table:table-cell table:style-name="ce35" table:formula="of:=['testHighApps-nonAdaptive'.D24]" office:value-type="float" office:value="24411.4" calcext:value-type="float">
            <text:p>24411,40</text:p>
          </table:table-cell>
          <table:table-cell table:style-name="ce20" table:formula="of:=['testHighApps-nonAdaptive'.E24]" office:value-type="float" office:value="1596.91878315711" calcext:value-type="float">
            <text:p>1596,92</text:p>
          </table:table-cell>
          <table:table-cell table:style-name="ce20" table:formula="of:=['testHighApps-nonAdaptive'.F24]" office:value-type="float" office:value="989.762328794625" calcext:value-type="float">
            <text:p>989,76</text:p>
          </table:table-cell>
          <table:table-cell table:style-name="ce23" table:formula="of:=['testHighApps-nonAdaptive'.G24]" office:value-type="float" office:value="4.05450866724" calcext:value-type="float">
            <text:p>4,05</text:p>
          </table:table-cell>
          <table:table-cell table:style-name="ce40" table:formula="of:=['testHighApps-adaptive-1.0'.D24]" office:value-type="float" office:value="17618.9" calcext:value-type="float">
            <text:p>17618,90</text:p>
          </table:table-cell>
          <table:table-cell table:style-name="ce20" table:formula="of:=['testHighApps-adaptive-1.0'.E24]" office:value-type="float" office:value="1101.42155114803" calcext:value-type="float">
            <text:p>1101,42</text:p>
          </table:table-cell>
          <table:table-cell table:style-name="ce20" table:formula="of:=['testHighApps-adaptive-1.0'.F24]" office:value-type="float" office:value="682.655605874734" calcext:value-type="float">
            <text:p>682,66</text:p>
          </table:table-cell>
          <table:table-cell table:style-name="ce23" table:formula="of:=['testHighApps-adaptive-1.0'.G24]" office:value-type="float" office:value="3.87456427969245" calcext:value-type="float">
            <text:p>3,87</text:p>
          </table:table-cell>
          <table:table-cell table:style-name="ce35" table:formula="of:=['testHighApps-adaptive-2.0'.D24]" office:value-type="float" office:value="14795.1" calcext:value-type="float">
            <text:p>14795,10</text:p>
          </table:table-cell>
          <table:table-cell table:style-name="ce20" table:formula="of:=['testHighApps-adaptive-2.0'.E24]" office:value-type="float" office:value="794.166152500708" calcext:value-type="float">
            <text:p>794,17</text:p>
          </table:table-cell>
          <table:table-cell table:style-name="ce20" table:formula="of:=['testHighApps-adaptive-2.0'.F24]" office:value-type="float" office:value="492.220236144366" calcext:value-type="float">
            <text:p>492,22</text:p>
          </table:table-cell>
          <table:table-cell table:style-name="ce23" table:formula="of:=['testHighApps-adaptive-2.0'.G24]" office:value-type="float" office:value="3.32691388462643" calcext:value-type="float">
            <text:p>3,33</text:p>
          </table:table-cell>
        </table:table-row>
        <table:table-row table:style-name="ro1" table:number-rows-repeated="3">
          <table:table-cell table:style-name="Default" table:number-columns-repeated="13"/>
        </table:table-row>
        <table:table-row table:style-name="ro1">
          <table:table-cell table:style-name="ce31" office:value-type="string" calcext:value-type="string">
            <text:p>Original</text:p>
          </table:table-cell>
          <table:table-cell table:style-name="Default" table:number-columns-repeated="12"/>
        </table:table-row>
        <table:table-row table:style-name="ro1">
          <table:table-cell table:style-name="ce31" office:value-type="string" calcext:value-type="string">
            <text:p>Algoritmo 1.0</text:p>
          </table:table-cell>
          <table:table-cell table:style-name="Default" table:number-columns-repeated="12"/>
        </table:table-row>
        <table:table-row table:style-name="ro1">
          <table:table-cell table:style-name="ce31" office:value-type="string" calcext:value-type="string">
            <text:p>Algoritmo 2.0</text:p>
          </table:table-cell>
          <table:table-cell table:style-name="Default" table:number-columns-repeated="12"/>
        </table:table-row>
      </table:table>
      <table:table table:name="testMixApps-nonAdaptive" table:style-name="ta1">
        <table:shapes>
          <draw:frame draw:z-index="0" draw:style-name="gr1" draw:text-style-name="P1" svg:width="189.61mm" svg:height="115.01mm" svg:x="0.82mm" svg:y="113.69mm">
            <draw:object draw:notify-on-update-of-ranges="'testMixApps-nonAdaptive'.A15:'testMixApps-nonAdaptive'.A22 'testMixApps-nonAdaptive'.D15:'testMixApps-nonAdaptive'.D22 'testMixApps-nonAdaptive'.F15:'testMixApps-nonAdaptive'.F22 'testMixApps-nonAdaptive'.F15:'testMixApps-nonAdaptive'.F2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87.24mm" svg:height="99.61mm" svg:x="206.67mm" svg:y="113.69mm">
            <draw:object draw:notify-on-update-of-ranges="'testMixApps-nonAdaptive'.A23:'testMixApps-nonAdaptive'.A24 'testMixApps-nonAdaptive'.D23:'testMixApps-nonAdaptive'.D24 'testMixApps-nonAdaptive'.F23:'testMixApps-nonAdaptive'.F24 'testMixApps-nonAdaptive'.F23:'testMixApps-nonAdaptive'.F24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5"/>
        <table:table-column table:style-name="co2" table:number-columns-repeated="1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Metrics</text:p>
          </table:table-cell>
          <table:table-cell table:style-name="ce3" office:value-type="string" calcext:value-type="string">
            <text:p>Test 1</text:p>
          </table:table-cell>
          <table:table-cell table:style-name="ce3" office:value-type="string" calcext:value-type="string">
            <text:p>Test 2</text:p>
          </table:table-cell>
          <table:table-cell table:style-name="ce3" office:value-type="string" calcext:value-type="string">
            <text:p>Test 3</text:p>
          </table:table-cell>
          <table:table-cell table:style-name="ce3" office:value-type="string" calcext:value-type="string">
            <text:p>Test 4</text:p>
          </table:table-cell>
          <table:table-cell table:style-name="ce3" office:value-type="string" calcext:value-type="string">
            <text:p>Test 5</text:p>
          </table:table-cell>
          <table:table-cell table:style-name="ce3" office:value-type="string" calcext:value-type="string">
            <text:p>Test 6</text:p>
          </table:table-cell>
          <table:table-cell table:style-name="ce3" office:value-type="string" calcext:value-type="string">
            <text:p>Test 7</text:p>
          </table:table-cell>
          <table:table-cell table:style-name="ce3" office:value-type="string" calcext:value-type="string">
            <text:p>Test 8</text:p>
          </table:table-cell>
          <table:table-cell table:style-name="ce3" office:value-type="string" calcext:value-type="string">
            <text:p>Test 9</text:p>
          </table:table-cell>
          <table:table-cell table:style-name="ce3" office:value-type="string" calcext:value-type="string">
            <text:p>Test 10</text:p>
          </table:table-cell>
          <table:table-cell table:style-name="ce27"/>
          <table:table-cell table:number-columns-repeated="3"/>
        </table:table-row>
        <table:table-row table:style-name="ro1">
          <table:table-cell office:value-type="string" calcext:value-type="string">
            <text:p>Sucess</text:p>
          </table:table-cell>
          <table:table-cell table:style-name="ce4" office:value-type="float" office:value="33.33" calcext:value-type="float">
            <text:p>33,33</text:p>
          </table:table-cell>
          <table:table-cell table:style-name="ce13" office:value-type="float" office:value="31.11" calcext:value-type="float">
            <text:p>31,11</text:p>
          </table:table-cell>
          <table:table-cell table:style-name="ce13" office:value-type="float" office:value="33.33" calcext:value-type="float">
            <text:p>33,33</text:p>
          </table:table-cell>
          <table:table-cell table:number-columns-repeated="2" table:style-name="ce13" office:value-type="float" office:value="35.55" calcext:value-type="float">
            <text:p>35,55</text:p>
          </table:table-cell>
          <table:table-cell table:style-name="ce13" office:value-type="float" office:value="31.11" calcext:value-type="float">
            <text:p>31,11</text:p>
          </table:table-cell>
          <table:table-cell table:style-name="ce13" office:value-type="float" office:value="37.77" calcext:value-type="float">
            <text:p>37,77</text:p>
          </table:table-cell>
          <table:table-cell table:style-name="ce13" office:value-type="float" office:value="34.09" calcext:value-type="float">
            <text:p>34,09</text:p>
          </table:table-cell>
          <table:table-cell table:style-name="ce43" office:value-type="float" office:value="35.55" calcext:value-type="float">
            <text:p>35,55</text:p>
          </table:table-cell>
          <table:table-cell table:style-name="ce24" office:value-type="float" office:value="31.11" calcext:value-type="float">
            <text:p>31,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lure</text:p>
          </table:table-cell>
          <table:table-cell office:value-type="float" office:value="66.66" calcext:value-type="float">
            <text:p>66,66</text:p>
          </table:table-cell>
          <table:table-cell office:value-type="float" office:value="68.88" calcext:value-type="float">
            <text:p>68,88</text:p>
          </table:table-cell>
          <table:table-cell office:value-type="float" office:value="66.66" calcext:value-type="float">
            <text:p>66,66</text:p>
          </table:table-cell>
          <table:table-cell table:number-columns-repeated="2" office:value-type="float" office:value="64.44" calcext:value-type="float">
            <text:p>64,44</text:p>
          </table:table-cell>
          <table:table-cell office:value-type="float" office:value="68.88" calcext:value-type="float">
            <text:p>68,88</text:p>
          </table:table-cell>
          <table:table-cell office:value-type="float" office:value="62.22" calcext:value-type="float">
            <text:p>62,22</text:p>
          </table:table-cell>
          <table:table-cell office:value-type="float" office:value="65.9" calcext:value-type="float">
            <text:p>65,9</text:p>
          </table:table-cell>
          <table:table-cell table:style-name="ce44" office:value-type="float" office:value="64.44" calcext:value-type="float">
            <text:p>64,44</text:p>
          </table:table-cell>
          <table:table-cell table:style-name="ce25" office:value-type="float" office:value="68.88" calcext:value-type="float">
            <text:p>68,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Launch time</text:p>
          </table:table-cell>
          <table:table-cell office:value-type="float" office:value="742.31" calcext:value-type="float">
            <text:p>742,31</text:p>
          </table:table-cell>
          <table:table-cell office:value-type="float" office:value="756.2" calcext:value-type="float">
            <text:p>756,2</text:p>
          </table:table-cell>
          <table:table-cell office:value-type="float" office:value="741.13" calcext:value-type="float">
            <text:p>741,13</text:p>
          </table:table-cell>
          <table:table-cell office:value-type="float" office:value="734.75" calcext:value-type="float">
            <text:p>734,75</text:p>
          </table:table-cell>
          <table:table-cell office:value-type="float" office:value="732.62" calcext:value-type="float">
            <text:p>732,62</text:p>
          </table:table-cell>
          <table:table-cell office:value-type="float" office:value="718" calcext:value-type="float">
            <text:p>718</text:p>
          </table:table-cell>
          <table:table-cell office:value-type="float" office:value="729.48" calcext:value-type="float">
            <text:p>729,48</text:p>
          </table:table-cell>
          <table:table-cell office:value-type="float" office:value="699.77" calcext:value-type="float">
            <text:p>699,77</text:p>
          </table:table-cell>
          <table:table-cell table:style-name="ce44" office:value-type="float" office:value="715.24" calcext:value-type="float">
            <text:p>715,24</text:p>
          </table:table-cell>
          <table:table-cell table:style-name="ce25" office:value-type="float" office:value="743.84" calcext:value-type="float">
            <text:p>743,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Launch time news</text:p>
          </table:table-cell>
          <table:table-cell office:value-type="float" office:value="934.4" calcext:value-type="float">
            <text:p>934,4</text:p>
          </table:table-cell>
          <table:table-cell office:value-type="float" office:value="942.35" calcext:value-type="float">
            <text:p>942,35</text:p>
          </table:table-cell>
          <table:table-cell office:value-type="float" office:value="919.46" calcext:value-type="float">
            <text:p>919,46</text:p>
          </table:table-cell>
          <table:table-cell office:value-type="float" office:value="896.62" calcext:value-type="float">
            <text:p>896,62</text:p>
          </table:table-cell>
          <table:table-cell office:value-type="float" office:value="925.62" calcext:value-type="float">
            <text:p>925,62</text:p>
          </table:table-cell>
          <table:table-cell office:value-type="float" office:value="884.29" calcext:value-type="float">
            <text:p>884,29</text:p>
          </table:table-cell>
          <table:table-cell office:value-type="float" office:value="888" calcext:value-type="float">
            <text:p>888</text:p>
          </table:table-cell>
          <table:table-cell office:value-type="float" office:value="861.89" calcext:value-type="float">
            <text:p>861,89</text:p>
          </table:table-cell>
          <table:table-cell table:style-name="ce44" office:value-type="float" office:value="913.17" calcext:value-type="float">
            <text:p>913,17</text:p>
          </table:table-cell>
          <table:table-cell table:style-name="ce25" office:value-type="float" office:value="918.48" calcext:value-type="float">
            <text:p>918,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Launch time actives</text:p>
          </table:table-cell>
          <table:table-cell office:value-type="float" office:value="358.13" calcext:value-type="float">
            <text:p>358,13</text:p>
          </table:table-cell>
          <table:table-cell office:value-type="float" office:value="344" calcext:value-type="float">
            <text:p>344</text:p>
          </table:table-cell>
          <table:table-cell office:value-type="float" office:value="384.46" calcext:value-type="float">
            <text:p>384,46</text:p>
          </table:table-cell>
          <table:table-cell office:value-type="float" office:value="441.37" calcext:value-type="float">
            <text:p>441,37</text:p>
          </table:table-cell>
          <table:table-cell office:value-type="float" office:value="382.81" calcext:value-type="float">
            <text:p>382,81</text:p>
          </table:table-cell>
          <table:table-cell office:value-type="float" office:value="349.78" calcext:value-type="float">
            <text:p>349,78</text:p>
          </table:table-cell>
          <table:table-cell office:value-type="float" office:value="468.41" calcext:value-type="float">
            <text:p>468,41</text:p>
          </table:table-cell>
          <table:table-cell office:value-type="float" office:value="386.33" calcext:value-type="float">
            <text:p>386,33</text:p>
          </table:table-cell>
          <table:table-cell table:style-name="ce44" office:value-type="float" office:value="356.5" calcext:value-type="float">
            <text:p>356,5</text:p>
          </table:table-cell>
          <table:table-cell table:style-name="ce25" office:value-type="float" office:value="357.14" calcext:value-type="float">
            <text:p>357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l measure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running count</text:p>
          </table:table-cell>
          <table:table-cell office:value-type="float" office:value="24.3" calcext:value-type="float">
            <text:p>24,3</text:p>
          </table:table-cell>
          <table:table-cell office:value-type="float" office:value="24.4" calcext:value-type="float">
            <text:p>24,4</text:p>
          </table:table-cell>
          <table:table-cell office:value-type="float" office:value="24.1" calcext:value-type="float">
            <text:p>24,1</text:p>
          </table:table-cell>
          <table:table-cell office:value-type="float" office:value="24.2" calcext:value-type="float">
            <text:p>24,2</text:p>
          </table:table-cell>
          <table:table-cell office:value-type="float" office:value="24.3" calcext:value-type="float">
            <text:p>24,3</text:p>
          </table:table-cell>
          <table:table-cell office:value-type="float" office:value="24.1" calcext:value-type="float">
            <text:p>24,1</text:p>
          </table:table-cell>
          <table:table-cell office:value-type="float" office:value="24.7" calcext:value-type="float">
            <text:p>24,7</text:p>
          </table:table-cell>
          <table:table-cell office:value-type="float" office:value="24.2" calcext:value-type="float">
            <text:p>24,2</text:p>
          </table:table-cell>
          <table:table-cell table:style-name="ce44" office:value-type="float" office:value="24.3" calcext:value-type="float">
            <text:p>24,3</text:p>
          </table:table-cell>
          <table:table-cell table:style-name="ce25" office:value-type="float" office:value="24.3" calcext:value-type="float">
            <text:p>24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s killed during the tes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style-name="ce44" office:value-type="float" office:value="52" calcext:value-type="float">
            <text:p>52</text:p>
          </table:table-cell>
          <table:table-cell table:style-name="ce25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ge faults</text:p>
          </table:table-cell>
          <table:table-cell office:value-type="float" office:value="3853909" calcext:value-type="float">
            <text:p>3853909</text:p>
          </table:table-cell>
          <table:table-cell office:value-type="float" office:value="3736385" calcext:value-type="float">
            <text:p>3736385</text:p>
          </table:table-cell>
          <table:table-cell office:value-type="float" office:value="3652686" calcext:value-type="float">
            <text:p>3652686</text:p>
          </table:table-cell>
          <table:table-cell office:value-type="float" office:value="3656043" calcext:value-type="float">
            <text:p>3656043</text:p>
          </table:table-cell>
          <table:table-cell office:value-type="float" office:value="3644350" calcext:value-type="float">
            <text:p>3644350</text:p>
          </table:table-cell>
          <table:table-cell office:value-type="float" office:value="3597874" calcext:value-type="float">
            <text:p>3597874</text:p>
          </table:table-cell>
          <table:table-cell office:value-type="float" office:value="3622146" calcext:value-type="float">
            <text:p>3622146</text:p>
          </table:table-cell>
          <table:table-cell office:value-type="float" office:value="3658628" calcext:value-type="float">
            <text:p>3658628</text:p>
          </table:table-cell>
          <table:table-cell table:style-name="ce44" office:value-type="float" office:value="3598020" calcext:value-type="float">
            <text:p>3598020</text:p>
          </table:table-cell>
          <table:table-cell table:style-name="ce25" office:value-type="float" office:value="3639118" calcext:value-type="float">
            <text:p>3639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 page faults</text:p>
          </table:table-cell>
          <table:table-cell table:style-name="ce6" office:value-type="float" office:value="17350" calcext:value-type="float">
            <text:p>17350</text:p>
          </table:table-cell>
          <table:table-cell table:style-name="ce14" office:value-type="float" office:value="18763" calcext:value-type="float">
            <text:p>18763</text:p>
          </table:table-cell>
          <table:table-cell table:style-name="ce14" office:value-type="float" office:value="17174" calcext:value-type="float">
            <text:p>17174</text:p>
          </table:table-cell>
          <table:table-cell table:style-name="ce14" office:value-type="float" office:value="17591" calcext:value-type="float">
            <text:p>17591</text:p>
          </table:table-cell>
          <table:table-cell table:style-name="ce14" office:value-type="float" office:value="18743" calcext:value-type="float">
            <text:p>18743</text:p>
          </table:table-cell>
          <table:table-cell table:style-name="ce14" office:value-type="float" office:value="16950" calcext:value-type="float">
            <text:p>16950</text:p>
          </table:table-cell>
          <table:table-cell table:style-name="ce14" office:value-type="float" office:value="17713" calcext:value-type="float">
            <text:p>17713</text:p>
          </table:table-cell>
          <table:table-cell table:style-name="ce14" office:value-type="float" office:value="18172" calcext:value-type="float">
            <text:p>18172</text:p>
          </table:table-cell>
          <table:table-cell table:style-name="ce45" office:value-type="float" office:value="17381" calcext:value-type="float">
            <text:p>17381</text:p>
          </table:table-cell>
          <table:table-cell table:style-name="ce26" office:value-type="float" office:value="17897" calcext:value-type="float">
            <text:p>17897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3" office:value-type="string" calcext:value-type="string">
            <text:p>Metrics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CI(95%)</text:p>
          </table:table-cell>
          <table:table-cell table:style-name="ce3" office:value-type="string" calcext:value-type="string">
            <text:p>% C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ss</text:p>
          </table:table-cell>
          <table:table-cell table:style-name="ce7" table:formula="of:=MIN([.B2:.K2])" office:value-type="float" office:value="31.11" calcext:value-type="float">
            <text:p>31,11</text:p>
          </table:table-cell>
          <table:table-cell table:style-name="ce13" table:formula="of:=MAX([.B2:.K2])" office:value-type="float" office:value="37.77" calcext:value-type="float">
            <text:p>37,77</text:p>
          </table:table-cell>
          <table:table-cell table:style-name="ce15" table:formula="of:=SUM([.B2:.K2])/10" office:value-type="float" office:value="33.85" calcext:value-type="float">
            <text:p>33,85</text:p>
          </table:table-cell>
          <table:table-cell table:style-name="ce18" table:formula="of:=STDEV([.B2:.K2])" office:value-type="float" office:value="2.28904638077374" calcext:value-type="float">
            <text:p>2,29</text:p>
          </table:table-cell>
          <table:table-cell table:style-name="ce18" table:formula="of:=CONFIDENCE(0.05;[.E15];10)" office:value-type="float" office:value="1.4187395755183" calcext:value-type="float">
            <text:p>1,42</text:p>
          </table:table-cell>
          <table:table-cell table:style-name="ce28" table:formula="of:=[.F15]*100/[.D15]" office:value-type="float" office:value="4.19125428513529" calcext:value-type="float">
            <text:p>4,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lure</text:p>
          </table:table-cell>
          <table:table-cell table:style-name="ce8" table:formula="of:=MIN([.B3:.K3])" office:value-type="float" office:value="62.22" calcext:value-type="float">
            <text:p>62,22</text:p>
          </table:table-cell>
          <table:table-cell table:formula="of:=MAX([.B3:.K3])" office:value-type="float" office:value="68.88" calcext:value-type="float">
            <text:p>68,88</text:p>
          </table:table-cell>
          <table:table-cell table:style-name="ce16" table:formula="of:=SUM([.B3:.K3])/10" office:value-type="float" office:value="66.14" calcext:value-type="float">
            <text:p>66,14</text:p>
          </table:table-cell>
          <table:table-cell table:style-name="ce19" table:formula="of:=STDEV([.B3:.K3])" office:value-type="float" office:value="2.28904638077373" calcext:value-type="float">
            <text:p>2,29</text:p>
          </table:table-cell>
          <table:table-cell table:style-name="ce19" table:formula="of:=CONFIDENCE(0.05;[.E16];10)" office:value-type="float" office:value="1.4187395755183" calcext:value-type="float">
            <text:p>1,42</text:p>
          </table:table-cell>
          <table:table-cell table:style-name="ce29" table:formula="of:=[.F16]*100/[.D16]" office:value-type="float" office:value="2.14505530014862" calcext:value-type="float">
            <text:p>2,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 Launch time</text:p>
          </table:table-cell>
          <table:table-cell table:style-name="ce8" table:formula="of:=MIN([.B4:.K4])" office:value-type="float" office:value="699.77" calcext:value-type="float">
            <text:p>699,77</text:p>
          </table:table-cell>
          <table:table-cell table:formula="of:=MAX([.B4:.K4])" office:value-type="float" office:value="756.2" calcext:value-type="float">
            <text:p>756,2</text:p>
          </table:table-cell>
          <table:table-cell table:style-name="ce16" table:formula="of:=SUM([.B4:.K4])/10" office:value-type="float" office:value="731.334" calcext:value-type="float">
            <text:p>731,33</text:p>
          </table:table-cell>
          <table:table-cell table:style-name="ce19" table:formula="of:=STDEV([.B4:.K4])" office:value-type="float" office:value="16.4688623367453" calcext:value-type="float">
            <text:p>16,47</text:p>
          </table:table-cell>
          <table:table-cell table:style-name="ce19" table:formula="of:=CONFIDENCE(0.05;[.E17];10)" office:value-type="float" office:value="10.2073190640224" calcext:value-type="float">
            <text:p>10,21</text:p>
          </table:table-cell>
          <table:table-cell table:style-name="ce29" table:formula="of:=[.F17]*100/[.D17]" office:value-type="float" office:value="1.39571236453145" calcext:value-type="float">
            <text:p>1,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 Launch time news</text:p>
          </table:table-cell>
          <table:table-cell table:style-name="ce8" table:formula="of:=MIN([.B5:.K5])" office:value-type="float" office:value="861.89" calcext:value-type="float">
            <text:p>861,89</text:p>
          </table:table-cell>
          <table:table-cell table:formula="of:=MAX([.B5:.K5])" office:value-type="float" office:value="942.35" calcext:value-type="float">
            <text:p>942,35</text:p>
          </table:table-cell>
          <table:table-cell table:style-name="ce16" table:formula="of:=SUM([.B5:.K5])/10" office:value-type="float" office:value="908.428" calcext:value-type="float">
            <text:p>908,43</text:p>
          </table:table-cell>
          <table:table-cell table:style-name="ce19" table:formula="of:=STDEV([.B5:.K5])" office:value-type="float" office:value="25.1024712373548" calcext:value-type="float">
            <text:p>25,10</text:p>
          </table:table-cell>
          <table:table-cell table:style-name="ce19" table:formula="of:=CONFIDENCE(0.05;[.E18];10)" office:value-type="float" office:value="15.5583869714806" calcext:value-type="float">
            <text:p>15,56</text:p>
          </table:table-cell>
          <table:table-cell table:style-name="ce29" table:formula="of:=[.F18]*100/[.D18]" office:value-type="float" office:value="1.71267144688193" calcext:value-type="float">
            <text:p>1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 Launch time actives</text:p>
          </table:table-cell>
          <table:table-cell table:style-name="ce8" table:formula="of:=MIN([.B6:.K6])" office:value-type="float" office:value="344" calcext:value-type="float">
            <text:p>344</text:p>
          </table:table-cell>
          <table:table-cell table:formula="of:=MAX([.B6:.K6])" office:value-type="float" office:value="468.41" calcext:value-type="float">
            <text:p>468,41</text:p>
          </table:table-cell>
          <table:table-cell table:style-name="ce16" table:formula="of:=SUM([.B6:.K6])/10" office:value-type="float" office:value="382.893" calcext:value-type="float">
            <text:p>382,89</text:p>
          </table:table-cell>
          <table:table-cell table:style-name="ce19" table:formula="of:=STDEV([.B6:.K6])" office:value-type="float" office:value="41.2703041073253" calcext:value-type="float">
            <text:p>41,27</text:p>
          </table:table-cell>
          <table:table-cell table:style-name="ce19" table:formula="of:=CONFIDENCE(0.05;[.E19];10)" office:value-type="float" office:value="25.5791294674188" calcext:value-type="float">
            <text:p>25,58</text:p>
          </table:table-cell>
          <table:table-cell table:style-name="ce29" table:formula="of:=[.F19]*100/[.D19]" office:value-type="float" office:value="6.68049023288981" calcext:value-type="float">
            <text:p>6,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l measures</text:p>
          </table:table-cell>
          <table:table-cell table:style-name="ce8" table:formula="of:=MIN([.B7:.K7])" office:value-type="float" office:value="0" calcext:value-type="float">
            <text:p>0</text:p>
          </table:table-cell>
          <table:table-cell table:formula="of:=MAX([.B7:.K7])" office:value-type="float" office:value="1" calcext:value-type="float">
            <text:p>1</text:p>
          </table:table-cell>
          <table:table-cell table:style-name="ce16" table:formula="of:=SUM([.B7:.K7])/10" office:value-type="float" office:value="0.1" calcext:value-type="float">
            <text:p>0,10</text:p>
          </table:table-cell>
          <table:table-cell table:style-name="ce19" table:formula="of:=STDEV([.B7:.K7])" office:value-type="float" office:value="0.316227766016838" calcext:value-type="float">
            <text:p>0,32</text:p>
          </table:table-cell>
          <table:table-cell table:style-name="ce19"/>
          <table:table-cell table:style-name="ce29"/>
          <table:table-cell table:number-columns-repeated="8"/>
        </table:table-row>
        <table:table-row table:style-name="ro1">
          <table:table-cell office:value-type="string" calcext:value-type="string">
            <text:p>Average running count</text:p>
          </table:table-cell>
          <table:table-cell table:style-name="ce8" table:formula="of:=MIN([.B8:.K8])" office:value-type="float" office:value="24.1" calcext:value-type="float">
            <text:p>24,1</text:p>
          </table:table-cell>
          <table:table-cell table:formula="of:=MAX([.B8:.K8])" office:value-type="float" office:value="24.7" calcext:value-type="float">
            <text:p>24,7</text:p>
          </table:table-cell>
          <table:table-cell table:style-name="ce16" table:formula="of:=SUM([.B8:.K8])/10" office:value-type="float" office:value="24.29" calcext:value-type="float">
            <text:p>24,29</text:p>
          </table:table-cell>
          <table:table-cell table:style-name="ce19" table:formula="of:=STDEV([.B8:.K8])" office:value-type="float" office:value="0.172884033065199" calcext:value-type="float">
            <text:p>0,17</text:p>
          </table:table-cell>
          <table:table-cell table:style-name="ce19" table:formula="of:=CONFIDENCE(0.05;[.E21];10)" office:value-type="float" office:value="0.107152664858588" calcext:value-type="float">
            <text:p>0,11</text:p>
          </table:table-cell>
          <table:table-cell table:style-name="ce29" table:formula="of:=[.F21]*100/[.D21]" office:value-type="float" office:value="0.441139007239966" calcext:value-type="float">
            <text:p>0,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ps killed during the test</text:p>
          </table:table-cell>
          <table:table-cell table:style-name="ce8" table:formula="of:=MIN([.B9:.K9])" office:value-type="float" office:value="45" calcext:value-type="float">
            <text:p>45</text:p>
          </table:table-cell>
          <table:table-cell table:formula="of:=MAX([.B9:.K9])" office:value-type="float" office:value="52" calcext:value-type="float">
            <text:p>52</text:p>
          </table:table-cell>
          <table:table-cell table:style-name="ce16" table:formula="of:=SUM([.B9:.K9])/10" office:value-type="float" office:value="49.5" calcext:value-type="float">
            <text:p>49,50</text:p>
          </table:table-cell>
          <table:table-cell table:style-name="ce19" table:formula="of:=STDEV([.B9:.K9])" office:value-type="float" office:value="2.27303028283098" calcext:value-type="float">
            <text:p>2,27</text:p>
          </table:table-cell>
          <table:table-cell table:style-name="ce19" table:formula="of:=CONFIDENCE(0.05;[.E22];10)" office:value-type="float" office:value="1.40881287757647" calcext:value-type="float">
            <text:p>1,41</text:p>
          </table:table-cell>
          <table:table-cell table:style-name="ce29" table:formula="of:=[.F22]*100/[.D22]" office:value-type="float" office:value="2.84608662136661" calcext:value-type="float">
            <text:p>2,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ge faults</text:p>
          </table:table-cell>
          <table:table-cell table:style-name="ce8" table:formula="of:=MIN([.B10:.K10])" office:value-type="float" office:value="3597874" calcext:value-type="float">
            <text:p>3597874</text:p>
          </table:table-cell>
          <table:table-cell table:formula="of:=MAX([.B10:.K10])" office:value-type="float" office:value="3853909" calcext:value-type="float">
            <text:p>3853909</text:p>
          </table:table-cell>
          <table:table-cell table:style-name="ce16" table:formula="of:=SUM([.B10:.K10])/10" office:value-type="float" office:value="3665915.9" calcext:value-type="float">
            <text:p>3665915,90</text:p>
          </table:table-cell>
          <table:table-cell table:style-name="ce19" table:formula="of:=STDEV([.B10:.K10])" office:value-type="float" office:value="76718.4539750523" calcext:value-type="float">
            <text:p>76718,45</text:p>
          </table:table-cell>
          <table:table-cell table:style-name="ce19" table:formula="of:=CONFIDENCE(0.05;[.E23];10)" office:value-type="float" office:value="47549.7166598236" calcext:value-type="float">
            <text:p>47549,72</text:p>
          </table:table-cell>
          <table:table-cell table:style-name="ce29" table:formula="of:=[.F23]*100/[.D23]" office:value-type="float" office:value="1.29707603657311" calcext:value-type="float">
            <text:p>1,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 page faults</text:p>
          </table:table-cell>
          <table:table-cell table:style-name="ce9" table:formula="of:=MIN([.B11:.K11])" office:value-type="float" office:value="16950" calcext:value-type="float">
            <text:p>16950</text:p>
          </table:table-cell>
          <table:table-cell table:style-name="ce14" table:formula="of:=MAX([.B11:.K11])" office:value-type="float" office:value="18763" calcext:value-type="float">
            <text:p>18763</text:p>
          </table:table-cell>
          <table:table-cell table:style-name="ce17" table:formula="of:=SUM([.B11:.K11])/10" office:value-type="float" office:value="17773.4" calcext:value-type="float">
            <text:p>17773,40</text:p>
          </table:table-cell>
          <table:table-cell table:style-name="ce20" table:formula="of:=STDEV([.B11:.K11])" office:value-type="float" office:value="623.700640442904" calcext:value-type="float">
            <text:p>623,70</text:p>
          </table:table-cell>
          <table:table-cell table:style-name="ce20" table:formula="of:=CONFIDENCE(0.05;[.E24];10)" office:value-type="float" office:value="386.566558591685" calcext:value-type="float">
            <text:p>386,57</text:p>
          </table:table-cell>
          <table:table-cell table:style-name="ce30" table:formula="of:=[.F24]*100/[.D24]" office:value-type="float" office:value="2.1749724790512" calcext:value-type="float">
            <text:p>2,17</text:p>
          </table:table-cell>
          <table:table-cell table:number-columns-repeated="8"/>
        </table:table-row>
      </table:table>
      <table:table table:name="testMixApps-adaptive-1.0" table:style-name="ta1">
        <table:shapes>
          <draw:frame draw:z-index="0" draw:style-name="gr1" draw:text-style-name="P1" svg:width="190.15mm" svg:height="115.01mm" svg:x="0.83mm" svg:y="113.69mm">
            <draw:object draw:notify-on-update-of-ranges="'testMixApps-adaptive-1.0'.A15:'testMixApps-adaptive-1.0'.A22 'testMixApps-adaptive-1.0'.D15:'testMixApps-adaptive-1.0'.D22 'testMixApps-adaptive-2.0'.F15:'testMixApps-adaptive-2.0'.F22 'testMixApps-adaptive-2.0'.F15:'testMixApps-adaptive-2.0'.F22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" draw:style-name="gr1" draw:text-style-name="P1" svg:width="85.58mm" svg:height="100.94mm" svg:x="209.41mm" svg:y="113.69mm">
            <draw:object draw:notify-on-update-of-ranges="'testMixApps-adaptive-1.0'.A23:'testMixApps-adaptive-1.0'.A24 'testMixApps-adaptive-1.0'.D23:'testMixApps-adaptive-1.0'.D24 'testMixApps-adaptive-2.0'.F23:'testMixApps-adaptive-2.0'.F24 'testMixApps-adaptive-2.0'.F23:'testMixApps-adaptive-2.0'.F24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8" table:default-cell-style-name="ce2"/>
        <table:table-column table:style-name="co2" table:default-cell-style-name="ce5"/>
        <table:table-column table:style-name="co2" table:default-cell-style-name="Default"/>
        <table:table-column table:style-name="co4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Metrics</text:p>
          </table:table-cell>
          <table:table-cell table:style-name="ce3" office:value-type="string" calcext:value-type="string">
            <text:p>Test 1</text:p>
          </table:table-cell>
          <table:table-cell table:style-name="ce3" office:value-type="string" calcext:value-type="string">
            <text:p>Test 2</text:p>
          </table:table-cell>
          <table:table-cell table:style-name="ce3" office:value-type="string" calcext:value-type="string">
            <text:p>Test 3</text:p>
          </table:table-cell>
          <table:table-cell table:style-name="ce3" office:value-type="string" calcext:value-type="string">
            <text:p>Test 4</text:p>
          </table:table-cell>
          <table:table-cell table:style-name="ce3" office:value-type="string" calcext:value-type="string">
            <text:p>Test 5</text:p>
          </table:table-cell>
          <table:table-cell table:style-name="ce3" office:value-type="string" calcext:value-type="string">
            <text:p>Test 6</text:p>
          </table:table-cell>
          <table:table-cell table:style-name="ce3" office:value-type="string" calcext:value-type="string">
            <text:p>Test 7</text:p>
          </table:table-cell>
          <table:table-cell table:style-name="ce3" office:value-type="string" calcext:value-type="string">
            <text:p>Test 8</text:p>
          </table:table-cell>
          <table:table-cell table:style-name="ce3" office:value-type="string" calcext:value-type="string">
            <text:p>Test 9</text:p>
          </table:table-cell>
          <table:table-cell table:style-name="ce3" office:value-type="string" calcext:value-type="string">
            <text:p>Test 10</text:p>
          </table:table-cell>
          <table:table-cell table:style-name="ce27"/>
          <table:table-cell table:number-columns-repeated="3"/>
        </table:table-row>
        <table:table-row table:style-name="ro1">
          <table:table-cell office:value-type="string" calcext:value-type="string">
            <text:p>Sucess</text:p>
          </table:table-cell>
          <table:table-cell table:style-name="ce4" office:value-type="float" office:value="37.77" calcext:value-type="float">
            <text:p>37,77</text:p>
          </table:table-cell>
          <table:table-cell table:style-name="ce13" office:value-type="float" office:value="37.77" calcext:value-type="float">
            <text:p>37,77</text:p>
          </table:table-cell>
          <table:table-cell table:style-name="ce13" office:value-type="float" office:value="33.33" calcext:value-type="float">
            <text:p>33,33</text:p>
          </table:table-cell>
          <table:table-cell table:style-name="ce13" office:value-type="float" office:value="31.11" calcext:value-type="float">
            <text:p>31,11</text:p>
          </table:table-cell>
          <table:table-cell table:style-name="ce13" office:value-type="float" office:value="35.55" calcext:value-type="float">
            <text:p>35,55</text:p>
          </table:table-cell>
          <table:table-cell table:style-name="ce13" office:value-type="float" office:value="33.33" calcext:value-type="float">
            <text:p>33,33</text:p>
          </table:table-cell>
          <table:table-cell table:number-columns-repeated="2" table:style-name="ce13" office:value-type="float" office:value="35.55" calcext:value-type="float">
            <text:p>35,55</text:p>
          </table:table-cell>
          <table:table-cell table:style-name="ce13" office:value-type="float" office:value="37.77" calcext:value-type="float">
            <text:p>37,77</text:p>
          </table:table-cell>
          <table:table-cell table:style-name="ce24" office:value-type="float" office:value="35.55" calcext:value-type="float">
            <text:p>35,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lure</text:p>
          </table:table-cell>
          <table:table-cell table:number-columns-repeated="2" office:value-type="float" office:value="62.22" calcext:value-type="float">
            <text:p>62,22</text:p>
          </table:table-cell>
          <table:table-cell office:value-type="float" office:value="66.66" calcext:value-type="float">
            <text:p>66,66</text:p>
          </table:table-cell>
          <table:table-cell office:value-type="float" office:value="68.88" calcext:value-type="float">
            <text:p>68,88</text:p>
          </table:table-cell>
          <table:table-cell office:value-type="float" office:value="64.44" calcext:value-type="float">
            <text:p>64,44</text:p>
          </table:table-cell>
          <table:table-cell office:value-type="float" office:value="66.66" calcext:value-type="float">
            <text:p>66,66</text:p>
          </table:table-cell>
          <table:table-cell table:number-columns-repeated="2" office:value-type="float" office:value="64.44" calcext:value-type="float">
            <text:p>64,44</text:p>
          </table:table-cell>
          <table:table-cell office:value-type="float" office:value="62.22" calcext:value-type="float">
            <text:p>62,22</text:p>
          </table:table-cell>
          <table:table-cell table:style-name="ce25" office:value-type="float" office:value="64.44" calcext:value-type="float">
            <text:p>64,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Launch time</text:p>
          </table:table-cell>
          <table:table-cell office:value-type="float" office:value="701.66" calcext:value-type="float">
            <text:p>701,66</text:p>
          </table:table-cell>
          <table:table-cell office:value-type="float" office:value="633.48" calcext:value-type="float">
            <text:p>633,48</text:p>
          </table:table-cell>
          <table:table-cell office:value-type="float" office:value="718.24" calcext:value-type="float">
            <text:p>718,24</text:p>
          </table:table-cell>
          <table:table-cell office:value-type="float" office:value="725.48" calcext:value-type="float">
            <text:p>725,48</text:p>
          </table:table-cell>
          <table:table-cell office:value-type="float" office:value="671.48" calcext:value-type="float">
            <text:p>671,48</text:p>
          </table:table-cell>
          <table:table-cell office:value-type="float" office:value="718.57" calcext:value-type="float">
            <text:p>718,57</text:p>
          </table:table-cell>
          <table:table-cell office:value-type="float" office:value="693.53" calcext:value-type="float">
            <text:p>693,53</text:p>
          </table:table-cell>
          <table:table-cell office:value-type="float" office:value="687.71" calcext:value-type="float">
            <text:p>687,71</text:p>
          </table:table-cell>
          <table:table-cell office:value-type="float" office:value="721.44" calcext:value-type="float">
            <text:p>721,44</text:p>
          </table:table-cell>
          <table:table-cell table:style-name="ce25" office:value-type="float" office:value="682.88" calcext:value-type="float">
            <text:p>682,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Launch time news</text:p>
          </table:table-cell>
          <table:table-cell office:value-type="float" office:value="861.57" calcext:value-type="float">
            <text:p>861,57</text:p>
          </table:table-cell>
          <table:table-cell office:value-type="float" office:value="790.92" calcext:value-type="float">
            <text:p>790,92</text:p>
          </table:table-cell>
          <table:table-cell office:value-type="float" office:value="904.23" calcext:value-type="float">
            <text:p>904,23</text:p>
          </table:table-cell>
          <table:table-cell office:value-type="float" office:value="881.58" calcext:value-type="float">
            <text:p>881,58</text:p>
          </table:table-cell>
          <table:table-cell office:value-type="float" office:value="832.58" calcext:value-type="float">
            <text:p>832,58</text:p>
          </table:table-cell>
          <table:table-cell office:value-type="float" office:value="899.43" calcext:value-type="float">
            <text:p>899,43</text:p>
          </table:table-cell>
          <table:table-cell office:value-type="float" office:value="877.65" calcext:value-type="float">
            <text:p>877,65</text:p>
          </table:table-cell>
          <table:table-cell office:value-type="float" office:value="868.31" calcext:value-type="float">
            <text:p>868,31</text:p>
          </table:table-cell>
          <table:table-cell office:value-type="float" office:value="911.5" calcext:value-type="float">
            <text:p>911,5</text:p>
          </table:table-cell>
          <table:table-cell table:style-name="ce25" office:value-type="float" office:value="832.65" calcext:value-type="float">
            <text:p>832,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Launch time actives</text:p>
          </table:table-cell>
          <table:table-cell office:value-type="float" office:value="438.29" calcext:value-type="float">
            <text:p>438,29</text:p>
          </table:table-cell>
          <table:table-cell office:value-type="float" office:value="374.17" calcext:value-type="float">
            <text:p>374,17</text:p>
          </table:table-cell>
          <table:table-cell office:value-type="float" office:value="346.26" calcext:value-type="float">
            <text:p>346,26</text:p>
          </table:table-cell>
          <table:table-cell office:value-type="float" office:value="379.85" calcext:value-type="float">
            <text:p>379,85</text:p>
          </table:table-cell>
          <table:table-cell office:value-type="float" office:value="379.5" calcext:value-type="float">
            <text:p>379,5</text:p>
          </table:table-cell>
          <table:table-cell office:value-type="float" office:value="356.86" calcext:value-type="float">
            <text:p>356,86</text:p>
          </table:table-cell>
          <table:table-cell office:value-type="float" office:value="359.81" calcext:value-type="float">
            <text:p>359,81</text:p>
          </table:table-cell>
          <table:table-cell office:value-type="float" office:value="360.37" calcext:value-type="float">
            <text:p>360,37</text:p>
          </table:table-cell>
          <table:table-cell office:value-type="float" office:value="408.41" calcext:value-type="float">
            <text:p>408,41</text:p>
          </table:table-cell>
          <table:table-cell table:style-name="ce25" office:value-type="float" office:value="411.43" calcext:value-type="float">
            <text:p>411,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l measure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running count</text:p>
          </table:table-cell>
          <table:table-cell table:number-columns-repeated="2" office:value-type="float" office:value="24.2" calcext:value-type="float">
            <text:p>24,2</text:p>
          </table:table-cell>
          <table:table-cell table:number-columns-repeated="3" office:value-type="float" office:value="24.5" calcext:value-type="float">
            <text:p>24,5</text:p>
          </table:table-cell>
          <table:table-cell office:value-type="float" office:value="24.3" calcext:value-type="float">
            <text:p>24,3</text:p>
          </table:table-cell>
          <table:table-cell office:value-type="float" office:value="24.5" calcext:value-type="float">
            <text:p>24,5</text:p>
          </table:table-cell>
          <table:table-cell table:number-columns-repeated="2" office:value-type="float" office:value="24.1" calcext:value-type="float">
            <text:p>24,1</text:p>
          </table:table-cell>
          <table:table-cell table:style-name="ce25" office:value-type="float" office:value="24.4" calcext:value-type="float">
            <text:p>24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s killed during the test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25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ge faults</text:p>
          </table:table-cell>
          <table:table-cell office:value-type="float" office:value="3644483" calcext:value-type="float">
            <text:p>3644483</text:p>
          </table:table-cell>
          <table:table-cell office:value-type="float" office:value="3669651" calcext:value-type="float">
            <text:p>3669651</text:p>
          </table:table-cell>
          <table:table-cell office:value-type="float" office:value="3578086" calcext:value-type="float">
            <text:p>3578086</text:p>
          </table:table-cell>
          <table:table-cell office:value-type="float" office:value="3724773" calcext:value-type="float">
            <text:p>3724773</text:p>
          </table:table-cell>
          <table:table-cell office:value-type="float" office:value="3599215" calcext:value-type="float">
            <text:p>3599215</text:p>
          </table:table-cell>
          <table:table-cell office:value-type="float" office:value="3682455" calcext:value-type="float">
            <text:p>3682455</text:p>
          </table:table-cell>
          <table:table-cell office:value-type="float" office:value="3565588" calcext:value-type="float">
            <text:p>3565588</text:p>
          </table:table-cell>
          <table:table-cell office:value-type="float" office:value="3582096" calcext:value-type="float">
            <text:p>3582096</text:p>
          </table:table-cell>
          <table:table-cell office:value-type="float" office:value="3533251" calcext:value-type="float">
            <text:p>3533251</text:p>
          </table:table-cell>
          <table:table-cell table:style-name="ce25" office:value-type="float" office:value="3583374" calcext:value-type="float">
            <text:p>3583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 page faults</text:p>
          </table:table-cell>
          <table:table-cell table:style-name="ce6" office:value-type="float" office:value="15283" calcext:value-type="float">
            <text:p>15283</text:p>
          </table:table-cell>
          <table:table-cell table:style-name="ce14" office:value-type="float" office:value="15717" calcext:value-type="float">
            <text:p>15717</text:p>
          </table:table-cell>
          <table:table-cell table:style-name="ce14" office:value-type="float" office:value="15531" calcext:value-type="float">
            <text:p>15531</text:p>
          </table:table-cell>
          <table:table-cell table:style-name="ce14" office:value-type="float" office:value="17615" calcext:value-type="float">
            <text:p>17615</text:p>
          </table:table-cell>
          <table:table-cell table:style-name="ce14" office:value-type="float" office:value="15551" calcext:value-type="float">
            <text:p>15551</text:p>
          </table:table-cell>
          <table:table-cell table:style-name="ce14" office:value-type="float" office:value="17120" calcext:value-type="float">
            <text:p>17120</text:p>
          </table:table-cell>
          <table:table-cell table:style-name="ce14" office:value-type="float" office:value="16279" calcext:value-type="float">
            <text:p>16279</text:p>
          </table:table-cell>
          <table:table-cell table:style-name="ce14" office:value-type="float" office:value="15180" calcext:value-type="float">
            <text:p>15180</text:p>
          </table:table-cell>
          <table:table-cell table:style-name="ce14" office:value-type="float" office:value="16124" calcext:value-type="float">
            <text:p>16124</text:p>
          </table:table-cell>
          <table:table-cell table:style-name="ce26" office:value-type="float" office:value="14893" calcext:value-type="float">
            <text:p>14893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3" office:value-type="string" calcext:value-type="string">
            <text:p>Metrics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CI(95%)</text:p>
          </table:table-cell>
          <table:table-cell table:style-name="ce3" office:value-type="string" calcext:value-type="string">
            <text:p>% C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ss</text:p>
          </table:table-cell>
          <table:table-cell table:style-name="ce7" table:formula="of:=MIN([.B2:.K2])" office:value-type="float" office:value="31.11" calcext:value-type="float">
            <text:p>31,11</text:p>
          </table:table-cell>
          <table:table-cell table:style-name="ce13" table:formula="of:=MAX([.B2:.K2])" office:value-type="float" office:value="37.77" calcext:value-type="float">
            <text:p>37,77</text:p>
          </table:table-cell>
          <table:table-cell table:style-name="ce15" table:formula="of:=SUM([.B2:.K2])/10" office:value-type="float" office:value="35.328" calcext:value-type="float">
            <text:p>35,33</text:p>
          </table:table-cell>
          <table:table-cell table:style-name="ce18" table:formula="of:=STDEV([.B2:.K2])" office:value-type="float" office:value="2.20763221574609" calcext:value-type="float">
            <text:p>2,21</text:p>
          </table:table-cell>
          <table:table-cell table:style-name="ce18" table:formula="of:=CONFIDENCE(0.05;[.E15];10)" office:value-type="float" office:value="1.36827948047494" calcext:value-type="float">
            <text:p>1,37</text:p>
          </table:table-cell>
          <table:table-cell table:style-name="ce21" table:formula="of:=[.F15]*100/[.D15]" office:value-type="float" office:value="3.8730737105835" calcext:value-type="float">
            <text:p>3,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lure</text:p>
          </table:table-cell>
          <table:table-cell table:style-name="ce8" table:formula="of:=MIN([.B3:.K3])" office:value-type="float" office:value="62.22" calcext:value-type="float">
            <text:p>62,22</text:p>
          </table:table-cell>
          <table:table-cell table:formula="of:=MAX([.B3:.K3])" office:value-type="float" office:value="68.88" calcext:value-type="float">
            <text:p>68,88</text:p>
          </table:table-cell>
          <table:table-cell table:style-name="ce16" table:formula="of:=SUM([.B3:.K3])/10" office:value-type="float" office:value="64.662" calcext:value-type="float">
            <text:p>64,66</text:p>
          </table:table-cell>
          <table:table-cell table:style-name="ce19" table:formula="of:=STDEV([.B3:.K3])" office:value-type="float" office:value="2.20763221574609" calcext:value-type="float">
            <text:p>2,21</text:p>
          </table:table-cell>
          <table:table-cell table:style-name="ce19" table:formula="of:=CONFIDENCE(0.05;[.E16];10)" office:value-type="float" office:value="1.36827948047494" calcext:value-type="float">
            <text:p>1,37</text:p>
          </table:table-cell>
          <table:table-cell table:style-name="ce22" table:formula="of:=[.F16]*100/[.D16]" office:value-type="float" office:value="2.11604880838041" calcext:value-type="float">
            <text:p>2,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 Launch time</text:p>
          </table:table-cell>
          <table:table-cell table:style-name="ce8" table:formula="of:=MIN([.B4:.K4])" office:value-type="float" office:value="633.48" calcext:value-type="float">
            <text:p>633,48</text:p>
          </table:table-cell>
          <table:table-cell table:formula="of:=MAX([.B4:.K4])" office:value-type="float" office:value="725.48" calcext:value-type="float">
            <text:p>725,48</text:p>
          </table:table-cell>
          <table:table-cell table:style-name="ce16" table:formula="of:=SUM([.B4:.K4])/10" office:value-type="float" office:value="695.447" calcext:value-type="float">
            <text:p>695,45</text:p>
          </table:table-cell>
          <table:table-cell table:style-name="ce19" table:formula="of:=STDEV([.B4:.K4])" office:value-type="float" office:value="28.4921123783018" calcext:value-type="float">
            <text:p>28,49</text:p>
          </table:table-cell>
          <table:table-cell table:style-name="ce19" table:formula="of:=CONFIDENCE(0.05;[.E17];10)" office:value-type="float" office:value="17.6592697119348" calcext:value-type="float">
            <text:p>17,66</text:p>
          </table:table-cell>
          <table:table-cell table:style-name="ce22" table:formula="of:=[.F17]*100/[.D17]" office:value-type="float" office:value="2.53926894672559" calcext:value-type="float">
            <text:p>2,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 Launch time news</text:p>
          </table:table-cell>
          <table:table-cell table:style-name="ce8" table:formula="of:=MIN([.B5:.K5])" office:value-type="float" office:value="790.92" calcext:value-type="float">
            <text:p>790,92</text:p>
          </table:table-cell>
          <table:table-cell table:formula="of:=MAX([.B5:.K5])" office:value-type="float" office:value="911.5" calcext:value-type="float">
            <text:p>911,5</text:p>
          </table:table-cell>
          <table:table-cell table:style-name="ce16" table:formula="of:=SUM([.B5:.K5])/10" office:value-type="float" office:value="866.042" calcext:value-type="float">
            <text:p>866,04</text:p>
          </table:table-cell>
          <table:table-cell table:style-name="ce19" table:formula="of:=STDEV([.B5:.K5])" office:value-type="float" office:value="37.8870768937847" calcext:value-type="float">
            <text:p>37,89</text:p>
          </table:table-cell>
          <table:table-cell table:style-name="ce19" table:formula="of:=CONFIDENCE(0.05;[.E18];10)" office:value-type="float" office:value="23.4822220473087" calcext:value-type="float">
            <text:p>23,48</text:p>
          </table:table-cell>
          <table:table-cell table:style-name="ce22" table:formula="of:=[.F18]*100/[.D18]" office:value-type="float" office:value="2.71144148289675" calcext:value-type="float">
            <text:p>2,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 Launch time actives</text:p>
          </table:table-cell>
          <table:table-cell table:style-name="ce8" table:formula="of:=MIN([.B6:.K6])" office:value-type="float" office:value="346.26" calcext:value-type="float">
            <text:p>346,26</text:p>
          </table:table-cell>
          <table:table-cell table:formula="of:=MAX([.B6:.K6])" office:value-type="float" office:value="438.29" calcext:value-type="float">
            <text:p>438,29</text:p>
          </table:table-cell>
          <table:table-cell table:style-name="ce16" table:formula="of:=SUM([.B6:.K6])/10" office:value-type="float" office:value="381.495" calcext:value-type="float">
            <text:p>381,50</text:p>
          </table:table-cell>
          <table:table-cell table:style-name="ce19" table:formula="of:=STDEV([.B6:.K6])" office:value-type="float" office:value="29.1955636850685" calcext:value-type="float">
            <text:p>29,20</text:p>
          </table:table-cell>
          <table:table-cell table:style-name="ce19" table:formula="of:=CONFIDENCE(0.05;[.E19];10)" office:value-type="float" office:value="18.0952653373369" calcext:value-type="float">
            <text:p>18,10</text:p>
          </table:table-cell>
          <table:table-cell table:style-name="ce22" table:formula="of:=[.F19]*100/[.D19]" office:value-type="float" office:value="4.74325098293212" calcext:value-type="float">
            <text:p>4,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l measures</text:p>
          </table:table-cell>
          <table:table-cell table:style-name="ce8" table:formula="of:=MIN([.B7:.K7])" office:value-type="float" office:value="0" calcext:value-type="float">
            <text:p>0</text:p>
          </table:table-cell>
          <table:table-cell table:formula="of:=MAX([.B7:.K7])" office:value-type="float" office:value="0" calcext:value-type="float">
            <text:p>0</text:p>
          </table:table-cell>
          <table:table-cell table:style-name="ce16" table:formula="of:=SUM([.B7:.K7])/10" office:value-type="float" office:value="0" calcext:value-type="float">
            <text:p>0,00</text:p>
          </table:table-cell>
          <table:table-cell table:style-name="ce19" table:formula="of:=STDEV([.B7:.K7])" office:value-type="float" office:value="0" calcext:value-type="float">
            <text:p>0,00</text:p>
          </table:table-cell>
          <table:table-cell table:style-name="ce19"/>
          <table:table-cell table:style-name="ce22"/>
          <table:table-cell table:number-columns-repeated="8"/>
        </table:table-row>
        <table:table-row table:style-name="ro1">
          <table:table-cell office:value-type="string" calcext:value-type="string">
            <text:p>Average running count</text:p>
          </table:table-cell>
          <table:table-cell table:style-name="ce8" table:formula="of:=MIN([.B8:.K8])" office:value-type="float" office:value="24.1" calcext:value-type="float">
            <text:p>24,1</text:p>
          </table:table-cell>
          <table:table-cell table:formula="of:=MAX([.B8:.K8])" office:value-type="float" office:value="24.5" calcext:value-type="float">
            <text:p>24,5</text:p>
          </table:table-cell>
          <table:table-cell table:style-name="ce16" table:formula="of:=SUM([.B8:.K8])/10" office:value-type="float" office:value="24.33" calcext:value-type="float">
            <text:p>24,33</text:p>
          </table:table-cell>
          <table:table-cell table:style-name="ce19" table:formula="of:=STDEV([.B8:.K8])" office:value-type="float" office:value="0.170293863659264" calcext:value-type="float">
            <text:p>0,17</text:p>
          </table:table-cell>
          <table:table-cell table:style-name="ce19" table:formula="of:=CONFIDENCE(0.05;[.E21];10)" office:value-type="float" office:value="0.105547290727962" calcext:value-type="float">
            <text:p>0,11</text:p>
          </table:table-cell>
          <table:table-cell table:style-name="ce22" table:formula="of:=[.F21]*100/[.D21]" office:value-type="float" office:value="0.433815416062317" calcext:value-type="float">
            <text:p>0,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ps killed during the test</text:p>
          </table:table-cell>
          <table:table-cell table:style-name="ce8" table:formula="of:=MIN([.B9:.K9])" office:value-type="float" office:value="44" calcext:value-type="float">
            <text:p>44</text:p>
          </table:table-cell>
          <table:table-cell table:formula="of:=MAX([.B9:.K9])" office:value-type="float" office:value="54" calcext:value-type="float">
            <text:p>54</text:p>
          </table:table-cell>
          <table:table-cell table:style-name="ce16" table:formula="of:=SUM([.B9:.K9])/10" office:value-type="float" office:value="48.8" calcext:value-type="float">
            <text:p>48,80</text:p>
          </table:table-cell>
          <table:table-cell table:style-name="ce19" table:formula="of:=STDEV([.B9:.K9])" office:value-type="float" office:value="3.29309040939426" calcext:value-type="float">
            <text:p>3,29</text:p>
          </table:table-cell>
          <table:table-cell table:style-name="ce19" table:formula="of:=CONFIDENCE(0.05;[.E22];10)" office:value-type="float" office:value="2.04104107667236" calcext:value-type="float">
            <text:p>2,04</text:p>
          </table:table-cell>
          <table:table-cell table:style-name="ce22" table:formula="of:=[.F22]*100/[.D22]" office:value-type="float" office:value="4.18246122268925" calcext:value-type="float">
            <text:p>4,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ge faults</text:p>
          </table:table-cell>
          <table:table-cell table:style-name="ce8" table:formula="of:=MIN([.B10:.K10])" office:value-type="float" office:value="3533251" calcext:value-type="float">
            <text:p>3533251</text:p>
          </table:table-cell>
          <table:table-cell table:formula="of:=MAX([.B10:.K10])" office:value-type="float" office:value="3724773" calcext:value-type="float">
            <text:p>3724773</text:p>
          </table:table-cell>
          <table:table-cell table:style-name="ce16" table:formula="of:=SUM([.B10:.K10])/10" office:value-type="float" office:value="3616297.2" calcext:value-type="float">
            <text:p>3616297,20</text:p>
          </table:table-cell>
          <table:table-cell table:style-name="ce19" table:formula="of:=STDEV([.B10:.K10])" office:value-type="float" office:value="60789.7760259806" calcext:value-type="float">
            <text:p>60789,78</text:p>
          </table:table-cell>
          <table:table-cell table:style-name="ce19" table:formula="of:=CONFIDENCE(0.05;[.E23];10)" office:value-type="float" office:value="37677.2011958097" calcext:value-type="float">
            <text:p>37677,20</text:p>
          </table:table-cell>
          <table:table-cell table:style-name="ce22" table:formula="of:=[.F23]*100/[.D23]" office:value-type="float" office:value="1.04187236590537" calcext:value-type="float">
            <text:p>1,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 page faults</text:p>
          </table:table-cell>
          <table:table-cell table:style-name="ce9" table:formula="of:=MIN([.B11:.K11])" office:value-type="float" office:value="14893" calcext:value-type="float">
            <text:p>14893</text:p>
          </table:table-cell>
          <table:table-cell table:style-name="ce14" table:formula="of:=MAX([.B11:.K11])" office:value-type="float" office:value="17615" calcext:value-type="float">
            <text:p>17615</text:p>
          </table:table-cell>
          <table:table-cell table:style-name="ce17" table:formula="of:=SUM([.B11:.K11])/10" office:value-type="float" office:value="15929.3" calcext:value-type="float">
            <text:p>15929,30</text:p>
          </table:table-cell>
          <table:table-cell table:style-name="ce20" table:formula="of:=STDEV([.B11:.K11])" office:value-type="float" office:value="870.468973216928" calcext:value-type="float">
            <text:p>870,47</text:p>
          </table:table-cell>
          <table:table-cell table:style-name="ce20" table:formula="of:=CONFIDENCE(0.05;[.E24];10)" office:value-type="float" office:value="539.512345375104" calcext:value-type="float">
            <text:p>539,51</text:p>
          </table:table-cell>
          <table:table-cell table:style-name="ce23" table:formula="of:=[.F24]*100/[.D24]" office:value-type="float" office:value="3.38691810296187" calcext:value-type="float">
            <text:p>3,39</text:p>
          </table:table-cell>
          <table:table-cell table:number-columns-repeated="8"/>
        </table:table-row>
        <table:table-row table:style-name="ro1" table:number-rows-repeated="3">
          <table:table-cell table:style-name="Default"/>
          <table:table-cell table:style-name="ce16"/>
          <table:table-cell table:number-columns-repeated="13"/>
        </table:table-row>
        <table:table-row table:style-name="ro1">
          <table:table-cell table:style-name="Default"/>
          <table:table-cell table:style-name="ce16"/>
          <table:table-cell table:number-columns-repeated="13"/>
        </table:table-row>
      </table:table>
      <table:table table:name="testMixApps-adaptive-2.0" table:style-name="ta1">
        <table:shapes>
          <draw:frame draw:z-index="0" draw:style-name="gr1" draw:text-style-name="P1" svg:width="190.15mm" svg:height="115.01mm" svg:x="0.83mm" svg:y="113.69mm">
            <draw:object draw:notify-on-update-of-ranges="'testMixApps-adaptive-2.0'.A15:'testMixApps-adaptive-2.0'.A22 'testMixApps-adaptive-2.0'.D15:'testMixApps-adaptive-2.0'.D22 'testMixApps-adaptive-2.0'.F15:'testMixApps-adaptive-2.0'.F22 'testMixApps-adaptive-2.0'.F15:'testMixApps-adaptive-2.0'.F2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85.58mm" svg:height="100.94mm" svg:x="209.41mm" svg:y="113.69mm">
            <draw:object draw:notify-on-update-of-ranges="'testMixApps-adaptive-2.0'.A23:'testMixApps-adaptive-2.0'.A24 'testMixApps-adaptive-2.0'.D23:'testMixApps-adaptive-2.0'.D24 'testMixApps-adaptive-2.0'.F23:'testMixApps-adaptive-2.0'.F24 'testMixApps-adaptive-2.0'.F23:'testMixApps-adaptive-2.0'.F24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8" table:default-cell-style-name="ce2"/>
        <table:table-column table:style-name="co2" table:default-cell-style-name="ce5"/>
        <table:table-column table:style-name="co2" table:default-cell-style-name="Default"/>
        <table:table-column table:style-name="co4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Metrics</text:p>
          </table:table-cell>
          <table:table-cell table:style-name="ce3" office:value-type="string" calcext:value-type="string">
            <text:p>Test 1</text:p>
          </table:table-cell>
          <table:table-cell table:style-name="ce3" office:value-type="string" calcext:value-type="string">
            <text:p>Test 2</text:p>
          </table:table-cell>
          <table:table-cell table:style-name="ce3" office:value-type="string" calcext:value-type="string">
            <text:p>Test 3</text:p>
          </table:table-cell>
          <table:table-cell table:style-name="ce3" office:value-type="string" calcext:value-type="string">
            <text:p>Test 4</text:p>
          </table:table-cell>
          <table:table-cell table:style-name="ce3" office:value-type="string" calcext:value-type="string">
            <text:p>Test 5</text:p>
          </table:table-cell>
          <table:table-cell table:style-name="ce3" office:value-type="string" calcext:value-type="string">
            <text:p>Test 6</text:p>
          </table:table-cell>
          <table:table-cell table:style-name="ce3" office:value-type="string" calcext:value-type="string">
            <text:p>Test 7</text:p>
          </table:table-cell>
          <table:table-cell table:style-name="ce3" office:value-type="string" calcext:value-type="string">
            <text:p>Test 8</text:p>
          </table:table-cell>
          <table:table-cell table:style-name="ce3" office:value-type="string" calcext:value-type="string">
            <text:p>Test 9</text:p>
          </table:table-cell>
          <table:table-cell table:style-name="ce3" office:value-type="string" calcext:value-type="string">
            <text:p>Test 10</text:p>
          </table:table-cell>
          <table:table-cell table:style-name="ce27"/>
          <table:table-cell table:number-columns-repeated="3"/>
        </table:table-row>
        <table:table-row table:style-name="ro1">
          <table:table-cell office:value-type="string" calcext:value-type="string">
            <text:p>Sucess</text:p>
          </table:table-cell>
          <table:table-cell table:style-name="ce4" office:value-type="float" office:value="37.77" calcext:value-type="float">
            <text:p>37,77</text:p>
          </table:table-cell>
          <table:table-cell table:style-name="ce13" office:value-type="float" office:value="37.77" calcext:value-type="float">
            <text:p>37,77</text:p>
          </table:table-cell>
          <table:table-cell table:style-name="ce13" office:value-type="float" office:value="35.55" calcext:value-type="float">
            <text:p>35,55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33.33" calcext:value-type="float">
            <text:p>33,33</text:p>
          </table:table-cell>
          <table:table-cell table:style-name="ce13" office:value-type="float" office:value="35.55" calcext:value-type="float">
            <text:p>35,55</text:p>
          </table:table-cell>
          <table:table-cell table:style-name="ce13" office:value-type="float" office:value="37.77" calcext:value-type="float">
            <text:p>37,77</text:p>
          </table:table-cell>
          <table:table-cell table:number-columns-repeated="2" table:style-name="ce13" office:value-type="float" office:value="35.55" calcext:value-type="float">
            <text:p>35,55</text:p>
          </table:table-cell>
          <table:table-cell table:style-name="ce24" office:value-type="float" office:value="31.11" calcext:value-type="float">
            <text:p>31,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lure</text:p>
          </table:table-cell>
          <table:table-cell table:number-columns-repeated="2" office:value-type="float" office:value="62.22" calcext:value-type="float">
            <text:p>62,22</text:p>
          </table:table-cell>
          <table:table-cell office:value-type="float" office:value="64.44" calcext:value-type="float">
            <text:p>64,44</text:p>
          </table:table-cell>
          <table:table-cell office:value-type="float" office:value="60" calcext:value-type="float">
            <text:p>60</text:p>
          </table:table-cell>
          <table:table-cell office:value-type="float" office:value="66.66" calcext:value-type="float">
            <text:p>66,66</text:p>
          </table:table-cell>
          <table:table-cell office:value-type="float" office:value="64.44" calcext:value-type="float">
            <text:p>64,44</text:p>
          </table:table-cell>
          <table:table-cell office:value-type="float" office:value="62.22" calcext:value-type="float">
            <text:p>62,22</text:p>
          </table:table-cell>
          <table:table-cell table:number-columns-repeated="2" office:value-type="float" office:value="64.44" calcext:value-type="float">
            <text:p>64,44</text:p>
          </table:table-cell>
          <table:table-cell table:style-name="ce25" office:value-type="float" office:value="68.88" calcext:value-type="float">
            <text:p>68,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Launch time</text:p>
          </table:table-cell>
          <table:table-cell office:value-type="float" office:value="669.28" calcext:value-type="float">
            <text:p>669,28</text:p>
          </table:table-cell>
          <table:table-cell office:value-type="float" office:value="704.8" calcext:value-type="float">
            <text:p>704,8</text:p>
          </table:table-cell>
          <table:table-cell office:value-type="float" office:value="711" calcext:value-type="float">
            <text:p>711</text:p>
          </table:table-cell>
          <table:table-cell office:value-type="float" office:value="629.64" calcext:value-type="float">
            <text:p>629,64</text:p>
          </table:table-cell>
          <table:table-cell office:value-type="float" office:value="716.8" calcext:value-type="float">
            <text:p>716,8</text:p>
          </table:table-cell>
          <table:table-cell office:value-type="float" office:value="695.33" calcext:value-type="float">
            <text:p>695,33</text:p>
          </table:table-cell>
          <table:table-cell office:value-type="float" office:value="676.8" calcext:value-type="float">
            <text:p>676,8</text:p>
          </table:table-cell>
          <table:table-cell office:value-type="float" office:value="682.22" calcext:value-type="float">
            <text:p>682,22</text:p>
          </table:table-cell>
          <table:table-cell office:value-type="float" office:value="703.26" calcext:value-type="float">
            <text:p>703,26</text:p>
          </table:table-cell>
          <table:table-cell table:style-name="ce25" office:value-type="float" office:value="723.75" calcext:value-type="float">
            <text:p>723,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Launch time news</text:p>
          </table:table-cell>
          <table:table-cell office:value-type="float" office:value="845.25" calcext:value-type="float">
            <text:p>845,25</text:p>
          </table:table-cell>
          <table:table-cell office:value-type="float" office:value="913.21" calcext:value-type="float">
            <text:p>913,21</text:p>
          </table:table-cell>
          <table:table-cell office:value-type="float" office:value="865.17" calcext:value-type="float">
            <text:p>865,17</text:p>
          </table:table-cell>
          <table:table-cell office:value-type="float" office:value="774" calcext:value-type="float">
            <text:p>774</text:p>
          </table:table-cell>
          <table:table-cell office:value-type="float" office:value="882.7" calcext:value-type="float">
            <text:p>882,7</text:p>
          </table:table-cell>
          <table:table-cell office:value-type="float" office:value="863.2" calcext:value-type="float">
            <text:p>863,2</text:p>
          </table:table-cell>
          <table:table-cell office:value-type="float" office:value="824.42" calcext:value-type="float">
            <text:p>824,42</text:p>
          </table:table-cell>
          <table:table-cell office:value-type="float" office:value="856.13" calcext:value-type="float">
            <text:p>856,13</text:p>
          </table:table-cell>
          <table:table-cell office:value-type="float" office:value="866.62" calcext:value-type="float">
            <text:p>866,62</text:p>
          </table:table-cell>
          <table:table-cell table:style-name="ce25" office:value-type="float" office:value="889.12" calcext:value-type="float">
            <text:p>889,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Launch time actives</text:p>
          </table:table-cell>
          <table:table-cell office:value-type="float" office:value="379.47" calcext:value-type="float">
            <text:p>379,47</text:p>
          </table:table-cell>
          <table:table-cell office:value-type="float" office:value="361.52" calcext:value-type="float">
            <text:p>361,52</text:p>
          </table:table-cell>
          <table:table-cell office:value-type="float" office:value="431.56" calcext:value-type="float">
            <text:p>431,56</text:p>
          </table:table-cell>
          <table:table-cell office:value-type="float" office:value="413.11" calcext:value-type="float">
            <text:p>413,11</text:p>
          </table:table-cell>
          <table:table-cell office:value-type="float" office:value="385" calcext:value-type="float">
            <text:p>385</text:p>
          </table:table-cell>
          <table:table-cell office:value-type="float" office:value="391.06" calcext:value-type="float">
            <text:p>391,06</text:p>
          </table:table-cell>
          <table:table-cell office:value-type="float" office:value="433.64" calcext:value-type="float">
            <text:p>433,64</text:p>
          </table:table-cell>
          <table:table-cell office:value-type="float" office:value="367" calcext:value-type="float">
            <text:p>367</text:p>
          </table:table-cell>
          <table:table-cell office:value-type="float" office:value="407.18" calcext:value-type="float">
            <text:p>407,18</text:p>
          </table:table-cell>
          <table:table-cell table:style-name="ce25" office:value-type="float" office:value="357.57" calcext:value-type="float">
            <text:p>357,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l measure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running count</text:p>
          </table:table-cell>
          <table:table-cell office:value-type="float" office:value="23.4" calcext:value-type="float">
            <text:p>23,4</text:p>
          </table:table-cell>
          <table:table-cell office:value-type="float" office:value="23.9" calcext:value-type="float">
            <text:p>23,9</text:p>
          </table:table-cell>
          <table:table-cell office:value-type="float" office:value="24.2" calcext:value-type="float">
            <text:p>24,2</text:p>
          </table:table-cell>
          <table:table-cell office:value-type="float" office:value="23.9" calcext:value-type="float">
            <text:p>23,9</text:p>
          </table:table-cell>
          <table:table-cell office:value-type="float" office:value="24.1" calcext:value-type="float">
            <text:p>24,1</text:p>
          </table:table-cell>
          <table:table-cell table:number-columns-repeated="2" office:value-type="float" office:value="24.3" calcext:value-type="float">
            <text:p>24,3</text:p>
          </table:table-cell>
          <table:table-cell office:value-type="float" office:value="24" calcext:value-type="float">
            <text:p>24</text:p>
          </table:table-cell>
          <table:table-cell office:value-type="float" office:value="23.9" calcext:value-type="float">
            <text:p>23,9</text:p>
          </table:table-cell>
          <table:table-cell table:style-name="ce25" office:value-type="float" office:value="24.1" calcext:value-type="float">
            <text:p>24,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s killed during the test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25"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ge faults</text:p>
          </table:table-cell>
          <table:table-cell office:value-type="float" office:value="3575023" calcext:value-type="float">
            <text:p>3575023</text:p>
          </table:table-cell>
          <table:table-cell office:value-type="float" office:value="3593129" calcext:value-type="float">
            <text:p>3593129</text:p>
          </table:table-cell>
          <table:table-cell office:value-type="float" office:value="3645410" calcext:value-type="float">
            <text:p>3645410</text:p>
          </table:table-cell>
          <table:table-cell office:value-type="float" office:value="3596483" calcext:value-type="float">
            <text:p>3596483</text:p>
          </table:table-cell>
          <table:table-cell office:value-type="float" office:value="3563631" calcext:value-type="float">
            <text:p>3563631</text:p>
          </table:table-cell>
          <table:table-cell office:value-type="float" office:value="3608048" calcext:value-type="float">
            <text:p>3608048</text:p>
          </table:table-cell>
          <table:table-cell office:value-type="float" office:value="3639438" calcext:value-type="float">
            <text:p>3639438</text:p>
          </table:table-cell>
          <table:table-cell office:value-type="float" office:value="3714237" calcext:value-type="float">
            <text:p>3714237</text:p>
          </table:table-cell>
          <table:table-cell office:value-type="float" office:value="3519712" calcext:value-type="float">
            <text:p>3519712</text:p>
          </table:table-cell>
          <table:table-cell table:style-name="ce25" office:value-type="float" office:value="3694568" calcext:value-type="float">
            <text:p>36945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 page faults</text:p>
          </table:table-cell>
          <table:table-cell table:style-name="ce6" office:value-type="float" office:value="14084" calcext:value-type="float">
            <text:p>14084</text:p>
          </table:table-cell>
          <table:table-cell table:style-name="ce14" office:value-type="float" office:value="14746" calcext:value-type="float">
            <text:p>14746</text:p>
          </table:table-cell>
          <table:table-cell table:style-name="ce14" office:value-type="float" office:value="15197" calcext:value-type="float">
            <text:p>15197</text:p>
          </table:table-cell>
          <table:table-cell table:style-name="ce14" office:value-type="float" office:value="14562" calcext:value-type="float">
            <text:p>14562</text:p>
          </table:table-cell>
          <table:table-cell table:style-name="ce14" office:value-type="float" office:value="14203" calcext:value-type="float">
            <text:p>14203</text:p>
          </table:table-cell>
          <table:table-cell table:style-name="ce14" office:value-type="float" office:value="15342" calcext:value-type="float">
            <text:p>15342</text:p>
          </table:table-cell>
          <table:table-cell table:style-name="ce14" office:value-type="float" office:value="14297" calcext:value-type="float">
            <text:p>14297</text:p>
          </table:table-cell>
          <table:table-cell table:style-name="ce14" office:value-type="float" office:value="15302" calcext:value-type="float">
            <text:p>15302</text:p>
          </table:table-cell>
          <table:table-cell table:style-name="ce14" office:value-type="float" office:value="13498" calcext:value-type="float">
            <text:p>13498</text:p>
          </table:table-cell>
          <table:table-cell table:style-name="ce26" office:value-type="float" office:value="15112" calcext:value-type="float">
            <text:p>15112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3" office:value-type="string" calcext:value-type="string">
            <text:p>Metrics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CI(95%)</text:p>
          </table:table-cell>
          <table:table-cell table:style-name="ce3" office:value-type="string" calcext:value-type="string">
            <text:p>% C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ss</text:p>
          </table:table-cell>
          <table:table-cell table:style-name="ce7" table:formula="of:=MIN([.B2:.K2])" office:value-type="float" office:value="31.11" calcext:value-type="float">
            <text:p>31,11</text:p>
          </table:table-cell>
          <table:table-cell table:style-name="ce13" table:formula="of:=MAX([.B2:.K2])" office:value-type="float" office:value="40" calcext:value-type="float">
            <text:p>40</text:p>
          </table:table-cell>
          <table:table-cell table:style-name="ce15" table:formula="of:=SUM([.B2:.K2])/10" office:value-type="float" office:value="35.995" calcext:value-type="float">
            <text:p>36,00</text:p>
          </table:table-cell>
          <table:table-cell table:style-name="ce18" table:formula="of:=STDEV([.B2:.K2])" office:value-type="float" office:value="2.52211221003349" calcext:value-type="float">
            <text:p>2,52</text:p>
          </table:table-cell>
          <table:table-cell table:style-name="ce18" table:formula="of:=CONFIDENCE(0.05;[.E15];10)" office:value-type="float" office:value="1.56319261869343" calcext:value-type="float">
            <text:p>1,56</text:p>
          </table:table-cell>
          <table:table-cell table:style-name="ce21" table:formula="of:=[.F15]*100/[.D15]" office:value-type="float" office:value="4.34280488593814" calcext:value-type="float">
            <text:p>4,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lure</text:p>
          </table:table-cell>
          <table:table-cell table:style-name="ce8" table:formula="of:=MIN([.B3:.K3])" office:value-type="float" office:value="60" calcext:value-type="float">
            <text:p>60</text:p>
          </table:table-cell>
          <table:table-cell table:formula="of:=MAX([.B3:.K3])" office:value-type="float" office:value="68.88" calcext:value-type="float">
            <text:p>68,88</text:p>
          </table:table-cell>
          <table:table-cell table:style-name="ce16" table:formula="of:=SUM([.B3:.K3])/10" office:value-type="float" office:value="63.996" calcext:value-type="float">
            <text:p>64,00</text:p>
          </table:table-cell>
          <table:table-cell table:style-name="ce19" table:formula="of:=STDEV([.B3:.K3])" office:value-type="float" office:value="2.52034918215711" calcext:value-type="float">
            <text:p>2,52</text:p>
          </table:table-cell>
          <table:table-cell table:style-name="ce19" table:formula="of:=CONFIDENCE(0.05;[.E16];10)" office:value-type="float" office:value="1.56209990277384" calcext:value-type="float">
            <text:p>1,56</text:p>
          </table:table-cell>
          <table:table-cell table:style-name="ce22" table:formula="of:=[.F16]*100/[.D16]" office:value-type="float" office:value="2.44093365643765" calcext:value-type="float">
            <text:p>2,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 Launch time</text:p>
          </table:table-cell>
          <table:table-cell table:style-name="ce8" table:formula="of:=MIN([.B4:.K4])" office:value-type="float" office:value="629.64" calcext:value-type="float">
            <text:p>629,64</text:p>
          </table:table-cell>
          <table:table-cell table:formula="of:=MAX([.B4:.K4])" office:value-type="float" office:value="723.75" calcext:value-type="float">
            <text:p>723,75</text:p>
          </table:table-cell>
          <table:table-cell table:style-name="ce16" table:formula="of:=SUM([.B4:.K4])/10" office:value-type="float" office:value="691.288" calcext:value-type="float">
            <text:p>691,29</text:p>
          </table:table-cell>
          <table:table-cell table:style-name="ce19" table:formula="of:=STDEV([.B4:.K4])" office:value-type="float" office:value="27.913369874986" calcext:value-type="float">
            <text:p>27,91</text:p>
          </table:table-cell>
          <table:table-cell table:style-name="ce19" table:formula="of:=CONFIDENCE(0.05;[.E17];10)" office:value-type="float" office:value="17.3005679833961" calcext:value-type="float">
            <text:p>17,30</text:p>
          </table:table-cell>
          <table:table-cell table:style-name="ce22" table:formula="of:=[.F17]*100/[.D17]" office:value-type="float" office:value="2.50265706672127" calcext:value-type="float">
            <text:p>2,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 Launch time news</text:p>
          </table:table-cell>
          <table:table-cell table:style-name="ce8" table:formula="of:=MIN([.B5:.K5])" office:value-type="float" office:value="774" calcext:value-type="float">
            <text:p>774</text:p>
          </table:table-cell>
          <table:table-cell table:formula="of:=MAX([.B5:.K5])" office:value-type="float" office:value="913.21" calcext:value-type="float">
            <text:p>913,21</text:p>
          </table:table-cell>
          <table:table-cell table:style-name="ce16" table:formula="of:=SUM([.B5:.K5])/10" office:value-type="float" office:value="857.982" calcext:value-type="float">
            <text:p>857,98</text:p>
          </table:table-cell>
          <table:table-cell table:style-name="ce19" table:formula="of:=STDEV([.B5:.K5])" office:value-type="float" office:value="38.1941158353541" calcext:value-type="float">
            <text:p>38,19</text:p>
          </table:table-cell>
          <table:table-cell table:style-name="ce19" table:formula="of:=CONFIDENCE(0.05;[.E18];10)" office:value-type="float" office:value="23.6725232580174" calcext:value-type="float">
            <text:p>23,67</text:p>
          </table:table-cell>
          <table:table-cell table:style-name="ce22" table:formula="of:=[.F18]*100/[.D18]" office:value-type="float" office:value="2.75909322783199" calcext:value-type="float">
            <text:p>2,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 Launch time actives</text:p>
          </table:table-cell>
          <table:table-cell table:style-name="ce8" table:formula="of:=MIN([.B6:.K6])" office:value-type="float" office:value="357.57" calcext:value-type="float">
            <text:p>357,57</text:p>
          </table:table-cell>
          <table:table-cell table:formula="of:=MAX([.B6:.K6])" office:value-type="float" office:value="433.64" calcext:value-type="float">
            <text:p>433,64</text:p>
          </table:table-cell>
          <table:table-cell table:style-name="ce16" table:formula="of:=SUM([.B6:.K6])/10" office:value-type="float" office:value="392.711" calcext:value-type="float">
            <text:p>392,71</text:p>
          </table:table-cell>
          <table:table-cell table:style-name="ce19" table:formula="of:=STDEV([.B6:.K6])" office:value-type="float" office:value="27.7212960455395" calcext:value-type="float">
            <text:p>27,72</text:p>
          </table:table-cell>
          <table:table-cell table:style-name="ce19" table:formula="of:=CONFIDENCE(0.05;[.E19];10)" office:value-type="float" office:value="17.1815215780695" calcext:value-type="float">
            <text:p>17,18</text:p>
          </table:table-cell>
          <table:table-cell table:style-name="ce22" table:formula="of:=[.F19]*100/[.D19]" office:value-type="float" office:value="4.37510575921466" calcext:value-type="float">
            <text:p>4,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l measures</text:p>
          </table:table-cell>
          <table:table-cell table:style-name="ce8" table:formula="of:=MIN([.B7:.K7])" office:value-type="float" office:value="0" calcext:value-type="float">
            <text:p>0</text:p>
          </table:table-cell>
          <table:table-cell table:formula="of:=MAX([.B7:.K7])" office:value-type="float" office:value="0" calcext:value-type="float">
            <text:p>0</text:p>
          </table:table-cell>
          <table:table-cell table:style-name="ce16" table:formula="of:=SUM([.B7:.K7])/10" office:value-type="float" office:value="0" calcext:value-type="float">
            <text:p>0,00</text:p>
          </table:table-cell>
          <table:table-cell table:style-name="ce19" table:formula="of:=STDEV([.B7:.K7])" office:value-type="float" office:value="0" calcext:value-type="float">
            <text:p>0,00</text:p>
          </table:table-cell>
          <table:table-cell table:style-name="ce19"/>
          <table:table-cell table:style-name="ce22"/>
          <table:table-cell table:number-columns-repeated="8"/>
        </table:table-row>
        <table:table-row table:style-name="ro1">
          <table:table-cell office:value-type="string" calcext:value-type="string">
            <text:p>Average running count</text:p>
          </table:table-cell>
          <table:table-cell table:style-name="ce8" table:formula="of:=MIN([.B8:.K8])" office:value-type="float" office:value="23.4" calcext:value-type="float">
            <text:p>23,4</text:p>
          </table:table-cell>
          <table:table-cell table:formula="of:=MAX([.B8:.K8])" office:value-type="float" office:value="24.3" calcext:value-type="float">
            <text:p>24,3</text:p>
          </table:table-cell>
          <table:table-cell table:style-name="ce16" table:formula="of:=SUM([.B8:.K8])/10" office:value-type="float" office:value="24.01" calcext:value-type="float">
            <text:p>24,01</text:p>
          </table:table-cell>
          <table:table-cell table:style-name="ce19" table:formula="of:=STDEV([.B8:.K8])" office:value-type="float" office:value="0.264365067451979" calcext:value-type="float">
            <text:p>0,26</text:p>
          </table:table-cell>
          <table:table-cell table:style-name="ce19" table:formula="of:=CONFIDENCE(0.05;[.E21];10)" office:value-type="float" office:value="0.163852155521597" calcext:value-type="float">
            <text:p>0,16</text:p>
          </table:table-cell>
          <table:table-cell table:style-name="ce22" table:formula="of:=[.F21]*100/[.D21]" office:value-type="float" office:value="0.682432967603485" calcext:value-type="float">
            <text:p>0,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ps killed during the test</text:p>
          </table:table-cell>
          <table:table-cell table:style-name="ce8" table:formula="of:=MIN([.B9:.K9])" office:value-type="float" office:value="49" calcext:value-type="float">
            <text:p>49</text:p>
          </table:table-cell>
          <table:table-cell table:formula="of:=MAX([.B9:.K9])" office:value-type="float" office:value="56" calcext:value-type="float">
            <text:p>56</text:p>
          </table:table-cell>
          <table:table-cell table:style-name="ce16" table:formula="of:=SUM([.B9:.K9])/10" office:value-type="float" office:value="51.8" calcext:value-type="float">
            <text:p>51,80</text:p>
          </table:table-cell>
          <table:table-cell table:style-name="ce19" table:formula="of:=STDEV([.B9:.K9])" office:value-type="float" office:value="2.39443799947573" calcext:value-type="float">
            <text:p>2,39</text:p>
          </table:table-cell>
          <table:table-cell table:style-name="ce19" table:formula="of:=CONFIDENCE(0.05;[.E22];10)" office:value-type="float" office:value="1.48406077723633" calcext:value-type="float">
            <text:p>1,48</text:p>
          </table:table-cell>
          <table:table-cell table:style-name="ce22" table:formula="of:=[.F22]*100/[.D22]" office:value-type="float" office:value="2.86498219543693" calcext:value-type="float">
            <text:p>2,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ge faults</text:p>
          </table:table-cell>
          <table:table-cell table:style-name="ce8" table:formula="of:=MIN([.B10:.K10])" office:value-type="float" office:value="3519712" calcext:value-type="float">
            <text:p>3519712</text:p>
          </table:table-cell>
          <table:table-cell table:formula="of:=MAX([.B10:.K10])" office:value-type="float" office:value="3714237" calcext:value-type="float">
            <text:p>3714237</text:p>
          </table:table-cell>
          <table:table-cell table:style-name="ce16" table:formula="of:=SUM([.B10:.K10])/10" office:value-type="float" office:value="3614967.9" calcext:value-type="float">
            <text:p>3614967,90</text:p>
          </table:table-cell>
          <table:table-cell table:style-name="ce19" table:formula="of:=STDEV([.B10:.K10])" office:value-type="float" office:value="59523.3943746304" calcext:value-type="float">
            <text:p>59523,39</text:p>
          </table:table-cell>
          <table:table-cell table:style-name="ce19" table:formula="of:=CONFIDENCE(0.05;[.E23];10)" office:value-type="float" office:value="36892.3041393012" calcext:value-type="float">
            <text:p>36892,30</text:p>
          </table:table-cell>
          <table:table-cell table:style-name="ce22" table:formula="of:=[.F23]*100/[.D23]" office:value-type="float" office:value="1.0205430631708" calcext:value-type="float">
            <text:p>1,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 page faults</text:p>
          </table:table-cell>
          <table:table-cell table:style-name="ce9" table:formula="of:=MIN([.B11:.K11])" office:value-type="float" office:value="13498" calcext:value-type="float">
            <text:p>13498</text:p>
          </table:table-cell>
          <table:table-cell table:style-name="ce14" table:formula="of:=MAX([.B11:.K11])" office:value-type="float" office:value="15342" calcext:value-type="float">
            <text:p>15342</text:p>
          </table:table-cell>
          <table:table-cell table:style-name="ce17" table:formula="of:=SUM([.B11:.K11])/10" office:value-type="float" office:value="14634.3" calcext:value-type="float">
            <text:p>14634,30</text:p>
          </table:table-cell>
          <table:table-cell table:style-name="ce20" table:formula="of:=STDEV([.B11:.K11])" office:value-type="float" office:value="614.906867383635" calcext:value-type="float">
            <text:p>614,91</text:p>
          </table:table-cell>
          <table:table-cell table:style-name="ce20" table:formula="of:=CONFIDENCE(0.05;[.E24];10)" office:value-type="float" office:value="381.116221734337" calcext:value-type="float">
            <text:p>381,12</text:p>
          </table:table-cell>
          <table:table-cell table:style-name="ce23" table:formula="of:=[.F24]*100/[.D24]" office:value-type="float" office:value="2.60426683704951" calcext:value-type="float">
            <text:p>2,60</text:p>
          </table:table-cell>
          <table:table-cell table:number-columns-repeated="8"/>
        </table:table-row>
        <table:table-row table:style-name="ro1" table:number-rows-repeated="3">
          <table:table-cell table:style-name="Default"/>
          <table:table-cell table:style-name="ce16"/>
          <table:table-cell table:number-columns-repeated="13"/>
        </table:table-row>
        <table:table-row table:style-name="ro1">
          <table:table-cell table:style-name="Default"/>
          <table:table-cell table:style-name="ce16"/>
          <table:table-cell table:number-columns-repeated="13"/>
        </table:table-row>
      </table:table>
      <table:table table:name="testMixApps" table:style-name="ta1">
        <table:shapes>
          <draw:frame draw:z-index="0" draw:style-name="gr1" draw:text-style-name="P1" svg:width="96.13mm" svg:height="93.24mm" svg:x="47.54mm" svg:y="81.28mm">
            <draw:object draw:notify-on-update-of-ranges="testMixApps.A17:testMixApps.A19 testMixApps.B4:testMixApps.B4 testMixApps.F4:testMixApps.F4 testMixApps.J4:testMixApps.J4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" draw:style-name="gr1" draw:text-style-name="P1" svg:width="96.13mm" svg:height="93.24mm" svg:x="160.39mm" svg:y="81.28mm">
            <draw:object draw:notify-on-update-of-ranges="testMixApps.A17:testMixApps.A19 testMixApps.B5:testMixApps.B5 testMixApps.F5:testMixApps.F5 testMixApps.J5:testMixApps.J5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2" draw:style-name="gr1" draw:text-style-name="P1" svg:width="96.13mm" svg:height="93.24mm" svg:x="273.24mm" svg:y="81.28mm">
            <draw:object draw:notify-on-update-of-ranges="testMixApps.A17:testMixApps.A19 testMixApps.B6:testMixApps.B6 testMixApps.F6:testMixApps.F6 testMixApps.J6:testMixApps.J6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3" draw:style-name="gr1" draw:text-style-name="P1" svg:width="96.13mm" svg:height="93.24mm" svg:x="47.54mm" svg:y="289mm">
            <draw:object draw:notify-on-update-of-ranges="testMixApps.A17:testMixApps.A19 testMixApps.B11:testMixApps.B11 testMixApps.F11:testMixApps.F11 testMixApps.J11:testMixApps.J11"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4" draw:style-name="gr1" draw:text-style-name="P1" svg:width="96.13mm" svg:height="93.24mm" svg:x="273.24mm" svg:y="289mm">
            <draw:object draw:notify-on-update-of-ranges="testMixApps.A17:testMixApps.A19 testMixApps.B13:testMixApps.B13 testMixApps.F13:testMixApps.F13 testMixApps.J13:testMixApps.J13" xlink:href="./Object 36" xlink:type="simple" xlink:show="embed" xlink:actuate="onLoad"/>
            <draw:image xlink:href="./ObjectReplacements/Object 36" xlink:type="simple" xlink:show="embed" xlink:actuate="onLoad"/>
          </draw:frame>
          <draw:frame draw:z-index="5" draw:style-name="gr1" draw:text-style-name="P1" svg:width="107.4mm" svg:height="93.24mm" svg:x="160.38mm" svg:y="289mm">
            <draw:object draw:notify-on-update-of-ranges="testMixApps.A17:testMixApps.A19 testMixApps.B12:testMixApps.B12 testMixApps.F12:testMixApps.F12 testMixApps.J12:testMixApps.J12"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6" draw:style-name="gr1" draw:text-style-name="P1" svg:width="96.13mm" svg:height="93.24mm" svg:x="47.54mm" svg:y="185.14mm">
            <draw:object draw:notify-on-update-of-ranges="testMixApps.A17:testMixApps.A19 testMixApps.B7:testMixApps.B7 testMixApps.F7:testMixApps.F7 testMixApps.J7:testMixApps.J7"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7" draw:style-name="gr1" draw:text-style-name="P1" svg:width="96.13mm" svg:height="93.24mm" svg:x="160.39mm" svg:y="185.14mm">
            <draw:object draw:notify-on-update-of-ranges="testMixApps.A17:testMixApps.A19 testMixApps.B8:testMixApps.B8 testMixApps.F8:testMixApps.F8 testMixApps.J8:testMixApps.J8"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8" draw:style-name="gr1" draw:text-style-name="P1" svg:width="96.13mm" svg:height="93.24mm" svg:x="273.24mm" svg:y="185.14mm">
            <draw:object draw:notify-on-update-of-ranges="testMixApps.A17:testMixApps.A19 testMixApps.B10:testMixApps.B10 testMixApps.F10:testMixApps.F10 testMixApps.J10:testMixApps.J10" xlink:href="./Object 33" xlink:type="simple" xlink:show="embed" xlink:actuate="onLoad"/>
            <draw:image xlink:href="./ObjectReplacements/Object 3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4"/>
        <table:table-column table:style-name="co2" table:number-columns-repeated="2" table:default-cell-style-name="ce19"/>
        <table:table-column table:style-name="co2" table:default-cell-style-name="ce22"/>
        <table:table-column table:style-name="co2" table:default-cell-style-name="ce39"/>
        <table:table-column table:style-name="co2" table:number-columns-repeated="2" table:default-cell-style-name="ce19"/>
        <table:table-column table:style-name="co2" table:default-cell-style-name="ce22"/>
        <table:table-column table:style-name="co2" table:default-cell-style-name="ce34"/>
        <table:table-column table:style-name="co2" table:number-columns-repeated="2" table:default-cell-style-name="ce19"/>
        <table:table-column table:style-name="co2" table:default-cell-style-name="ce22"/>
        <table:table-row table:style-name="ro1">
          <table:table-cell table:style-name="Default" table:number-columns-repeated="13"/>
        </table:table-row>
        <table:table-row table:style-name="ro1">
          <table:table-cell table:style-name="Default"/>
          <table:table-cell table:style-name="ce32" office:value-type="string" calcext:value-type="string" table:number-columns-spanned="4" table:number-rows-spanned="1">
            <text:p>NonAdaptive</text:p>
          </table:table-cell>
          <table:covered-table-cell table:number-columns-repeated="2" table:style-name="ce36"/>
          <table:covered-table-cell table:style-name="ce37"/>
          <table:table-cell table:style-name="ce38" office:value-type="string" calcext:value-type="string" table:number-columns-spanned="4" table:number-rows-spanned="1">
            <text:p>Adaptive1.0</text:p>
          </table:table-cell>
          <table:covered-table-cell table:number-columns-repeated="3" table:style-name="ce41"/>
          <table:table-cell table:style-name="ce42" office:value-type="string" calcext:value-type="string" table:number-columns-spanned="4" table:number-rows-spanned="1">
            <text:p>Adaptive2.0</text:p>
          </table:table-cell>
          <table:covered-table-cell table:number-columns-repeated="3" table:style-name="ce41"/>
        </table:table-row>
        <table:table-row table:style-name="ro1">
          <table:table-cell table:style-name="ce31" office:value-type="string" calcext:value-type="string">
            <text:p>Metrics</text:p>
          </table:table-cell>
          <table:table-cell table:style-name="ce33" office:value-type="string" calcext:value-type="string">
            <text:p>MEAN</text:p>
          </table:table-cell>
          <table:table-cell table:style-name="ce33" office:value-type="string" calcext:value-type="string">
            <text:p>SD</text:p>
          </table:table-cell>
          <table:table-cell table:style-name="ce33" office:value-type="string" calcext:value-type="string">
            <text:p>CI(95%)</text:p>
          </table:table-cell>
          <table:table-cell table:style-name="ce33" office:value-type="string" calcext:value-type="string">
            <text:p>% CI</text:p>
          </table:table-cell>
          <table:table-cell table:style-name="ce33" office:value-type="string" calcext:value-type="string">
            <text:p>MEAN</text:p>
          </table:table-cell>
          <table:table-cell table:style-name="ce33" office:value-type="string" calcext:value-type="string">
            <text:p>SD</text:p>
          </table:table-cell>
          <table:table-cell table:style-name="ce33" office:value-type="string" calcext:value-type="string">
            <text:p>CI(95%)</text:p>
          </table:table-cell>
          <table:table-cell table:style-name="ce33" office:value-type="string" calcext:value-type="string">
            <text:p>% CI</text:p>
          </table:table-cell>
          <table:table-cell table:style-name="ce33" office:value-type="string" calcext:value-type="string">
            <text:p>MEAN</text:p>
          </table:table-cell>
          <table:table-cell table:style-name="ce33" office:value-type="string" calcext:value-type="string">
            <text:p>SD</text:p>
          </table:table-cell>
          <table:table-cell table:style-name="ce33" office:value-type="string" calcext:value-type="string">
            <text:p>CI(95%)</text:p>
          </table:table-cell>
          <table:table-cell table:style-name="ce33" office:value-type="string" calcext:value-type="string">
            <text:p>% CI</text:p>
          </table:table-cell>
        </table:table-row>
        <table:table-row table:style-name="ro1">
          <table:table-cell office:value-type="string" calcext:value-type="string">
            <text:p>Sucess</text:p>
          </table:table-cell>
          <table:table-cell table:formula="of:=['testMixApps-nonAdaptive'.D15]" office:value-type="float" office:value="33.85" calcext:value-type="float">
            <text:p>33,85</text:p>
          </table:table-cell>
          <table:table-cell table:formula="of:=['testMixApps-nonAdaptive'.E15]" office:value-type="float" office:value="2.28904638077374" calcext:value-type="float">
            <text:p>2,29</text:p>
          </table:table-cell>
          <table:table-cell table:formula="of:=['testMixApps-nonAdaptive'.F15]" office:value-type="float" office:value="1.4187395755183" calcext:value-type="float">
            <text:p>1,42</text:p>
          </table:table-cell>
          <table:table-cell table:formula="of:=['testMixApps-nonAdaptive'.G15]" office:value-type="float" office:value="4.19125428513529" calcext:value-type="float">
            <text:p>4,19</text:p>
          </table:table-cell>
          <table:table-cell table:formula="of:=['testMixApps-adaptive-1.0'.D15]" office:value-type="float" office:value="35.328" calcext:value-type="float">
            <text:p>35,33</text:p>
          </table:table-cell>
          <table:table-cell table:formula="of:=['testMixApps-adaptive-1.0'.E15]" office:value-type="float" office:value="2.20763221574609" calcext:value-type="float">
            <text:p>2,21</text:p>
          </table:table-cell>
          <table:table-cell table:formula="of:=['testMixApps-adaptive-1.0'.F15]" office:value-type="float" office:value="1.36827948047494" calcext:value-type="float">
            <text:p>1,37</text:p>
          </table:table-cell>
          <table:table-cell table:formula="of:=['testMixApps-adaptive-1.0'.G15]" office:value-type="float" office:value="3.8730737105835" calcext:value-type="float">
            <text:p>3,87</text:p>
          </table:table-cell>
          <table:table-cell table:formula="of:=['testMixApps-adaptive-2.0'.D15]" office:value-type="float" office:value="35.995" calcext:value-type="float">
            <text:p>36,00</text:p>
          </table:table-cell>
          <table:table-cell table:formula="of:=['testMixApps-adaptive-2.0'.E15]" office:value-type="float" office:value="2.52211221003349" calcext:value-type="float">
            <text:p>2,52</text:p>
          </table:table-cell>
          <table:table-cell table:formula="of:=['testMixApps-adaptive-2.0'.F15]" office:value-type="float" office:value="1.56319261869343" calcext:value-type="float">
            <text:p>1,56</text:p>
          </table:table-cell>
          <table:table-cell table:formula="of:=['testMixApps-adaptive-2.0'.G15]" office:value-type="float" office:value="4.34280488593814" calcext:value-type="float">
            <text:p>4,34</text:p>
          </table:table-cell>
        </table:table-row>
        <table:table-row table:style-name="ro1">
          <table:table-cell office:value-type="string" calcext:value-type="string">
            <text:p>Failure</text:p>
          </table:table-cell>
          <table:table-cell table:formula="of:=['testMixApps-nonAdaptive'.D16]" office:value-type="float" office:value="66.14" calcext:value-type="float">
            <text:p>66,14</text:p>
          </table:table-cell>
          <table:table-cell table:formula="of:=['testMixApps-nonAdaptive'.E16]" office:value-type="float" office:value="2.28904638077373" calcext:value-type="float">
            <text:p>2,29</text:p>
          </table:table-cell>
          <table:table-cell table:formula="of:=['testMixApps-nonAdaptive'.F16]" office:value-type="float" office:value="1.4187395755183" calcext:value-type="float">
            <text:p>1,42</text:p>
          </table:table-cell>
          <table:table-cell table:formula="of:=['testMixApps-nonAdaptive'.G16]" office:value-type="float" office:value="2.14505530014862" calcext:value-type="float">
            <text:p>2,15</text:p>
          </table:table-cell>
          <table:table-cell table:formula="of:=['testMixApps-adaptive-1.0'.D16]" office:value-type="float" office:value="64.662" calcext:value-type="float">
            <text:p>64,66</text:p>
          </table:table-cell>
          <table:table-cell table:formula="of:=['testMixApps-adaptive-1.0'.E16]" office:value-type="float" office:value="2.20763221574609" calcext:value-type="float">
            <text:p>2,21</text:p>
          </table:table-cell>
          <table:table-cell table:formula="of:=['testMixApps-adaptive-1.0'.F16]" office:value-type="float" office:value="1.36827948047494" calcext:value-type="float">
            <text:p>1,37</text:p>
          </table:table-cell>
          <table:table-cell table:formula="of:=['testMixApps-adaptive-1.0'.G16]" office:value-type="float" office:value="2.11604880838041" calcext:value-type="float">
            <text:p>2,12</text:p>
          </table:table-cell>
          <table:table-cell table:formula="of:=['testMixApps-adaptive-2.0'.D16]" office:value-type="float" office:value="63.996" calcext:value-type="float">
            <text:p>64,00</text:p>
          </table:table-cell>
          <table:table-cell table:formula="of:=['testMixApps-adaptive-2.0'.E16]" office:value-type="float" office:value="2.52034918215711" calcext:value-type="float">
            <text:p>2,52</text:p>
          </table:table-cell>
          <table:table-cell table:formula="of:=['testMixApps-adaptive-2.0'.F16]" office:value-type="float" office:value="1.56209990277384" calcext:value-type="float">
            <text:p>1,56</text:p>
          </table:table-cell>
          <table:table-cell table:formula="of:=['testMixApps-adaptive-2.0'.G16]" office:value-type="float" office:value="2.44093365643765" calcext:value-type="float">
            <text:p>2,44</text:p>
          </table:table-cell>
        </table:table-row>
        <table:table-row table:style-name="ro1">
          <table:table-cell office:value-type="string" calcext:value-type="string">
            <text:p>Average Launch time</text:p>
          </table:table-cell>
          <table:table-cell table:formula="of:=['testMixApps-nonAdaptive'.D17]" office:value-type="float" office:value="731.334" calcext:value-type="float">
            <text:p>731,33</text:p>
          </table:table-cell>
          <table:table-cell table:formula="of:=['testMixApps-nonAdaptive'.E17]" office:value-type="float" office:value="16.4688623367453" calcext:value-type="float">
            <text:p>16,47</text:p>
          </table:table-cell>
          <table:table-cell table:formula="of:=['testMixApps-nonAdaptive'.F17]" office:value-type="float" office:value="10.2073190640224" calcext:value-type="float">
            <text:p>10,21</text:p>
          </table:table-cell>
          <table:table-cell table:formula="of:=['testMixApps-nonAdaptive'.G17]" office:value-type="float" office:value="1.39571236453145" calcext:value-type="float">
            <text:p>1,40</text:p>
          </table:table-cell>
          <table:table-cell table:formula="of:=['testMixApps-adaptive-1.0'.D17]" office:value-type="float" office:value="695.447" calcext:value-type="float">
            <text:p>695,45</text:p>
          </table:table-cell>
          <table:table-cell table:formula="of:=['testMixApps-adaptive-1.0'.E17]" office:value-type="float" office:value="28.4921123783018" calcext:value-type="float">
            <text:p>28,49</text:p>
          </table:table-cell>
          <table:table-cell table:formula="of:=['testMixApps-adaptive-1.0'.F17]" office:value-type="float" office:value="17.6592697119348" calcext:value-type="float">
            <text:p>17,66</text:p>
          </table:table-cell>
          <table:table-cell table:formula="of:=['testMixApps-adaptive-1.0'.G17]" office:value-type="float" office:value="2.53926894672559" calcext:value-type="float">
            <text:p>2,54</text:p>
          </table:table-cell>
          <table:table-cell table:formula="of:=['testMixApps-adaptive-2.0'.D17]" office:value-type="float" office:value="691.288" calcext:value-type="float">
            <text:p>691,29</text:p>
          </table:table-cell>
          <table:table-cell table:formula="of:=['testMixApps-adaptive-2.0'.E17]" office:value-type="float" office:value="27.913369874986" calcext:value-type="float">
            <text:p>27,91</text:p>
          </table:table-cell>
          <table:table-cell table:formula="of:=['testMixApps-adaptive-2.0'.F17]" office:value-type="float" office:value="17.3005679833961" calcext:value-type="float">
            <text:p>17,30</text:p>
          </table:table-cell>
          <table:table-cell table:formula="of:=['testMixApps-adaptive-2.0'.G17]" office:value-type="float" office:value="2.50265706672127" calcext:value-type="float">
            <text:p>2,50</text:p>
          </table:table-cell>
        </table:table-row>
        <table:table-row table:style-name="ro1">
          <table:table-cell office:value-type="string" calcext:value-type="string">
            <text:p>Average Launch time news</text:p>
          </table:table-cell>
          <table:table-cell table:formula="of:=['testMixApps-nonAdaptive'.D18]" office:value-type="float" office:value="908.428" calcext:value-type="float">
            <text:p>908,43</text:p>
          </table:table-cell>
          <table:table-cell table:formula="of:=['testMixApps-nonAdaptive'.E18]" office:value-type="float" office:value="25.1024712373548" calcext:value-type="float">
            <text:p>25,10</text:p>
          </table:table-cell>
          <table:table-cell table:formula="of:=['testMixApps-nonAdaptive'.F18]" office:value-type="float" office:value="15.5583869714806" calcext:value-type="float">
            <text:p>15,56</text:p>
          </table:table-cell>
          <table:table-cell table:formula="of:=['testMixApps-nonAdaptive'.G18]" office:value-type="float" office:value="1.71267144688193" calcext:value-type="float">
            <text:p>1,71</text:p>
          </table:table-cell>
          <table:table-cell table:formula="of:=['testMixApps-adaptive-1.0'.D18]" office:value-type="float" office:value="866.042" calcext:value-type="float">
            <text:p>866,04</text:p>
          </table:table-cell>
          <table:table-cell table:formula="of:=['testMixApps-adaptive-1.0'.E18]" office:value-type="float" office:value="37.8870768937847" calcext:value-type="float">
            <text:p>37,89</text:p>
          </table:table-cell>
          <table:table-cell table:formula="of:=['testMixApps-adaptive-1.0'.F18]" office:value-type="float" office:value="23.4822220473087" calcext:value-type="float">
            <text:p>23,48</text:p>
          </table:table-cell>
          <table:table-cell table:formula="of:=['testMixApps-adaptive-1.0'.G18]" office:value-type="float" office:value="2.71144148289675" calcext:value-type="float">
            <text:p>2,71</text:p>
          </table:table-cell>
          <table:table-cell table:formula="of:=['testMixApps-adaptive-2.0'.D18]" office:value-type="float" office:value="857.982" calcext:value-type="float">
            <text:p>857,98</text:p>
          </table:table-cell>
          <table:table-cell table:formula="of:=['testMixApps-adaptive-2.0'.E18]" office:value-type="float" office:value="38.1941158353541" calcext:value-type="float">
            <text:p>38,19</text:p>
          </table:table-cell>
          <table:table-cell table:formula="of:=['testMixApps-adaptive-2.0'.F18]" office:value-type="float" office:value="23.6725232580174" calcext:value-type="float">
            <text:p>23,67</text:p>
          </table:table-cell>
          <table:table-cell table:formula="of:=['testMixApps-adaptive-2.0'.G18]" office:value-type="float" office:value="2.75909322783199" calcext:value-type="float">
            <text:p>2,76</text:p>
          </table:table-cell>
        </table:table-row>
        <table:table-row table:style-name="ro1">
          <table:table-cell office:value-type="string" calcext:value-type="string">
            <text:p>Average Launch time actives</text:p>
          </table:table-cell>
          <table:table-cell table:formula="of:=['testMixApps-nonAdaptive'.D19]" office:value-type="float" office:value="382.893" calcext:value-type="float">
            <text:p>382,89</text:p>
          </table:table-cell>
          <table:table-cell table:formula="of:=['testMixApps-nonAdaptive'.E19]" office:value-type="float" office:value="41.2703041073253" calcext:value-type="float">
            <text:p>41,27</text:p>
          </table:table-cell>
          <table:table-cell table:formula="of:=['testMixApps-nonAdaptive'.F19]" office:value-type="float" office:value="25.5791294674188" calcext:value-type="float">
            <text:p>25,58</text:p>
          </table:table-cell>
          <table:table-cell table:formula="of:=['testMixApps-nonAdaptive'.G19]" office:value-type="float" office:value="6.68049023288981" calcext:value-type="float">
            <text:p>6,68</text:p>
          </table:table-cell>
          <table:table-cell table:formula="of:=['testMixApps-adaptive-1.0'.D19]" office:value-type="float" office:value="381.495" calcext:value-type="float">
            <text:p>381,50</text:p>
          </table:table-cell>
          <table:table-cell table:formula="of:=['testMixApps-adaptive-1.0'.E19]" office:value-type="float" office:value="29.1955636850685" calcext:value-type="float">
            <text:p>29,20</text:p>
          </table:table-cell>
          <table:table-cell table:formula="of:=['testMixApps-adaptive-1.0'.F19]" office:value-type="float" office:value="18.0952653373369" calcext:value-type="float">
            <text:p>18,10</text:p>
          </table:table-cell>
          <table:table-cell table:formula="of:=['testMixApps-adaptive-1.0'.G19]" office:value-type="float" office:value="4.74325098293212" calcext:value-type="float">
            <text:p>4,74</text:p>
          </table:table-cell>
          <table:table-cell table:formula="of:=['testMixApps-adaptive-2.0'.D19]" office:value-type="float" office:value="392.711" calcext:value-type="float">
            <text:p>392,71</text:p>
          </table:table-cell>
          <table:table-cell table:formula="of:=['testMixApps-adaptive-2.0'.E19]" office:value-type="float" office:value="27.7212960455395" calcext:value-type="float">
            <text:p>27,72</text:p>
          </table:table-cell>
          <table:table-cell table:formula="of:=['testMixApps-adaptive-2.0'.F19]" office:value-type="float" office:value="17.1815215780695" calcext:value-type="float">
            <text:p>17,18</text:p>
          </table:table-cell>
          <table:table-cell table:formula="of:=['testMixApps-adaptive-2.0'.G19]" office:value-type="float" office:value="4.37510575921466" calcext:value-type="float">
            <text:p>4,38</text:p>
          </table:table-cell>
        </table:table-row>
        <table:table-row table:style-name="ro1">
          <table:table-cell office:value-type="string" calcext:value-type="string">
            <text:p>Fail measures</text:p>
          </table:table-cell>
          <table:table-cell table:formula="of:=['testMixApps-nonAdaptive'.D20]" office:value-type="float" office:value="0.1" calcext:value-type="float">
            <text:p>0,10</text:p>
          </table:table-cell>
          <table:table-cell table:formula="of:=['testMixApps-nonAdaptive'.E20]" office:value-type="float" office:value="0.316227766016838" calcext:value-type="float">
            <text:p>0,32</text:p>
          </table:table-cell>
          <table:table-cell table:formula="of:=['testMixApps-nonAdaptive'.F20]" office:value-type="float" office:value="0" calcext:value-type="float">
            <text:p>0,00</text:p>
          </table:table-cell>
          <table:table-cell table:formula="of:=['testMixApps-nonAdaptive'.G20]" office:value-type="float" office:value="0" calcext:value-type="float">
            <text:p>0,00</text:p>
          </table:table-cell>
          <table:table-cell table:formula="of:=['testMixApps-adaptive-1.0'.D20]" office:value-type="float" office:value="0" calcext:value-type="float">
            <text:p>0,00</text:p>
          </table:table-cell>
          <table:table-cell table:formula="of:=['testMixApps-adaptive-1.0'.E20]" office:value-type="float" office:value="0" calcext:value-type="float">
            <text:p>0,00</text:p>
          </table:table-cell>
          <table:table-cell table:formula="of:=['testMixApps-adaptive-1.0'.F20]" office:value-type="float" office:value="0" calcext:value-type="float">
            <text:p>0,00</text:p>
          </table:table-cell>
          <table:table-cell table:formula="of:=['testMixApps-adaptive-1.0'.G20]" office:value-type="float" office:value="0" calcext:value-type="float">
            <text:p>0,00</text:p>
          </table:table-cell>
          <table:table-cell table:formula="of:=['testMixApps-adaptive-2.0'.D20]" office:value-type="float" office:value="0" calcext:value-type="float">
            <text:p>0,00</text:p>
          </table:table-cell>
          <table:table-cell table:formula="of:=['testMixApps-adaptive-2.0'.E20]" office:value-type="float" office:value="0" calcext:value-type="float">
            <text:p>0,00</text:p>
          </table:table-cell>
          <table:table-cell table:formula="of:=['testMixApps-adaptive-2.0'.F20]" office:value-type="float" office:value="0" calcext:value-type="float">
            <text:p>0,00</text:p>
          </table:table-cell>
          <table:table-cell table:formula="of:=['testMixApps-adaptive-2.0'.G20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Average running count</text:p>
          </table:table-cell>
          <table:table-cell table:formula="of:=['testMixApps-nonAdaptive'.D21]" office:value-type="float" office:value="24.29" calcext:value-type="float">
            <text:p>24,29</text:p>
          </table:table-cell>
          <table:table-cell table:formula="of:=['testMixApps-nonAdaptive'.E21]" office:value-type="float" office:value="0.172884033065199" calcext:value-type="float">
            <text:p>0,17</text:p>
          </table:table-cell>
          <table:table-cell table:formula="of:=['testMixApps-nonAdaptive'.F21]" office:value-type="float" office:value="0.107152664858588" calcext:value-type="float">
            <text:p>0,11</text:p>
          </table:table-cell>
          <table:table-cell table:formula="of:=['testMixApps-nonAdaptive'.G21]" office:value-type="float" office:value="0.441139007239966" calcext:value-type="float">
            <text:p>0,44</text:p>
          </table:table-cell>
          <table:table-cell table:formula="of:=['testMixApps-adaptive-1.0'.D21]" office:value-type="float" office:value="24.33" calcext:value-type="float">
            <text:p>24,33</text:p>
          </table:table-cell>
          <table:table-cell table:formula="of:=['testMixApps-adaptive-1.0'.E21]" office:value-type="float" office:value="0.170293863659264" calcext:value-type="float">
            <text:p>0,17</text:p>
          </table:table-cell>
          <table:table-cell table:formula="of:=['testMixApps-adaptive-1.0'.F21]" office:value-type="float" office:value="0.105547290727962" calcext:value-type="float">
            <text:p>0,11</text:p>
          </table:table-cell>
          <table:table-cell table:formula="of:=['testMixApps-adaptive-1.0'.G21]" office:value-type="float" office:value="0.433815416062317" calcext:value-type="float">
            <text:p>0,43</text:p>
          </table:table-cell>
          <table:table-cell table:formula="of:=['testMixApps-adaptive-2.0'.D21]" office:value-type="float" office:value="24.01" calcext:value-type="float">
            <text:p>24,01</text:p>
          </table:table-cell>
          <table:table-cell table:formula="of:=['testMixApps-adaptive-2.0'.E21]" office:value-type="float" office:value="0.264365067451979" calcext:value-type="float">
            <text:p>0,26</text:p>
          </table:table-cell>
          <table:table-cell table:formula="of:=['testMixApps-adaptive-2.0'.F21]" office:value-type="float" office:value="0.163852155521597" calcext:value-type="float">
            <text:p>0,16</text:p>
          </table:table-cell>
          <table:table-cell table:formula="of:=['testMixApps-adaptive-2.0'.G21]" office:value-type="float" office:value="0.682432967603485" calcext:value-type="float">
            <text:p>0,68</text:p>
          </table:table-cell>
        </table:table-row>
        <table:table-row table:style-name="ro1">
          <table:table-cell office:value-type="string" calcext:value-type="string">
            <text:p>Apps killed during the test</text:p>
          </table:table-cell>
          <table:table-cell table:formula="of:=['testMixApps-nonAdaptive'.D22]" office:value-type="float" office:value="49.5" calcext:value-type="float">
            <text:p>49,50</text:p>
          </table:table-cell>
          <table:table-cell table:formula="of:=['testMixApps-nonAdaptive'.E22]" office:value-type="float" office:value="2.27303028283098" calcext:value-type="float">
            <text:p>2,27</text:p>
          </table:table-cell>
          <table:table-cell table:formula="of:=['testMixApps-nonAdaptive'.F22]" office:value-type="float" office:value="1.40881287757647" calcext:value-type="float">
            <text:p>1,41</text:p>
          </table:table-cell>
          <table:table-cell table:formula="of:=['testMixApps-nonAdaptive'.G22]" office:value-type="float" office:value="2.84608662136661" calcext:value-type="float">
            <text:p>2,85</text:p>
          </table:table-cell>
          <table:table-cell table:formula="of:=['testMixApps-adaptive-1.0'.D22]" office:value-type="float" office:value="48.8" calcext:value-type="float">
            <text:p>48,80</text:p>
          </table:table-cell>
          <table:table-cell table:formula="of:=['testMixApps-adaptive-1.0'.E22]" office:value-type="float" office:value="3.29309040939426" calcext:value-type="float">
            <text:p>3,29</text:p>
          </table:table-cell>
          <table:table-cell table:formula="of:=['testMixApps-adaptive-1.0'.F22]" office:value-type="float" office:value="2.04104107667236" calcext:value-type="float">
            <text:p>2,04</text:p>
          </table:table-cell>
          <table:table-cell table:formula="of:=['testMixApps-adaptive-1.0'.G22]" office:value-type="float" office:value="4.18246122268925" calcext:value-type="float">
            <text:p>4,18</text:p>
          </table:table-cell>
          <table:table-cell table:formula="of:=['testMixApps-adaptive-2.0'.D22]" office:value-type="float" office:value="51.8" calcext:value-type="float">
            <text:p>51,80</text:p>
          </table:table-cell>
          <table:table-cell table:formula="of:=['testMixApps-adaptive-2.0'.E22]" office:value-type="float" office:value="2.39443799947573" calcext:value-type="float">
            <text:p>2,39</text:p>
          </table:table-cell>
          <table:table-cell table:formula="of:=['testMixApps-adaptive-2.0'.F22]" office:value-type="float" office:value="1.48406077723633" calcext:value-type="float">
            <text:p>1,48</text:p>
          </table:table-cell>
          <table:table-cell table:formula="of:=['testMixApps-adaptive-2.0'.G22]" office:value-type="float" office:value="2.86498219543693" calcext:value-type="float">
            <text:p>2,86</text:p>
          </table:table-cell>
        </table:table-row>
        <table:table-row table:style-name="ro1">
          <table:table-cell office:value-type="string" calcext:value-type="string">
            <text:p>Page faults</text:p>
          </table:table-cell>
          <table:table-cell table:formula="of:=['testMixApps-nonAdaptive'.D23]" office:value-type="float" office:value="3665915.9" calcext:value-type="float">
            <text:p>3665915,90</text:p>
          </table:table-cell>
          <table:table-cell table:formula="of:=['testMixApps-nonAdaptive'.E23]" office:value-type="float" office:value="76718.4539750523" calcext:value-type="float">
            <text:p>76718,45</text:p>
          </table:table-cell>
          <table:table-cell table:formula="of:=['testMixApps-nonAdaptive'.F23]" office:value-type="float" office:value="47549.7166598236" calcext:value-type="float">
            <text:p>47549,72</text:p>
          </table:table-cell>
          <table:table-cell table:formula="of:=['testMixApps-nonAdaptive'.G23]" office:value-type="float" office:value="1.29707603657311" calcext:value-type="float">
            <text:p>1,30</text:p>
          </table:table-cell>
          <table:table-cell table:formula="of:=['testMixApps-adaptive-1.0'.D23]" office:value-type="float" office:value="3616297.2" calcext:value-type="float">
            <text:p>3616297,20</text:p>
          </table:table-cell>
          <table:table-cell table:formula="of:=['testMixApps-adaptive-1.0'.E23]" office:value-type="float" office:value="60789.7760259806" calcext:value-type="float">
            <text:p>60789,78</text:p>
          </table:table-cell>
          <table:table-cell table:formula="of:=['testMixApps-adaptive-1.0'.F23]" office:value-type="float" office:value="37677.2011958097" calcext:value-type="float">
            <text:p>37677,20</text:p>
          </table:table-cell>
          <table:table-cell table:formula="of:=['testMixApps-adaptive-1.0'.G23]" office:value-type="float" office:value="1.04187236590537" calcext:value-type="float">
            <text:p>1,04</text:p>
          </table:table-cell>
          <table:table-cell table:formula="of:=['testMixApps-adaptive-2.0'.D23]" office:value-type="float" office:value="3614967.9" calcext:value-type="float">
            <text:p>3614967,90</text:p>
          </table:table-cell>
          <table:table-cell table:formula="of:=['testMixApps-adaptive-2.0'.E23]" office:value-type="float" office:value="59523.3943746304" calcext:value-type="float">
            <text:p>59523,39</text:p>
          </table:table-cell>
          <table:table-cell table:formula="of:=['testMixApps-adaptive-2.0'.F23]" office:value-type="float" office:value="36892.3041393012" calcext:value-type="float">
            <text:p>36892,30</text:p>
          </table:table-cell>
          <table:table-cell table:formula="of:=['testMixApps-adaptive-2.0'.G23]" office:value-type="float" office:value="1.0205430631708" calcext:value-type="float">
            <text:p>1,02</text:p>
          </table:table-cell>
        </table:table-row>
        <table:table-row table:style-name="ro1">
          <table:table-cell office:value-type="string" calcext:value-type="string">
            <text:p>Main page faults</text:p>
          </table:table-cell>
          <table:table-cell table:style-name="ce35" table:formula="of:=['testMixApps-nonAdaptive'.D24]" office:value-type="float" office:value="17773.4" calcext:value-type="float">
            <text:p>17773,40</text:p>
          </table:table-cell>
          <table:table-cell table:style-name="ce20" table:formula="of:=['testMixApps-nonAdaptive'.E24]" office:value-type="float" office:value="623.700640442904" calcext:value-type="float">
            <text:p>623,70</text:p>
          </table:table-cell>
          <table:table-cell table:style-name="ce20" table:formula="of:=['testMixApps-nonAdaptive'.F24]" office:value-type="float" office:value="386.566558591685" calcext:value-type="float">
            <text:p>386,57</text:p>
          </table:table-cell>
          <table:table-cell table:style-name="ce23" table:formula="of:=['testMixApps-nonAdaptive'.G24]" office:value-type="float" office:value="2.1749724790512" calcext:value-type="float">
            <text:p>2,17</text:p>
          </table:table-cell>
          <table:table-cell table:style-name="ce40" table:formula="of:=['testMixApps-adaptive-1.0'.D24]" office:value-type="float" office:value="15929.3" calcext:value-type="float">
            <text:p>15929,30</text:p>
          </table:table-cell>
          <table:table-cell table:style-name="ce20" table:formula="of:=['testMixApps-adaptive-1.0'.E24]" office:value-type="float" office:value="870.468973216928" calcext:value-type="float">
            <text:p>870,47</text:p>
          </table:table-cell>
          <table:table-cell table:style-name="ce20" table:formula="of:=['testMixApps-adaptive-1.0'.F24]" office:value-type="float" office:value="539.512345375104" calcext:value-type="float">
            <text:p>539,51</text:p>
          </table:table-cell>
          <table:table-cell table:style-name="ce23" table:formula="of:=['testMixApps-adaptive-1.0'.G24]" office:value-type="float" office:value="3.38691810296187" calcext:value-type="float">
            <text:p>3,39</text:p>
          </table:table-cell>
          <table:table-cell table:style-name="ce35" table:formula="of:=['testMixApps-adaptive-2.0'.D24]" office:value-type="float" office:value="14634.3" calcext:value-type="float">
            <text:p>14634,30</text:p>
          </table:table-cell>
          <table:table-cell table:style-name="ce20" table:formula="of:=['testMixApps-adaptive-2.0'.E24]" office:value-type="float" office:value="614.906867383635" calcext:value-type="float">
            <text:p>614,91</text:p>
          </table:table-cell>
          <table:table-cell table:style-name="ce20" table:formula="of:=['testMixApps-adaptive-2.0'.F24]" office:value-type="float" office:value="381.116221734337" calcext:value-type="float">
            <text:p>381,12</text:p>
          </table:table-cell>
          <table:table-cell table:style-name="ce23" table:formula="of:=['testMixApps-adaptive-2.0'.G24]" office:value-type="float" office:value="2.60426683704951" calcext:value-type="float">
            <text:p>2,60</text:p>
          </table:table-cell>
        </table:table-row>
        <table:table-row table:style-name="ro1" table:number-rows-repeated="3">
          <table:table-cell table:style-name="Default" table:number-columns-repeated="13"/>
        </table:table-row>
        <table:table-row table:style-name="ro1">
          <table:table-cell table:style-name="ce31" office:value-type="string" calcext:value-type="string">
            <text:p>Original</text:p>
          </table:table-cell>
          <table:table-cell table:style-name="Default" table:number-columns-repeated="12"/>
        </table:table-row>
        <table:table-row table:style-name="ro1">
          <table:table-cell table:style-name="ce31" office:value-type="string" calcext:value-type="string">
            <text:p>Algoritmo 1.0</text:p>
          </table:table-cell>
          <table:table-cell table:style-name="Default" table:number-columns-repeated="12"/>
        </table:table-row>
        <table:table-row table:style-name="ro1">
          <table:table-cell table:style-name="ce31" office:value-type="string" calcext:value-type="string">
            <text:p>Algoritmo 2.0</text:p>
          </table:table-cell>
          <table:table-cell table:style-name="Default" table:number-columns-repeated="12"/>
        </table:table-row>
      </table:table>
      <table:table table:name="testLightApps-nonAdaptive" table:style-name="ta1">
        <table:shapes>
          <draw:frame draw:z-index="0" draw:style-name="gr1" draw:text-style-name="P1" svg:width="187.96mm" svg:height="116.07mm" svg:x="1.1mm" svg:y="113.69mm">
            <draw:object draw:notify-on-update-of-ranges="'testLightApps-nonAdaptive'.A15:'testLightApps-nonAdaptive'.A22 'testLightApps-nonAdaptive'.D15:'testLightApps-nonAdaptive'.D22 'testLightApps-nonAdaptive'.F15:'testLightApps-nonAdaptive'.F22 'testLightApps-nonAdaptive'.F15:'testLightApps-nonAdaptive'.F2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88.07mm" svg:height="102mm" svg:x="206.12mm" svg:y="113.95mm">
            <draw:object draw:notify-on-update-of-ranges="'testLightApps-nonAdaptive'.A23:'testLightApps-nonAdaptive'.A24 'testLightApps-nonAdaptive'.D23:'testLightApps-nonAdaptive'.D24 'testLightApps-nonAdaptive'.F23:'testLightApps-nonAdaptive'.F24 'testLightApps-nonAdaptive'.F23:'testLightApps-nonAdaptive'.F24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9" table:default-cell-style-name="ce2"/>
        <table:table-column table:style-name="co2" table:default-cell-style-name="ce5"/>
        <table:table-column table:style-name="co2" table:number-columns-repeated="12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Metrics</text:p>
          </table:table-cell>
          <table:table-cell table:style-name="ce3" office:value-type="string" calcext:value-type="string">
            <text:p>Test 1</text:p>
          </table:table-cell>
          <table:table-cell table:style-name="ce3" office:value-type="string" calcext:value-type="string">
            <text:p>Test 2</text:p>
          </table:table-cell>
          <table:table-cell table:style-name="ce3" office:value-type="string" calcext:value-type="string">
            <text:p>Test 3</text:p>
          </table:table-cell>
          <table:table-cell table:style-name="ce3" office:value-type="string" calcext:value-type="string">
            <text:p>Test 4</text:p>
          </table:table-cell>
          <table:table-cell table:style-name="ce3" office:value-type="string" calcext:value-type="string">
            <text:p>Test 5</text:p>
          </table:table-cell>
          <table:table-cell table:style-name="ce3" office:value-type="string" calcext:value-type="string">
            <text:p>Test 6</text:p>
          </table:table-cell>
          <table:table-cell table:style-name="ce3" office:value-type="string" calcext:value-type="string">
            <text:p>Test 7</text:p>
          </table:table-cell>
          <table:table-cell table:style-name="ce3" office:value-type="string" calcext:value-type="string">
            <text:p>Test 8</text:p>
          </table:table-cell>
          <table:table-cell table:style-name="ce3" office:value-type="string" calcext:value-type="string">
            <text:p>Test 9</text:p>
          </table:table-cell>
          <table:table-cell table:style-name="ce3" office:value-type="string" calcext:value-type="string">
            <text:p>Test 10</text:p>
          </table:table-cell>
          <table:table-cell table:style-name="ce27"/>
          <table:table-cell table:number-columns-repeated="3"/>
        </table:table-row>
        <table:table-row table:style-name="ro1">
          <table:table-cell office:value-type="string" calcext:value-type="string">
            <text:p>Sucess</text:p>
          </table:table-cell>
          <table:table-cell table:style-name="ce4" office:value-type="float" office:value="44.61" calcext:value-type="float">
            <text:p>44,61</text:p>
          </table:table-cell>
          <table:table-cell table:style-name="ce13" office:value-type="float" office:value="46.15" calcext:value-type="float">
            <text:p>46,15</text:p>
          </table:table-cell>
          <table:table-cell table:style-name="ce13" office:value-type="float" office:value="47.69" calcext:value-type="float">
            <text:p>47,69</text:p>
          </table:table-cell>
          <table:table-cell table:style-name="ce13" office:value-type="float" office:value="49.23" calcext:value-type="float">
            <text:p>49,23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9.23" calcext:value-type="float">
            <text:p>49,23</text:p>
          </table:table-cell>
          <table:table-cell table:style-name="ce13" office:value-type="float" office:value="46.15" calcext:value-type="float">
            <text:p>46,15</text:p>
          </table:table-cell>
          <table:table-cell table:style-name="ce13" office:value-type="float" office:value="47.69" calcext:value-type="float">
            <text:p>47,69</text:p>
          </table:table-cell>
          <table:table-cell table:style-name="ce13" office:value-type="float" office:value="43.07" calcext:value-type="float">
            <text:p>43,07</text:p>
          </table:table-cell>
          <table:table-cell table:style-name="ce24" office:value-type="float" office:value="44.61" calcext:value-type="float">
            <text:p>44,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lure</text:p>
          </table:table-cell>
          <table:table-cell office:value-type="float" office:value="55.38" calcext:value-type="float">
            <text:p>55,38</text:p>
          </table:table-cell>
          <table:table-cell office:value-type="float" office:value="53.84" calcext:value-type="float">
            <text:p>53,84</text:p>
          </table:table-cell>
          <table:table-cell office:value-type="float" office:value="52.3" calcext:value-type="float">
            <text:p>52,3</text:p>
          </table:table-cell>
          <table:table-cell office:value-type="float" office:value="50.76" calcext:value-type="float">
            <text:p>50,76</text:p>
          </table:table-cell>
          <table:table-cell office:value-type="float" office:value="60" calcext:value-type="float">
            <text:p>60</text:p>
          </table:table-cell>
          <table:table-cell office:value-type="float" office:value="50.76" calcext:value-type="float">
            <text:p>50,76</text:p>
          </table:table-cell>
          <table:table-cell office:value-type="float" office:value="53.84" calcext:value-type="float">
            <text:p>53,84</text:p>
          </table:table-cell>
          <table:table-cell office:value-type="float" office:value="52.3" calcext:value-type="float">
            <text:p>52,3</text:p>
          </table:table-cell>
          <table:table-cell office:value-type="float" office:value="56.92" calcext:value-type="float">
            <text:p>56,92</text:p>
          </table:table-cell>
          <table:table-cell table:style-name="ce25" office:value-type="float" office:value="55.38" calcext:value-type="float">
            <text:p>55,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Launch time</text:p>
          </table:table-cell>
          <table:table-cell office:value-type="float" office:value="706.78" calcext:value-type="float">
            <text:p>706,78</text:p>
          </table:table-cell>
          <table:table-cell office:value-type="float" office:value="726.84" calcext:value-type="float">
            <text:p>726,84</text:p>
          </table:table-cell>
          <table:table-cell office:value-type="float" office:value="705.12" calcext:value-type="float">
            <text:p>705,12</text:p>
          </table:table-cell>
          <table:table-cell office:value-type="float" office:value="731.8" calcext:value-type="float">
            <text:p>731,8</text:p>
          </table:table-cell>
          <table:table-cell office:value-type="float" office:value="751.87" calcext:value-type="float">
            <text:p>751,87</text:p>
          </table:table-cell>
          <table:table-cell office:value-type="float" office:value="732.81" calcext:value-type="float">
            <text:p>732,81</text:p>
          </table:table-cell>
          <table:table-cell office:value-type="float" office:value="760.64" calcext:value-type="float">
            <text:p>760,64</text:p>
          </table:table-cell>
          <table:table-cell office:value-type="float" office:value="715.61" calcext:value-type="float">
            <text:p>715,61</text:p>
          </table:table-cell>
          <table:table-cell office:value-type="float" office:value="722.36" calcext:value-type="float">
            <text:p>722,36</text:p>
          </table:table-cell>
          <table:table-cell table:style-name="ce25" office:value-type="float" office:value="746.67" calcext:value-type="float">
            <text:p>746,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Launch time news</text:p>
          </table:table-cell>
          <table:table-cell office:value-type="float" office:value="912.22" calcext:value-type="float">
            <text:p>912,22</text:p>
          </table:table-cell>
          <table:table-cell office:value-type="float" office:value="929.34" calcext:value-type="float">
            <text:p>929,34</text:p>
          </table:table-cell>
          <table:table-cell office:value-type="float" office:value="908.55" calcext:value-type="float">
            <text:p>908,55</text:p>
          </table:table-cell>
          <table:table-cell office:value-type="float" office:value="955.87" calcext:value-type="float">
            <text:p>955,87</text:p>
          </table:table-cell>
          <table:table-cell office:value-type="float" office:value="913.2" calcext:value-type="float">
            <text:p>913,2</text:p>
          </table:table-cell>
          <table:table-cell office:value-type="float" office:value="939.03" calcext:value-type="float">
            <text:p>939,03</text:p>
          </table:table-cell>
          <table:table-cell office:value-type="float" office:value="1034.45" calcext:value-type="float">
            <text:p>1034,45</text:p>
          </table:table-cell>
          <table:table-cell office:value-type="float" office:value="942.17" calcext:value-type="float">
            <text:p>942,17</text:p>
          </table:table-cell>
          <table:table-cell office:value-type="float" office:value="890.54" calcext:value-type="float">
            <text:p>890,54</text:p>
          </table:table-cell>
          <table:table-cell table:style-name="ce25" office:value-type="float" office:value="915.86" calcext:value-type="float">
            <text:p>915,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Launch time actives</text:p>
          </table:table-cell>
          <table:table-cell office:value-type="float" office:value="451.76" calcext:value-type="float">
            <text:p>451,76</text:p>
          </table:table-cell>
          <table:table-cell office:value-type="float" office:value="490.6" calcext:value-type="float">
            <text:p>490,6</text:p>
          </table:table-cell>
          <table:table-cell office:value-type="float" office:value="482" calcext:value-type="float">
            <text:p>482</text:p>
          </table:table-cell>
          <table:table-cell office:value-type="float" office:value="500.71" calcext:value-type="float">
            <text:p>500,71</text:p>
          </table:table-cell>
          <table:table-cell office:value-type="float" office:value="509.88" calcext:value-type="float">
            <text:p>509,88</text:p>
          </table:table-cell>
          <table:table-cell office:value-type="float" office:value="520.15" calcext:value-type="float">
            <text:p>520,15</text:p>
          </table:table-cell>
          <table:table-cell office:value-type="float" office:value="441.2" calcext:value-type="float">
            <text:p>441,2</text:p>
          </table:table-cell>
          <table:table-cell office:value-type="float" office:value="467.12" calcext:value-type="float">
            <text:p>467,12</text:p>
          </table:table-cell>
          <table:table-cell office:value-type="float" office:value="500.14" calcext:value-type="float">
            <text:p>500,14</text:p>
          </table:table-cell>
          <table:table-cell table:style-name="ce25" office:value-type="float" office:value="536.65" calcext:value-type="float">
            <text:p>536,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l measure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running count</text:p>
          </table:table-cell>
          <table:table-cell office:value-type="float" office:value="26.07" calcext:value-type="float">
            <text:p>26,07</text:p>
          </table:table-cell>
          <table:table-cell office:value-type="float" office:value="26" calcext:value-type="float">
            <text:p>26</text:p>
          </table:table-cell>
          <table:table-cell office:value-type="float" office:value="26.21" calcext:value-type="float">
            <text:p>26,21</text:p>
          </table:table-cell>
          <table:table-cell office:value-type="float" office:value="25.85" calcext:value-type="float">
            <text:p>25,85</text:p>
          </table:table-cell>
          <table:table-cell office:value-type="float" office:value="26.21" calcext:value-type="float">
            <text:p>26,21</text:p>
          </table:table-cell>
          <table:table-cell office:value-type="float" office:value="26.42" calcext:value-type="float">
            <text:p>26,42</text:p>
          </table:table-cell>
          <table:table-cell office:value-type="float" office:value="26.07" calcext:value-type="float">
            <text:p>26,07</text:p>
          </table:table-cell>
          <table:table-cell office:value-type="float" office:value="26.35" calcext:value-type="float">
            <text:p>26,35</text:p>
          </table:table-cell>
          <table:table-cell office:value-type="float" office:value="25.85" calcext:value-type="float">
            <text:p>25,85</text:p>
          </table:table-cell>
          <table:table-cell table:style-name="ce25" office:value-type="float" office:value="25.57" calcext:value-type="float">
            <text:p>25,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s killed during the test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ge faults</text:p>
          </table:table-cell>
          <table:table-cell office:value-type="float" office:value="4199386" calcext:value-type="float">
            <text:p>4199386</text:p>
          </table:table-cell>
          <table:table-cell office:value-type="float" office:value="4206069" calcext:value-type="float">
            <text:p>4206069</text:p>
          </table:table-cell>
          <table:table-cell office:value-type="float" office:value="4393206" calcext:value-type="float">
            <text:p>4393206</text:p>
          </table:table-cell>
          <table:table-cell office:value-type="float" office:value="4249333" calcext:value-type="float">
            <text:p>4249333</text:p>
          </table:table-cell>
          <table:table-cell office:value-type="float" office:value="4154830" calcext:value-type="float">
            <text:p>4154830</text:p>
          </table:table-cell>
          <table:table-cell office:value-type="float" office:value="4117942" calcext:value-type="float">
            <text:p>4117942</text:p>
          </table:table-cell>
          <table:table-cell office:value-type="float" office:value="4229019" calcext:value-type="float">
            <text:p>4229019</text:p>
          </table:table-cell>
          <table:table-cell office:value-type="float" office:value="4062043" calcext:value-type="float">
            <text:p>4062043</text:p>
          </table:table-cell>
          <table:table-cell office:value-type="float" office:value="4357326" calcext:value-type="float">
            <text:p>4357326</text:p>
          </table:table-cell>
          <table:table-cell table:style-name="ce25" office:value-type="float" office:value="4173837" calcext:value-type="float">
            <text:p>41738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 page faults</text:p>
          </table:table-cell>
          <table:table-cell table:style-name="ce6" office:value-type="float" office:value="19753" calcext:value-type="float">
            <text:p>19753</text:p>
          </table:table-cell>
          <table:table-cell table:style-name="ce14" office:value-type="float" office:value="19434" calcext:value-type="float">
            <text:p>19434</text:p>
          </table:table-cell>
          <table:table-cell table:style-name="ce14" office:value-type="float" office:value="19474" calcext:value-type="float">
            <text:p>19474</text:p>
          </table:table-cell>
          <table:table-cell table:style-name="ce14" office:value-type="float" office:value="17239" calcext:value-type="float">
            <text:p>17239</text:p>
          </table:table-cell>
          <table:table-cell table:style-name="ce14" office:value-type="float" office:value="17291" calcext:value-type="float">
            <text:p>17291</text:p>
          </table:table-cell>
          <table:table-cell table:style-name="ce14" office:value-type="float" office:value="17382" calcext:value-type="float">
            <text:p>17382</text:p>
          </table:table-cell>
          <table:table-cell table:style-name="ce14" office:value-type="float" office:value="17061" calcext:value-type="float">
            <text:p>17061</text:p>
          </table:table-cell>
          <table:table-cell table:style-name="ce14" office:value-type="float" office:value="16320" calcext:value-type="float">
            <text:p>16320</text:p>
          </table:table-cell>
          <table:table-cell table:style-name="ce14" office:value-type="float" office:value="17141" calcext:value-type="float">
            <text:p>17141</text:p>
          </table:table-cell>
          <table:table-cell table:style-name="ce26" office:value-type="float" office:value="17092" calcext:value-type="float">
            <text:p>17092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3" office:value-type="string" calcext:value-type="string">
            <text:p>Metrics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CI(95%)</text:p>
          </table:table-cell>
          <table:table-cell table:style-name="ce3" office:value-type="string" calcext:value-type="string">
            <text:p>% C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ss</text:p>
          </table:table-cell>
          <table:table-cell table:style-name="ce7" table:formula="of:=MIN([.B2:.K2])" office:value-type="float" office:value="40" calcext:value-type="float">
            <text:p>40</text:p>
          </table:table-cell>
          <table:table-cell table:style-name="ce13" table:formula="of:=MAX([.B2:.K2])" office:value-type="float" office:value="49.23" calcext:value-type="float">
            <text:p>49,23</text:p>
          </table:table-cell>
          <table:table-cell table:style-name="ce15" table:formula="of:=SUM([.B2:.K2])/10" office:value-type="float" office:value="45.843" calcext:value-type="float">
            <text:p>45,84</text:p>
          </table:table-cell>
          <table:table-cell table:style-name="ce18" table:formula="of:=STDEV([.B2:.K2])" office:value-type="float" office:value="2.88339325563938" calcext:value-type="float">
            <text:p>2,88</text:p>
          </table:table-cell>
          <table:table-cell table:style-name="ce18" table:formula="of:=CONFIDENCE(0.05;[.E15];10)" office:value-type="float" office:value="1.78711281602576" calcext:value-type="float">
            <text:p>1,79</text:p>
          </table:table-cell>
          <table:table-cell table:style-name="ce21" table:formula="of:=[.F15]*100/[.D15]" office:value-type="float" office:value="3.89833304108755" calcext:value-type="float">
            <text:p>3,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lure</text:p>
          </table:table-cell>
          <table:table-cell table:style-name="ce8" table:formula="of:=MIN([.B3:.K3])" office:value-type="float" office:value="50.76" calcext:value-type="float">
            <text:p>50,76</text:p>
          </table:table-cell>
          <table:table-cell table:formula="of:=MAX([.B3:.K3])" office:value-type="float" office:value="60" calcext:value-type="float">
            <text:p>60</text:p>
          </table:table-cell>
          <table:table-cell table:style-name="ce16" table:formula="of:=SUM([.B3:.K3])/10" office:value-type="float" office:value="54.148" calcext:value-type="float">
            <text:p>54,15</text:p>
          </table:table-cell>
          <table:table-cell table:style-name="ce19" table:formula="of:=STDEV([.B3:.K3])" office:value-type="float" office:value="2.885645700898" calcext:value-type="float">
            <text:p>2,89</text:p>
          </table:table-cell>
          <table:table-cell table:style-name="ce19" table:formula="of:=CONFIDENCE(0.05;[.E16];10)" office:value-type="float" office:value="1.7885088704076" calcext:value-type="float">
            <text:p>1,79</text:p>
          </table:table-cell>
          <table:table-cell table:style-name="ce22" table:formula="of:=[.F16]*100/[.D16]" office:value-type="float" office:value="3.30300079487256" calcext:value-type="float">
            <text:p>3,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 Launch time</text:p>
          </table:table-cell>
          <table:table-cell table:style-name="ce8" table:formula="of:=MIN([.B4:.K4])" office:value-type="float" office:value="705.12" calcext:value-type="float">
            <text:p>705,12</text:p>
          </table:table-cell>
          <table:table-cell table:formula="of:=MAX([.B4:.K4])" office:value-type="float" office:value="760.64" calcext:value-type="float">
            <text:p>760,64</text:p>
          </table:table-cell>
          <table:table-cell table:style-name="ce16" table:formula="of:=SUM([.B4:.K4])/10" office:value-type="float" office:value="730.05" calcext:value-type="float">
            <text:p>730,05</text:p>
          </table:table-cell>
          <table:table-cell table:style-name="ce19" table:formula="of:=STDEV([.B4:.K4])" office:value-type="float" office:value="18.6777247008301" calcext:value-type="float">
            <text:p>18,68</text:p>
          </table:table-cell>
          <table:table-cell table:style-name="ce19" table:formula="of:=CONFIDENCE(0.05;[.E17];10)" office:value-type="float" office:value="11.5763609843267" calcext:value-type="float">
            <text:p>11,58</text:p>
          </table:table-cell>
          <table:table-cell table:style-name="ce22" table:formula="of:=[.F17]*100/[.D17]" office:value-type="float" office:value="1.58569426536905" calcext:value-type="float">
            <text:p>1,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 Launch time news</text:p>
          </table:table-cell>
          <table:table-cell table:style-name="ce8" table:formula="of:=MIN([.B5:.K5])" office:value-type="float" office:value="890.54" calcext:value-type="float">
            <text:p>890,54</text:p>
          </table:table-cell>
          <table:table-cell table:formula="of:=MAX([.B5:.K5])" office:value-type="float" office:value="1034.45" calcext:value-type="float">
            <text:p>1034,45</text:p>
          </table:table-cell>
          <table:table-cell table:style-name="ce16" table:formula="of:=SUM([.B5:.K5])/10" office:value-type="float" office:value="934.123" calcext:value-type="float">
            <text:p>934,12</text:p>
          </table:table-cell>
          <table:table-cell table:style-name="ce19" table:formula="of:=STDEV([.B5:.K5])" office:value-type="float" office:value="40.0758386756354" calcext:value-type="float">
            <text:p>40,08</text:p>
          </table:table-cell>
          <table:table-cell table:style-name="ce19" table:formula="of:=CONFIDENCE(0.05;[.E18];10)" office:value-type="float" office:value="24.8388057265979" calcext:value-type="float">
            <text:p>24,84</text:p>
          </table:table-cell>
          <table:table-cell table:style-name="ce22" table:formula="of:=[.F18]*100/[.D18]" office:value-type="float" office:value="2.65905086659871" calcext:value-type="float">
            <text:p>2,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 Launch time actives</text:p>
          </table:table-cell>
          <table:table-cell table:style-name="ce8" table:formula="of:=MIN([.B6:.K6])" office:value-type="float" office:value="441.2" calcext:value-type="float">
            <text:p>441,2</text:p>
          </table:table-cell>
          <table:table-cell table:formula="of:=MAX([.B6:.K6])" office:value-type="float" office:value="536.65" calcext:value-type="float">
            <text:p>536,65</text:p>
          </table:table-cell>
          <table:table-cell table:style-name="ce16" table:formula="of:=SUM([.B6:.K6])/10" office:value-type="float" office:value="490.021" calcext:value-type="float">
            <text:p>490,02</text:p>
          </table:table-cell>
          <table:table-cell table:style-name="ce19" table:formula="of:=STDEV([.B6:.K6])" office:value-type="float" office:value="30.054710649451" calcext:value-type="float">
            <text:p>30,05</text:p>
          </table:table-cell>
          <table:table-cell table:style-name="ce19" table:formula="of:=CONFIDENCE(0.05;[.E19];10)" office:value-type="float" office:value="18.6277603578807" calcext:value-type="float">
            <text:p>18,63</text:p>
          </table:table-cell>
          <table:table-cell table:style-name="ce22" table:formula="of:=[.F19]*100/[.D19]" office:value-type="float" office:value="3.80142082847076" calcext:value-type="float">
            <text:p>3,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l measures</text:p>
          </table:table-cell>
          <table:table-cell table:style-name="ce8" table:formula="of:=MIN([.B7:.K7])" office:value-type="float" office:value="0" calcext:value-type="float">
            <text:p>0</text:p>
          </table:table-cell>
          <table:table-cell table:formula="of:=MAX([.B7:.K7])" office:value-type="float" office:value="0" calcext:value-type="float">
            <text:p>0</text:p>
          </table:table-cell>
          <table:table-cell table:style-name="ce16" table:formula="of:=SUM([.B7:.K7])/10" office:value-type="float" office:value="0" calcext:value-type="float">
            <text:p>0,00</text:p>
          </table:table-cell>
          <table:table-cell table:style-name="ce19" table:formula="of:=STDEV([.B7:.K7])" office:value-type="float" office:value="0" calcext:value-type="float">
            <text:p>0,00</text:p>
          </table:table-cell>
          <table:table-cell table:style-name="ce19"/>
          <table:table-cell table:style-name="ce22"/>
          <table:table-cell table:number-columns-repeated="8"/>
        </table:table-row>
        <table:table-row table:style-name="ro1">
          <table:table-cell office:value-type="string" calcext:value-type="string">
            <text:p>Average running count</text:p>
          </table:table-cell>
          <table:table-cell table:style-name="ce8" table:formula="of:=MIN([.B8:.K8])" office:value-type="float" office:value="25.57" calcext:value-type="float">
            <text:p>25,57</text:p>
          </table:table-cell>
          <table:table-cell table:formula="of:=MAX([.B8:.K8])" office:value-type="float" office:value="26.42" calcext:value-type="float">
            <text:p>26,42</text:p>
          </table:table-cell>
          <table:table-cell table:style-name="ce16" table:formula="of:=SUM([.B8:.K8])/10" office:value-type="float" office:value="26.06" calcext:value-type="float">
            <text:p>26,06</text:p>
          </table:table-cell>
          <table:table-cell table:style-name="ce19" table:formula="of:=STDEV([.B8:.K8])" office:value-type="float" office:value="0.256211718007675" calcext:value-type="float">
            <text:p>0,26</text:p>
          </table:table-cell>
          <table:table-cell table:style-name="ce19" table:formula="of:=CONFIDENCE(0.05;[.E21];10)" office:value-type="float" office:value="0.158798750039374" calcext:value-type="float">
            <text:p>0,16</text:p>
          </table:table-cell>
          <table:table-cell table:style-name="ce22" table:formula="of:=[.F21]*100/[.D21]" office:value-type="float" office:value="0.609358211969971" calcext:value-type="float">
            <text:p>0,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ps killed during the test</text:p>
          </table:table-cell>
          <table:table-cell table:style-name="ce8" table:formula="of:=MIN([.B9:.K9])" office:value-type="float" office:value="21" calcext:value-type="float">
            <text:p>21</text:p>
          </table:table-cell>
          <table:table-cell table:formula="of:=MAX([.B9:.K9])" office:value-type="float" office:value="33" calcext:value-type="float">
            <text:p>33</text:p>
          </table:table-cell>
          <table:table-cell table:style-name="ce16" table:formula="of:=SUM([.B9:.K9])/10" office:value-type="float" office:value="27" calcext:value-type="float">
            <text:p>27,00</text:p>
          </table:table-cell>
          <table:table-cell table:style-name="ce19" table:formula="of:=STDEV([.B9:.K9])" office:value-type="float" office:value="3.590109871423" calcext:value-type="float">
            <text:p>3,59</text:p>
          </table:table-cell>
          <table:table-cell table:style-name="ce19" table:formula="of:=CONFIDENCE(0.05;[.E22];10)" office:value-type="float" office:value="2.22513226373554" calcext:value-type="float">
            <text:p>2,23</text:p>
          </table:table-cell>
          <table:table-cell table:style-name="ce22" table:formula="of:=[.F22]*100/[.D22]" office:value-type="float" office:value="8.24123060642794" calcext:value-type="float">
            <text:p>8,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ge faults</text:p>
          </table:table-cell>
          <table:table-cell table:style-name="ce8" table:formula="of:=MIN([.B10:.K10])" office:value-type="float" office:value="4062043" calcext:value-type="float">
            <text:p>4062043</text:p>
          </table:table-cell>
          <table:table-cell table:formula="of:=MAX([.B10:.K10])" office:value-type="float" office:value="4393206" calcext:value-type="float">
            <text:p>4393206</text:p>
          </table:table-cell>
          <table:table-cell table:style-name="ce16" table:formula="of:=SUM([.B10:.K10])/10" office:value-type="float" office:value="4214299.1" calcext:value-type="float">
            <text:p>4214299,10</text:p>
          </table:table-cell>
          <table:table-cell table:style-name="ce19" table:formula="of:=STDEV([.B10:.K10])" office:value-type="float" office:value="101016.458391085" calcext:value-type="float">
            <text:p>101016,46</text:p>
          </table:table-cell>
          <table:table-cell table:style-name="ce19" table:formula="of:=CONFIDENCE(0.05;[.E23];10)" office:value-type="float" office:value="62609.4990917948" calcext:value-type="float">
            <text:p>62609,50</text:p>
          </table:table-cell>
          <table:table-cell table:style-name="ce22" table:formula="of:=[.F23]*100/[.D23]" office:value-type="float" office:value="1.4856444121822" calcext:value-type="float">
            <text:p>1,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 page faults</text:p>
          </table:table-cell>
          <table:table-cell table:style-name="ce9" table:formula="of:=MIN([.B11:.K11])" office:value-type="float" office:value="16320" calcext:value-type="float">
            <text:p>16320</text:p>
          </table:table-cell>
          <table:table-cell table:style-name="ce14" table:formula="of:=MAX([.B11:.K11])" office:value-type="float" office:value="19753" calcext:value-type="float">
            <text:p>19753</text:p>
          </table:table-cell>
          <table:table-cell table:style-name="ce17" table:formula="of:=SUM([.B11:.K11])/10" office:value-type="float" office:value="17818.7" calcext:value-type="float">
            <text:p>17818,70</text:p>
          </table:table-cell>
          <table:table-cell table:style-name="ce20" table:formula="of:=STDEV([.B11:.K11])" office:value-type="float" office:value="1233.9429169221" calcext:value-type="float">
            <text:p>1233,94</text:p>
          </table:table-cell>
          <table:table-cell table:style-name="ce20" table:formula="of:=CONFIDENCE(0.05;[.E24];10)" office:value-type="float" office:value="764.791690055718" calcext:value-type="float">
            <text:p>764,79</text:p>
          </table:table-cell>
          <table:table-cell table:style-name="ce23" table:formula="of:=[.F24]*100/[.D24]" office:value-type="float" office:value="4.29207344001368" calcext:value-type="float">
            <text:p>4,29</text:p>
          </table:table-cell>
          <table:table-cell table:number-columns-repeated="8"/>
        </table:table-row>
        <table:table-row table:style-name="ro1" table:number-rows-repeated="3">
          <table:table-cell table:style-name="Default"/>
          <table:table-cell table:style-name="ce16"/>
          <table:table-cell table:number-columns-repeated="13"/>
        </table:table-row>
        <table:table-row table:style-name="ro1">
          <table:table-cell table:style-name="Default"/>
          <table:table-cell table:style-name="ce16"/>
          <table:table-cell table:number-columns-repeated="13"/>
        </table:table-row>
      </table:table>
      <table:table table:name="testLightApps-adaptive-1.0" table:style-name="ta1">
        <table:shapes>
          <draw:frame draw:z-index="0" draw:style-name="gr1" draw:text-style-name="P1" svg:width="192.35mm" svg:height="114.75mm" svg:x="0.28mm" svg:y="113.69mm">
            <draw:object draw:notify-on-update-of-ranges="'testLightApps-adaptive-1.0'.A15:'testLightApps-adaptive-1.0'.A22 'testLightApps-adaptive-1.0'.D15:'testLightApps-adaptive-1.0'.D22 'testLightApps-adaptive-2.0'.F15:'testLightApps-adaptive-2.0'.F22 'testLightApps-adaptive-2.0'.F15:'testLightApps-adaptive-2.0'.F22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86.97mm" svg:height="101.2mm" svg:x="209.14mm" svg:y="113.69mm">
            <draw:object draw:notify-on-update-of-ranges="'testLightApps-adaptive-1.0'.A23:'testLightApps-adaptive-1.0'.A24 'testLightApps-adaptive-1.0'.D23:'testLightApps-adaptive-1.0'.D24 'testLightApps-adaptive-2.0'.F23:'testLightApps-adaptive-2.0'.F24 'testLightApps-adaptive-2.0'.F23:'testLightApps-adaptive-2.0'.F24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9" table:default-cell-style-name="ce2"/>
        <table:table-column table:style-name="co2" table:default-cell-style-name="ce5"/>
        <table:table-column table:style-name="co2" table:default-cell-style-name="Default"/>
        <table:table-column table:style-name="co1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Metrics</text:p>
          </table:table-cell>
          <table:table-cell table:style-name="ce3" office:value-type="string" calcext:value-type="string">
            <text:p>Test 1</text:p>
          </table:table-cell>
          <table:table-cell table:style-name="ce3" office:value-type="string" calcext:value-type="string">
            <text:p>Test 2</text:p>
          </table:table-cell>
          <table:table-cell table:style-name="ce3" office:value-type="string" calcext:value-type="string">
            <text:p>Test 3</text:p>
          </table:table-cell>
          <table:table-cell table:style-name="ce3" office:value-type="string" calcext:value-type="string">
            <text:p>Test 4</text:p>
          </table:table-cell>
          <table:table-cell table:style-name="ce3" office:value-type="string" calcext:value-type="string">
            <text:p>Test 5</text:p>
          </table:table-cell>
          <table:table-cell table:style-name="ce3" office:value-type="string" calcext:value-type="string">
            <text:p>Test 6</text:p>
          </table:table-cell>
          <table:table-cell table:style-name="ce3" office:value-type="string" calcext:value-type="string">
            <text:p>Test 7</text:p>
          </table:table-cell>
          <table:table-cell table:style-name="ce3" office:value-type="string" calcext:value-type="string">
            <text:p>Test 8</text:p>
          </table:table-cell>
          <table:table-cell table:style-name="ce3" office:value-type="string" calcext:value-type="string">
            <text:p>Test 9</text:p>
          </table:table-cell>
          <table:table-cell table:style-name="ce3" office:value-type="string" calcext:value-type="string">
            <text:p>Test 10</text:p>
          </table:table-cell>
          <table:table-cell table:style-name="ce27"/>
          <table:table-cell table:number-columns-repeated="3"/>
        </table:table-row>
        <table:table-row table:style-name="ro1">
          <table:table-cell office:value-type="string" calcext:value-type="string">
            <text:p>Sucess</text:p>
          </table:table-cell>
          <table:table-cell table:style-name="ce4" office:value-type="float" office:value="49.23" calcext:value-type="float">
            <text:p>49,23</text:p>
          </table:table-cell>
          <table:table-cell table:number-columns-repeated="4" table:style-name="ce13" office:value-type="float" office:value="49.23" calcext:value-type="float">
            <text:p>49,23</text:p>
          </table:table-cell>
          <table:table-cell table:style-name="ce13" office:value-type="float" office:value="47.69" calcext:value-type="float">
            <text:p>47,69</text:p>
          </table:table-cell>
          <table:table-cell table:style-name="ce13" office:value-type="float" office:value="52.3" calcext:value-type="float">
            <text:p>52,3</text:p>
          </table:table-cell>
          <table:table-cell table:number-columns-repeated="2" table:style-name="ce13" office:value-type="float" office:value="50.76" calcext:value-type="float">
            <text:p>50,76</text:p>
          </table:table-cell>
          <table:table-cell table:style-name="ce24" office:value-type="float" office:value="47.69" calcext:value-type="float">
            <text:p>47,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lure</text:p>
          </table:table-cell>
          <table:table-cell table:number-columns-repeated="5" office:value-type="float" office:value="50.76" calcext:value-type="float">
            <text:p>50,76</text:p>
          </table:table-cell>
          <table:table-cell office:value-type="float" office:value="52.3" calcext:value-type="float">
            <text:p>52,3</text:p>
          </table:table-cell>
          <table:table-cell office:value-type="float" office:value="47.69" calcext:value-type="float">
            <text:p>47,69</text:p>
          </table:table-cell>
          <table:table-cell table:number-columns-repeated="2" office:value-type="float" office:value="49.23" calcext:value-type="float">
            <text:p>49,23</text:p>
          </table:table-cell>
          <table:table-cell table:style-name="ce25" office:value-type="float" office:value="52.3" calcext:value-type="float">
            <text:p>52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Launch time</text:p>
          </table:table-cell>
          <table:table-cell office:value-type="float" office:value="717.78" calcext:value-type="float">
            <text:p>717,78</text:p>
          </table:table-cell>
          <table:table-cell office:value-type="float" office:value="684.03" calcext:value-type="float">
            <text:p>684,03</text:p>
          </table:table-cell>
          <table:table-cell office:value-type="float" office:value="714.71" calcext:value-type="float">
            <text:p>714,71</text:p>
          </table:table-cell>
          <table:table-cell office:value-type="float" office:value="694.32" calcext:value-type="float">
            <text:p>694,32</text:p>
          </table:table-cell>
          <table:table-cell office:value-type="float" office:value="758.61" calcext:value-type="float">
            <text:p>758,61</text:p>
          </table:table-cell>
          <table:table-cell office:value-type="float" office:value="733.13" calcext:value-type="float">
            <text:p>733,13</text:p>
          </table:table-cell>
          <table:table-cell office:value-type="float" office:value="722.07" calcext:value-type="float">
            <text:p>722,07</text:p>
          </table:table-cell>
          <table:table-cell office:value-type="float" office:value="686.92" calcext:value-type="float">
            <text:p>686,92</text:p>
          </table:table-cell>
          <table:table-cell office:value-type="float" office:value="708.29" calcext:value-type="float">
            <text:p>708,29</text:p>
          </table:table-cell>
          <table:table-cell table:style-name="ce25" office:value-type="float" office:value="718.63" calcext:value-type="float">
            <text:p>718,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Launch time news</text:p>
          </table:table-cell>
          <table:table-cell office:value-type="float" office:value="956.91" calcext:value-type="float">
            <text:p>956,91</text:p>
          </table:table-cell>
          <table:table-cell office:value-type="float" office:value="923.27" calcext:value-type="float">
            <text:p>923,27</text:p>
          </table:table-cell>
          <table:table-cell office:value-type="float" office:value="961.54" calcext:value-type="float">
            <text:p>961,54</text:p>
          </table:table-cell>
          <table:table-cell office:value-type="float" office:value="926.42" calcext:value-type="float">
            <text:p>926,42</text:p>
          </table:table-cell>
          <table:table-cell office:value-type="float" office:value="1019.78" calcext:value-type="float">
            <text:p>1019,78</text:p>
          </table:table-cell>
          <table:table-cell office:value-type="float" office:value="985.94" calcext:value-type="float">
            <text:p>985,94</text:p>
          </table:table-cell>
          <table:table-cell office:value-type="float" office:value="955.67" calcext:value-type="float">
            <text:p>955,67</text:p>
          </table:table-cell>
          <table:table-cell office:value-type="float" office:value="928.68" calcext:value-type="float">
            <text:p>928,68</text:p>
          </table:table-cell>
          <table:table-cell office:value-type="float" office:value="939.06" calcext:value-type="float">
            <text:p>939,06</text:p>
          </table:table-cell>
          <table:table-cell table:style-name="ce25" office:value-type="float" office:value="909.88" calcext:value-type="float">
            <text:p>909,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Launch time actives</text:p>
          </table:table-cell>
          <table:table-cell office:value-type="float" office:value="471.18" calcext:value-type="float">
            <text:p>471,18</text:p>
          </table:table-cell>
          <table:table-cell office:value-type="float" office:value="437.31" calcext:value-type="float">
            <text:p>437,31</text:p>
          </table:table-cell>
          <table:table-cell office:value-type="float" office:value="460.16" calcext:value-type="float">
            <text:p>460,16</text:p>
          </table:table-cell>
          <table:table-cell office:value-type="float" office:value="454.96" calcext:value-type="float">
            <text:p>454,96</text:p>
          </table:table-cell>
          <table:table-cell office:value-type="float" office:value="489.28" calcext:value-type="float">
            <text:p>489,28</text:p>
          </table:table-cell>
          <table:table-cell office:value-type="float" office:value="455.87" calcext:value-type="float">
            <text:p>455,87</text:p>
          </table:table-cell>
          <table:table-cell office:value-type="float" office:value="509.08" calcext:value-type="float">
            <text:p>509,08</text:p>
          </table:table-cell>
          <table:table-cell office:value-type="float" office:value="452.48" calcext:value-type="float">
            <text:p>452,48</text:p>
          </table:table-cell>
          <table:table-cell table:style-name="ce46" office:value-type="float" office:value="484.51" calcext:value-type="float">
            <text:p>484,51</text:p>
          </table:table-cell>
          <table:table-cell table:style-name="ce25" office:value-type="float" office:value="508.87" calcext:value-type="float">
            <text:p>508,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l measure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running count</text:p>
          </table:table-cell>
          <table:table-cell office:value-type="float" office:value="26.57" calcext:value-type="float">
            <text:p>26,57</text:p>
          </table:table-cell>
          <table:table-cell office:value-type="float" office:value="27" calcext:value-type="float">
            <text:p>27</text:p>
          </table:table-cell>
          <table:table-cell office:value-type="float" office:value="26.64" calcext:value-type="float">
            <text:p>26,64</text:p>
          </table:table-cell>
          <table:table-cell office:value-type="float" office:value="26.57" calcext:value-type="float">
            <text:p>26,57</text:p>
          </table:table-cell>
          <table:table-cell office:value-type="float" office:value="26.71" calcext:value-type="float">
            <text:p>26,71</text:p>
          </table:table-cell>
          <table:table-cell office:value-type="float" office:value="26.57" calcext:value-type="float">
            <text:p>26,57</text:p>
          </table:table-cell>
          <table:table-cell office:value-type="float" office:value="26.14" calcext:value-type="float">
            <text:p>26,14</text:p>
          </table:table-cell>
          <table:table-cell office:value-type="float" office:value="26.85" calcext:value-type="float">
            <text:p>26,85</text:p>
          </table:table-cell>
          <table:table-cell office:value-type="float" office:value="26.71" calcext:value-type="float">
            <text:p>26,71</text:p>
          </table:table-cell>
          <table:table-cell table:style-name="ce25" office:value-type="float" office:value="25.92" calcext:value-type="float">
            <text:p>25,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s killed during the test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25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ge faults</text:p>
          </table:table-cell>
          <table:table-cell office:value-type="float" office:value="4189441" calcext:value-type="float">
            <text:p>4189441</text:p>
          </table:table-cell>
          <table:table-cell office:value-type="float" office:value="4264558" calcext:value-type="float">
            <text:p>4264558</text:p>
          </table:table-cell>
          <table:table-cell office:value-type="float" office:value="4244029" calcext:value-type="float">
            <text:p>4244029</text:p>
          </table:table-cell>
          <table:table-cell office:value-type="float" office:value="4031724" calcext:value-type="float">
            <text:p>4031724</text:p>
          </table:table-cell>
          <table:table-cell office:value-type="float" office:value="4212879" calcext:value-type="float">
            <text:p>4212879</text:p>
          </table:table-cell>
          <table:table-cell office:value-type="float" office:value="4186478" calcext:value-type="float">
            <text:p>4186478</text:p>
          </table:table-cell>
          <table:table-cell office:value-type="float" office:value="4182604" calcext:value-type="float">
            <text:p>4182604</text:p>
          </table:table-cell>
          <table:table-cell office:value-type="float" office:value="4036504" calcext:value-type="float">
            <text:p>4036504</text:p>
          </table:table-cell>
          <table:table-cell office:value-type="float" office:value="4127143" calcext:value-type="float">
            <text:p>4127143</text:p>
          </table:table-cell>
          <table:table-cell table:style-name="ce25" office:value-type="float" office:value="4129763" calcext:value-type="float">
            <text:p>41297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 page faults</text:p>
          </table:table-cell>
          <table:table-cell table:style-name="ce6" office:value-type="float" office:value="23225" calcext:value-type="float">
            <text:p>23225</text:p>
          </table:table-cell>
          <table:table-cell table:style-name="ce14" office:value-type="float" office:value="18875" calcext:value-type="float">
            <text:p>18875</text:p>
          </table:table-cell>
          <table:table-cell table:style-name="ce14" office:value-type="float" office:value="20383" calcext:value-type="float">
            <text:p>20383</text:p>
          </table:table-cell>
          <table:table-cell table:style-name="ce14" office:value-type="float" office:value="19265" calcext:value-type="float">
            <text:p>19265</text:p>
          </table:table-cell>
          <table:table-cell table:style-name="ce14" office:value-type="float" office:value="21636" calcext:value-type="float">
            <text:p>21636</text:p>
          </table:table-cell>
          <table:table-cell table:style-name="ce14" office:value-type="float" office:value="22087" calcext:value-type="float">
            <text:p>22087</text:p>
          </table:table-cell>
          <table:table-cell table:style-name="ce14" office:value-type="float" office:value="19321" calcext:value-type="float">
            <text:p>19321</text:p>
          </table:table-cell>
          <table:table-cell table:style-name="ce14" office:value-type="float" office:value="20254" calcext:value-type="float">
            <text:p>20254</text:p>
          </table:table-cell>
          <table:table-cell table:style-name="ce14" office:value-type="float" office:value="21406" calcext:value-type="float">
            <text:p>21406</text:p>
          </table:table-cell>
          <table:table-cell table:style-name="ce26" office:value-type="float" office:value="19611" calcext:value-type="float">
            <text:p>19611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3" office:value-type="string" calcext:value-type="string">
            <text:p>Metrics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CI(95%)</text:p>
          </table:table-cell>
          <table:table-cell table:style-name="ce3" office:value-type="string" calcext:value-type="string">
            <text:p>% C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ss</text:p>
          </table:table-cell>
          <table:table-cell table:style-name="ce7" table:formula="of:=MIN([.B2:.K2])" office:value-type="float" office:value="47.69" calcext:value-type="float">
            <text:p>47,69</text:p>
          </table:table-cell>
          <table:table-cell table:style-name="ce13" table:formula="of:=MAX([.B2:.K2])" office:value-type="float" office:value="52.3" calcext:value-type="float">
            <text:p>52,3</text:p>
          </table:table-cell>
          <table:table-cell table:style-name="ce15" table:formula="of:=SUM([.B2:.K2])/10" office:value-type="float" office:value="49.535" calcext:value-type="float">
            <text:p>49,54</text:p>
          </table:table-cell>
          <table:table-cell table:style-name="ce18" table:formula="of:=STDEV([.B2:.K2])" office:value-type="float" office:value="1.41105358587908" calcext:value-type="float">
            <text:p>1,41</text:p>
          </table:table-cell>
          <table:table-cell table:style-name="ce18" table:formula="of:=CONFIDENCE(0.05;[.E15];10)" office:value-type="float" office:value="0.874564002843394" calcext:value-type="float">
            <text:p>0,87</text:p>
          </table:table-cell>
          <table:table-cell table:style-name="ce21" table:formula="of:=[.F15]*100/[.D15]" office:value-type="float" office:value="1.76554759835146" calcext:value-type="float">
            <text:p>1,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lure</text:p>
          </table:table-cell>
          <table:table-cell table:style-name="ce8" table:formula="of:=MIN([.B3:.K3])" office:value-type="float" office:value="47.69" calcext:value-type="float">
            <text:p>47,69</text:p>
          </table:table-cell>
          <table:table-cell table:formula="of:=MAX([.B3:.K3])" office:value-type="float" office:value="52.3" calcext:value-type="float">
            <text:p>52,3</text:p>
          </table:table-cell>
          <table:table-cell table:style-name="ce16" table:formula="of:=SUM([.B3:.K3])/10" office:value-type="float" office:value="50.455" calcext:value-type="float">
            <text:p>50,46</text:p>
          </table:table-cell>
          <table:table-cell table:style-name="ce19" table:formula="of:=STDEV([.B3:.K3])" office:value-type="float" office:value="1.41105358587908" calcext:value-type="float">
            <text:p>1,41</text:p>
          </table:table-cell>
          <table:table-cell table:style-name="ce19" table:formula="of:=CONFIDENCE(0.05;[.E16];10)" office:value-type="float" office:value="0.874564002843394" calcext:value-type="float">
            <text:p>0,87</text:p>
          </table:table-cell>
          <table:table-cell table:style-name="ce22" table:formula="of:=[.F16]*100/[.D16]" office:value-type="float" office:value="1.73335447991952" calcext:value-type="float">
            <text:p>1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 Launch time</text:p>
          </table:table-cell>
          <table:table-cell table:style-name="ce8" table:formula="of:=MIN([.B4:.K4])" office:value-type="float" office:value="684.03" calcext:value-type="float">
            <text:p>684,03</text:p>
          </table:table-cell>
          <table:table-cell table:formula="of:=MAX([.B4:.K4])" office:value-type="float" office:value="758.61" calcext:value-type="float">
            <text:p>758,61</text:p>
          </table:table-cell>
          <table:table-cell table:style-name="ce16" table:formula="of:=SUM([.B4:.K4])/10" office:value-type="float" office:value="713.849" calcext:value-type="float">
            <text:p>713,85</text:p>
          </table:table-cell>
          <table:table-cell table:style-name="ce19" table:formula="of:=STDEV([.B4:.K4])" office:value-type="float" office:value="22.381959724544" calcext:value-type="float">
            <text:p>22,38</text:p>
          </table:table-cell>
          <table:table-cell table:style-name="ce19" table:formula="of:=CONFIDENCE(0.05;[.E17];10)" office:value-type="float" office:value="13.8722274505132" calcext:value-type="float">
            <text:p>13,87</text:p>
          </table:table-cell>
          <table:table-cell table:style-name="ce22" table:formula="of:=[.F17]*100/[.D17]" office:value-type="float" office:value="1.94329997667758" calcext:value-type="float">
            <text:p>1,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 Launch time news</text:p>
          </table:table-cell>
          <table:table-cell table:style-name="ce8" table:formula="of:=MIN([.B5:.K5])" office:value-type="float" office:value="909.88" calcext:value-type="float">
            <text:p>909,88</text:p>
          </table:table-cell>
          <table:table-cell table:formula="of:=MAX([.B5:.K5])" office:value-type="float" office:value="1019.78" calcext:value-type="float">
            <text:p>1019,78</text:p>
          </table:table-cell>
          <table:table-cell table:style-name="ce16" table:formula="of:=SUM([.B5:.K5])/10" office:value-type="float" office:value="950.715" calcext:value-type="float">
            <text:p>950,72</text:p>
          </table:table-cell>
          <table:table-cell table:style-name="ce19" table:formula="of:=STDEV([.B5:.K5])" office:value-type="float" office:value="33.0374165824818" calcext:value-type="float">
            <text:p>33,04</text:p>
          </table:table-cell>
          <table:table-cell table:style-name="ce19" table:formula="of:=CONFIDENCE(0.05;[.E18];10)" office:value-type="float" office:value="20.4764266779986" calcext:value-type="float">
            <text:p>20,48</text:p>
          </table:table-cell>
          <table:table-cell table:style-name="ce22" table:formula="of:=[.F18]*100/[.D18]" office:value-type="float" office:value="2.15379232240983" calcext:value-type="float">
            <text:p>2,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 Launch time actives</text:p>
          </table:table-cell>
          <table:table-cell table:style-name="ce8" table:formula="of:=MIN([.B6:.K6])" office:value-type="float" office:value="437.31" calcext:value-type="float">
            <text:p>437,31</text:p>
          </table:table-cell>
          <table:table-cell table:formula="of:=MAX([.B6:.K6])" office:value-type="float" office:value="509.08" calcext:value-type="float">
            <text:p>509,08</text:p>
          </table:table-cell>
          <table:table-cell table:style-name="ce16" table:formula="of:=SUM([.B6:.K6])/10" office:value-type="float" office:value="472.37" calcext:value-type="float">
            <text:p>472,37</text:p>
          </table:table-cell>
          <table:table-cell table:style-name="ce19" table:formula="of:=STDEV([.B6:.K6])" office:value-type="float" office:value="24.6393447784455" calcext:value-type="float">
            <text:p>24,64</text:p>
          </table:table-cell>
          <table:table-cell table:style-name="ce19" table:formula="of:=CONFIDENCE(0.05;[.E19];10)" office:value-type="float" office:value="15.2713434929199" calcext:value-type="float">
            <text:p>15,27</text:p>
          </table:table-cell>
          <table:table-cell table:style-name="ce22" table:formula="of:=[.F19]*100/[.D19]" office:value-type="float" office:value="3.23291984946543" calcext:value-type="float">
            <text:p>3,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l measures</text:p>
          </table:table-cell>
          <table:table-cell table:style-name="ce8" table:formula="of:=MIN([.B7:.K7])" office:value-type="float" office:value="0" calcext:value-type="float">
            <text:p>0</text:p>
          </table:table-cell>
          <table:table-cell table:formula="of:=MAX([.B7:.K7])" office:value-type="float" office:value="0" calcext:value-type="float">
            <text:p>0</text:p>
          </table:table-cell>
          <table:table-cell table:style-name="ce16" table:formula="of:=SUM([.B7:.K7])/10" office:value-type="float" office:value="0" calcext:value-type="float">
            <text:p>0,00</text:p>
          </table:table-cell>
          <table:table-cell table:style-name="ce19" table:formula="of:=STDEV([.B7:.K7])" office:value-type="float" office:value="0" calcext:value-type="float">
            <text:p>0,00</text:p>
          </table:table-cell>
          <table:table-cell table:style-name="ce19"/>
          <table:table-cell table:style-name="ce22"/>
          <table:table-cell table:number-columns-repeated="8"/>
        </table:table-row>
        <table:table-row table:style-name="ro1">
          <table:table-cell office:value-type="string" calcext:value-type="string">
            <text:p>Average running count</text:p>
          </table:table-cell>
          <table:table-cell table:style-name="ce8" table:formula="of:=MIN([.B8:.K8])" office:value-type="float" office:value="25.92" calcext:value-type="float">
            <text:p>25,92</text:p>
          </table:table-cell>
          <table:table-cell table:formula="of:=MAX([.B8:.K8])" office:value-type="float" office:value="27" calcext:value-type="float">
            <text:p>27</text:p>
          </table:table-cell>
          <table:table-cell table:style-name="ce16" table:formula="of:=SUM([.B8:.K8])/10" office:value-type="float" office:value="26.568" calcext:value-type="float">
            <text:p>26,57</text:p>
          </table:table-cell>
          <table:table-cell table:style-name="ce19" table:formula="of:=STDEV([.B8:.K8])" office:value-type="float" office:value="0.318810288416167" calcext:value-type="float">
            <text:p>0,32</text:p>
          </table:table-cell>
          <table:table-cell table:style-name="ce19" table:formula="of:=CONFIDENCE(0.05;[.E21];10)" office:value-type="float" office:value="0.197597033007925" calcext:value-type="float">
            <text:p>0,20</text:p>
          </table:table-cell>
          <table:table-cell table:style-name="ce22" table:formula="of:=[.F21]*100/[.D21]" office:value-type="float" office:value="0.743740714423084" calcext:value-type="float">
            <text:p>0,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ps killed during the test</text:p>
          </table:table-cell>
          <table:table-cell table:style-name="ce8" table:formula="of:=MIN([.B9:.K9])" office:value-type="float" office:value="13" calcext:value-type="float">
            <text:p>13</text:p>
          </table:table-cell>
          <table:table-cell table:formula="of:=MAX([.B9:.K9])" office:value-type="float" office:value="17" calcext:value-type="float">
            <text:p>17</text:p>
          </table:table-cell>
          <table:table-cell table:style-name="ce16" table:formula="of:=SUM([.B9:.K9])/10" office:value-type="float" office:value="15" calcext:value-type="float">
            <text:p>15,00</text:p>
          </table:table-cell>
          <table:table-cell table:style-name="ce19" table:formula="of:=STDEV([.B9:.K9])" office:value-type="float" office:value="1.4142135623731" calcext:value-type="float">
            <text:p>1,41</text:p>
          </table:table-cell>
          <table:table-cell table:style-name="ce19" table:formula="of:=CONFIDENCE(0.05;[.E22];10)" office:value-type="float" office:value="0.876522540576581" calcext:value-type="float">
            <text:p>0,88</text:p>
          </table:table-cell>
          <table:table-cell table:style-name="ce22" table:formula="of:=[.F22]*100/[.D22]" office:value-type="float" office:value="5.84348360384388" calcext:value-type="float">
            <text:p>5,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ge faults</text:p>
          </table:table-cell>
          <table:table-cell table:style-name="ce8" table:formula="of:=MIN([.B10:.K10])" office:value-type="float" office:value="4031724" calcext:value-type="float">
            <text:p>4031724</text:p>
          </table:table-cell>
          <table:table-cell table:formula="of:=MAX([.B10:.K10])" office:value-type="float" office:value="4264558" calcext:value-type="float">
            <text:p>4264558</text:p>
          </table:table-cell>
          <table:table-cell table:style-name="ce16" table:formula="of:=SUM([.B10:.K10])/10" office:value-type="float" office:value="4160512.3" calcext:value-type="float">
            <text:p>4160512,30</text:p>
          </table:table-cell>
          <table:table-cell table:style-name="ce19" table:formula="of:=STDEV([.B10:.K10])" office:value-type="float" office:value="79278.3163040886" calcext:value-type="float">
            <text:p>79278,32</text:p>
          </table:table-cell>
          <table:table-cell table:style-name="ce19" table:formula="of:=CONFIDENCE(0.05;[.E23];10)" office:value-type="float" office:value="49136.3066147438" calcext:value-type="float">
            <text:p>49136,31</text:p>
          </table:table-cell>
          <table:table-cell table:style-name="ce22" table:formula="of:=[.F23]*100/[.D23]" office:value-type="float" office:value="1.18101577574338" calcext:value-type="float">
            <text:p>1,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 page faults</text:p>
          </table:table-cell>
          <table:table-cell table:style-name="ce9" table:formula="of:=MIN([.B11:.K11])" office:value-type="float" office:value="18875" calcext:value-type="float">
            <text:p>18875</text:p>
          </table:table-cell>
          <table:table-cell table:style-name="ce14" table:formula="of:=MAX([.B11:.K11])" office:value-type="float" office:value="23225" calcext:value-type="float">
            <text:p>23225</text:p>
          </table:table-cell>
          <table:table-cell table:style-name="ce17" table:formula="of:=SUM([.B11:.K11])/10" office:value-type="float" office:value="20606.3" calcext:value-type="float">
            <text:p>20606,30</text:p>
          </table:table-cell>
          <table:table-cell table:style-name="ce20" table:formula="of:=STDEV([.B11:.K11])" office:value-type="float" office:value="1428.40027458848" calcext:value-type="float">
            <text:p>1428,40</text:p>
          </table:table-cell>
          <table:table-cell table:style-name="ce20" table:formula="of:=CONFIDENCE(0.05;[.E24];10)" office:value-type="float" office:value="885.315394332411" calcext:value-type="float">
            <text:p>885,32</text:p>
          </table:table-cell>
          <table:table-cell table:style-name="ce23" table:formula="of:=[.F24]*100/[.D24]" office:value-type="float" office:value="4.29633361803143" calcext:value-type="float">
            <text:p>4,30</text:p>
          </table:table-cell>
          <table:table-cell table:number-columns-repeated="8"/>
        </table:table-row>
      </table:table>
      <table:table table:name="testLightApps-adaptive-2.0" table:style-name="ta1">
        <table:shapes>
          <draw:frame draw:z-index="0" draw:style-name="gr1" draw:text-style-name="P1" svg:width="192.35mm" svg:height="114.75mm" svg:x="0.28mm" svg:y="113.69mm">
            <draw:object draw:notify-on-update-of-ranges="'testLightApps-adaptive-2.0'.A15:'testLightApps-adaptive-2.0'.A22 'testLightApps-adaptive-2.0'.D15:'testLightApps-adaptive-2.0'.D22 'testLightApps-adaptive-2.0'.F15:'testLightApps-adaptive-2.0'.F22 'testLightApps-adaptive-2.0'.F15:'testLightApps-adaptive-2.0'.F2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86.97mm" svg:height="101.2mm" svg:x="209.14mm" svg:y="113.69mm">
            <draw:object draw:notify-on-update-of-ranges="'testLightApps-adaptive-2.0'.A23:'testLightApps-adaptive-2.0'.A24 'testLightApps-adaptive-2.0'.D23:'testLightApps-adaptive-2.0'.D24 'testLightApps-adaptive-2.0'.F23:'testLightApps-adaptive-2.0'.F24 'testLightApps-adaptive-2.0'.F23:'testLightApps-adaptive-2.0'.F2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9" table:default-cell-style-name="ce2"/>
        <table:table-column table:style-name="co2" table:default-cell-style-name="ce5"/>
        <table:table-column table:style-name="co2" table:default-cell-style-name="Default"/>
        <table:table-column table:style-name="co1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Metrics</text:p>
          </table:table-cell>
          <table:table-cell table:style-name="ce3" office:value-type="string" calcext:value-type="string">
            <text:p>Test 1</text:p>
          </table:table-cell>
          <table:table-cell table:style-name="ce3" office:value-type="string" calcext:value-type="string">
            <text:p>Test 2</text:p>
          </table:table-cell>
          <table:table-cell table:style-name="ce3" office:value-type="string" calcext:value-type="string">
            <text:p>Test 3</text:p>
          </table:table-cell>
          <table:table-cell table:style-name="ce3" office:value-type="string" calcext:value-type="string">
            <text:p>Test 4</text:p>
          </table:table-cell>
          <table:table-cell table:style-name="ce3" office:value-type="string" calcext:value-type="string">
            <text:p>Test 5</text:p>
          </table:table-cell>
          <table:table-cell table:style-name="ce3" office:value-type="string" calcext:value-type="string">
            <text:p>Test 6</text:p>
          </table:table-cell>
          <table:table-cell table:style-name="ce3" office:value-type="string" calcext:value-type="string">
            <text:p>Test 7</text:p>
          </table:table-cell>
          <table:table-cell table:style-name="ce3" office:value-type="string" calcext:value-type="string">
            <text:p>Test 8</text:p>
          </table:table-cell>
          <table:table-cell table:style-name="ce3" office:value-type="string" calcext:value-type="string">
            <text:p>Test 9</text:p>
          </table:table-cell>
          <table:table-cell table:style-name="ce3" office:value-type="string" calcext:value-type="string">
            <text:p>Test 10</text:p>
          </table:table-cell>
          <table:table-cell table:style-name="ce27"/>
          <table:table-cell table:number-columns-repeated="3"/>
        </table:table-row>
        <table:table-row table:style-name="ro1">
          <table:table-cell office:value-type="string" calcext:value-type="string">
            <text:p>Sucess</text:p>
          </table:table-cell>
          <table:table-cell table:style-name="ce4" office:value-type="float" office:value="52.3" calcext:value-type="float">
            <text:p>52,3</text:p>
          </table:table-cell>
          <table:table-cell table:style-name="ce13" office:value-type="float" office:value="47.69" calcext:value-type="float">
            <text:p>47,69</text:p>
          </table:table-cell>
          <table:table-cell table:style-name="ce13" office:value-type="float" office:value="49.23" calcext:value-type="float">
            <text:p>49,23</text:p>
          </table:table-cell>
          <table:table-cell table:style-name="ce13" office:value-type="float" office:value="52.3" calcext:value-type="float">
            <text:p>52,3</text:p>
          </table:table-cell>
          <table:table-cell table:number-columns-repeated="2" table:style-name="ce13" office:value-type="float" office:value="50.76" calcext:value-type="float">
            <text:p>50,76</text:p>
          </table:table-cell>
          <table:table-cell table:style-name="ce13" office:value-type="float" office:value="47.69" calcext:value-type="float">
            <text:p>47,69</text:p>
          </table:table-cell>
          <table:table-cell table:style-name="ce13" office:value-type="float" office:value="49.23" calcext:value-type="float">
            <text:p>49,23</text:p>
          </table:table-cell>
          <table:table-cell table:style-name="ce13" office:value-type="float" office:value="52.3" calcext:value-type="float">
            <text:p>52,3</text:p>
          </table:table-cell>
          <table:table-cell table:style-name="ce24" office:value-type="float" office:value="52.3" calcext:value-type="float">
            <text:p>52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lure</text:p>
          </table:table-cell>
          <table:table-cell office:value-type="float" office:value="47.69" calcext:value-type="float">
            <text:p>47,69</text:p>
          </table:table-cell>
          <table:table-cell office:value-type="float" office:value="52.3" calcext:value-type="float">
            <text:p>52,3</text:p>
          </table:table-cell>
          <table:table-cell office:value-type="float" office:value="50.76" calcext:value-type="float">
            <text:p>50,76</text:p>
          </table:table-cell>
          <table:table-cell office:value-type="float" office:value="47.69" calcext:value-type="float">
            <text:p>47,69</text:p>
          </table:table-cell>
          <table:table-cell table:number-columns-repeated="2" office:value-type="float" office:value="49.23" calcext:value-type="float">
            <text:p>49,23</text:p>
          </table:table-cell>
          <table:table-cell office:value-type="float" office:value="52.3" calcext:value-type="float">
            <text:p>52,3</text:p>
          </table:table-cell>
          <table:table-cell office:value-type="float" office:value="50.76" calcext:value-type="float">
            <text:p>50,76</text:p>
          </table:table-cell>
          <table:table-cell office:value-type="float" office:value="47.69" calcext:value-type="float">
            <text:p>47,69</text:p>
          </table:table-cell>
          <table:table-cell table:style-name="ce25" office:value-type="float" office:value="47.69" calcext:value-type="float">
            <text:p>47,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Launch time</text:p>
          </table:table-cell>
          <table:table-cell office:value-type="float" office:value="686" calcext:value-type="float">
            <text:p>686</text:p>
          </table:table-cell>
          <table:table-cell office:value-type="float" office:value="679.09" calcext:value-type="float">
            <text:p>679,09</text:p>
          </table:table-cell>
          <table:table-cell office:value-type="float" office:value="709.81" calcext:value-type="float">
            <text:p>709,81</text:p>
          </table:table-cell>
          <table:table-cell office:value-type="float" office:value="660.07" calcext:value-type="float">
            <text:p>660,07</text:p>
          </table:table-cell>
          <table:table-cell office:value-type="float" office:value="682.61" calcext:value-type="float">
            <text:p>682,61</text:p>
          </table:table-cell>
          <table:table-cell office:value-type="float" office:value="669.81" calcext:value-type="float">
            <text:p>669,81</text:p>
          </table:table-cell>
          <table:table-cell office:value-type="float" office:value="685.96" calcext:value-type="float">
            <text:p>685,96</text:p>
          </table:table-cell>
          <table:table-cell office:value-type="float" office:value="717.24" calcext:value-type="float">
            <text:p>717,24</text:p>
          </table:table-cell>
          <table:table-cell office:value-type="float" office:value="721.47" calcext:value-type="float">
            <text:p>721,47</text:p>
          </table:table-cell>
          <table:table-cell table:style-name="ce25" office:value-type="float" office:value="691.33" calcext:value-type="float">
            <text:p>691,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Launch time news</text:p>
          </table:table-cell>
          <table:table-cell office:value-type="float" office:value="945.64" calcext:value-type="float">
            <text:p>945,64</text:p>
          </table:table-cell>
          <table:table-cell office:value-type="float" office:value="909.67" calcext:value-type="float">
            <text:p>909,67</text:p>
          </table:table-cell>
          <table:table-cell office:value-type="float" office:value="885.18" calcext:value-type="float">
            <text:p>885,18</text:p>
          </table:table-cell>
          <table:table-cell office:value-type="float" office:value="882.29" calcext:value-type="float">
            <text:p>882,29</text:p>
          </table:table-cell>
          <table:table-cell office:value-type="float" office:value="914.37" calcext:value-type="float">
            <text:p>914,37</text:p>
          </table:table-cell>
          <table:table-cell office:value-type="float" office:value="877.28" calcext:value-type="float">
            <text:p>877,28</text:p>
          </table:table-cell>
          <table:table-cell office:value-type="float" office:value="889" calcext:value-type="float">
            <text:p>889</text:p>
          </table:table-cell>
          <table:table-cell office:value-type="float" office:value="918.9" calcext:value-type="float">
            <text:p>918,9</text:p>
          </table:table-cell>
          <table:table-cell office:value-type="float" office:value="975.87" calcext:value-type="float">
            <text:p>975,87</text:p>
          </table:table-cell>
          <table:table-cell table:style-name="ce25" office:value-type="float" office:value="979.35" calcext:value-type="float">
            <text:p>979,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Launch time actives</text:p>
          </table:table-cell>
          <table:table-cell office:value-type="float" office:value="449.26" calcext:value-type="float">
            <text:p>449,26</text:p>
          </table:table-cell>
          <table:table-cell office:value-type="float" office:value="426.19" calcext:value-type="float">
            <text:p>426,19</text:p>
          </table:table-cell>
          <table:table-cell office:value-type="float" office:value="528.96" calcext:value-type="float">
            <text:p>528,96</text:p>
          </table:table-cell>
          <table:table-cell office:value-type="float" office:value="457.47" calcext:value-type="float">
            <text:p>457,47</text:p>
          </table:table-cell>
          <table:table-cell office:value-type="float" office:value="457.87" calcext:value-type="float">
            <text:p>457,87</text:p>
          </table:table-cell>
          <table:table-cell office:value-type="float" office:value="468.63" calcext:value-type="float">
            <text:p>468,63</text:p>
          </table:table-cell>
          <table:table-cell office:value-type="float" office:value="463.29" calcext:value-type="float">
            <text:p>463,29</text:p>
          </table:table-cell>
          <table:table-cell office:value-type="float" office:value="509.28" calcext:value-type="float">
            <text:p>509,28</text:p>
          </table:table-cell>
          <table:table-cell table:style-name="ce46" office:value-type="float" office:value="489.52" calcext:value-type="float">
            <text:p>489,52</text:p>
          </table:table-cell>
          <table:table-cell table:style-name="ce25" office:value-type="float" office:value="428.73" calcext:value-type="float">
            <text:p>428,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l measure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running count</text:p>
          </table:table-cell>
          <table:table-cell office:value-type="float" office:value="26.71" calcext:value-type="float">
            <text:p>26,71</text:p>
          </table:table-cell>
          <table:table-cell office:value-type="float" office:value="26.57" calcext:value-type="float">
            <text:p>26,57</text:p>
          </table:table-cell>
          <table:table-cell office:value-type="float" office:value="26.5" calcext:value-type="float">
            <text:p>26,5</text:p>
          </table:table-cell>
          <table:table-cell office:value-type="float" office:value="26.42" calcext:value-type="float">
            <text:p>26,42</text:p>
          </table:table-cell>
          <table:table-cell office:value-type="float" office:value="27" calcext:value-type="float">
            <text:p>27</text:p>
          </table:table-cell>
          <table:table-cell office:value-type="float" office:value="26.57" calcext:value-type="float">
            <text:p>26,57</text:p>
          </table:table-cell>
          <table:table-cell office:value-type="float" office:value="26.42" calcext:value-type="float">
            <text:p>26,42</text:p>
          </table:table-cell>
          <table:table-cell office:value-type="float" office:value="26.64" calcext:value-type="float">
            <text:p>26,64</text:p>
          </table:table-cell>
          <table:table-cell office:value-type="float" office:value="26.5" calcext:value-type="float">
            <text:p>26,5</text:p>
          </table:table-cell>
          <table:table-cell table:style-name="ce25" office:value-type="float" office:value="26.14" calcext:value-type="float">
            <text:p>26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s killed during the test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ge faults</text:p>
          </table:table-cell>
          <table:table-cell office:value-type="float" office:value="4180492" calcext:value-type="float">
            <text:p>4180492</text:p>
          </table:table-cell>
          <table:table-cell office:value-type="float" office:value="4262715" calcext:value-type="float">
            <text:p>4262715</text:p>
          </table:table-cell>
          <table:table-cell office:value-type="float" office:value="4318181" calcext:value-type="float">
            <text:p>4318181</text:p>
          </table:table-cell>
          <table:table-cell office:value-type="float" office:value="4074560" calcext:value-type="float">
            <text:p>4074560</text:p>
          </table:table-cell>
          <table:table-cell office:value-type="float" office:value="4092654" calcext:value-type="float">
            <text:p>4092654</text:p>
          </table:table-cell>
          <table:table-cell office:value-type="float" office:value="4099036" calcext:value-type="float">
            <text:p>4099036</text:p>
          </table:table-cell>
          <table:table-cell office:value-type="float" office:value="4087004" calcext:value-type="float">
            <text:p>4087004</text:p>
          </table:table-cell>
          <table:table-cell office:value-type="float" office:value="4055242" calcext:value-type="float">
            <text:p>4055242</text:p>
          </table:table-cell>
          <table:table-cell office:value-type="float" office:value="4074557" calcext:value-type="float">
            <text:p>4074557</text:p>
          </table:table-cell>
          <table:table-cell table:style-name="ce25" office:value-type="float" office:value="3972448" calcext:value-type="float">
            <text:p>3972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 page faults</text:p>
          </table:table-cell>
          <table:table-cell table:style-name="ce6" office:value-type="float" office:value="24322" calcext:value-type="float">
            <text:p>24322</text:p>
          </table:table-cell>
          <table:table-cell table:style-name="ce14" office:value-type="float" office:value="23105" calcext:value-type="float">
            <text:p>23105</text:p>
          </table:table-cell>
          <table:table-cell table:style-name="ce14" office:value-type="float" office:value="23544" calcext:value-type="float">
            <text:p>23544</text:p>
          </table:table-cell>
          <table:table-cell table:style-name="ce14" office:value-type="float" office:value="20378" calcext:value-type="float">
            <text:p>20378</text:p>
          </table:table-cell>
          <table:table-cell table:style-name="ce14" office:value-type="float" office:value="18175" calcext:value-type="float">
            <text:p>18175</text:p>
          </table:table-cell>
          <table:table-cell table:style-name="ce14" office:value-type="float" office:value="21736" calcext:value-type="float">
            <text:p>21736</text:p>
          </table:table-cell>
          <table:table-cell table:style-name="ce14" office:value-type="float" office:value="18925" calcext:value-type="float">
            <text:p>18925</text:p>
          </table:table-cell>
          <table:table-cell table:style-name="ce14" office:value-type="float" office:value="21057" calcext:value-type="float">
            <text:p>21057</text:p>
          </table:table-cell>
          <table:table-cell table:style-name="ce14" office:value-type="float" office:value="21234" calcext:value-type="float">
            <text:p>21234</text:p>
          </table:table-cell>
          <table:table-cell table:style-name="ce26" office:value-type="float" office:value="19272" calcext:value-type="float">
            <text:p>19272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3" office:value-type="string" calcext:value-type="string">
            <text:p>Metrics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CI(95%)</text:p>
          </table:table-cell>
          <table:table-cell table:style-name="ce3" office:value-type="string" calcext:value-type="string">
            <text:p>% C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ess</text:p>
          </table:table-cell>
          <table:table-cell table:style-name="ce7" table:formula="of:=MIN([.B2:.K2])" office:value-type="float" office:value="47.69" calcext:value-type="float">
            <text:p>47,69</text:p>
          </table:table-cell>
          <table:table-cell table:style-name="ce13" table:formula="of:=MAX([.B2:.K2])" office:value-type="float" office:value="52.3" calcext:value-type="float">
            <text:p>52,3</text:p>
          </table:table-cell>
          <table:table-cell table:style-name="ce15" table:formula="of:=SUM([.B2:.K2])/10" office:value-type="float" office:value="50.456" calcext:value-type="float">
            <text:p>50,46</text:p>
          </table:table-cell>
          <table:table-cell table:style-name="ce18" table:formula="of:=STDEV([.B2:.K2])" office:value-type="float" office:value="1.88838084671028" calcext:value-type="float">
            <text:p>1,89</text:p>
          </table:table-cell>
          <table:table-cell table:style-name="ce18" table:formula="of:=CONFIDENCE(0.05;[.E15];10)" office:value-type="float" office:value="1.17040906789011" calcext:value-type="float">
            <text:p>1,17</text:p>
          </table:table-cell>
          <table:table-cell table:style-name="ce21" table:formula="of:=[.F15]*100/[.D15]" office:value-type="float" office:value="2.31966281094441" calcext:value-type="float">
            <text:p>2,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lure</text:p>
          </table:table-cell>
          <table:table-cell table:style-name="ce8" table:formula="of:=MIN([.B3:.K3])" office:value-type="float" office:value="47.69" calcext:value-type="float">
            <text:p>47,69</text:p>
          </table:table-cell>
          <table:table-cell table:formula="of:=MAX([.B3:.K3])" office:value-type="float" office:value="52.3" calcext:value-type="float">
            <text:p>52,3</text:p>
          </table:table-cell>
          <table:table-cell table:style-name="ce16" table:formula="of:=SUM([.B3:.K3])/10" office:value-type="float" office:value="49.534" calcext:value-type="float">
            <text:p>49,53</text:p>
          </table:table-cell>
          <table:table-cell table:style-name="ce19" table:formula="of:=STDEV([.B3:.K3])" office:value-type="float" office:value="1.88838084671028" calcext:value-type="float">
            <text:p>1,89</text:p>
          </table:table-cell>
          <table:table-cell table:style-name="ce19" table:formula="of:=CONFIDENCE(0.05;[.E16];10)" office:value-type="float" office:value="1.17040906789011" calcext:value-type="float">
            <text:p>1,17</text:p>
          </table:table-cell>
          <table:table-cell table:style-name="ce22" table:formula="of:=[.F16]*100/[.D16]" office:value-type="float" office:value="2.36283980274177" calcext:value-type="float">
            <text:p>2,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 Launch time</text:p>
          </table:table-cell>
          <table:table-cell table:style-name="ce8" table:formula="of:=MIN([.B4:.K4])" office:value-type="float" office:value="660.07" calcext:value-type="float">
            <text:p>660,07</text:p>
          </table:table-cell>
          <table:table-cell table:formula="of:=MAX([.B4:.K4])" office:value-type="float" office:value="721.47" calcext:value-type="float">
            <text:p>721,47</text:p>
          </table:table-cell>
          <table:table-cell table:style-name="ce16" table:formula="of:=SUM([.B4:.K4])/10" office:value-type="float" office:value="690.339" calcext:value-type="float">
            <text:p>690,34</text:p>
          </table:table-cell>
          <table:table-cell table:style-name="ce19" table:formula="of:=STDEV([.B4:.K4])" office:value-type="float" office:value="20.09653671103" calcext:value-type="float">
            <text:p>20,10</text:p>
          </table:table-cell>
          <table:table-cell table:style-name="ce19" table:formula="of:=CONFIDENCE(0.05;[.E17];10)" office:value-type="float" office:value="12.4557336200227" calcext:value-type="float">
            <text:p>12,46</text:p>
          </table:table-cell>
          <table:table-cell table:style-name="ce22" table:formula="of:=[.F17]*100/[.D17]" office:value-type="float" office:value="1.80429232884462" calcext:value-type="float">
            <text:p>1,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 Launch time news</text:p>
          </table:table-cell>
          <table:table-cell table:style-name="ce8" table:formula="of:=MIN([.B5:.K5])" office:value-type="float" office:value="877.28" calcext:value-type="float">
            <text:p>877,28</text:p>
          </table:table-cell>
          <table:table-cell table:formula="of:=MAX([.B5:.K5])" office:value-type="float" office:value="979.35" calcext:value-type="float">
            <text:p>979,35</text:p>
          </table:table-cell>
          <table:table-cell table:style-name="ce16" table:formula="of:=SUM([.B5:.K5])/10" office:value-type="float" office:value="917.755" calcext:value-type="float">
            <text:p>917,76</text:p>
          </table:table-cell>
          <table:table-cell table:style-name="ce19" table:formula="of:=STDEV([.B5:.K5])" office:value-type="float" office:value="37.7285324537161" calcext:value-type="float">
            <text:p>37,73</text:p>
          </table:table-cell>
          <table:table-cell table:style-name="ce19" table:formula="of:=CONFIDENCE(0.05;[.E18];10)" office:value-type="float" office:value="23.3839569909547" calcext:value-type="float">
            <text:p>23,38</text:p>
          </table:table-cell>
          <table:table-cell table:style-name="ce22" table:formula="of:=[.F18]*100/[.D18]" office:value-type="float" office:value="2.5479520123513" calcext:value-type="float">
            <text:p>2,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 Launch time actives</text:p>
          </table:table-cell>
          <table:table-cell table:style-name="ce8" table:formula="of:=MIN([.B6:.K6])" office:value-type="float" office:value="426.19" calcext:value-type="float">
            <text:p>426,19</text:p>
          </table:table-cell>
          <table:table-cell table:formula="of:=MAX([.B6:.K6])" office:value-type="float" office:value="528.96" calcext:value-type="float">
            <text:p>528,96</text:p>
          </table:table-cell>
          <table:table-cell table:style-name="ce16" table:formula="of:=SUM([.B6:.K6])/10" office:value-type="float" office:value="467.92" calcext:value-type="float">
            <text:p>467,92</text:p>
          </table:table-cell>
          <table:table-cell table:style-name="ce19" table:formula="of:=STDEV([.B6:.K6])" office:value-type="float" office:value="32.9320542936513" calcext:value-type="float">
            <text:p>32,93</text:p>
          </table:table-cell>
          <table:table-cell table:style-name="ce19" table:formula="of:=CONFIDENCE(0.05;[.E19];10)" office:value-type="float" office:value="20.4111236547892" calcext:value-type="float">
            <text:p>20,41</text:p>
          </table:table-cell>
          <table:table-cell table:style-name="ce22" table:formula="of:=[.F19]*100/[.D19]" office:value-type="float" office:value="4.3620968658722" calcext:value-type="float">
            <text:p>4,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l measures</text:p>
          </table:table-cell>
          <table:table-cell table:style-name="ce8" table:formula="of:=MIN([.B7:.K7])" office:value-type="float" office:value="0" calcext:value-type="float">
            <text:p>0</text:p>
          </table:table-cell>
          <table:table-cell table:formula="of:=MAX([.B7:.K7])" office:value-type="float" office:value="0" calcext:value-type="float">
            <text:p>0</text:p>
          </table:table-cell>
          <table:table-cell table:style-name="ce16" table:formula="of:=SUM([.B7:.K7])/10" office:value-type="float" office:value="0" calcext:value-type="float">
            <text:p>0,00</text:p>
          </table:table-cell>
          <table:table-cell table:style-name="ce19" table:formula="of:=STDEV([.B7:.K7])" office:value-type="float" office:value="0" calcext:value-type="float">
            <text:p>0,00</text:p>
          </table:table-cell>
          <table:table-cell table:style-name="ce19"/>
          <table:table-cell table:style-name="ce22"/>
          <table:table-cell table:number-columns-repeated="8"/>
        </table:table-row>
        <table:table-row table:style-name="ro1">
          <table:table-cell office:value-type="string" calcext:value-type="string">
            <text:p>Average running count</text:p>
          </table:table-cell>
          <table:table-cell table:style-name="ce8" table:formula="of:=MIN([.B8:.K8])" office:value-type="float" office:value="26.14" calcext:value-type="float">
            <text:p>26,14</text:p>
          </table:table-cell>
          <table:table-cell table:formula="of:=MAX([.B8:.K8])" office:value-type="float" office:value="27" calcext:value-type="float">
            <text:p>27</text:p>
          </table:table-cell>
          <table:table-cell table:style-name="ce16" table:formula="of:=SUM([.B8:.K8])/10" office:value-type="float" office:value="26.547" calcext:value-type="float">
            <text:p>26,55</text:p>
          </table:table-cell>
          <table:table-cell table:style-name="ce19" table:formula="of:=STDEV([.B8:.K8])" office:value-type="float" office:value="0.222063554466333" calcext:value-type="float">
            <text:p>0,22</text:p>
          </table:table-cell>
          <table:table-cell table:style-name="ce19" table:formula="of:=CONFIDENCE(0.05;[.E21];10)" office:value-type="float" office:value="0.137633887914127" calcext:value-type="float">
            <text:p>0,14</text:p>
          </table:table-cell>
          <table:table-cell table:style-name="ce22" table:formula="of:=[.F21]*100/[.D21]" office:value-type="float" office:value="0.518453640389222" calcext:value-type="float">
            <text:p>0,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ps killed during the test</text:p>
          </table:table-cell>
          <table:table-cell table:style-name="ce8" table:formula="of:=MIN([.B9:.K9])" office:value-type="float" office:value="14" calcext:value-type="float">
            <text:p>14</text:p>
          </table:table-cell>
          <table:table-cell table:formula="of:=MAX([.B9:.K9])" office:value-type="float" office:value="22" calcext:value-type="float">
            <text:p>22</text:p>
          </table:table-cell>
          <table:table-cell table:style-name="ce16" table:formula="of:=SUM([.B9:.K9])/10" office:value-type="float" office:value="17.4" calcext:value-type="float">
            <text:p>17,40</text:p>
          </table:table-cell>
          <table:table-cell table:style-name="ce19" table:formula="of:=STDEV([.B9:.K9])" office:value-type="float" office:value="2.50333111406914" calcext:value-type="float">
            <text:p>2,50</text:p>
          </table:table-cell>
          <table:table-cell table:style-name="ce19" table:formula="of:=CONFIDENCE(0.05;[.E22];10)" office:value-type="float" office:value="1.5515521887135" calcext:value-type="float">
            <text:p>1,55</text:p>
          </table:table-cell>
          <table:table-cell table:style-name="ce22" table:formula="of:=[.F22]*100/[.D22]" office:value-type="float" office:value="8.91696660180172" calcext:value-type="float">
            <text:p>8,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ge faults</text:p>
          </table:table-cell>
          <table:table-cell table:style-name="ce8" table:formula="of:=MIN([.B10:.K10])" office:value-type="float" office:value="3972448" calcext:value-type="float">
            <text:p>3972448</text:p>
          </table:table-cell>
          <table:table-cell table:formula="of:=MAX([.B10:.K10])" office:value-type="float" office:value="4318181" calcext:value-type="float">
            <text:p>4318181</text:p>
          </table:table-cell>
          <table:table-cell table:style-name="ce16" table:formula="of:=SUM([.B10:.K10])/10" office:value-type="float" office:value="4121688.9" calcext:value-type="float">
            <text:p>4121688,90</text:p>
          </table:table-cell>
          <table:table-cell table:style-name="ce19" table:formula="of:=STDEV([.B10:.K10])" office:value-type="float" office:value="103088.483225119" calcext:value-type="float">
            <text:p>103088,48</text:p>
          </table:table-cell>
          <table:table-cell table:style-name="ce19" table:formula="of:=CONFIDENCE(0.05;[.E23];10)" office:value-type="float" office:value="63893.7297907406" calcext:value-type="float">
            <text:p>63893,73</text:p>
          </table:table-cell>
          <table:table-cell table:style-name="ce22" table:formula="of:=[.F23]*100/[.D23]" office:value-type="float" office:value="1.55018322199768" calcext:value-type="float">
            <text:p>1,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 page faults</text:p>
          </table:table-cell>
          <table:table-cell table:style-name="ce9" table:formula="of:=MIN([.B11:.K11])" office:value-type="float" office:value="18175" calcext:value-type="float">
            <text:p>18175</text:p>
          </table:table-cell>
          <table:table-cell table:style-name="ce14" table:formula="of:=MAX([.B11:.K11])" office:value-type="float" office:value="24322" calcext:value-type="float">
            <text:p>24322</text:p>
          </table:table-cell>
          <table:table-cell table:style-name="ce17" table:formula="of:=SUM([.B11:.K11])/10" office:value-type="float" office:value="21174.8" calcext:value-type="float">
            <text:p>21174,80</text:p>
          </table:table-cell>
          <table:table-cell table:style-name="ce20" table:formula="of:=STDEV([.B11:.K11])" office:value-type="float" office:value="2051.88026507938" calcext:value-type="float">
            <text:p>2051,88</text:p>
          </table:table-cell>
          <table:table-cell table:style-name="ce20" table:formula="of:=CONFIDENCE(0.05;[.E24];10)" office:value-type="float" office:value="1271.74519517997" calcext:value-type="float">
            <text:p>1271,75</text:p>
          </table:table-cell>
          <table:table-cell table:style-name="ce23" table:formula="of:=[.F24]*100/[.D24]" office:value-type="float" office:value="6.00593722339746" calcext:value-type="float">
            <text:p>6,01</text:p>
          </table:table-cell>
          <table:table-cell table:number-columns-repeated="8"/>
        </table:table-row>
      </table:table>
      <table:table table:name="testLightApps" table:style-name="ta1">
        <table:shapes>
          <draw:frame draw:z-index="0" draw:style-name="gr1" draw:text-style-name="P1" svg:width="96.13mm" svg:height="93.24mm" svg:x="46.54mm" svg:y="72.25mm">
            <draw:object draw:notify-on-update-of-ranges="testLightApps.A17:testLightApps.A19 testLightApps.B4:testLightApps.B4 testLightApps.F4:testLightApps.F4 testLightApps.J4:testLightApps.J4" xlink:href="./Object 37" xlink:type="simple" xlink:show="embed" xlink:actuate="onLoad"/>
            <draw:image xlink:href="./ObjectReplacements/Object 37" xlink:type="simple" xlink:show="embed" xlink:actuate="onLoad"/>
          </draw:frame>
          <draw:frame draw:z-index="1" draw:style-name="gr1" draw:text-style-name="P1" svg:width="96.13mm" svg:height="93.24mm" svg:x="159.44mm" svg:y="72.25mm">
            <draw:object draw:notify-on-update-of-ranges="testLightApps.A17:testLightApps.A19 testLightApps.B5:testLightApps.B5 testLightApps.F5:testLightApps.F5 testLightApps.J5:testLightApps.J5" xlink:href="./Object 38" xlink:type="simple" xlink:show="embed" xlink:actuate="onLoad"/>
            <draw:image xlink:href="./ObjectReplacements/Object 38" xlink:type="simple" xlink:show="embed" xlink:actuate="onLoad"/>
          </draw:frame>
          <draw:frame draw:z-index="2" draw:style-name="gr1" draw:text-style-name="P1" svg:width="96.13mm" svg:height="93.24mm" svg:x="272.34mm" svg:y="72.25mm">
            <draw:object draw:notify-on-update-of-ranges="testLightApps.A17:testLightApps.A19 testLightApps.B6:testLightApps.B6 testLightApps.F6:testLightApps.F6 testLightApps.J6:testLightApps.J6" xlink:href="./Object 39" xlink:type="simple" xlink:show="embed" xlink:actuate="onLoad"/>
            <draw:image xlink:href="./ObjectReplacements/Object 39" xlink:type="simple" xlink:show="embed" xlink:actuate="onLoad"/>
          </draw:frame>
          <draw:frame draw:z-index="3" draw:style-name="gr1" draw:text-style-name="P1" svg:width="96.13mm" svg:height="93.24mm" svg:x="46.54mm" svg:y="176.11mm">
            <draw:object draw:notify-on-update-of-ranges="testLightApps.A17:testLightApps.A19 testLightApps.B7:testLightApps.B7 testLightApps.F7:testLightApps.F7 testLightApps.J7:testLightApps.J7" xlink:href="./Object 43" xlink:type="simple" xlink:show="embed" xlink:actuate="onLoad"/>
            <draw:image xlink:href="./ObjectReplacements/Object 43" xlink:type="simple" xlink:show="embed" xlink:actuate="onLoad"/>
          </draw:frame>
          <draw:frame draw:z-index="4" draw:style-name="gr1" draw:text-style-name="P1" svg:width="96.13mm" svg:height="93.24mm" svg:x="159.44mm" svg:y="176.11mm">
            <draw:object draw:notify-on-update-of-ranges="testLightApps.A17:testLightApps.A19 testLightApps.B8:testLightApps.B8 testLightApps.F8:testLightApps.F8 testLightApps.J8:testLightApps.J8" xlink:href="./Object 44" xlink:type="simple" xlink:show="embed" xlink:actuate="onLoad"/>
            <draw:image xlink:href="./ObjectReplacements/Object 44" xlink:type="simple" xlink:show="embed" xlink:actuate="onLoad"/>
          </draw:frame>
          <draw:frame draw:z-index="5" draw:style-name="gr1" draw:text-style-name="P1" svg:width="96.13mm" svg:height="93.24mm" svg:x="272.34mm" svg:y="176.11mm">
            <draw:object draw:notify-on-update-of-ranges="testLightApps.A17:testLightApps.A19 testLightApps.B10:testLightApps.B10 testLightApps.F10:testLightApps.F10 testLightApps.J10:testLightApps.J10" xlink:href="./Object 45" xlink:type="simple" xlink:show="embed" xlink:actuate="onLoad"/>
            <draw:image xlink:href="./ObjectReplacements/Object 45" xlink:type="simple" xlink:show="embed" xlink:actuate="onLoad"/>
          </draw:frame>
          <draw:frame draw:z-index="6" draw:style-name="gr1" draw:text-style-name="P1" svg:width="96.13mm" svg:height="93.24mm" svg:x="46.54mm" svg:y="279.96mm">
            <draw:object draw:notify-on-update-of-ranges="testLightApps.A17:testLightApps.A19 testLightApps.B11:testLightApps.B11 testLightApps.F11:testLightApps.F11 testLightApps.J11:testLightApps.J11" xlink:href="./Object 40" xlink:type="simple" xlink:show="embed" xlink:actuate="onLoad"/>
            <draw:image xlink:href="./ObjectReplacements/Object 40" xlink:type="simple" xlink:show="embed" xlink:actuate="onLoad"/>
          </draw:frame>
          <draw:frame draw:z-index="7" draw:style-name="gr1" draw:text-style-name="P1" svg:width="107.4mm" svg:height="93.24mm" svg:x="159.43mm" svg:y="279.96mm">
            <draw:object draw:notify-on-update-of-ranges="testLightApps.A17:testLightApps.A19 testLightApps.B12:testLightApps.B12 testLightApps.F12:testLightApps.F12 testLightApps.J12:testLightApps.J12" xlink:href="./Object 42" xlink:type="simple" xlink:show="embed" xlink:actuate="onLoad"/>
            <draw:image xlink:href="./ObjectReplacements/Object 42" xlink:type="simple" xlink:show="embed" xlink:actuate="onLoad"/>
          </draw:frame>
          <draw:frame draw:z-index="8" draw:style-name="gr1" draw:text-style-name="P1" svg:width="96.13mm" svg:height="93.24mm" svg:x="272.34mm" svg:y="279.96mm">
            <draw:object draw:notify-on-update-of-ranges="testLightApps.A17:testLightApps.A19 testLightApps.B13:testLightApps.B13 testLightApps.F13:testLightApps.F13 testLightApps.J13:testLightApps.J13" xlink:href="./Object 41" xlink:type="simple" xlink:show="embed" xlink:actuate="onLoad"/>
            <draw:image xlink:href="./ObjectReplacements/Object 41" xlink:type="simple" xlink:show="embed" xlink:actuate="onLoad"/>
          </draw:frame>
        </table:shapes>
        <table:table-column table:style-name="co12" table:default-cell-style-name="ce2"/>
        <table:table-column table:style-name="co2" table:default-cell-style-name="ce34"/>
        <table:table-column table:style-name="co2" table:number-columns-repeated="2" table:default-cell-style-name="ce19"/>
        <table:table-column table:style-name="co2" table:default-cell-style-name="ce22"/>
        <table:table-column table:style-name="co2" table:default-cell-style-name="ce39"/>
        <table:table-column table:style-name="co2" table:number-columns-repeated="2" table:default-cell-style-name="ce19"/>
        <table:table-column table:style-name="co2" table:default-cell-style-name="ce22"/>
        <table:table-column table:style-name="co2" table:default-cell-style-name="ce34"/>
        <table:table-column table:style-name="co2" table:number-columns-repeated="2" table:default-cell-style-name="ce19"/>
        <table:table-column table:style-name="co2" table:default-cell-style-name="ce22"/>
        <table:table-column table:style-name="co2" table:number-columns-repeated="3" table:default-cell-style-name="ce47"/>
        <table:table-row table:style-name="ro1">
          <table:table-cell table:style-name="Default" table:number-columns-repeated="16"/>
        </table:table-row>
        <table:table-row table:style-name="ro1">
          <table:table-cell table:style-name="Default"/>
          <table:table-cell table:style-name="ce32" office:value-type="string" calcext:value-type="string" table:number-columns-spanned="4" table:number-rows-spanned="1">
            <text:p>NonAdaptive</text:p>
          </table:table-cell>
          <table:covered-table-cell table:number-columns-repeated="2" table:style-name="ce36"/>
          <table:covered-table-cell table:style-name="ce37"/>
          <table:table-cell table:style-name="ce38" office:value-type="string" calcext:value-type="string" table:number-columns-spanned="4" table:number-rows-spanned="1">
            <text:p>Adaptive1.0</text:p>
          </table:table-cell>
          <table:covered-table-cell table:number-columns-repeated="3" table:style-name="ce41"/>
          <table:table-cell table:style-name="ce42" office:value-type="string" calcext:value-type="string" table:number-columns-spanned="4" table:number-rows-spanned="1">
            <text:p>Adaptive2.0</text:p>
          </table:table-cell>
          <table:covered-table-cell table:number-columns-repeated="3" table:style-name="ce41"/>
          <table:table-cell table:number-columns-repeated="3"/>
        </table:table-row>
        <table:table-row table:style-name="ro1">
          <table:table-cell table:style-name="ce31" office:value-type="string" calcext:value-type="string">
            <text:p>Metrics</text:p>
          </table:table-cell>
          <table:table-cell table:style-name="ce33" office:value-type="string" calcext:value-type="string">
            <text:p>MEAN</text:p>
          </table:table-cell>
          <table:table-cell table:style-name="ce33" office:value-type="string" calcext:value-type="string">
            <text:p>SD</text:p>
          </table:table-cell>
          <table:table-cell table:style-name="ce33" office:value-type="string" calcext:value-type="string">
            <text:p>CI(95%)</text:p>
          </table:table-cell>
          <table:table-cell table:style-name="ce33" office:value-type="string" calcext:value-type="string">
            <text:p>% CI</text:p>
          </table:table-cell>
          <table:table-cell table:style-name="ce33" office:value-type="string" calcext:value-type="string">
            <text:p>MEAN</text:p>
          </table:table-cell>
          <table:table-cell table:style-name="ce33" office:value-type="string" calcext:value-type="string">
            <text:p>SD</text:p>
          </table:table-cell>
          <table:table-cell table:style-name="ce33" office:value-type="string" calcext:value-type="string">
            <text:p>CI(95%)</text:p>
          </table:table-cell>
          <table:table-cell table:style-name="ce33" office:value-type="string" calcext:value-type="string">
            <text:p>% CI</text:p>
          </table:table-cell>
          <table:table-cell table:style-name="ce33" office:value-type="string" calcext:value-type="string">
            <text:p>MEAN</text:p>
          </table:table-cell>
          <table:table-cell table:style-name="ce33" office:value-type="string" calcext:value-type="string">
            <text:p>SD</text:p>
          </table:table-cell>
          <table:table-cell table:style-name="ce33" office:value-type="string" calcext:value-type="string">
            <text:p>CI(95%)</text:p>
          </table:table-cell>
          <table:table-cell table:style-name="ce33" office:value-type="string" calcext:value-type="string">
            <text:p>% 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cess</text:p>
          </table:table-cell>
          <table:table-cell table:formula="of:=['testLightApps-nonAdaptive'.D15]" office:value-type="float" office:value="45.843" calcext:value-type="float">
            <text:p>45,84</text:p>
          </table:table-cell>
          <table:table-cell table:formula="of:=['testLightApps-nonAdaptive'.E15]" office:value-type="float" office:value="2.88339325563938" calcext:value-type="float">
            <text:p>2,88</text:p>
          </table:table-cell>
          <table:table-cell table:formula="of:=['testLightApps-nonAdaptive'.F15]" office:value-type="float" office:value="1.78711281602576" calcext:value-type="float">
            <text:p>1,79</text:p>
          </table:table-cell>
          <table:table-cell table:formula="of:=['testLightApps-nonAdaptive'.G15]" office:value-type="float" office:value="3.89833304108755" calcext:value-type="float">
            <text:p>3,90</text:p>
          </table:table-cell>
          <table:table-cell table:formula="of:=['testLightApps-adaptive-1.0'.D15]" office:value-type="float" office:value="49.535" calcext:value-type="float">
            <text:p>49,54</text:p>
          </table:table-cell>
          <table:table-cell table:formula="of:=['testLightApps-adaptive-1.0'.E15]" office:value-type="float" office:value="1.41105358587908" calcext:value-type="float">
            <text:p>1,41</text:p>
          </table:table-cell>
          <table:table-cell table:formula="of:=['testLightApps-adaptive-1.0'.F15]" office:value-type="float" office:value="0.874564002843394" calcext:value-type="float">
            <text:p>0,87</text:p>
          </table:table-cell>
          <table:table-cell table:formula="of:=['testLightApps-adaptive-1.0'.G15]" office:value-type="float" office:value="1.76554759835146" calcext:value-type="float">
            <text:p>1,77</text:p>
          </table:table-cell>
          <table:table-cell table:formula="of:=['testLightApps-adaptive-2.0'.D15]" office:value-type="float" office:value="50.456" calcext:value-type="float">
            <text:p>50,46</text:p>
          </table:table-cell>
          <table:table-cell table:formula="of:=['testLightApps-adaptive-2.0'.E15]" office:value-type="float" office:value="1.88838084671028" calcext:value-type="float">
            <text:p>1,89</text:p>
          </table:table-cell>
          <table:table-cell table:formula="of:=['testLightApps-adaptive-2.0'.F15]" office:value-type="float" office:value="1.17040906789011" calcext:value-type="float">
            <text:p>1,17</text:p>
          </table:table-cell>
          <table:table-cell table:formula="of:=['testLightApps-adaptive-2.0'.G15]" office:value-type="float" office:value="2.31966281094441" calcext:value-type="float">
            <text:p>2,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lure</text:p>
          </table:table-cell>
          <table:table-cell table:formula="of:=['testLightApps-nonAdaptive'.D16]" office:value-type="float" office:value="54.148" calcext:value-type="float">
            <text:p>54,15</text:p>
          </table:table-cell>
          <table:table-cell table:formula="of:=['testLightApps-nonAdaptive'.E16]" office:value-type="float" office:value="2.885645700898" calcext:value-type="float">
            <text:p>2,89</text:p>
          </table:table-cell>
          <table:table-cell table:formula="of:=['testLightApps-nonAdaptive'.F16]" office:value-type="float" office:value="1.7885088704076" calcext:value-type="float">
            <text:p>1,79</text:p>
          </table:table-cell>
          <table:table-cell table:formula="of:=['testLightApps-nonAdaptive'.G16]" office:value-type="float" office:value="3.30300079487256" calcext:value-type="float">
            <text:p>3,30</text:p>
          </table:table-cell>
          <table:table-cell table:formula="of:=['testLightApps-adaptive-1.0'.D16]" office:value-type="float" office:value="50.455" calcext:value-type="float">
            <text:p>50,46</text:p>
          </table:table-cell>
          <table:table-cell table:formula="of:=['testLightApps-adaptive-1.0'.E16]" office:value-type="float" office:value="1.41105358587908" calcext:value-type="float">
            <text:p>1,41</text:p>
          </table:table-cell>
          <table:table-cell table:formula="of:=['testLightApps-adaptive-1.0'.F16]" office:value-type="float" office:value="0.874564002843394" calcext:value-type="float">
            <text:p>0,87</text:p>
          </table:table-cell>
          <table:table-cell table:formula="of:=['testLightApps-adaptive-1.0'.G16]" office:value-type="float" office:value="1.73335447991952" calcext:value-type="float">
            <text:p>1,73</text:p>
          </table:table-cell>
          <table:table-cell table:formula="of:=['testLightApps-adaptive-2.0'.D16]" office:value-type="float" office:value="49.534" calcext:value-type="float">
            <text:p>49,53</text:p>
          </table:table-cell>
          <table:table-cell table:formula="of:=['testLightApps-adaptive-2.0'.E16]" office:value-type="float" office:value="1.88838084671028" calcext:value-type="float">
            <text:p>1,89</text:p>
          </table:table-cell>
          <table:table-cell table:formula="of:=['testLightApps-adaptive-2.0'.F16]" office:value-type="float" office:value="1.17040906789011" calcext:value-type="float">
            <text:p>1,17</text:p>
          </table:table-cell>
          <table:table-cell table:formula="of:=['testLightApps-adaptive-2.0'.G16]" office:value-type="float" office:value="2.36283980274177" calcext:value-type="float">
            <text:p>2,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 Launch time</text:p>
          </table:table-cell>
          <table:table-cell table:formula="of:=['testLightApps-nonAdaptive'.D17]" office:value-type="float" office:value="730.05" calcext:value-type="float">
            <text:p>730,05</text:p>
          </table:table-cell>
          <table:table-cell table:formula="of:=['testLightApps-nonAdaptive'.E17]" office:value-type="float" office:value="18.6777247008301" calcext:value-type="float">
            <text:p>18,68</text:p>
          </table:table-cell>
          <table:table-cell table:formula="of:=['testLightApps-nonAdaptive'.F17]" office:value-type="float" office:value="11.5763609843267" calcext:value-type="float">
            <text:p>11,58</text:p>
          </table:table-cell>
          <table:table-cell table:formula="of:=['testLightApps-nonAdaptive'.G17]" office:value-type="float" office:value="1.58569426536905" calcext:value-type="float">
            <text:p>1,59</text:p>
          </table:table-cell>
          <table:table-cell table:formula="of:=['testLightApps-adaptive-1.0'.D17]" office:value-type="float" office:value="713.849" calcext:value-type="float">
            <text:p>713,85</text:p>
          </table:table-cell>
          <table:table-cell table:formula="of:=['testLightApps-adaptive-1.0'.E17]" office:value-type="float" office:value="22.381959724544" calcext:value-type="float">
            <text:p>22,38</text:p>
          </table:table-cell>
          <table:table-cell table:formula="of:=['testLightApps-adaptive-1.0'.F17]" office:value-type="float" office:value="13.8722274505132" calcext:value-type="float">
            <text:p>13,87</text:p>
          </table:table-cell>
          <table:table-cell table:formula="of:=['testLightApps-adaptive-1.0'.G17]" office:value-type="float" office:value="1.94329997667758" calcext:value-type="float">
            <text:p>1,94</text:p>
          </table:table-cell>
          <table:table-cell table:formula="of:=['testLightApps-adaptive-2.0'.D17]" office:value-type="float" office:value="690.339" calcext:value-type="float">
            <text:p>690,34</text:p>
          </table:table-cell>
          <table:table-cell table:formula="of:=['testLightApps-adaptive-2.0'.E17]" office:value-type="float" office:value="20.09653671103" calcext:value-type="float">
            <text:p>20,10</text:p>
          </table:table-cell>
          <table:table-cell table:formula="of:=['testLightApps-adaptive-2.0'.F17]" office:value-type="float" office:value="12.4557336200227" calcext:value-type="float">
            <text:p>12,46</text:p>
          </table:table-cell>
          <table:table-cell table:formula="of:=['testLightApps-adaptive-2.0'.G17]" office:value-type="float" office:value="1.80429232884462" calcext:value-type="float">
            <text:p>1,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 Launch time news</text:p>
          </table:table-cell>
          <table:table-cell table:formula="of:=['testLightApps-nonAdaptive'.D18]" office:value-type="float" office:value="934.123" calcext:value-type="float">
            <text:p>934,12</text:p>
          </table:table-cell>
          <table:table-cell table:formula="of:=['testLightApps-nonAdaptive'.E18]" office:value-type="float" office:value="40.0758386756354" calcext:value-type="float">
            <text:p>40,08</text:p>
          </table:table-cell>
          <table:table-cell table:formula="of:=['testLightApps-nonAdaptive'.F18]" office:value-type="float" office:value="24.8388057265979" calcext:value-type="float">
            <text:p>24,84</text:p>
          </table:table-cell>
          <table:table-cell table:formula="of:=['testLightApps-nonAdaptive'.G18]" office:value-type="float" office:value="2.65905086659871" calcext:value-type="float">
            <text:p>2,66</text:p>
          </table:table-cell>
          <table:table-cell table:formula="of:=['testLightApps-adaptive-1.0'.D18]" office:value-type="float" office:value="950.715" calcext:value-type="float">
            <text:p>950,72</text:p>
          </table:table-cell>
          <table:table-cell table:formula="of:=['testLightApps-adaptive-1.0'.E18]" office:value-type="float" office:value="33.0374165824818" calcext:value-type="float">
            <text:p>33,04</text:p>
          </table:table-cell>
          <table:table-cell table:formula="of:=['testLightApps-adaptive-1.0'.F18]" office:value-type="float" office:value="20.4764266779986" calcext:value-type="float">
            <text:p>20,48</text:p>
          </table:table-cell>
          <table:table-cell table:formula="of:=['testLightApps-adaptive-1.0'.G18]" office:value-type="float" office:value="2.15379232240983" calcext:value-type="float">
            <text:p>2,15</text:p>
          </table:table-cell>
          <table:table-cell table:formula="of:=['testLightApps-adaptive-2.0'.D18]" office:value-type="float" office:value="917.755" calcext:value-type="float">
            <text:p>917,76</text:p>
          </table:table-cell>
          <table:table-cell table:formula="of:=['testLightApps-adaptive-2.0'.E18]" office:value-type="float" office:value="37.7285324537161" calcext:value-type="float">
            <text:p>37,73</text:p>
          </table:table-cell>
          <table:table-cell table:formula="of:=['testLightApps-adaptive-2.0'.F18]" office:value-type="float" office:value="23.3839569909547" calcext:value-type="float">
            <text:p>23,38</text:p>
          </table:table-cell>
          <table:table-cell table:formula="of:=['testLightApps-adaptive-2.0'.G18]" office:value-type="float" office:value="2.5479520123513" calcext:value-type="float">
            <text:p>2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 Launch time actives</text:p>
          </table:table-cell>
          <table:table-cell table:formula="of:=['testLightApps-nonAdaptive'.D19]" office:value-type="float" office:value="490.021" calcext:value-type="float">
            <text:p>490,02</text:p>
          </table:table-cell>
          <table:table-cell table:formula="of:=['testLightApps-nonAdaptive'.E19]" office:value-type="float" office:value="30.054710649451" calcext:value-type="float">
            <text:p>30,05</text:p>
          </table:table-cell>
          <table:table-cell table:formula="of:=['testLightApps-nonAdaptive'.F19]" office:value-type="float" office:value="18.6277603578807" calcext:value-type="float">
            <text:p>18,63</text:p>
          </table:table-cell>
          <table:table-cell table:formula="of:=['testLightApps-nonAdaptive'.G19]" office:value-type="float" office:value="3.80142082847076" calcext:value-type="float">
            <text:p>3,80</text:p>
          </table:table-cell>
          <table:table-cell table:formula="of:=['testLightApps-adaptive-1.0'.D19]" office:value-type="float" office:value="472.37" calcext:value-type="float">
            <text:p>472,37</text:p>
          </table:table-cell>
          <table:table-cell table:formula="of:=['testLightApps-adaptive-1.0'.E19]" office:value-type="float" office:value="24.6393447784455" calcext:value-type="float">
            <text:p>24,64</text:p>
          </table:table-cell>
          <table:table-cell table:formula="of:=['testLightApps-adaptive-1.0'.F19]" office:value-type="float" office:value="15.2713434929199" calcext:value-type="float">
            <text:p>15,27</text:p>
          </table:table-cell>
          <table:table-cell table:formula="of:=['testLightApps-adaptive-1.0'.G19]" office:value-type="float" office:value="3.23291984946543" calcext:value-type="float">
            <text:p>3,23</text:p>
          </table:table-cell>
          <table:table-cell table:formula="of:=['testLightApps-adaptive-2.0'.D19]" office:value-type="float" office:value="467.92" calcext:value-type="float">
            <text:p>467,92</text:p>
          </table:table-cell>
          <table:table-cell table:formula="of:=['testLightApps-adaptive-2.0'.E19]" office:value-type="float" office:value="32.9320542936513" calcext:value-type="float">
            <text:p>32,93</text:p>
          </table:table-cell>
          <table:table-cell table:formula="of:=['testLightApps-adaptive-2.0'.F19]" office:value-type="float" office:value="20.4111236547892" calcext:value-type="float">
            <text:p>20,41</text:p>
          </table:table-cell>
          <table:table-cell table:formula="of:=['testLightApps-adaptive-2.0'.G19]" office:value-type="float" office:value="4.3620968658722" calcext:value-type="float">
            <text:p>4,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l measures</text:p>
          </table:table-cell>
          <table:table-cell table:formula="of:=['testLightApps-nonAdaptive'.D20]" office:value-type="float" office:value="0" calcext:value-type="float">
            <text:p>0,00</text:p>
          </table:table-cell>
          <table:table-cell table:formula="of:=['testLightApps-nonAdaptive'.E20]" office:value-type="float" office:value="0" calcext:value-type="float">
            <text:p>0,00</text:p>
          </table:table-cell>
          <table:table-cell table:formula="of:=['testLightApps-nonAdaptive'.F20]" office:value-type="float" office:value="0" calcext:value-type="float">
            <text:p>0,00</text:p>
          </table:table-cell>
          <table:table-cell table:formula="of:=['testLightApps-nonAdaptive'.G20]" office:value-type="float" office:value="0" calcext:value-type="float">
            <text:p>0,00</text:p>
          </table:table-cell>
          <table:table-cell table:formula="of:=['testLightApps-adaptive-1.0'.D20]" office:value-type="float" office:value="0" calcext:value-type="float">
            <text:p>0,00</text:p>
          </table:table-cell>
          <table:table-cell table:formula="of:=['testLightApps-adaptive-1.0'.E20]" office:value-type="float" office:value="0" calcext:value-type="float">
            <text:p>0,00</text:p>
          </table:table-cell>
          <table:table-cell table:formula="of:=['testLightApps-adaptive-1.0'.F20]" office:value-type="float" office:value="0" calcext:value-type="float">
            <text:p>0,00</text:p>
          </table:table-cell>
          <table:table-cell table:formula="of:=['testLightApps-adaptive-1.0'.G20]" office:value-type="float" office:value="0" calcext:value-type="float">
            <text:p>0,00</text:p>
          </table:table-cell>
          <table:table-cell table:formula="of:=['testLightApps-adaptive-2.0'.D20]" office:value-type="float" office:value="0" calcext:value-type="float">
            <text:p>0,00</text:p>
          </table:table-cell>
          <table:table-cell table:formula="of:=['testLightApps-adaptive-2.0'.E20]" office:value-type="float" office:value="0" calcext:value-type="float">
            <text:p>0,00</text:p>
          </table:table-cell>
          <table:table-cell table:formula="of:=['testLightApps-adaptive-2.0'.F20]" office:value-type="float" office:value="0" calcext:value-type="float">
            <text:p>0,00</text:p>
          </table:table-cell>
          <table:table-cell table:formula="of:=['testLightApps-adaptive-2.0'.G20]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 running count</text:p>
          </table:table-cell>
          <table:table-cell table:formula="of:=['testLightApps-nonAdaptive'.D21]" office:value-type="float" office:value="26.06" calcext:value-type="float">
            <text:p>26,06</text:p>
          </table:table-cell>
          <table:table-cell table:formula="of:=['testLightApps-nonAdaptive'.E21]" office:value-type="float" office:value="0.256211718007675" calcext:value-type="float">
            <text:p>0,26</text:p>
          </table:table-cell>
          <table:table-cell table:formula="of:=['testLightApps-nonAdaptive'.F21]" office:value-type="float" office:value="0.158798750039374" calcext:value-type="float">
            <text:p>0,16</text:p>
          </table:table-cell>
          <table:table-cell table:formula="of:=['testLightApps-nonAdaptive'.G21]" office:value-type="float" office:value="0.609358211969971" calcext:value-type="float">
            <text:p>0,61</text:p>
          </table:table-cell>
          <table:table-cell table:formula="of:=['testLightApps-adaptive-1.0'.D21]" office:value-type="float" office:value="26.568" calcext:value-type="float">
            <text:p>26,57</text:p>
          </table:table-cell>
          <table:table-cell table:formula="of:=['testLightApps-adaptive-1.0'.E21]" office:value-type="float" office:value="0.318810288416167" calcext:value-type="float">
            <text:p>0,32</text:p>
          </table:table-cell>
          <table:table-cell table:formula="of:=['testLightApps-adaptive-1.0'.F21]" office:value-type="float" office:value="0.197597033007925" calcext:value-type="float">
            <text:p>0,20</text:p>
          </table:table-cell>
          <table:table-cell table:formula="of:=['testLightApps-adaptive-1.0'.G21]" office:value-type="float" office:value="0.743740714423084" calcext:value-type="float">
            <text:p>0,74</text:p>
          </table:table-cell>
          <table:table-cell table:formula="of:=['testLightApps-adaptive-2.0'.D21]" office:value-type="float" office:value="26.547" calcext:value-type="float">
            <text:p>26,55</text:p>
          </table:table-cell>
          <table:table-cell table:formula="of:=['testLightApps-adaptive-2.0'.E21]" office:value-type="float" office:value="0.222063554466333" calcext:value-type="float">
            <text:p>0,22</text:p>
          </table:table-cell>
          <table:table-cell table:formula="of:=['testLightApps-adaptive-2.0'.F21]" office:value-type="float" office:value="0.137633887914127" calcext:value-type="float">
            <text:p>0,14</text:p>
          </table:table-cell>
          <table:table-cell table:formula="of:=['testLightApps-adaptive-2.0'.G21]" office:value-type="float" office:value="0.518453640389222" calcext:value-type="float">
            <text:p>0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s killed during the test</text:p>
          </table:table-cell>
          <table:table-cell table:formula="of:=['testLightApps-nonAdaptive'.D22]" office:value-type="float" office:value="27" calcext:value-type="float">
            <text:p>27,00</text:p>
          </table:table-cell>
          <table:table-cell table:formula="of:=['testLightApps-nonAdaptive'.E22]" office:value-type="float" office:value="3.590109871423" calcext:value-type="float">
            <text:p>3,59</text:p>
          </table:table-cell>
          <table:table-cell table:formula="of:=['testLightApps-nonAdaptive'.F22]" office:value-type="float" office:value="2.22513226373554" calcext:value-type="float">
            <text:p>2,23</text:p>
          </table:table-cell>
          <table:table-cell table:formula="of:=['testLightApps-nonAdaptive'.G22]" office:value-type="float" office:value="8.24123060642794" calcext:value-type="float">
            <text:p>8,24</text:p>
          </table:table-cell>
          <table:table-cell table:formula="of:=['testLightApps-adaptive-1.0'.D22]" office:value-type="float" office:value="15" calcext:value-type="float">
            <text:p>15,00</text:p>
          </table:table-cell>
          <table:table-cell table:formula="of:=['testLightApps-adaptive-1.0'.E22]" office:value-type="float" office:value="1.4142135623731" calcext:value-type="float">
            <text:p>1,41</text:p>
          </table:table-cell>
          <table:table-cell table:formula="of:=['testLightApps-adaptive-1.0'.F22]" office:value-type="float" office:value="0.876522540576581" calcext:value-type="float">
            <text:p>0,88</text:p>
          </table:table-cell>
          <table:table-cell table:formula="of:=['testLightApps-adaptive-1.0'.G22]" office:value-type="float" office:value="5.84348360384388" calcext:value-type="float">
            <text:p>5,84</text:p>
          </table:table-cell>
          <table:table-cell table:formula="of:=['testLightApps-adaptive-2.0'.D22]" office:value-type="float" office:value="17.4" calcext:value-type="float">
            <text:p>17,40</text:p>
          </table:table-cell>
          <table:table-cell table:formula="of:=['testLightApps-adaptive-2.0'.E22]" office:value-type="float" office:value="2.50333111406914" calcext:value-type="float">
            <text:p>2,50</text:p>
          </table:table-cell>
          <table:table-cell table:formula="of:=['testLightApps-adaptive-2.0'.F22]" office:value-type="float" office:value="1.5515521887135" calcext:value-type="float">
            <text:p>1,55</text:p>
          </table:table-cell>
          <table:table-cell table:formula="of:=['testLightApps-adaptive-2.0'.G22]" office:value-type="float" office:value="8.91696660180172" calcext:value-type="float">
            <text:p>8,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e faults</text:p>
          </table:table-cell>
          <table:table-cell table:formula="of:=['testLightApps-nonAdaptive'.D23]" office:value-type="float" office:value="4214299.1" calcext:value-type="float">
            <text:p>4214299,10</text:p>
          </table:table-cell>
          <table:table-cell table:formula="of:=['testLightApps-nonAdaptive'.E23]" office:value-type="float" office:value="101016.458391085" calcext:value-type="float">
            <text:p>101016,46</text:p>
          </table:table-cell>
          <table:table-cell table:formula="of:=['testLightApps-nonAdaptive'.F23]" office:value-type="float" office:value="62609.4990917948" calcext:value-type="float">
            <text:p>62609,50</text:p>
          </table:table-cell>
          <table:table-cell table:formula="of:=['testLightApps-nonAdaptive'.G23]" office:value-type="float" office:value="1.4856444121822" calcext:value-type="float">
            <text:p>1,49</text:p>
          </table:table-cell>
          <table:table-cell table:formula="of:=['testLightApps-adaptive-1.0'.D23]" office:value-type="float" office:value="4160512.3" calcext:value-type="float">
            <text:p>4160512,30</text:p>
          </table:table-cell>
          <table:table-cell table:formula="of:=['testLightApps-adaptive-1.0'.E23]" office:value-type="float" office:value="79278.3163040886" calcext:value-type="float">
            <text:p>79278,32</text:p>
          </table:table-cell>
          <table:table-cell table:formula="of:=['testLightApps-adaptive-1.0'.F23]" office:value-type="float" office:value="49136.3066147438" calcext:value-type="float">
            <text:p>49136,31</text:p>
          </table:table-cell>
          <table:table-cell table:formula="of:=['testLightApps-adaptive-1.0'.G23]" office:value-type="float" office:value="1.18101577574338" calcext:value-type="float">
            <text:p>1,18</text:p>
          </table:table-cell>
          <table:table-cell table:formula="of:=['testLightApps-adaptive-2.0'.D23]" office:value-type="float" office:value="4121688.9" calcext:value-type="float">
            <text:p>4121688,90</text:p>
          </table:table-cell>
          <table:table-cell table:formula="of:=['testLightApps-adaptive-2.0'.E23]" office:value-type="float" office:value="103088.483225119" calcext:value-type="float">
            <text:p>103088,48</text:p>
          </table:table-cell>
          <table:table-cell table:formula="of:=['testLightApps-adaptive-2.0'.F23]" office:value-type="float" office:value="63893.7297907406" calcext:value-type="float">
            <text:p>63893,73</text:p>
          </table:table-cell>
          <table:table-cell table:formula="of:=['testLightApps-adaptive-2.0'.G23]" office:value-type="float" office:value="1.55018322199768" calcext:value-type="float">
            <text:p>1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page faults</text:p>
          </table:table-cell>
          <table:table-cell table:style-name="ce35" table:formula="of:=['testLightApps-nonAdaptive'.D24]" office:value-type="float" office:value="17818.7" calcext:value-type="float">
            <text:p>17818,70</text:p>
          </table:table-cell>
          <table:table-cell table:style-name="ce20" table:formula="of:=['testLightApps-nonAdaptive'.E24]" office:value-type="float" office:value="1233.9429169221" calcext:value-type="float">
            <text:p>1233,94</text:p>
          </table:table-cell>
          <table:table-cell table:style-name="ce20" table:formula="of:=['testLightApps-nonAdaptive'.F24]" office:value-type="float" office:value="764.791690055718" calcext:value-type="float">
            <text:p>764,79</text:p>
          </table:table-cell>
          <table:table-cell table:style-name="ce23" table:formula="of:=['testLightApps-nonAdaptive'.G24]" office:value-type="float" office:value="4.29207344001368" calcext:value-type="float">
            <text:p>4,29</text:p>
          </table:table-cell>
          <table:table-cell table:style-name="ce40" table:formula="of:=['testLightApps-adaptive-1.0'.D24]" office:value-type="float" office:value="20606.3" calcext:value-type="float">
            <text:p>20606,30</text:p>
          </table:table-cell>
          <table:table-cell table:style-name="ce20" table:formula="of:=['testLightApps-adaptive-1.0'.E24]" office:value-type="float" office:value="1428.40027458848" calcext:value-type="float">
            <text:p>1428,40</text:p>
          </table:table-cell>
          <table:table-cell table:style-name="ce20" table:formula="of:=['testLightApps-adaptive-1.0'.F24]" office:value-type="float" office:value="885.315394332411" calcext:value-type="float">
            <text:p>885,32</text:p>
          </table:table-cell>
          <table:table-cell table:style-name="ce23" table:formula="of:=['testLightApps-adaptive-1.0'.G24]" office:value-type="float" office:value="4.29633361803143" calcext:value-type="float">
            <text:p>4,30</text:p>
          </table:table-cell>
          <table:table-cell table:style-name="ce35" table:formula="of:=['testLightApps-adaptive-2.0'.D24]" office:value-type="float" office:value="21174.8" calcext:value-type="float">
            <text:p>21174,80</text:p>
          </table:table-cell>
          <table:table-cell table:style-name="ce20" table:formula="of:=['testLightApps-adaptive-2.0'.E24]" office:value-type="float" office:value="2051.88026507938" calcext:value-type="float">
            <text:p>2051,88</text:p>
          </table:table-cell>
          <table:table-cell table:style-name="ce20" table:formula="of:=['testLightApps-adaptive-2.0'.F24]" office:value-type="float" office:value="1271.74519517997" calcext:value-type="float">
            <text:p>1271,75</text:p>
          </table:table-cell>
          <table:table-cell table:style-name="ce23" table:formula="of:=['testLightApps-adaptive-2.0'.G24]" office:value-type="float" office:value="6.00593722339746" calcext:value-type="float">
            <text:p>6,01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16"/>
        </table:table-row>
        <table:table-row table:style-name="ro1">
          <table:table-cell table:style-name="ce31" office:value-type="string" calcext:value-type="string">
            <text:p>Original</text:p>
          </table:table-cell>
          <table:table-cell table:style-name="Default" table:number-columns-repeated="15"/>
        </table:table-row>
        <table:table-row table:style-name="ro1">
          <table:table-cell table:style-name="ce31" office:value-type="string" calcext:value-type="string">
            <text:p>Algoritmo 1.0</text:p>
          </table:table-cell>
          <table:table-cell table:style-name="Default" table:number-columns-repeated="15"/>
        </table:table-row>
        <table:table-row table:style-name="ro1">
          <table:table-cell table:style-name="ce31" office:value-type="string" calcext:value-type="string">
            <text:p>Algoritmo 2.0</text:p>
          </table:table-cell>
          <table:table-cell table:style-name="Default" table:number-columns-repeated="15"/>
        </table:table-row>
      </table:table>
      <table:table table:name="Total Results" table:style-name="ta1">
        <table:shapes>
          <draw:frame draw:z-index="0" draw:style-name="gr1" draw:text-style-name="P1" svg:width="184.25mm" svg:height="110.63mm" svg:x="47.22mm" svg:y="94.83mm">
            <draw:object draw:notify-on-update-of-ranges="'Total Results'.A22:'Total Results'.A30 'Total Results'.D5:'Total Results'.D13" xlink:href="./Object 50" xlink:type="simple" xlink:show="embed" xlink:actuate="onLoad"/>
            <draw:image xlink:href="./ObjectReplacements/Object 50" xlink:type="simple" xlink:show="embed" xlink:actuate="onLoad"/>
          </draw:frame>
          <draw:frame draw:z-index="1" draw:style-name="gr1" draw:text-style-name="P1" svg:width="184.25mm" svg:height="110.63mm" svg:x="47.37mm" svg:y="216.75mm">
            <draw:object draw:notify-on-update-of-ranges="'Total Results'.A22:'Total Results'.A30 'Total Results'.F5:'Total Results'.F13" xlink:href="./Object 46" xlink:type="simple" xlink:show="embed" xlink:actuate="onLoad"/>
            <draw:image xlink:href="./ObjectReplacements/Object 46" xlink:type="simple" xlink:show="embed" xlink:actuate="onLoad"/>
          </draw:frame>
          <draw:frame draw:z-index="2" draw:style-name="gr1" draw:text-style-name="P1" svg:width="184.25mm" svg:height="110.63mm" svg:x="47.37mm" svg:y="338.67mm">
            <draw:object draw:notify-on-update-of-ranges="'Total Results'.A22:'Total Results'.A30 'Total Results'.G5:'Total Results'.G13 'Total Results'.G5:'Total Results'.G13" xlink:href="./Object 47" xlink:type="simple" xlink:show="embed" xlink:actuate="onLoad"/>
            <draw:image xlink:href="./ObjectReplacements/Object 47" xlink:type="simple" xlink:show="embed" xlink:actuate="onLoad"/>
          </draw:frame>
          <draw:frame draw:z-index="3" draw:style-name="gr1" draw:text-style-name="P1" svg:width="184.25mm" svg:height="110.63mm" svg:x="298.97mm" svg:y="216.75mm">
            <draw:object draw:notify-on-update-of-ranges="'Total Results'.A22:'Total Results'.A30 'Total Results'.M5:'Total Results'.M13 'Total Results'.M5:'Total Results'.M13" xlink:href="./Object 49" xlink:type="simple" xlink:show="embed" xlink:actuate="onLoad"/>
            <draw:image xlink:href="./ObjectReplacements/Object 49" xlink:type="simple" xlink:show="embed" xlink:actuate="onLoad"/>
          </draw:frame>
          <draw:frame draw:z-index="4" draw:style-name="gr1" draw:text-style-name="P1" svg:width="184.25mm" svg:height="110.63mm" svg:x="298.96mm" svg:y="338.67mm">
            <draw:object draw:notify-on-update-of-ranges="'Total Results'.A22:'Total Results'.A30 'Total Results'.N5:'Total Results'.N13 'Total Results'.G5:'Total Results'.G13" xlink:href="./Object 51" xlink:type="simple" xlink:show="embed" xlink:actuate="onLoad"/>
            <draw:image xlink:href="./ObjectReplacements/Object 51" xlink:type="simple" xlink:show="embed" xlink:actuate="onLoad"/>
          </draw:frame>
          <draw:frame draw:z-index="5" draw:style-name="gr1" draw:text-style-name="P1" svg:width="184.25mm" svg:height="110.63mm" svg:x="546.38mm" svg:y="94.83mm">
            <draw:object draw:notify-on-update-of-ranges="'Total Results'.A22:'Total Results'.A30 'Total Results'.R5:'Total Results'.R13 'Total Results'.K5:'Total Results'.K13" xlink:href="./Object 52" xlink:type="simple" xlink:show="embed" xlink:actuate="onLoad"/>
            <draw:image xlink:href="./ObjectReplacements/Object 52" xlink:type="simple" xlink:show="embed" xlink:actuate="onLoad"/>
          </draw:frame>
          <draw:frame draw:z-index="6" draw:style-name="gr1" draw:text-style-name="P1" svg:width="184.25mm" svg:height="110.63mm" svg:x="298.96mm" svg:y="94.84mm">
            <draw:object draw:notify-on-update-of-ranges="'Total Results'.A22:'Total Results'.A30 'Total Results'.K5:'Total Results'.K13 'Total Results'.K5:'Total Results'.K13" xlink:href="./Object 48" xlink:type="simple" xlink:show="embed" xlink:actuate="onLoad"/>
            <draw:image xlink:href="./ObjectReplacements/Object 48" xlink:type="simple" xlink:show="embed" xlink:actuate="onLoad"/>
          </draw:frame>
          <draw:frame draw:z-index="7" draw:style-name="gr1" draw:text-style-name="P1" svg:width="184.25mm" svg:height="110.63mm" svg:x="546.37mm" svg:y="216.75mm">
            <draw:object draw:notify-on-update-of-ranges="'Total Results'.A22:'Total Results'.A30 'Total Results'.T5:'Total Results'.T13 'Total Results'.M5:'Total Results'.M13" xlink:href="./Object 53" xlink:type="simple" xlink:show="embed" xlink:actuate="onLoad"/>
            <draw:image xlink:href="./ObjectReplacements/Object 53" xlink:type="simple" xlink:show="embed" xlink:actuate="onLoad"/>
          </draw:frame>
          <draw:frame draw:z-index="8" draw:style-name="gr1" draw:text-style-name="P1" svg:width="184.25mm" svg:height="110.63mm" svg:x="546.38mm" svg:y="338.67mm">
            <draw:object draw:notify-on-update-of-ranges="'Total Results'.A22:'Total Results'.A30 'Total Results'.U5:'Total Results'.U13 'Total Results'.G5:'Total Results'.G13" xlink:href="./Object 54" xlink:type="simple" xlink:show="embed" xlink:actuate="onLoad"/>
            <draw:image xlink:href="./ObjectReplacements/Object 54" xlink:type="simple" xlink:show="embed" xlink:actuate="onLoad"/>
          </draw:frame>
        </table:shapes>
        <table:table-column table:style-name="co13" table:default-cell-style-name="ce48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5" table:number-columns-repeated="2" table:default-cell-style-name="Default"/>
        <table:table-column table:style-name="co2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number-columns-repeated="2" table:default-cell-style-name="Default"/>
        <table:table-row table:style-name="ro1">
          <table:table-cell table:style-name="Default"/>
          <table:table-cell table:number-columns-repeated="20"/>
        </table:table-row>
        <table:table-row table:style-name="ro1">
          <table:table-cell table:style-name="Default"/>
          <table:table-cell table:style-name="ce36" office:value-type="string" calcext:value-type="string" table:number-columns-spanned="6" table:number-rows-spanned="1">
            <text:p>TEST HIGH APPS</text:p>
          </table:table-cell>
          <table:covered-table-cell table:number-columns-repeated="2" table:style-name="ce36"/>
          <table:covered-table-cell table:number-columns-repeated="3" table:style-name="ce37"/>
          <table:table-cell table:style-name="ce27"/>
          <table:table-cell table:style-name="ce58" office:value-type="string" calcext:value-type="string" table:number-columns-spanned="6" table:number-rows-spanned="1">
            <text:p>TEST MIX APPS</text:p>
          </table:table-cell>
          <table:covered-table-cell table:number-columns-repeated="2" table:style-name="ce58"/>
          <table:covered-table-cell table:number-columns-repeated="3" table:style-name="ce59"/>
          <table:table-cell table:style-name="ce27"/>
          <table:table-cell table:style-name="ce60" office:value-type="string" calcext:value-type="string" table:number-columns-spanned="6" table:number-rows-spanned="1">
            <text:p>TEST LIGHT APPS</text:p>
          </table:table-cell>
          <table:covered-table-cell table:number-columns-repeated="2" table:style-name="ce60"/>
          <table:covered-table-cell table:number-columns-repeated="3" table:style-name="ce59"/>
        </table:table-row>
        <table:table-row table:style-name="ro1">
          <table:table-cell table:style-name="Default"/>
          <table:table-cell table:style-name="ce41" table:number-columns-repeated="6"/>
          <table:table-cell/>
          <table:table-cell table:style-name="ce41" table:number-columns-repeated="6"/>
          <table:table-cell/>
          <table:table-cell table:style-name="ce41" table:number-columns-repeated="6"/>
        </table:table-row>
        <table:table-row table:style-name="ro1">
          <table:table-cell table:style-name="ce3" office:value-type="string" calcext:value-type="string">
            <text:p>Metrics</text:p>
          </table:table-cell>
          <table:table-cell table:style-name="ce3" office:value-type="string" calcext:value-type="string">
            <text:p>No Adaptive MEAN</text:p>
          </table:table-cell>
          <table:table-cell table:style-name="ce3" office:value-type="string" calcext:value-type="string">
            <text:p>Adaptive 1.0 MEAN</text:p>
          </table:table-cell>
          <table:table-cell table:style-name="ce3" office:value-type="string" calcext:value-type="string">
            <text:p>% NoAdapt - Adapt 1.0</text:p>
          </table:table-cell>
          <table:table-cell table:style-name="ce3" office:value-type="string" calcext:value-type="string">
            <text:p>Adaptive 2.0 MEAN</text:p>
          </table:table-cell>
          <table:table-cell table:style-name="ce3" office:value-type="string" calcext:value-type="string">
            <text:p>% NoAdapt - Adapt 2.0</text:p>
          </table:table-cell>
          <table:table-cell table:style-name="ce3" office:value-type="string" calcext:value-type="string">
            <text:p>% Adapt 1.0 -Adapt 2.0</text:p>
          </table:table-cell>
          <table:table-cell table:style-name="ce57"/>
          <table:table-cell table:style-name="ce3" office:value-type="string" calcext:value-type="string">
            <text:p>No Adaptive MEAN</text:p>
          </table:table-cell>
          <table:table-cell table:style-name="ce3" office:value-type="string" calcext:value-type="string">
            <text:p>Adaptive 1.0 MEAN</text:p>
          </table:table-cell>
          <table:table-cell table:style-name="ce3" office:value-type="string" calcext:value-type="string">
            <text:p>% NoAdapt - Adapt 1.0</text:p>
          </table:table-cell>
          <table:table-cell table:style-name="ce3" office:value-type="string" calcext:value-type="string">
            <text:p>Adaptive 2.0 MEAN</text:p>
          </table:table-cell>
          <table:table-cell table:style-name="ce3" office:value-type="string" calcext:value-type="string">
            <text:p>% NoAdapt - Adapt 2.0</text:p>
          </table:table-cell>
          <table:table-cell table:style-name="ce3" office:value-type="string" calcext:value-type="string">
            <text:p>% Adapt 1.0 -Adapt 2.0</text:p>
          </table:table-cell>
          <table:table-cell table:style-name="ce57"/>
          <table:table-cell table:style-name="ce3" office:value-type="string" calcext:value-type="string">
            <text:p>No Adaptive MEAN</text:p>
          </table:table-cell>
          <table:table-cell table:style-name="ce3" office:value-type="string" calcext:value-type="string">
            <text:p>Adaptive 1.0 MEAN</text:p>
          </table:table-cell>
          <table:table-cell table:style-name="ce3" office:value-type="string" calcext:value-type="string">
            <text:p>% NoAdapt - Adapt 1.0</text:p>
          </table:table-cell>
          <table:table-cell table:style-name="ce3" office:value-type="string" calcext:value-type="string">
            <text:p>Adaptive 2.0 MEAN</text:p>
          </table:table-cell>
          <table:table-cell table:style-name="ce3" office:value-type="string" calcext:value-type="string">
            <text:p>% NoAdapt - Adapt 2.0</text:p>
          </table:table-cell>
          <table:table-cell table:style-name="ce3" office:value-type="string" calcext:value-type="string">
            <text:p>% Adapt 1.0-Adapt 2.0</text:p>
          </table:table-cell>
        </table:table-row>
        <table:table-row table:style-name="ro1">
          <table:table-cell office:value-type="string" calcext:value-type="string">
            <text:p>Sucess</text:p>
          </table:table-cell>
          <table:table-cell table:style-name="ce52" table:formula="of:=['testHighApps-nonAdaptive'.D15]" office:value-type="float" office:value="22.282" calcext:value-type="float">
            <text:p>22,28</text:p>
          </table:table-cell>
          <table:table-cell table:style-name="ce53" table:formula="of:=['testHighApps-adaptive-1.0'.D15]" office:value-type="float" office:value="19.998" calcext:value-type="float">
            <text:p>20,00</text:p>
          </table:table-cell>
          <table:table-cell table:style-name="ce51" table:formula="of:=[.C5]*100/[.B5] - 100" office:value-type="float" office:value="-10.2504263531101" calcext:value-type="float">
            <text:p>-10,25</text:p>
          </table:table-cell>
          <table:table-cell table:style-name="ce53" table:formula="of:=['testHighApps-adaptive-2.0'.D15]" office:value-type="float" office:value="18.284" calcext:value-type="float">
            <text:p>18,28</text:p>
          </table:table-cell>
          <table:table-cell table:style-name="ce51" table:formula="of:=[.E5]*100/[.B5] - 100" office:value-type="float" office:value="-17.9427340454178" calcext:value-type="float">
            <text:p>-17,94</text:p>
          </table:table-cell>
          <table:table-cell table:style-name="ce51" table:formula="of:=[.E5]*100/[.C5] - 100" office:value-type="float" office:value="-8.57085708570858" calcext:value-type="float">
            <text:p>-8,57</text:p>
          </table:table-cell>
          <table:table-cell/>
          <table:table-cell table:style-name="ce52" table:formula="of:=['testMixApps-nonAdaptive'.D15]" office:value-type="float" office:value="33.85" calcext:value-type="float">
            <text:p>33,85</text:p>
          </table:table-cell>
          <table:table-cell table:style-name="ce53" table:formula="of:=['testMixApps-adaptive-1.0'.D15]" office:value-type="float" office:value="35.328" calcext:value-type="float">
            <text:p>35,33</text:p>
          </table:table-cell>
          <table:table-cell table:style-name="ce54" table:formula="of:=[.J5]*100/[.I5] - 100" office:value-type="float" office:value="4.36632200886262" calcext:value-type="float">
            <text:p>4,37</text:p>
          </table:table-cell>
          <table:table-cell table:style-name="ce52" table:formula="of:=['testMixApps-adaptive-2.0'.D15]" office:value-type="float" office:value="35.995" calcext:value-type="float">
            <text:p>36,00</text:p>
          </table:table-cell>
          <table:table-cell table:style-name="ce54" table:formula="of:=[.L5]*100/[.I5] - 100" office:value-type="float" office:value="6.3367799113737" calcext:value-type="float">
            <text:p>6,34</text:p>
          </table:table-cell>
          <table:table-cell table:style-name="ce54" table:formula="of:=[.L5]*100/[.J5] - 100" office:value-type="float" office:value="1.88802083333331" calcext:value-type="float">
            <text:p>1,89</text:p>
          </table:table-cell>
          <table:table-cell/>
          <table:table-cell table:style-name="ce52" table:formula="of:=['testLightApps-nonAdaptive'.D15]" office:value-type="float" office:value="45.843" calcext:value-type="float">
            <text:p>45,84</text:p>
          </table:table-cell>
          <table:table-cell table:style-name="ce52" table:formula="of:=['testLightApps-adaptive-1.0'.D15]" office:value-type="float" office:value="49.535" calcext:value-type="float">
            <text:p>49,54</text:p>
          </table:table-cell>
          <table:table-cell table:style-name="ce50" table:formula="of:=[.Q5]*100/[.P5] - 100" office:value-type="float" office:value="8.05357415526906" calcext:value-type="float">
            <text:p>8,05</text:p>
          </table:table-cell>
          <table:table-cell table:style-name="ce52" table:formula="of:=['testLightApps-adaptive-2.0'.D15]" office:value-type="float" office:value="50.456" calcext:value-type="float">
            <text:p>50,46</text:p>
          </table:table-cell>
          <table:table-cell table:style-name="ce50" table:formula="of:=[.S5]*100/[.P5] - 100" office:value-type="float" office:value="10.0626049778592" calcext:value-type="float">
            <text:p>10,06</text:p>
          </table:table-cell>
          <table:table-cell table:style-name="ce50" table:formula="of:=[.S5]*100/[.Q5] - 100" office:value-type="float" office:value="1.85929141011408" calcext:value-type="float">
            <text:p>1,86</text:p>
          </table:table-cell>
        </table:table-row>
        <table:table-row table:style-name="ro1">
          <table:table-cell office:value-type="string" calcext:value-type="string">
            <text:p>Failure</text:p>
          </table:table-cell>
          <table:table-cell table:style-name="ce52" table:formula="of:=['testHighApps-nonAdaptive'.D16]" office:value-type="float" office:value="77.711" calcext:value-type="float">
            <text:p>77,71</text:p>
          </table:table-cell>
          <table:table-cell table:style-name="ce53" table:formula="of:=['testHighApps-adaptive-1.0'.D16]" office:value-type="float" office:value="79.997" calcext:value-type="float">
            <text:p>80,00</text:p>
          </table:table-cell>
          <table:table-cell table:style-name="ce52" table:formula="of:=[.C6]*100/[.B6] - 100" office:value-type="float" office:value="2.94166848966043" calcext:value-type="float">
            <text:p>2,94</text:p>
          </table:table-cell>
          <table:table-cell table:style-name="ce52" table:formula="of:=['testHighApps-adaptive-2.0'.D16]" office:value-type="float" office:value="81.71" calcext:value-type="float">
            <text:p>81,71</text:p>
          </table:table-cell>
          <table:table-cell table:style-name="ce54" table:formula="of:=[.E6]*100/[.B6] - 100" office:value-type="float" office:value="5.14598962823794" calcext:value-type="float">
            <text:p>5,15</text:p>
          </table:table-cell>
          <table:table-cell table:style-name="ce55" table:formula="of:=[.E6]*100/[.C6] - 100" office:value-type="float" office:value="2.14133029988623" calcext:value-type="float">
            <text:p>2,14</text:p>
          </table:table-cell>
          <table:table-cell/>
          <table:table-cell table:style-name="ce52" table:formula="of:=['testMixApps-nonAdaptive'.D16]" office:value-type="float" office:value="66.14" calcext:value-type="float">
            <text:p>66,14</text:p>
          </table:table-cell>
          <table:table-cell table:style-name="ce53" table:formula="of:=['testMixApps-adaptive-1.0'.D16]" office:value-type="float" office:value="64.662" calcext:value-type="float">
            <text:p>64,66</text:p>
          </table:table-cell>
          <table:table-cell table:style-name="ce54" table:formula="of:=[.J6]*100/[.I6] - 100" office:value-type="float" office:value="-2.23465376474145" calcext:value-type="float">
            <text:p>-2,23</text:p>
          </table:table-cell>
          <table:table-cell table:style-name="ce52" table:formula="of:=['testMixApps-adaptive-2.0'.D16]" office:value-type="float" office:value="63.996" calcext:value-type="float">
            <text:p>64,00</text:p>
          </table:table-cell>
          <table:table-cell table:style-name="ce54" table:formula="of:=[.L6]*100/[.I6] - 100" office:value-type="float" office:value="-3.24160870879952" calcext:value-type="float">
            <text:p>-3,24</text:p>
          </table:table-cell>
          <table:table-cell table:style-name="ce54" table:formula="of:=[.L6]*100/[.J6] - 100" office:value-type="float" office:value="-1.02997123503758" calcext:value-type="float">
            <text:p>-1,03</text:p>
          </table:table-cell>
          <table:table-cell/>
          <table:table-cell table:style-name="ce52" table:formula="of:=['testLightApps-nonAdaptive'.D16]" office:value-type="float" office:value="54.148" calcext:value-type="float">
            <text:p>54,15</text:p>
          </table:table-cell>
          <table:table-cell table:style-name="ce52" table:formula="of:=['testLightApps-adaptive-1.0'.D16]" office:value-type="float" office:value="50.455" calcext:value-type="float">
            <text:p>50,46</text:p>
          </table:table-cell>
          <table:table-cell table:style-name="ce52" table:formula="of:=[.Q6]*100/[.P6] - 100" office:value-type="float" office:value="-6.82019649848564" calcext:value-type="float">
            <text:p>-6,82</text:p>
          </table:table-cell>
          <table:table-cell table:style-name="ce52" table:formula="of:=['testLightApps-adaptive-2.0'.D16]" office:value-type="float" office:value="49.534" calcext:value-type="float">
            <text:p>49,53</text:p>
          </table:table-cell>
          <table:table-cell table:style-name="ce54" table:formula="of:=[.S6]*100/[.P6] - 100" office:value-type="float" office:value="-8.52109034498044" calcext:value-type="float">
            <text:p>-8,52</text:p>
          </table:table-cell>
          <table:table-cell table:style-name="ce61" table:formula="of:=[.S6]*100/[.Q6] - 100" office:value-type="float" office:value="-1.82538896045982" calcext:value-type="float">
            <text:p>-1,83</text:p>
          </table:table-cell>
        </table:table-row>
        <table:table-row table:style-name="ro1">
          <table:table-cell office:value-type="string" calcext:value-type="string">
            <text:p>Average Launch time</text:p>
          </table:table-cell>
          <table:table-cell table:style-name="ce52" table:formula="of:=['testHighApps-nonAdaptive'.D17]" office:value-type="float" office:value="762.465" calcext:value-type="float">
            <text:p>762,47</text:p>
          </table:table-cell>
          <table:table-cell table:style-name="ce53" table:formula="of:=['testHighApps-adaptive-1.0'.D17]" office:value-type="float" office:value="746.555" calcext:value-type="float">
            <text:p>746,56</text:p>
          </table:table-cell>
          <table:table-cell table:style-name="ce50" table:formula="of:=[.C7]*100/[.B7] - 100" office:value-type="float" office:value="-2.08665315784987" calcext:value-type="float">
            <text:p>-2,09</text:p>
          </table:table-cell>
          <table:table-cell table:style-name="ce52" table:formula="of:=['testHighApps-adaptive-2.0'.D17]" office:value-type="float" office:value="716.055" calcext:value-type="float">
            <text:p>716,06</text:p>
          </table:table-cell>
          <table:table-cell table:style-name="ce50" table:formula="of:=[.E7]*100/[.B7] - 100" office:value-type="float" office:value="-6.08683677283548" calcext:value-type="float">
            <text:p>-6,09</text:p>
          </table:table-cell>
          <table:table-cell table:style-name="ce50" table:formula="of:=[.E7]*100/[.C7] - 100" office:value-type="float" office:value="-4.0854324195806" calcext:value-type="float">
            <text:p>-4,09</text:p>
          </table:table-cell>
          <table:table-cell/>
          <table:table-cell table:style-name="ce52" table:formula="of:=['testMixApps-nonAdaptive'.D17]" office:value-type="float" office:value="731.334" calcext:value-type="float">
            <text:p>731,33</text:p>
          </table:table-cell>
          <table:table-cell table:style-name="ce53" table:formula="of:=['testMixApps-adaptive-1.0'.D17]" office:value-type="float" office:value="695.447" calcext:value-type="float">
            <text:p>695,45</text:p>
          </table:table-cell>
          <table:table-cell table:style-name="ce50" table:formula="of:=[.J7]*100/[.I7] - 100" office:value-type="float" office:value="-4.90706024880561" calcext:value-type="float">
            <text:p>-4,91</text:p>
          </table:table-cell>
          <table:table-cell table:style-name="ce52" table:formula="of:=['testMixApps-adaptive-2.0'.D17]" office:value-type="float" office:value="691.288" calcext:value-type="float">
            <text:p>691,29</text:p>
          </table:table-cell>
          <table:table-cell table:style-name="ce50" table:formula="of:=[.L7]*100/[.I7] - 100" office:value-type="float" office:value="-5.47574705948307" calcext:value-type="float">
            <text:p>-5,48</text:p>
          </table:table-cell>
          <table:table-cell table:style-name="ce50" table:formula="of:=[.L7]*100/[.J7] - 100" office:value-type="float" office:value="-0.59803263224947" calcext:value-type="float">
            <text:p>-0,60</text:p>
          </table:table-cell>
          <table:table-cell/>
          <table:table-cell table:style-name="ce52" table:formula="of:=['testLightApps-nonAdaptive'.D17]" office:value-type="float" office:value="730.05" calcext:value-type="float">
            <text:p>730,05</text:p>
          </table:table-cell>
          <table:table-cell table:style-name="ce52" table:formula="of:=['testLightApps-adaptive-1.0'.D17]" office:value-type="float" office:value="713.849" calcext:value-type="float">
            <text:p>713,85</text:p>
          </table:table-cell>
          <table:table-cell table:style-name="ce50" table:formula="of:=[.Q7]*100/[.P7] - 100" office:value-type="float" office:value="-2.21916307102252" calcext:value-type="float">
            <text:p>-2,22</text:p>
          </table:table-cell>
          <table:table-cell table:style-name="ce52" table:formula="of:=['testLightApps-adaptive-2.0'.D17]" office:value-type="float" office:value="690.339" calcext:value-type="float">
            <text:p>690,34</text:p>
          </table:table-cell>
          <table:table-cell table:style-name="ce50" table:formula="of:=[.S7]*100/[.P7] - 100" office:value-type="float" office:value="-5.43949044585986" calcext:value-type="float">
            <text:p>-5,44</text:p>
          </table:table-cell>
          <table:table-cell table:style-name="ce50" table:formula="of:=[.S7]*100/[.Q7] - 100" office:value-type="float" office:value="-3.2934135930708" calcext:value-type="float">
            <text:p>-3,29</text:p>
          </table:table-cell>
        </table:table-row>
        <table:table-row table:style-name="ro1">
          <table:table-cell office:value-type="string" calcext:value-type="string">
            <text:p>Average Launch time news</text:p>
          </table:table-cell>
          <table:table-cell table:style-name="ce52" table:formula="of:=['testHighApps-nonAdaptive'.D18]" office:value-type="float" office:value="940.686" calcext:value-type="float">
            <text:p>940,69</text:p>
          </table:table-cell>
          <table:table-cell table:style-name="ce53" table:formula="of:=['testHighApps-adaptive-1.0'.D18]" office:value-type="float" office:value="893.73" calcext:value-type="float">
            <text:p>893,73</text:p>
          </table:table-cell>
          <table:table-cell table:style-name="ce52" table:formula="of:=[.C8]*100/[.B8] - 100" office:value-type="float" office:value="-4.99167628730523" calcext:value-type="float">
            <text:p>-4,99</text:p>
          </table:table-cell>
          <table:table-cell table:style-name="ce52" table:formula="of:=['testHighApps-adaptive-2.0'.D18]" office:value-type="float" office:value="843.158" calcext:value-type="float">
            <text:p>843,16</text:p>
          </table:table-cell>
          <table:table-cell table:style-name="ce54" table:formula="of:=[.E8]*100/[.B8] - 100" office:value-type="float" office:value="-10.3677528952275" calcext:value-type="float">
            <text:p>-10,37</text:p>
          </table:table-cell>
          <table:table-cell table:style-name="ce55" table:formula="of:=[.E8]*100/[.C8] - 100" office:value-type="float" office:value="-5.65853221890281" calcext:value-type="float">
            <text:p>-5,66</text:p>
          </table:table-cell>
          <table:table-cell/>
          <table:table-cell table:style-name="ce52" table:formula="of:=['testMixApps-nonAdaptive'.D18]" office:value-type="float" office:value="908.428" calcext:value-type="float">
            <text:p>908,43</text:p>
          </table:table-cell>
          <table:table-cell table:style-name="ce53" table:formula="of:=['testMixApps-adaptive-1.0'.D18]" office:value-type="float" office:value="866.042" calcext:value-type="float">
            <text:p>866,04</text:p>
          </table:table-cell>
          <table:table-cell table:style-name="ce54" table:formula="of:=[.J8]*100/[.I8] - 100" office:value-type="float" office:value="-4.6658623468233" calcext:value-type="float">
            <text:p>-4,67</text:p>
          </table:table-cell>
          <table:table-cell table:style-name="ce52" table:formula="of:=['testMixApps-adaptive-2.0'.D18]" office:value-type="float" office:value="857.982" calcext:value-type="float">
            <text:p>857,98</text:p>
          </table:table-cell>
          <table:table-cell table:style-name="ce54" table:formula="of:=[.L8]*100/[.I8] - 100" office:value-type="float" office:value="-5.55310932732148" calcext:value-type="float">
            <text:p>-5,55</text:p>
          </table:table-cell>
          <table:table-cell table:style-name="ce54" table:formula="of:=[.L8]*100/[.J8] - 100" office:value-type="float" office:value="-0.930670798875809" calcext:value-type="float">
            <text:p>-0,93</text:p>
          </table:table-cell>
          <table:table-cell/>
          <table:table-cell table:style-name="ce52" table:formula="of:=['testLightApps-nonAdaptive'.D18]" office:value-type="float" office:value="934.123" calcext:value-type="float">
            <text:p>934,12</text:p>
          </table:table-cell>
          <table:table-cell table:style-name="ce52" table:formula="of:=['testLightApps-adaptive-1.0'.D18]" office:value-type="float" office:value="950.715" calcext:value-type="float">
            <text:p>950,72</text:p>
          </table:table-cell>
          <table:table-cell table:style-name="ce52" table:formula="of:=[.Q8]*100/[.P8] - 100" office:value-type="float" office:value="1.77621148392663" calcext:value-type="float">
            <text:p>1,78</text:p>
          </table:table-cell>
          <table:table-cell table:style-name="ce52" table:formula="of:=['testLightApps-adaptive-2.0'.D18]" office:value-type="float" office:value="917.755" calcext:value-type="float">
            <text:p>917,76</text:p>
          </table:table-cell>
          <table:table-cell table:style-name="ce54" table:formula="of:=[.S8]*100/[.P8] - 100" office:value-type="float" office:value="-1.75223177247537" calcext:value-type="float">
            <text:p>-1,75</text:p>
          </table:table-cell>
          <table:table-cell table:style-name="ce61" table:formula="of:=[.S8]*100/[.Q8] - 100" office:value-type="float" office:value="-3.4668644125737" calcext:value-type="float">
            <text:p>-3,47</text:p>
          </table:table-cell>
        </table:table-row>
        <table:table-row table:style-name="ro1">
          <table:table-cell office:value-type="string" calcext:value-type="string">
            <text:p>Average Launch time actives</text:p>
          </table:table-cell>
          <table:table-cell table:style-name="ce52" table:formula="of:=['testHighApps-nonAdaptive'.D19]" office:value-type="float" office:value="141.306" calcext:value-type="float">
            <text:p>141,31</text:p>
          </table:table-cell>
          <table:table-cell table:style-name="ce53" table:formula="of:=['testHighApps-adaptive-1.0'.D19]" office:value-type="float" office:value="150.623" calcext:value-type="float">
            <text:p>150,62</text:p>
          </table:table-cell>
          <table:table-cell table:style-name="ce52" table:formula="of:=[.C9]*100/[.B9] - 100" office:value-type="float" office:value="6.59349213763039" calcext:value-type="float">
            <text:p>6,59</text:p>
          </table:table-cell>
          <table:table-cell table:style-name="ce52" table:formula="of:=['testHighApps-adaptive-2.0'.D19]" office:value-type="float" office:value="145.91" calcext:value-type="float">
            <text:p>145,91</text:p>
          </table:table-cell>
          <table:table-cell table:style-name="ce54" table:formula="of:=[.E9]*100/[.B9] - 100" office:value-type="float" office:value="3.258177289004" calcext:value-type="float">
            <text:p>3,26</text:p>
          </table:table-cell>
          <table:table-cell table:style-name="ce55" table:formula="of:=[.E9]*100/[.C9] - 100" office:value-type="float" office:value="-3.12900420254542" calcext:value-type="float">
            <text:p>-3,13</text:p>
          </table:table-cell>
          <table:table-cell table:style-name="ce11"/>
          <table:table-cell table:style-name="ce52" table:formula="of:=['testMixApps-nonAdaptive'.D19]" office:value-type="float" office:value="382.893" calcext:value-type="float">
            <text:p>382,89</text:p>
          </table:table-cell>
          <table:table-cell table:style-name="ce53" table:formula="of:=['testMixApps-adaptive-1.0'.D19]" office:value-type="float" office:value="381.495" calcext:value-type="float">
            <text:p>381,50</text:p>
          </table:table-cell>
          <table:table-cell table:style-name="ce54" table:formula="of:=[.J9]*100/[.I9] - 100" office:value-type="float" office:value="-0.365115058253863" calcext:value-type="float">
            <text:p>-0,37</text:p>
          </table:table-cell>
          <table:table-cell table:style-name="ce52" table:formula="of:=['testMixApps-adaptive-2.0'.D19]" office:value-type="float" office:value="392.711" calcext:value-type="float">
            <text:p>392,71</text:p>
          </table:table-cell>
          <table:table-cell table:style-name="ce54" table:formula="of:=[.L9]*100/[.I9] - 100" office:value-type="float" office:value="2.56416283400324" calcext:value-type="float">
            <text:p>2,56</text:p>
          </table:table-cell>
          <table:table-cell table:style-name="ce54" table:formula="of:=[.L9]*100/[.J9] - 100" office:value-type="float" office:value="2.94001231995176" calcext:value-type="float">
            <text:p>2,94</text:p>
          </table:table-cell>
          <table:table-cell table:style-name="ce11"/>
          <table:table-cell table:style-name="ce52" table:formula="of:=['testLightApps-nonAdaptive'.D19]" office:value-type="float" office:value="490.021" calcext:value-type="float">
            <text:p>490,02</text:p>
          </table:table-cell>
          <table:table-cell table:style-name="ce52" table:formula="of:=['testLightApps-adaptive-1.0'.D19]" office:value-type="float" office:value="472.37" calcext:value-type="float">
            <text:p>472,37</text:p>
          </table:table-cell>
          <table:table-cell table:style-name="ce52" table:formula="of:=[.Q9]*100/[.P9] - 100" office:value-type="float" office:value="-3.60209052265107" calcext:value-type="float">
            <text:p>-3,60</text:p>
          </table:table-cell>
          <table:table-cell table:style-name="ce52" table:formula="of:=['testLightApps-adaptive-2.0'.D19]" office:value-type="float" office:value="467.92" calcext:value-type="float">
            <text:p>467,92</text:p>
          </table:table-cell>
          <table:table-cell table:style-name="ce54" table:formula="of:=[.S9]*100/[.P9] - 100" office:value-type="float" office:value="-4.51021486834237" calcext:value-type="float">
            <text:p>-4,51</text:p>
          </table:table-cell>
          <table:table-cell table:style-name="ce61" table:formula="of:=[.S9]*100/[.Q9] - 100" office:value-type="float" office:value="-0.942058132396213" calcext:value-type="float">
            <text:p>-0,94</text:p>
          </table:table-cell>
        </table:table-row>
        <table:table-row table:style-name="ro1">
          <table:table-cell office:value-type="string" calcext:value-type="string">
            <text:p>Average running count</text:p>
          </table:table-cell>
          <table:table-cell table:style-name="ce52" table:formula="of:=['testHighApps-nonAdaptive'.D21]" office:value-type="float" office:value="14.23" calcext:value-type="float">
            <text:p>14,23</text:p>
          </table:table-cell>
          <table:table-cell table:style-name="ce53" table:formula="of:=['testHighApps-adaptive-1.0'.D21]" office:value-type="float" office:value="13.885" calcext:value-type="float">
            <text:p>13,89</text:p>
          </table:table-cell>
          <table:table-cell table:style-name="ce52" table:formula="of:=[.C10]*100/[.B10] - 100" office:value-type="float" office:value="-2.42445537596627" calcext:value-type="float">
            <text:p>-2,42</text:p>
          </table:table-cell>
          <table:table-cell table:style-name="ce52" table:formula="of:=['testHighApps-adaptive-2.0'.D21]" office:value-type="float" office:value="14.36" calcext:value-type="float">
            <text:p>14,36</text:p>
          </table:table-cell>
          <table:table-cell table:style-name="ce54" table:formula="of:=[.E10]*100/[.B10] - 100" office:value-type="float" office:value="0.913562895291634" calcext:value-type="float">
            <text:p>0,91</text:p>
          </table:table-cell>
          <table:table-cell table:style-name="ce55" table:formula="of:=[.E10]*100/[.C10] - 100" office:value-type="float" office:value="3.4209578682031" calcext:value-type="float">
            <text:p>3,42</text:p>
          </table:table-cell>
          <table:table-cell/>
          <table:table-cell table:style-name="ce52" table:formula="of:=['testMixApps-nonAdaptive'.D21]" office:value-type="float" office:value="24.29" calcext:value-type="float">
            <text:p>24,29</text:p>
          </table:table-cell>
          <table:table-cell table:style-name="ce53" table:formula="of:=['testMixApps-adaptive-1.0'.D21]" office:value-type="float" office:value="24.33" calcext:value-type="float">
            <text:p>24,33</text:p>
          </table:table-cell>
          <table:table-cell table:style-name="ce54" table:formula="of:=[.J10]*100/[.I10] - 100" office:value-type="float" office:value="0.164676821737345" calcext:value-type="float">
            <text:p>0,16</text:p>
          </table:table-cell>
          <table:table-cell table:style-name="ce52" table:formula="of:=['testMixApps-adaptive-2.0'.D21]" office:value-type="float" office:value="24.01" calcext:value-type="float">
            <text:p>24,01</text:p>
          </table:table-cell>
          <table:table-cell table:style-name="ce54" table:formula="of:=[.L10]*100/[.I10] - 100" office:value-type="float" office:value="-1.15273775216139" calcext:value-type="float">
            <text:p>-1,15</text:p>
          </table:table-cell>
          <table:table-cell table:style-name="ce54" table:formula="of:=[.L10]*100/[.J10] - 100" office:value-type="float" office:value="-1.31524866420057" calcext:value-type="float">
            <text:p>-1,32</text:p>
          </table:table-cell>
          <table:table-cell/>
          <table:table-cell table:style-name="ce52" table:formula="of:=['testLightApps-nonAdaptive'.D21]" office:value-type="float" office:value="26.06" calcext:value-type="float">
            <text:p>26,06</text:p>
          </table:table-cell>
          <table:table-cell table:style-name="ce52" table:formula="of:=['testLightApps-adaptive-1.0'.D21]" office:value-type="float" office:value="26.568" calcext:value-type="float">
            <text:p>26,57</text:p>
          </table:table-cell>
          <table:table-cell table:style-name="ce52" table:formula="of:=[.Q10]*100/[.P10] - 100" office:value-type="float" office:value="1.94934765924791" calcext:value-type="float">
            <text:p>1,95</text:p>
          </table:table-cell>
          <table:table-cell table:style-name="ce52" table:formula="of:=['testLightApps-adaptive-2.0'.D21]" office:value-type="float" office:value="26.547" calcext:value-type="float">
            <text:p>26,55</text:p>
          </table:table-cell>
          <table:table-cell table:style-name="ce54" table:formula="of:=[.S10]*100/[.P10] - 100" office:value-type="float" office:value="1.86876438986955" calcext:value-type="float">
            <text:p>1,87</text:p>
          </table:table-cell>
          <table:table-cell table:style-name="ce61" table:formula="of:=[.S10]*100/[.Q10] - 100" office:value-type="float" office:value="-0.0790424570912336" calcext:value-type="float">
            <text:p>-0,08</text:p>
          </table:table-cell>
        </table:table-row>
        <table:table-row table:style-name="ro1">
          <table:table-cell office:value-type="string" calcext:value-type="string">
            <text:p>Apps killed during the test</text:p>
          </table:table-cell>
          <table:table-cell table:style-name="ce52" table:formula="of:=['testHighApps-nonAdaptive'.D22]" office:value-type="float" office:value="81.1" calcext:value-type="float">
            <text:p>81,10</text:p>
          </table:table-cell>
          <table:table-cell table:style-name="ce53" table:formula="of:=['testHighApps-adaptive-1.0'.D22]" office:value-type="float" office:value="89.8" calcext:value-type="float">
            <text:p>89,80</text:p>
          </table:table-cell>
          <table:table-cell table:style-name="ce50" table:formula="of:=[.C11]*100/[.B11] - 100" office:value-type="float" office:value="10.7274969173859" calcext:value-type="float">
            <text:p>10,73</text:p>
          </table:table-cell>
          <table:table-cell table:style-name="ce52" table:formula="of:=['testHighApps-adaptive-2.0'.D22]" office:value-type="float" office:value="105.2" calcext:value-type="float">
            <text:p>105,20</text:p>
          </table:table-cell>
          <table:table-cell table:style-name="ce50" table:formula="of:=[.E11]*100/[.B11] - 100" office:value-type="float" office:value="29.7163995067818" calcext:value-type="float">
            <text:p>29,72</text:p>
          </table:table-cell>
          <table:table-cell table:style-name="ce50" table:formula="of:=[.E11]*100/[.C11] - 100" office:value-type="float" office:value="17.1492204899777" calcext:value-type="float">
            <text:p>17,15</text:p>
          </table:table-cell>
          <table:table-cell/>
          <table:table-cell table:style-name="ce52" table:formula="of:=['testMixApps-nonAdaptive'.D22]" office:value-type="float" office:value="49.5" calcext:value-type="float">
            <text:p>49,50</text:p>
          </table:table-cell>
          <table:table-cell table:style-name="ce53" table:formula="of:=['testMixApps-adaptive-1.0'.D22]" office:value-type="float" office:value="48.8" calcext:value-type="float">
            <text:p>48,80</text:p>
          </table:table-cell>
          <table:table-cell table:style-name="ce54" table:formula="of:=[.J11]*100/[.I11] - 100" office:value-type="float" office:value="-1.41414141414141" calcext:value-type="float">
            <text:p>-1,41</text:p>
          </table:table-cell>
          <table:table-cell table:style-name="ce52" table:formula="of:=['testMixApps-adaptive-2.0'.D22]" office:value-type="float" office:value="51.8" calcext:value-type="float">
            <text:p>51,80</text:p>
          </table:table-cell>
          <table:table-cell table:style-name="ce54" table:formula="of:=[.L11]*100/[.I11] - 100" office:value-type="float" office:value="4.64646464646465" calcext:value-type="float">
            <text:p>4,65</text:p>
          </table:table-cell>
          <table:table-cell table:style-name="ce54" table:formula="of:=[.L11]*100/[.J11] - 100" office:value-type="float" office:value="6.14754098360656" calcext:value-type="float">
            <text:p>6,15</text:p>
          </table:table-cell>
          <table:table-cell/>
          <table:table-cell table:style-name="ce52" table:formula="of:=['testLightApps-nonAdaptive'.D22]" office:value-type="float" office:value="27" calcext:value-type="float">
            <text:p>27,00</text:p>
          </table:table-cell>
          <table:table-cell table:style-name="ce52" table:formula="of:=['testLightApps-adaptive-1.0'.D22]" office:value-type="float" office:value="15" calcext:value-type="float">
            <text:p>15,00</text:p>
          </table:table-cell>
          <table:table-cell table:style-name="ce50" table:formula="of:=[.Q11]*100/[.P11] - 100" office:value-type="float" office:value="-44.4444444444444" calcext:value-type="float">
            <text:p>-44,44</text:p>
          </table:table-cell>
          <table:table-cell table:style-name="ce52" table:formula="of:=['testLightApps-adaptive-2.0'.D22]" office:value-type="float" office:value="17.4" calcext:value-type="float">
            <text:p>17,40</text:p>
          </table:table-cell>
          <table:table-cell table:style-name="ce50" table:formula="of:=[.S11]*100/[.P11] - 100" office:value-type="float" office:value="-35.5555555555556" calcext:value-type="float">
            <text:p>-35,56</text:p>
          </table:table-cell>
          <table:table-cell table:style-name="ce51" table:formula="of:=[.S11]*100/[.Q11] - 100" office:value-type="float" office:value="16" calcext:value-type="float">
            <text:p>16,00</text:p>
          </table:table-cell>
        </table:table-row>
        <table:table-row table:style-name="ro1">
          <table:table-cell office:value-type="string" calcext:value-type="string">
            <text:p>Page faults</text:p>
          </table:table-cell>
          <table:table-cell table:style-name="ce52" table:formula="of:=['testHighApps-nonAdaptive'.D23]" office:value-type="float" office:value="4133263.6" calcext:value-type="float">
            <text:p>4133263,60</text:p>
          </table:table-cell>
          <table:table-cell table:style-name="ce53" table:formula="of:=['testHighApps-adaptive-1.0'.D23]" office:value-type="float" office:value="4117046.8" calcext:value-type="float">
            <text:p>4117046,80</text:p>
          </table:table-cell>
          <table:table-cell table:style-name="ce52" table:formula="of:=[.C12]*100/[.B12] - 100" office:value-type="float" office:value="-0.39234855478368" calcext:value-type="float">
            <text:p>-0,39</text:p>
          </table:table-cell>
          <table:table-cell table:style-name="ce52" table:formula="of:=['testHighApps-adaptive-2.0'.D23]" office:value-type="float" office:value="4157583.6" calcext:value-type="float">
            <text:p>4157583,60</text:p>
          </table:table-cell>
          <table:table-cell table:style-name="ce54" table:formula="of:=[.E12]*100/[.B12] - 100" office:value-type="float" office:value="0.588397023601402" calcext:value-type="float">
            <text:p>0,59</text:p>
          </table:table-cell>
          <table:table-cell table:style-name="ce55" table:formula="of:=[.E12]*100/[.C12] - 100" office:value-type="float" office:value="0.984608676296816" calcext:value-type="float">
            <text:p>0,98</text:p>
          </table:table-cell>
          <table:table-cell/>
          <table:table-cell table:style-name="ce52" table:formula="of:=['testMixApps-nonAdaptive'.D23]" office:value-type="float" office:value="3665915.9" calcext:value-type="float">
            <text:p>3665915,90</text:p>
          </table:table-cell>
          <table:table-cell table:style-name="ce53" table:formula="of:=['testMixApps-adaptive-1.0'.D23]" office:value-type="float" office:value="3616297.2" calcext:value-type="float">
            <text:p>3616297,20</text:p>
          </table:table-cell>
          <table:table-cell table:style-name="ce54" table:formula="of:=[.J12]*100/[.I12] - 100" office:value-type="float" office:value="-1.35351441095526" calcext:value-type="float">
            <text:p>-1,35</text:p>
          </table:table-cell>
          <table:table-cell table:style-name="ce52" table:formula="of:=['testMixApps-adaptive-2.0'.D23]" office:value-type="float" office:value="3614967.9" calcext:value-type="float">
            <text:p>3614967,90</text:p>
          </table:table-cell>
          <table:table-cell table:style-name="ce54" table:formula="of:=[.L12]*100/[.I12] - 100" office:value-type="float" office:value="-1.38977547193595" calcext:value-type="float">
            <text:p>-1,39</text:p>
          </table:table-cell>
          <table:table-cell table:style-name="ce54" table:formula="of:=[.L12]*100/[.J12] - 100" office:value-type="float" office:value="-0.0367585938456614" calcext:value-type="float">
            <text:p>-0,04</text:p>
          </table:table-cell>
          <table:table-cell/>
          <table:table-cell table:style-name="ce52" table:formula="of:=['testLightApps-nonAdaptive'.D23]" office:value-type="float" office:value="4214299.1" calcext:value-type="float">
            <text:p>4214299,10</text:p>
          </table:table-cell>
          <table:table-cell table:style-name="ce52" table:formula="of:=['testLightApps-adaptive-1.0'.D23]" office:value-type="float" office:value="4160512.3" calcext:value-type="float">
            <text:p>4160512,30</text:p>
          </table:table-cell>
          <table:table-cell table:style-name="ce52" table:formula="of:=[.Q12]*100/[.P12] - 100" office:value-type="float" office:value="-1.27629289530019" calcext:value-type="float">
            <text:p>-1,28</text:p>
          </table:table-cell>
          <table:table-cell table:style-name="ce52" table:formula="of:=['testLightApps-adaptive-2.0'.D23]" office:value-type="float" office:value="4121688.9" calcext:value-type="float">
            <text:p>4121688,90</text:p>
          </table:table-cell>
          <table:table-cell table:style-name="ce54" table:formula="of:=[.S12]*100/[.P12] - 100" office:value-type="float" office:value="-2.19752318956193" calcext:value-type="float">
            <text:p>-2,20</text:p>
          </table:table-cell>
          <table:table-cell table:style-name="ce61" table:formula="of:=[.S12]*100/[.Q12] - 100" office:value-type="float" office:value="-0.933139892411802" calcext:value-type="float">
            <text:p>-0,93</text:p>
          </table:table-cell>
        </table:table-row>
        <table:table-row table:style-name="ro1">
          <table:table-cell office:value-type="string" calcext:value-type="string">
            <text:p>Main page faults</text:p>
          </table:table-cell>
          <table:table-cell table:style-name="ce52" table:formula="of:=['testHighApps-nonAdaptive'.D24]" office:value-type="float" office:value="24411.4" calcext:value-type="float">
            <text:p>24411,40</text:p>
          </table:table-cell>
          <table:table-cell table:style-name="ce53" table:formula="of:=['testHighApps-adaptive-1.0'.D24]" office:value-type="float" office:value="17618.9" calcext:value-type="float">
            <text:p>17618,90</text:p>
          </table:table-cell>
          <table:table-cell table:style-name="ce50" table:formula="of:=[.C13]*100/[.B13] - 100" office:value-type="float" office:value="-27.8251144956864" calcext:value-type="float">
            <text:p>-27,83</text:p>
          </table:table-cell>
          <table:table-cell table:style-name="ce52" table:formula="of:=['testHighApps-adaptive-2.0'.D24]" office:value-type="float" office:value="14795.1" calcext:value-type="float">
            <text:p>14795,10</text:p>
          </table:table-cell>
          <table:table-cell table:style-name="ce50" table:formula="of:=[.E13]*100/[.B13] - 100" office:value-type="float" office:value="-39.3926608060169" calcext:value-type="float">
            <text:p>-39,39</text:p>
          </table:table-cell>
          <table:table-cell table:style-name="ce50" table:formula="of:=[.E13]*100/[.C13] - 100" office:value-type="float" office:value="-16.0271072541419" calcext:value-type="float">
            <text:p>-16,03</text:p>
          </table:table-cell>
          <table:table-cell/>
          <table:table-cell table:style-name="ce52" table:formula="of:=['testMixApps-nonAdaptive'.D24]" office:value-type="float" office:value="17773.4" calcext:value-type="float">
            <text:p>17773,40</text:p>
          </table:table-cell>
          <table:table-cell table:style-name="ce53" table:formula="of:=['testMixApps-adaptive-1.0'.D24]" office:value-type="float" office:value="15929.3" calcext:value-type="float">
            <text:p>15929,30</text:p>
          </table:table-cell>
          <table:table-cell table:style-name="ce50" table:formula="of:=[.J13]*100/[.I13] - 100" office:value-type="float" office:value="-10.3756174958084" calcext:value-type="float">
            <text:p>-10,38</text:p>
          </table:table-cell>
          <table:table-cell table:style-name="ce52" table:formula="of:=['testMixApps-adaptive-2.0'.D24]" office:value-type="float" office:value="14634.3" calcext:value-type="float">
            <text:p>14634,30</text:p>
          </table:table-cell>
          <table:table-cell table:style-name="ce50" table:formula="of:=[.L13]*100/[.I13] - 100" office:value-type="float" office:value="-17.6617867149786" calcext:value-type="float">
            <text:p>-17,66</text:p>
          </table:table-cell>
          <table:table-cell table:style-name="ce50" table:formula="of:=[.L13]*100/[.J13] - 100" office:value-type="float" office:value="-8.12967299253576" calcext:value-type="float">
            <text:p>-8,13</text:p>
          </table:table-cell>
          <table:table-cell/>
          <table:table-cell table:style-name="ce52" table:formula="of:=['testLightApps-nonAdaptive'.D24]" office:value-type="float" office:value="17818.7" calcext:value-type="float">
            <text:p>17818,70</text:p>
          </table:table-cell>
          <table:table-cell table:style-name="ce52" table:formula="of:=['testLightApps-adaptive-1.0'.D24]" office:value-type="float" office:value="20606.3" calcext:value-type="float">
            <text:p>20606,30</text:p>
          </table:table-cell>
          <table:table-cell table:style-name="ce51" table:formula="of:=[.Q13]*100/[.P13] - 100" office:value-type="float" office:value="15.6442389175417" calcext:value-type="float">
            <text:p>15,64</text:p>
          </table:table-cell>
          <table:table-cell table:style-name="ce52" table:formula="of:=['testLightApps-adaptive-2.0'.D24]" office:value-type="float" office:value="21174.8" calcext:value-type="float">
            <text:p>21174,80</text:p>
          </table:table-cell>
          <table:table-cell table:style-name="ce51" table:formula="of:=[.S13]*100/[.P13] - 100" office:value-type="float" office:value="18.8347073580003" calcext:value-type="float">
            <text:p>18,83</text:p>
          </table:table-cell>
          <table:table-cell table:style-name="ce51" table:formula="of:=[.S13]*100/[.Q13] - 100" office:value-type="float" office:value="2.7588650073036" calcext:value-type="float">
            <text:p>2,76</text:p>
          </table:table-cell>
        </table:table-row>
        <table:table-row table:style-name="ro1" table:number-rows-repeated="3">
          <table:table-cell table:style-name="Default"/>
          <table:table-cell table:number-columns-repeated="20"/>
        </table:table-row>
        <table:table-row table:style-name="ro1">
          <table:table-cell table:style-name="ce49" office:value-type="string" calcext:value-type="string" table:number-columns-spanned="4" table:number-rows-spanned="1">
            <text:p>We can see the most important metrics in the tables with background color.</text:p>
          </table:table-cell>
          <table:covered-table-cell table:number-columns-repeated="3" table:style-name="ce41"/>
          <table:table-cell table:style-name="ce19" table:number-columns-repeated="4"/>
          <table:table-cell table:number-columns-repeated="13"/>
        </table:table-row>
        <table:table-row table:style-name="ro1">
          <table:table-cell table:style-name="ce50"/>
          <table:table-cell table:style-name="ce49" office:value-type="string" calcext:value-type="string" table:number-columns-spanned="2" table:number-rows-spanned="1">
            <text:p>-&gt; Metrics that improve the results.</text:p>
          </table:table-cell>
          <table:covered-table-cell table:style-name="ce49"/>
          <table:table-cell table:style-name="ce19" table:number-columns-repeated="5"/>
          <table:table-cell table:number-columns-repeated="13"/>
        </table:table-row>
        <table:table-row table:style-name="ro1">
          <table:table-cell table:style-name="ce51"/>
          <table:table-cell table:style-name="ce49" office:value-type="string" calcext:value-type="string" table:number-columns-spanned="2" table:number-rows-spanned="1">
            <text:p>-&gt; Metrics that worsen the results.</text:p>
          </table:table-cell>
          <table:covered-table-cell table:style-name="ce49"/>
          <table:table-cell table:style-name="ce19" table:number-columns-repeated="3"/>
          <table:table-cell table:style-name="ce56" table:number-columns-repeated="2"/>
          <table:table-cell table:number-columns-repeated="10"/>
          <table:table-cell table:style-name="ce11" table:number-columns-repeated="2"/>
          <table:table-cell/>
        </table:table-row>
        <table:table-row table:style-name="ro1">
          <table:table-cell table:style-name="Default"/>
          <table:table-cell table:number-columns-repeated="2"/>
          <table:table-cell table:style-name="ce19" table:number-columns-repeated="3"/>
          <table:table-cell table:number-columns-repeated="15"/>
        </table:table-row>
        <table:table-row table:style-name="ro1">
          <table:table-cell table:style-name="Default"/>
          <table:table-cell table:number-columns-repeated="20"/>
        </table:table-row>
        <table:table-row table:style-name="ro1">
          <table:table-cell table:style-name="ce31" office:value-type="string" calcext:value-type="string">
            <text:p>Métrica 1</text:p>
          </table:table-cell>
          <table:table-cell table:number-columns-repeated="20"/>
        </table:table-row>
        <table:table-row table:style-name="ro1">
          <table:table-cell table:style-name="ce31" office:value-type="string" calcext:value-type="string">
            <text:p>Métrica 2</text:p>
          </table:table-cell>
          <table:table-cell table:number-columns-repeated="20"/>
        </table:table-row>
        <table:table-row table:style-name="ro1">
          <table:table-cell table:style-name="ce31" office:value-type="string" calcext:value-type="string">
            <text:p>Métrica 3</text:p>
          </table:table-cell>
          <table:table-cell table:number-columns-repeated="20"/>
        </table:table-row>
        <table:table-row table:style-name="ro1">
          <table:table-cell table:style-name="ce31" office:value-type="string" calcext:value-type="string">
            <text:p>Métrica 4</text:p>
          </table:table-cell>
          <table:table-cell table:number-columns-repeated="20"/>
        </table:table-row>
        <table:table-row table:style-name="ro1">
          <table:table-cell table:style-name="ce31" office:value-type="string" calcext:value-type="string">
            <text:p>Métrica 5</text:p>
          </table:table-cell>
          <table:table-cell table:number-columns-repeated="20"/>
        </table:table-row>
        <table:table-row table:style-name="ro1">
          <table:table-cell table:style-name="ce31" office:value-type="string" calcext:value-type="string">
            <text:p>Métrica 6</text:p>
          </table:table-cell>
          <table:table-cell table:number-columns-repeated="20"/>
        </table:table-row>
        <table:table-row table:style-name="ro1">
          <table:table-cell table:style-name="ce31" office:value-type="string" calcext:value-type="string">
            <text:p>Métrica 7</text:p>
          </table:table-cell>
          <table:table-cell table:number-columns-repeated="20"/>
        </table:table-row>
        <table:table-row table:style-name="ro1">
          <table:table-cell table:style-name="ce31" office:value-type="string" calcext:value-type="string">
            <text:p>Métrica 8</text:p>
          </table:table-cell>
          <table:table-cell table:number-columns-repeated="20"/>
        </table:table-row>
        <table:table-row table:style-name="ro1">
          <table:table-cell table:style-name="ce31" office:value-type="string" calcext:value-type="string">
            <text:p>Métrica 9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4" number:min-integer-digits="1"/>
    </number:number-style>
    <number:number-style style:name="N107">
      <number:number number:decimal-places="1" number:min-integer-digits="1" number:grouping="true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 style:data-style-name="N2" text:time-value="18:05:43.2959656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3T09:56:12.110585246</meta:creation-date>
    <meta:generator>LibreOffice/4.4.6.3$Linux_X86_64 LibreOffice_project/40m0$Build-3</meta:generator>
    <dc:date>2016-07-15T18:29:45.706060138</dc:date>
    <meta:editing-duration>P1DT3H23M19S</meta:editing-duration>
    <meta:editing-cycles>156</meta:editing-cycles>
    <meta:document-statistic meta:table-count="13" meta:cell-count="2416" meta:object-count="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'testHighApps-adaptive-2.0'.F15:'testHighApps-adaptive-2.0'.F22" chart:error-lower-range="'testHighApps-adaptive-2.0'.F15:'testHighApps-adaptive-2.0'.F22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 chart:error-category="cell-range" chart:error-upper-range="'testHighApps-adaptive-2.0'.F15:'testHighApps-adaptive-2.0'.F22" chart:error-lower-range="'testHighApps-adaptive-2.0'.F15:'testHighApps-adaptive-2.0'.F22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testHighApps-adaptive-2.0'.F15:'testHighApps-adaptive-2.0'.F22" chart:error-lower-range="'testHighApps-adaptive-2.0'.F15:'testHighApps-adaptive-2.0'.F22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21cm" svg:height="11.609cm" xlink:href=".." xlink:type="simple" chart:class="chart:bar" chart:style-name="ch1">
        <chart:title svg:x="9.092cm" svg:y="0.368cm" chart:style-name="ch2">
          <text:p>MEAN</text:p>
        </chart:title>
        <chart:plot-area chart:style-name="ch3" table:cell-range-address="'testHighApps-adaptive-2.0'.A15:'testHighApps-adaptive-2.0'.A22 'testHighApps-adaptive-2.0'.D15:'testHighApps-adaptive-2.0'.D22" chart:data-source-has-labels="column" svg:x="0.392cm" svg:y="1.405cm" svg:width="18.837cm" svg:height="9.972cm">
          <chartooo:coordinate-region svg:x="1.675cm" svg:y="1.604cm" svg:width="17.554cm" svg:height="6.099cm"/>
          <chart:axis chart:dimension="x" chart:name="primary-x" chart:style-name="ch4" chartooo:axis-type="text">
            <chart:categories table:cell-range-address="'testHighApps-adaptive-2.0'.A15:'testHighApps-adaptive-2.0'.A2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testHighApps-adaptive-2.0'.D15:'testHighApps-adaptive-2.0'.D22" chart:class="chart:bar">
            <chart:error-indicator chart:style-name="ch9" chart:dimension="y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F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Sucess</text:p>
                <draw:g>
                  <svg:desc>'testHighApps-adaptive-2.0'.A15:'testHighApps-adaptive-2.0'.A22</svg:desc>
                </draw:g>
              </table:table-cell>
              <table:table-cell office:value-type="float" office:value="18.284">
                <text:p>18.284</text:p>
                <draw:g>
                  <svg:desc>'testHighApps-adaptive-2.0'.D15:'testHighApps-adaptive-2.0'.D22</svg:desc>
                </draw:g>
              </table:table-cell>
              <table:table-cell office:value-type="float" office:value="0.915373826291745">
                <text:p>0.915373826291745</text:p>
                <draw:g>
                  <svg:desc>'testHighApps-adaptive-2.0'.F15:'testHighApps-adaptive-2.0'.F22</svg:desc>
                </draw:g>
              </table:table-cell>
              <table:table-cell office:value-type="float" office:value="0.915373826291745">
                <text:p>0.915373826291745</text:p>
                <draw:g>
                  <svg:desc>'testHighApps-adaptive-2.0'.F15:'testHighApps-adaptive-2.0'.F22</svg:desc>
                </draw:g>
              </table:table-cell>
            </table:table-row>
            <table:table-row>
              <table:table-cell office:value-type="string">
                <text:p>Failure</text:p>
              </table:table-cell>
              <table:table-cell office:value-type="float" office:value="81.71">
                <text:p>81.71</text:p>
              </table:table-cell>
              <table:table-cell office:value-type="float" office:value="0.912173218507507">
                <text:p>0.912173218507507</text:p>
              </table:table-cell>
              <table:table-cell office:value-type="float" office:value="0.912173218507507">
                <text:p>0.912173218507507</text:p>
              </table:table-cell>
            </table:table-row>
            <table:table-row>
              <table:table-cell office:value-type="string">
                <text:p>Average Launch time</text:p>
              </table:table-cell>
              <table:table-cell office:value-type="float" office:value="716.055">
                <text:p>716.055</text:p>
              </table:table-cell>
              <table:table-cell office:value-type="float" office:value="9.91601472168409">
                <text:p>9.91601472168409</text:p>
              </table:table-cell>
              <table:table-cell office:value-type="float" office:value="9.91601472168409">
                <text:p>9.91601472168409</text:p>
              </table:table-cell>
            </table:table-row>
            <table:table-row>
              <table:table-cell office:value-type="string">
                <text:p>Average Launch time news</text:p>
              </table:table-cell>
              <table:table-cell office:value-type="float" office:value="843.158">
                <text:p>843.158</text:p>
              </table:table-cell>
              <table:table-cell office:value-type="float" office:value="13.2197593343636">
                <text:p>13.2197593343636</text:p>
              </table:table-cell>
              <table:table-cell office:value-type="float" office:value="13.2197593343636">
                <text:p>13.2197593343636</text:p>
              </table:table-cell>
            </table:table-row>
            <table:table-row>
              <table:table-cell office:value-type="string">
                <text:p>Average Launch time actives</text:p>
              </table:table-cell>
              <table:table-cell office:value-type="float" office:value="145.91">
                <text:p>145.91</text:p>
              </table:table-cell>
              <table:table-cell office:value-type="float" office:value="28.0522209311526">
                <text:p>28.0522209311526</text:p>
              </table:table-cell>
              <table:table-cell office:value-type="float" office:value="28.0522209311526">
                <text:p>28.0522209311526</text:p>
              </table:table-cell>
            </table:table-row>
            <table:table-row>
              <table:table-cell office:value-type="string">
                <text:p>Fail measur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erage running count</text:p>
              </table:table-cell>
              <table:table-cell office:value-type="float" office:value="14.36">
                <text:p>14.36</text:p>
              </table:table-cell>
              <table:table-cell office:value-type="float" office:value="0.327378528766573">
                <text:p>0.327378528766573</text:p>
              </table:table-cell>
              <table:table-cell office:value-type="float" office:value="0.327378528766573">
                <text:p>0.327378528766573</text:p>
              </table:table-cell>
            </table:table-row>
            <table:table-row>
              <table:table-cell office:value-type="string">
                <text:p>Apps killed during the test</text:p>
              </table:table-cell>
              <table:table-cell office:value-type="float" office:value="105.2">
                <text:p>105.2</text:p>
              </table:table-cell>
              <table:table-cell office:value-type="float" office:value="4.27214204888785">
                <text:p>4.27214204888785</text:p>
              </table:table-cell>
              <table:table-cell office:value-type="float" office:value="4.27214204888785">
                <text:p>4.272142048887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'testMixApps-adaptive-2.0'.F23:'testMixApps-adaptive-2.0'.F24" chart:error-lower-range="'testMixApps-adaptive-2.0'.F23:'testMixApps-adaptive-2.0'.F24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error-category="cell-range" chart:error-upper-range="'testMixApps-adaptive-2.0'.F23:'testMixApps-adaptive-2.0'.F24" chart:error-lower-range="'testMixApps-adaptive-2.0'.F23:'testMixApps-adaptive-2.0'.F24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testMixApps-adaptive-2.0'.F23:'testMixApps-adaptive-2.0'.F24" chart:error-lower-range="'testMixApps-adaptive-2.0'.F23:'testMixApps-adaptive-2.0'.F24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559cm" svg:height="10.095cm" xlink:href=".." xlink:type="simple" chart:class="chart:bar" chart:style-name="ch1">
        <chart:title svg:x="3.561cm" svg:y="0.337cm" chart:style-name="ch2">
          <text:p>MEAN</text:p>
        </chart:title>
        <chart:plot-area chart:style-name="ch3" table:cell-range-address="'testMixApps-adaptive-2.0'.A23:'testMixApps-adaptive-2.0'.A24 'testMixApps-adaptive-2.0'.D23:'testMixApps-adaptive-2.0'.D24" chart:data-source-has-labels="column" svg:x="0.171cm" svg:y="1.343cm" svg:width="8.217cm" svg:height="8.551cm">
          <chartooo:coordinate-region svg:x="2.195cm" svg:y="1.543cm" svg:width="6.193cm" svg:height="6.025cm"/>
          <chart:axis chart:dimension="x" chart:name="primary-x" chart:style-name="ch4" chartooo:axis-type="auto">
            <chartooo:date-scale/>
            <chart:categories table:cell-range-address="'testMixApps-adaptive-2.0'.A23:'testMixApps-adaptive-2.0'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estMixApps-adaptive-2.0'.D23:'testMixApps-adaptive-2.0'.D24" chart:class="chart:bar">
            <chart:error-indicator chart:style-name="ch8" chart:dimension="y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F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Page faults</text:p>
                <draw:g>
                  <svg:desc>'testMixApps-adaptive-2.0'.A23:'testMixApps-adaptive-2.0'.A24</svg:desc>
                </draw:g>
              </table:table-cell>
              <table:table-cell office:value-type="float" office:value="3614967.9">
                <text:p>3614967.9</text:p>
                <draw:g>
                  <svg:desc>'testMixApps-adaptive-2.0'.D23:'testMixApps-adaptive-2.0'.D24</svg:desc>
                </draw:g>
              </table:table-cell>
              <table:table-cell office:value-type="float" office:value="36892.3041393012">
                <text:p>36892.3041393012</text:p>
                <draw:g>
                  <svg:desc>'testMixApps-adaptive-2.0'.F23:'testMixApps-adaptive-2.0'.F24</svg:desc>
                </draw:g>
              </table:table-cell>
              <table:table-cell office:value-type="float" office:value="36892.3041393012">
                <text:p>36892.3041393012</text:p>
                <draw:g>
                  <svg:desc>'testMixApps-adaptive-2.0'.F23:'testMixApps-adaptive-2.0'.F24</svg:desc>
                </draw:g>
              </table:table-cell>
            </table:table-row>
            <table:table-row>
              <table:table-cell office:value-type="string">
                <text:p>Main page faults</text:p>
              </table:table-cell>
              <table:table-cell office:value-type="float" office:value="14634.3">
                <text:p>14634.3</text:p>
              </table:table-cell>
              <table:table-cell office:value-type="float" office:value="381.116221734337">
                <text:p>381.116221734337</text:p>
              </table:table-cell>
              <table:table-cell office:value-type="float" office:value="381.116221734337">
                <text:p>381.11622173433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'testMixApps-nonAdaptive'.F15:'testMixApps-nonAdaptive'.F22" chart:error-lower-range="'testMixApps-nonAdaptive'.F15:'testMixApps-nonAdaptive'.F22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error-category="cell-range" chart:error-upper-range="'testMixApps-nonAdaptive'.F15:'testMixApps-nonAdaptive'.F22" chart:error-lower-range="'testMixApps-nonAdaptive'.F15:'testMixApps-nonAdaptive'.F22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testMixApps-nonAdaptive'.F15:'testMixApps-nonAdaptive'.F22" chart:error-lower-range="'testMixApps-nonAdaptive'.F15:'testMixApps-nonAdaptive'.F22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962cm" svg:height="11.502cm" xlink:href=".." xlink:type="simple" chart:class="chart:bar" chart:style-name="ch1">
        <chart:title svg:x="8.763cm" svg:y="0.366cm" chart:style-name="ch2">
          <text:p>MEAN</text:p>
        </chart:title>
        <chart:plot-area chart:style-name="ch3" table:cell-range-address="'testMixApps-nonAdaptive'.A15:'testMixApps-nonAdaptive'.A22 'testMixApps-nonAdaptive'.D15:'testMixApps-nonAdaptive'.D22" chart:data-source-has-labels="column" svg:x="0.379cm" svg:y="1.401cm" svg:width="18.204cm" svg:height="9.871cm">
          <chartooo:coordinate-region svg:x="1.847cm" svg:y="1.6cm" svg:width="16.736cm" svg:height="5.998cm"/>
          <chart:axis chart:dimension="x" chart:name="primary-x" chart:style-name="ch4" chartooo:axis-type="auto">
            <chartooo:date-scale/>
            <chart:categories table:cell-range-address="'testMixApps-nonAdaptive'.A15:'testMixApps-nonAdaptive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estMixApps-nonAdaptive'.D15:'testMixApps-nonAdaptive'.D22" chart:class="chart:bar">
            <chart:error-indicator chart:style-name="ch8" chart:dimension="y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F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Sucess</text:p>
                <draw:g>
                  <svg:desc>'testMixApps-nonAdaptive'.A15:'testMixApps-nonAdaptive'.A22</svg:desc>
                </draw:g>
              </table:table-cell>
              <table:table-cell office:value-type="float" office:value="33.85">
                <text:p>33.85</text:p>
                <draw:g>
                  <svg:desc>'testMixApps-nonAdaptive'.D15:'testMixApps-nonAdaptive'.D22</svg:desc>
                </draw:g>
              </table:table-cell>
              <table:table-cell office:value-type="float" office:value="1.4187395755183">
                <text:p>1.4187395755183</text:p>
                <draw:g>
                  <svg:desc>'testMixApps-nonAdaptive'.F15:'testMixApps-nonAdaptive'.F22</svg:desc>
                </draw:g>
              </table:table-cell>
              <table:table-cell office:value-type="float" office:value="1.4187395755183">
                <text:p>1.4187395755183</text:p>
                <draw:g>
                  <svg:desc>'testMixApps-nonAdaptive'.F15:'testMixApps-nonAdaptive'.F22</svg:desc>
                </draw:g>
              </table:table-cell>
            </table:table-row>
            <table:table-row>
              <table:table-cell office:value-type="string">
                <text:p>Failure</text:p>
              </table:table-cell>
              <table:table-cell office:value-type="float" office:value="66.14">
                <text:p>66.14</text:p>
              </table:table-cell>
              <table:table-cell office:value-type="float" office:value="1.4187395755183">
                <text:p>1.4187395755183</text:p>
              </table:table-cell>
              <table:table-cell office:value-type="float" office:value="1.4187395755183">
                <text:p>1.4187395755183</text:p>
              </table:table-cell>
            </table:table-row>
            <table:table-row>
              <table:table-cell office:value-type="string">
                <text:p>Average Launch time</text:p>
              </table:table-cell>
              <table:table-cell office:value-type="float" office:value="731.334">
                <text:p>731.334</text:p>
              </table:table-cell>
              <table:table-cell office:value-type="float" office:value="10.2073190640224">
                <text:p>10.2073190640224</text:p>
              </table:table-cell>
              <table:table-cell office:value-type="float" office:value="10.2073190640224">
                <text:p>10.2073190640224</text:p>
              </table:table-cell>
            </table:table-row>
            <table:table-row>
              <table:table-cell office:value-type="string">
                <text:p>Average Launch time news</text:p>
              </table:table-cell>
              <table:table-cell office:value-type="float" office:value="908.428">
                <text:p>908.428</text:p>
              </table:table-cell>
              <table:table-cell office:value-type="float" office:value="15.5583869714806">
                <text:p>15.5583869714806</text:p>
              </table:table-cell>
              <table:table-cell office:value-type="float" office:value="15.5583869714806">
                <text:p>15.5583869714806</text:p>
              </table:table-cell>
            </table:table-row>
            <table:table-row>
              <table:table-cell office:value-type="string">
                <text:p>Average Launch time actives</text:p>
              </table:table-cell>
              <table:table-cell office:value-type="float" office:value="382.893">
                <text:p>382.893</text:p>
              </table:table-cell>
              <table:table-cell office:value-type="float" office:value="25.5791294674188">
                <text:p>25.5791294674188</text:p>
              </table:table-cell>
              <table:table-cell office:value-type="float" office:value="25.5791294674188">
                <text:p>25.5791294674188</text:p>
              </table:table-cell>
            </table:table-row>
            <table:table-row>
              <table:table-cell office:value-type="string">
                <text:p>Fail measures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erage running count</text:p>
              </table:table-cell>
              <table:table-cell office:value-type="float" office:value="24.29">
                <text:p>24.29</text:p>
              </table:table-cell>
              <table:table-cell office:value-type="float" office:value="0.107152664858588">
                <text:p>0.107152664858588</text:p>
              </table:table-cell>
              <table:table-cell office:value-type="float" office:value="0.107152664858588">
                <text:p>0.107152664858588</text:p>
              </table:table-cell>
            </table:table-row>
            <table:table-row>
              <table:table-cell office:value-type="string">
                <text:p>Apps killed during the test</text:p>
              </table:table-cell>
              <table:table-cell office:value-type="float" office:value="49.5">
                <text:p>49.5</text:p>
              </table:table-cell>
              <table:table-cell office:value-type="float" office:value="1.40881287757647">
                <text:p>1.40881287757647</text:p>
              </table:table-cell>
              <table:table-cell office:value-type="float" office:value="1.40881287757647">
                <text:p>1.4088128775764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'testMixApps-nonAdaptive'.F23:'testMixApps-nonAdaptive'.F24" chart:error-lower-range="'testMixApps-nonAdaptive'.F23:'testMixApps-nonAdaptive'.F24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error-category="cell-range" chart:error-upper-range="'testMixApps-nonAdaptive'.F23:'testMixApps-nonAdaptive'.F24" chart:error-lower-range="'testMixApps-nonAdaptive'.F23:'testMixApps-nonAdaptive'.F24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testMixApps-nonAdaptive'.F23:'testMixApps-nonAdaptive'.F24" chart:error-lower-range="'testMixApps-nonAdaptive'.F23:'testMixApps-nonAdaptive'.F24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725cm" svg:height="9.962cm" xlink:href=".." xlink:type="simple" chart:class="chart:bar" chart:style-name="ch1">
        <chart:title svg:x="3.644cm" svg:y="0.335cm" chart:style-name="ch2">
          <text:p>MEAN</text:p>
        </chart:title>
        <chart:plot-area chart:style-name="ch3" table:cell-range-address="'testMixApps-nonAdaptive'.A23:'testMixApps-nonAdaptive'.A24 'testMixApps-nonAdaptive'.D23:'testMixApps-nonAdaptive'.D24" chart:data-source-has-labels="column" svg:x="0.174cm" svg:y="1.339cm" svg:width="8.377cm" svg:height="8.424cm">
          <chartooo:coordinate-region svg:x="2.198cm" svg:y="1.538cm" svg:width="6.353cm" svg:height="5.899cm"/>
          <chart:axis chart:dimension="x" chart:name="primary-x" chart:style-name="ch4" chartooo:axis-type="auto">
            <chartooo:date-scale/>
            <chart:categories table:cell-range-address="'testMixApps-nonAdaptive'.A23:'testMixApps-nonAdaptive'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estMixApps-nonAdaptive'.D23:'testMixApps-nonAdaptive'.D24" chart:class="chart:bar">
            <chart:error-indicator chart:style-name="ch8" chart:dimension="y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F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Page faults</text:p>
                <draw:g>
                  <svg:desc>'testMixApps-nonAdaptive'.A23:'testMixApps-nonAdaptive'.A24</svg:desc>
                </draw:g>
              </table:table-cell>
              <table:table-cell office:value-type="float" office:value="3665915.9">
                <text:p>3665915.9</text:p>
                <draw:g>
                  <svg:desc>'testMixApps-nonAdaptive'.D23:'testMixApps-nonAdaptive'.D24</svg:desc>
                </draw:g>
              </table:table-cell>
              <table:table-cell office:value-type="float" office:value="47549.7166598236">
                <text:p>47549.7166598236</text:p>
                <draw:g>
                  <svg:desc>'testMixApps-nonAdaptive'.F23:'testMixApps-nonAdaptive'.F24</svg:desc>
                </draw:g>
              </table:table-cell>
              <table:table-cell office:value-type="float" office:value="47549.7166598236">
                <text:p>47549.7166598236</text:p>
                <draw:g>
                  <svg:desc>'testMixApps-nonAdaptive'.F23:'testMixApps-nonAdaptive'.F24</svg:desc>
                </draw:g>
              </table:table-cell>
            </table:table-row>
            <table:table-row>
              <table:table-cell office:value-type="string">
                <text:p>Main page faults</text:p>
              </table:table-cell>
              <table:table-cell office:value-type="float" office:value="17773.4">
                <text:p>17773.4</text:p>
              </table:table-cell>
              <table:table-cell office:value-type="float" office:value="386.566558591685">
                <text:p>386.566558591685</text:p>
              </table:table-cell>
              <table:table-cell office:value-type="float" office:value="386.566558591685">
                <text:p>386.56655859168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'testLightApps-adaptive-2.0'.F15:'testLightApps-adaptive-2.0'.F22" chart:error-lower-range="'testLightApps-adaptive-2.0'.F15:'testLightApps-adaptive-2.0'.F22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error-category="cell-range" chart:error-upper-range="'testLightApps-adaptive-2.0'.F15:'testLightApps-adaptive-2.0'.F22" chart:error-lower-range="'testLightApps-adaptive-2.0'.F15:'testLightApps-adaptive-2.0'.F22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testLightApps-adaptive-2.0'.F15:'testLightApps-adaptive-2.0'.F22" chart:error-lower-range="'testLightApps-adaptive-2.0'.F15:'testLightApps-adaptive-2.0'.F22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236cm" svg:height="11.476cm" xlink:href=".." xlink:type="simple" chart:class="chart:bar" chart:style-name="ch1">
        <chart:title svg:x="8.9cm" svg:y="0.365cm" chart:style-name="ch2">
          <text:p>MEAN</text:p>
        </chart:title>
        <chart:plot-area chart:style-name="ch3" table:cell-range-address="'testLightApps-adaptive-1.0'.A15:'testLightApps-adaptive-1.0'.A22 'testLightApps-adaptive-1.0'.D15:'testLightApps-adaptive-1.0'.D22" chart:data-source-has-labels="column" svg:x="0.384cm" svg:y="1.399cm" svg:width="18.468cm" svg:height="9.848cm">
          <chartooo:coordinate-region svg:x="1.852cm" svg:y="1.598cm" svg:width="17cm" svg:height="5.975cm"/>
          <chart:axis chart:dimension="x" chart:name="primary-x" chart:style-name="ch4" chartooo:axis-type="auto">
            <chartooo:date-scale/>
            <chart:categories table:cell-range-address="'testLightApps-adaptive-1.0'.A15:'testLightApps-adaptive-1.0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estLightApps-adaptive-1.0'.D15:'testLightApps-adaptive-1.0'.D22" chart:class="chart:bar">
            <chart:error-indicator chart:style-name="ch8" chart:dimension="y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F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Sucess</text:p>
                <draw:g>
                  <svg:desc>'testLightApps-adaptive-1.0'.A15:'testLightApps-adaptive-1.0'.A22</svg:desc>
                </draw:g>
              </table:table-cell>
              <table:table-cell office:value-type="float" office:value="49.535">
                <text:p>49.535</text:p>
                <draw:g>
                  <svg:desc>'testLightApps-adaptive-1.0'.D15:'testLightApps-adaptive-1.0'.D22</svg:desc>
                </draw:g>
              </table:table-cell>
              <table:table-cell office:value-type="float" office:value="1.17040906789011">
                <text:p>1.17040906789011</text:p>
                <draw:g>
                  <svg:desc>'testLightApps-adaptive-2.0'.F15:'testLightApps-adaptive-2.0'.F22</svg:desc>
                </draw:g>
              </table:table-cell>
              <table:table-cell office:value-type="float" office:value="1.17040906789011">
                <text:p>1.17040906789011</text:p>
                <draw:g>
                  <svg:desc>'testLightApps-adaptive-2.0'.F15:'testLightApps-adaptive-2.0'.F22</svg:desc>
                </draw:g>
              </table:table-cell>
            </table:table-row>
            <table:table-row>
              <table:table-cell office:value-type="string">
                <text:p>Failure</text:p>
              </table:table-cell>
              <table:table-cell office:value-type="float" office:value="50.455">
                <text:p>50.455</text:p>
              </table:table-cell>
              <table:table-cell office:value-type="float" office:value="1.17040906789011">
                <text:p>1.17040906789011</text:p>
              </table:table-cell>
              <table:table-cell office:value-type="float" office:value="1.17040906789011">
                <text:p>1.17040906789011</text:p>
              </table:table-cell>
            </table:table-row>
            <table:table-row>
              <table:table-cell office:value-type="string">
                <text:p>Average Launch time</text:p>
              </table:table-cell>
              <table:table-cell office:value-type="float" office:value="713.849">
                <text:p>713.849</text:p>
              </table:table-cell>
              <table:table-cell office:value-type="float" office:value="12.4557336200227">
                <text:p>12.4557336200227</text:p>
              </table:table-cell>
              <table:table-cell office:value-type="float" office:value="12.4557336200227">
                <text:p>12.4557336200227</text:p>
              </table:table-cell>
            </table:table-row>
            <table:table-row>
              <table:table-cell office:value-type="string">
                <text:p>Average Launch time news</text:p>
              </table:table-cell>
              <table:table-cell office:value-type="float" office:value="950.715">
                <text:p>950.715</text:p>
              </table:table-cell>
              <table:table-cell office:value-type="float" office:value="23.3839569909547">
                <text:p>23.3839569909547</text:p>
              </table:table-cell>
              <table:table-cell office:value-type="float" office:value="23.3839569909547">
                <text:p>23.3839569909547</text:p>
              </table:table-cell>
            </table:table-row>
            <table:table-row>
              <table:table-cell office:value-type="string">
                <text:p>Average Launch time actives</text:p>
              </table:table-cell>
              <table:table-cell office:value-type="float" office:value="472.37">
                <text:p>472.37</text:p>
              </table:table-cell>
              <table:table-cell office:value-type="float" office:value="20.4111236547892">
                <text:p>20.4111236547892</text:p>
              </table:table-cell>
              <table:table-cell office:value-type="float" office:value="20.4111236547892">
                <text:p>20.4111236547892</text:p>
              </table:table-cell>
            </table:table-row>
            <table:table-row>
              <table:table-cell office:value-type="string">
                <text:p>Fail measur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erage running count</text:p>
              </table:table-cell>
              <table:table-cell office:value-type="float" office:value="26.568">
                <text:p>26.568</text:p>
              </table:table-cell>
              <table:table-cell office:value-type="float" office:value="0.137633887914127">
                <text:p>0.137633887914127</text:p>
              </table:table-cell>
              <table:table-cell office:value-type="float" office:value="0.137633887914127">
                <text:p>0.137633887914127</text:p>
              </table:table-cell>
            </table:table-row>
            <table:table-row>
              <table:table-cell office:value-type="string">
                <text:p>Apps killed during the test</text:p>
              </table:table-cell>
              <table:table-cell office:value-type="float" office:value="15">
                <text:p>15</text:p>
              </table:table-cell>
              <table:table-cell office:value-type="float" office:value="1.5515521887135">
                <text:p>1.5515521887135</text:p>
              </table:table-cell>
              <table:table-cell office:value-type="float" office:value="1.5515521887135">
                <text:p>1.551552188713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'testLightApps-adaptive-2.0'.F23:'testLightApps-adaptive-2.0'.F24" chart:error-lower-range="'testLightApps-adaptive-2.0'.F23:'testLightApps-adaptive-2.0'.F24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error-category="cell-range" chart:error-upper-range="'testLightApps-adaptive-2.0'.F23:'testLightApps-adaptive-2.0'.F24" chart:error-lower-range="'testLightApps-adaptive-2.0'.F23:'testLightApps-adaptive-2.0'.F24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testLightApps-adaptive-2.0'.F23:'testLightApps-adaptive-2.0'.F24" chart:error-lower-range="'testLightApps-adaptive-2.0'.F23:'testLightApps-adaptive-2.0'.F24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698cm" svg:height="10.121cm" xlink:href=".." xlink:type="simple" chart:class="chart:bar" chart:style-name="ch1">
        <chart:title svg:x="3.631cm" svg:y="0.338cm" chart:style-name="ch2">
          <text:p>MEAN</text:p>
        </chart:title>
        <chart:plot-area chart:style-name="ch3" table:cell-range-address="'testLightApps-adaptive-1.0'.A23:'testLightApps-adaptive-1.0'.A24 'testLightApps-adaptive-1.0'.D23:'testLightApps-adaptive-1.0'.D24" chart:data-source-has-labels="column" svg:x="0.173cm" svg:y="1.345cm" svg:width="8.352cm" svg:height="8.574cm">
          <chartooo:coordinate-region svg:x="2.197cm" svg:y="1.544cm" svg:width="6.328cm" svg:height="6.049cm"/>
          <chart:axis chart:dimension="x" chart:name="primary-x" chart:style-name="ch4" chartooo:axis-type="auto">
            <chartooo:date-scale/>
            <chart:categories table:cell-range-address="'testLightApps-adaptive-1.0'.A23:'testLightApps-adaptive-1.0'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estLightApps-adaptive-1.0'.D23:'testLightApps-adaptive-1.0'.D24" chart:class="chart:bar">
            <chart:error-indicator chart:style-name="ch8" chart:dimension="y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F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Page faults</text:p>
                <draw:g>
                  <svg:desc>'testLightApps-adaptive-1.0'.A23:'testLightApps-adaptive-1.0'.A24</svg:desc>
                </draw:g>
              </table:table-cell>
              <table:table-cell office:value-type="float" office:value="4160512.3">
                <text:p>4160512.3</text:p>
                <draw:g>
                  <svg:desc>'testLightApps-adaptive-1.0'.D23:'testLightApps-adaptive-1.0'.D24</svg:desc>
                </draw:g>
              </table:table-cell>
              <table:table-cell office:value-type="float" office:value="63893.7297907406">
                <text:p>63893.7297907406</text:p>
                <draw:g>
                  <svg:desc>'testLightApps-adaptive-2.0'.F23:'testLightApps-adaptive-2.0'.F24</svg:desc>
                </draw:g>
              </table:table-cell>
              <table:table-cell office:value-type="float" office:value="63893.7297907406">
                <text:p>63893.7297907406</text:p>
                <draw:g>
                  <svg:desc>'testLightApps-adaptive-2.0'.F23:'testLightApps-adaptive-2.0'.F24</svg:desc>
                </draw:g>
              </table:table-cell>
            </table:table-row>
            <table:table-row>
              <table:table-cell office:value-type="string">
                <text:p>Main page faults</text:p>
              </table:table-cell>
              <table:table-cell office:value-type="float" office:value="20606.3">
                <text:p>20606.3</text:p>
              </table:table-cell>
              <table:table-cell office:value-type="float" office:value="1271.74519517997">
                <text:p>1271.74519517997</text:p>
              </table:table-cell>
              <table:table-cell office:value-type="float" office:value="1271.74519517997">
                <text:p>1271.7451951799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'testMixApps-adaptive-2.0'.F15:'testMixApps-adaptive-2.0'.F22" chart:error-lower-range="'testMixApps-adaptive-2.0'.F15:'testMixApps-adaptive-2.0'.F22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error-category="cell-range" chart:error-upper-range="'testMixApps-adaptive-2.0'.F15:'testMixApps-adaptive-2.0'.F22" chart:error-lower-range="'testMixApps-adaptive-2.0'.F15:'testMixApps-adaptive-2.0'.F22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testMixApps-adaptive-2.0'.F15:'testMixApps-adaptive-2.0'.F22" chart:error-lower-range="'testMixApps-adaptive-2.0'.F15:'testMixApps-adaptive-2.0'.F22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16cm" svg:height="11.502cm" xlink:href=".." xlink:type="simple" chart:class="chart:bar" chart:style-name="ch1">
        <chart:title svg:x="8.79cm" svg:y="0.366cm" chart:style-name="ch2">
          <text:p>MEAN</text:p>
        </chart:title>
        <chart:plot-area chart:style-name="ch3" table:cell-range-address="'testMixApps-adaptive-1.0'.A15:'testMixApps-adaptive-1.0'.A22 'testMixApps-adaptive-1.0'.D15:'testMixApps-adaptive-1.0'.D22" chart:data-source-has-labels="column" svg:x="0.38cm" svg:y="1.401cm" svg:width="18.256cm" svg:height="9.871cm">
          <chartooo:coordinate-region svg:x="1.848cm" svg:y="1.6cm" svg:width="16.788cm" svg:height="5.998cm"/>
          <chart:axis chart:dimension="x" chart:name="primary-x" chart:style-name="ch4" chartooo:axis-type="auto">
            <chartooo:date-scale/>
            <chart:categories table:cell-range-address="'testMixApps-adaptive-1.0'.A15:'testMixApps-adaptive-1.0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estMixApps-adaptive-1.0'.D15:'testMixApps-adaptive-1.0'.D22" chart:class="chart:bar">
            <chart:error-indicator chart:style-name="ch8" chart:dimension="y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F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Sucess</text:p>
                <draw:g>
                  <svg:desc>'testMixApps-adaptive-1.0'.A15:'testMixApps-adaptive-1.0'.A22</svg:desc>
                </draw:g>
              </table:table-cell>
              <table:table-cell office:value-type="float" office:value="35.328">
                <text:p>35.328</text:p>
                <draw:g>
                  <svg:desc>'testMixApps-adaptive-1.0'.D15:'testMixApps-adaptive-1.0'.D22</svg:desc>
                </draw:g>
              </table:table-cell>
              <table:table-cell office:value-type="float" office:value="1.56319261869343">
                <text:p>1.56319261869343</text:p>
                <draw:g>
                  <svg:desc>'testMixApps-adaptive-2.0'.F15:'testMixApps-adaptive-2.0'.F22</svg:desc>
                </draw:g>
              </table:table-cell>
              <table:table-cell office:value-type="float" office:value="1.56319261869343">
                <text:p>1.56319261869343</text:p>
                <draw:g>
                  <svg:desc>'testMixApps-adaptive-2.0'.F15:'testMixApps-adaptive-2.0'.F22</svg:desc>
                </draw:g>
              </table:table-cell>
            </table:table-row>
            <table:table-row>
              <table:table-cell office:value-type="string">
                <text:p>Failure</text:p>
              </table:table-cell>
              <table:table-cell office:value-type="float" office:value="64.662">
                <text:p>64.662</text:p>
              </table:table-cell>
              <table:table-cell office:value-type="float" office:value="1.56209990277384">
                <text:p>1.56209990277384</text:p>
              </table:table-cell>
              <table:table-cell office:value-type="float" office:value="1.56209990277384">
                <text:p>1.56209990277384</text:p>
              </table:table-cell>
            </table:table-row>
            <table:table-row>
              <table:table-cell office:value-type="string">
                <text:p>Average Launch time</text:p>
              </table:table-cell>
              <table:table-cell office:value-type="float" office:value="695.447">
                <text:p>695.447</text:p>
              </table:table-cell>
              <table:table-cell office:value-type="float" office:value="17.3005679833961">
                <text:p>17.3005679833961</text:p>
              </table:table-cell>
              <table:table-cell office:value-type="float" office:value="17.3005679833961">
                <text:p>17.3005679833961</text:p>
              </table:table-cell>
            </table:table-row>
            <table:table-row>
              <table:table-cell office:value-type="string">
                <text:p>Average Launch time news</text:p>
              </table:table-cell>
              <table:table-cell office:value-type="float" office:value="866.042">
                <text:p>866.042</text:p>
              </table:table-cell>
              <table:table-cell office:value-type="float" office:value="23.6725232580174">
                <text:p>23.6725232580174</text:p>
              </table:table-cell>
              <table:table-cell office:value-type="float" office:value="23.6725232580174">
                <text:p>23.6725232580174</text:p>
              </table:table-cell>
            </table:table-row>
            <table:table-row>
              <table:table-cell office:value-type="string">
                <text:p>Average Launch time actives</text:p>
              </table:table-cell>
              <table:table-cell office:value-type="float" office:value="381.495">
                <text:p>381.495</text:p>
              </table:table-cell>
              <table:table-cell office:value-type="float" office:value="17.1815215780695">
                <text:p>17.1815215780695</text:p>
              </table:table-cell>
              <table:table-cell office:value-type="float" office:value="17.1815215780695">
                <text:p>17.1815215780695</text:p>
              </table:table-cell>
            </table:table-row>
            <table:table-row>
              <table:table-cell office:value-type="string">
                <text:p>Fail measur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erage running count</text:p>
              </table:table-cell>
              <table:table-cell office:value-type="float" office:value="24.33">
                <text:p>24.33</text:p>
              </table:table-cell>
              <table:table-cell office:value-type="float" office:value="0.163852155521597">
                <text:p>0.163852155521597</text:p>
              </table:table-cell>
              <table:table-cell office:value-type="float" office:value="0.163852155521597">
                <text:p>0.163852155521597</text:p>
              </table:table-cell>
            </table:table-row>
            <table:table-row>
              <table:table-cell office:value-type="string">
                <text:p>Apps killed during the test</text:p>
              </table:table-cell>
              <table:table-cell office:value-type="float" office:value="48.8">
                <text:p>48.8</text:p>
              </table:table-cell>
              <table:table-cell office:value-type="float" office:value="1.48406077723633">
                <text:p>1.48406077723633</text:p>
              </table:table-cell>
              <table:table-cell office:value-type="float" office:value="1.48406077723633">
                <text:p>1.4840607772363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'testMixApps-adaptive-2.0'.F23:'testMixApps-adaptive-2.0'.F24" chart:error-lower-range="'testMixApps-adaptive-2.0'.F23:'testMixApps-adaptive-2.0'.F24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error-category="cell-range" chart:error-upper-range="'testMixApps-adaptive-2.0'.F23:'testMixApps-adaptive-2.0'.F24" chart:error-lower-range="'testMixApps-adaptive-2.0'.F23:'testMixApps-adaptive-2.0'.F24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testMixApps-adaptive-2.0'.F23:'testMixApps-adaptive-2.0'.F24" chart:error-lower-range="'testMixApps-adaptive-2.0'.F23:'testMixApps-adaptive-2.0'.F24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559cm" svg:height="10.095cm" xlink:href=".." xlink:type="simple" chart:class="chart:bar" chart:style-name="ch1">
        <chart:title svg:x="3.561cm" svg:y="0.337cm" chart:style-name="ch2">
          <text:p>MEAN</text:p>
        </chart:title>
        <chart:plot-area chart:style-name="ch3" table:cell-range-address="'testMixApps-adaptive-1.0'.A23:'testMixApps-adaptive-1.0'.A24 'testMixApps-adaptive-1.0'.D23:'testMixApps-adaptive-1.0'.D24" chart:data-source-has-labels="column" svg:x="0.171cm" svg:y="1.343cm" svg:width="8.217cm" svg:height="8.551cm">
          <chartooo:coordinate-region svg:x="2.195cm" svg:y="1.543cm" svg:width="6.193cm" svg:height="6.025cm"/>
          <chart:axis chart:dimension="x" chart:name="primary-x" chart:style-name="ch4" chartooo:axis-type="auto">
            <chartooo:date-scale/>
            <chart:categories table:cell-range-address="'testMixApps-adaptive-1.0'.A23:'testMixApps-adaptive-1.0'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estMixApps-adaptive-1.0'.D23:'testMixApps-adaptive-1.0'.D24" chart:class="chart:bar">
            <chart:error-indicator chart:style-name="ch8" chart:dimension="y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F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Page faults</text:p>
                <draw:g>
                  <svg:desc>'testMixApps-adaptive-1.0'.A23:'testMixApps-adaptive-1.0'.A24</svg:desc>
                </draw:g>
              </table:table-cell>
              <table:table-cell office:value-type="float" office:value="3616297.2">
                <text:p>3616297.2</text:p>
                <draw:g>
                  <svg:desc>'testMixApps-adaptive-1.0'.D23:'testMixApps-adaptive-1.0'.D24</svg:desc>
                </draw:g>
              </table:table-cell>
              <table:table-cell office:value-type="float" office:value="36892.3041393012">
                <text:p>36892.3041393012</text:p>
                <draw:g>
                  <svg:desc>'testMixApps-adaptive-2.0'.F23:'testMixApps-adaptive-2.0'.F24</svg:desc>
                </draw:g>
              </table:table-cell>
              <table:table-cell office:value-type="float" office:value="36892.3041393012">
                <text:p>36892.3041393012</text:p>
                <draw:g>
                  <svg:desc>'testMixApps-adaptive-2.0'.F23:'testMixApps-adaptive-2.0'.F24</svg:desc>
                </draw:g>
              </table:table-cell>
            </table:table-row>
            <table:table-row>
              <table:table-cell office:value-type="string">
                <text:p>Main page faults</text:p>
              </table:table-cell>
              <table:table-cell office:value-type="float" office:value="15929.3">
                <text:p>15929.3</text:p>
              </table:table-cell>
              <table:table-cell office:value-type="float" office:value="381.116221734337">
                <text:p>381.116221734337</text:p>
              </table:table-cell>
              <table:table-cell office:value-type="float" office:value="381.116221734337">
                <text:p>381.11622173433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'testHighApps-adaptive-2.0'.F15:'testHighApps-adaptive-2.0'.F22" chart:error-lower-range="'testHighApps-adaptive-2.0'.F15:'testHighApps-adaptive-2.0'.F22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 chart:error-category="cell-range" chart:error-upper-range="'testHighApps-adaptive-2.0'.F15:'testHighApps-adaptive-2.0'.F22" chart:error-lower-range="'testHighApps-adaptive-2.0'.F15:'testHighApps-adaptive-2.0'.F22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'testHighApps-adaptive-2.0'.F15:'testHighApps-adaptive-2.0'.F22" chart:error-lower-range="'testHighApps-adaptive-2.0'.F15:'testHighApps-adaptive-2.0'.F22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21cm" svg:height="11.609cm" xlink:href=".." xlink:type="simple" chart:class="chart:bar" chart:style-name="ch1">
        <chart:title svg:x="9.092cm" svg:y="0.368cm" chart:style-name="ch2">
          <text:p>MEAN</text:p>
        </chart:title>
        <chart:plot-area chart:style-name="ch3" table:cell-range-address="'testHighApps-adaptive-1.0'.A15:'testHighApps-adaptive-1.0'.A22 'testHighApps-adaptive-1.0'.D15:'testHighApps-adaptive-1.0'.D22" chart:data-source-has-labels="column" svg:x="0.392cm" svg:y="1.405cm" svg:width="18.837cm" svg:height="9.972cm">
          <chartooo:coordinate-region svg:x="1.86cm" svg:y="1.604cm" svg:width="17.369cm" svg:height="6.099cm"/>
          <chart:axis chart:dimension="x" chart:name="primary-x" chart:style-name="ch4" chartooo:axis-type="text">
            <chart:categories table:cell-range-address="'testHighApps-adaptive-1.0'.A15:'testHighApps-adaptive-1.0'.A2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testHighApps-adaptive-1.0'.D15:'testHighApps-adaptive-1.0'.D22" chart:class="chart:bar">
            <chart:error-indicator chart:style-name="ch9" chart:dimension="y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F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Sucess</text:p>
                <draw:g>
                  <svg:desc>'testHighApps-adaptive-1.0'.A15:'testHighApps-adaptive-1.0'.A22</svg:desc>
                </draw:g>
              </table:table-cell>
              <table:table-cell office:value-type="float" office:value="19.998">
                <text:p>19.998</text:p>
                <draw:g>
                  <svg:desc>'testHighApps-adaptive-1.0'.D15:'testHighApps-adaptive-1.0'.D22</svg:desc>
                </draw:g>
              </table:table-cell>
              <table:table-cell office:value-type="float" office:value="0.915373826291745">
                <text:p>0.915373826291745</text:p>
                <draw:g>
                  <svg:desc>'testHighApps-adaptive-2.0'.F15:'testHighApps-adaptive-2.0'.F22</svg:desc>
                </draw:g>
              </table:table-cell>
              <table:table-cell office:value-type="float" office:value="0.915373826291745">
                <text:p>0.915373826291745</text:p>
                <draw:g>
                  <svg:desc>'testHighApps-adaptive-2.0'.F15:'testHighApps-adaptive-2.0'.F22</svg:desc>
                </draw:g>
              </table:table-cell>
            </table:table-row>
            <table:table-row>
              <table:table-cell office:value-type="string">
                <text:p>Failure</text:p>
              </table:table-cell>
              <table:table-cell office:value-type="float" office:value="79.997">
                <text:p>79.997</text:p>
              </table:table-cell>
              <table:table-cell office:value-type="float" office:value="0.912173218507507">
                <text:p>0.912173218507507</text:p>
              </table:table-cell>
              <table:table-cell office:value-type="float" office:value="0.912173218507507">
                <text:p>0.912173218507507</text:p>
              </table:table-cell>
            </table:table-row>
            <table:table-row>
              <table:table-cell office:value-type="string">
                <text:p>Average Launch time</text:p>
              </table:table-cell>
              <table:table-cell office:value-type="float" office:value="746.555">
                <text:p>746.555</text:p>
              </table:table-cell>
              <table:table-cell office:value-type="float" office:value="9.91601472168409">
                <text:p>9.91601472168409</text:p>
              </table:table-cell>
              <table:table-cell office:value-type="float" office:value="9.91601472168409">
                <text:p>9.91601472168409</text:p>
              </table:table-cell>
            </table:table-row>
            <table:table-row>
              <table:table-cell office:value-type="string">
                <text:p>Average Launch time news</text:p>
              </table:table-cell>
              <table:table-cell office:value-type="float" office:value="893.73">
                <text:p>893.73</text:p>
              </table:table-cell>
              <table:table-cell office:value-type="float" office:value="13.2197593343636">
                <text:p>13.2197593343636</text:p>
              </table:table-cell>
              <table:table-cell office:value-type="float" office:value="13.2197593343636">
                <text:p>13.2197593343636</text:p>
              </table:table-cell>
            </table:table-row>
            <table:table-row>
              <table:table-cell office:value-type="string">
                <text:p>Average Launch time actives</text:p>
              </table:table-cell>
              <table:table-cell office:value-type="float" office:value="150.623">
                <text:p>150.623</text:p>
              </table:table-cell>
              <table:table-cell office:value-type="float" office:value="28.0522209311526">
                <text:p>28.0522209311526</text:p>
              </table:table-cell>
              <table:table-cell office:value-type="float" office:value="28.0522209311526">
                <text:p>28.0522209311526</text:p>
              </table:table-cell>
            </table:table-row>
            <table:table-row>
              <table:table-cell office:value-type="string">
                <text:p>Fail measur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erage running count</text:p>
              </table:table-cell>
              <table:table-cell office:value-type="float" office:value="13.885">
                <text:p>13.885</text:p>
              </table:table-cell>
              <table:table-cell office:value-type="float" office:value="0.327378528766573">
                <text:p>0.327378528766573</text:p>
              </table:table-cell>
              <table:table-cell office:value-type="float" office:value="0.327378528766573">
                <text:p>0.327378528766573</text:p>
              </table:table-cell>
            </table:table-row>
            <table:table-row>
              <table:table-cell office:value-type="string">
                <text:p>Apps killed during the test</text:p>
              </table:table-cell>
              <table:table-cell office:value-type="float" office:value="89.8">
                <text:p>89.8</text:p>
              </table:table-cell>
              <table:table-cell office:value-type="float" office:value="4.27214204888785">
                <text:p>4.27214204888785</text:p>
              </table:table-cell>
              <table:table-cell office:value-type="float" office:value="4.27214204888785">
                <text:p>4.2721420488878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'testHighApps-adaptive-2.0'.F23:'testHighApps-adaptive-2.0'.F24" chart:error-lower-range="'testHighApps-adaptive-2.0'.F23:'testHighApps-adaptive-2.0'.F24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error-category="cell-range" chart:error-upper-range="'testHighApps-adaptive-2.0'.F23:'testHighApps-adaptive-2.0'.F24" chart:error-lower-range="'testHighApps-adaptive-2.0'.F23:'testHighApps-adaptive-2.0'.F24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testHighApps-adaptive-2.0'.F23:'testHighApps-adaptive-2.0'.F24" chart:error-lower-range="'testHighApps-adaptive-2.0'.F23:'testHighApps-adaptive-2.0'.F24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807cm" svg:height="10.174cm" xlink:href=".." xlink:type="simple" chart:class="chart:bar" chart:style-name="ch1">
        <chart:title svg:x="3.685cm" svg:y="0.339cm" chart:style-name="ch2">
          <text:p>MEAN</text:p>
        </chart:title>
        <chart:plot-area chart:style-name="ch3" table:cell-range-address="'testHighApps-adaptive-1.0'.A23:'testHighApps-adaptive-1.0'.A24 'testHighApps-adaptive-1.0'.D23:'testHighApps-adaptive-1.0'.D24" chart:data-source-has-labels="column" svg:x="0.176cm" svg:y="1.347cm" svg:width="8.455cm" svg:height="8.624cm">
          <chartooo:coordinate-region svg:x="2.2cm" svg:y="1.546cm" svg:width="6.431cm" svg:height="6.099cm"/>
          <chart:axis chart:dimension="x" chart:name="primary-x" chart:style-name="ch4" chartooo:axis-type="auto">
            <chartooo:date-scale/>
            <chart:categories table:cell-range-address="'testHighApps-adaptive-1.0'.A23:'testHighApps-adaptive-1.0'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estHighApps-adaptive-1.0'.D23:'testHighApps-adaptive-1.0'.D24" chart:class="chart:bar">
            <chart:error-indicator chart:style-name="ch8" chart:dimension="y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F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Page faults</text:p>
                <draw:g>
                  <svg:desc>'testHighApps-adaptive-1.0'.A23:'testHighApps-adaptive-1.0'.A24</svg:desc>
                </draw:g>
              </table:table-cell>
              <table:table-cell office:value-type="float" office:value="4117046.8">
                <text:p>4117046.8</text:p>
                <draw:g>
                  <svg:desc>'testHighApps-adaptive-1.0'.D23:'testHighApps-adaptive-1.0'.D24</svg:desc>
                </draw:g>
              </table:table-cell>
              <table:table-cell office:value-type="float" office:value="47488.3612998222">
                <text:p>47488.3612998222</text:p>
                <draw:g>
                  <svg:desc>'testHighApps-adaptive-2.0'.F23:'testHighApps-adaptive-2.0'.F24</svg:desc>
                </draw:g>
              </table:table-cell>
              <table:table-cell office:value-type="float" office:value="47488.3612998222">
                <text:p>47488.3612998222</text:p>
                <draw:g>
                  <svg:desc>'testHighApps-adaptive-2.0'.F23:'testHighApps-adaptive-2.0'.F24</svg:desc>
                </draw:g>
              </table:table-cell>
            </table:table-row>
            <table:table-row>
              <table:table-cell office:value-type="string">
                <text:p>Main page faults</text:p>
              </table:table-cell>
              <table:table-cell office:value-type="float" office:value="17618.9">
                <text:p>17618.9</text:p>
              </table:table-cell>
              <table:table-cell office:value-type="float" office:value="492.220236144366">
                <text:p>492.220236144366</text:p>
              </table:table-cell>
              <table:table-cell office:value-type="float" office:value="492.220236144366">
                <text:p>492.22023614436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30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2">
      <style:chart-properties loext:label-stroke-color="#000000" chart:link-data-style-to-source="true" chart:data-label-number="value" chart:data-label-text="false" chart:data-label-symbol="false" chart:label-position="center"/>
      <style:graphic-properties draw:fill-color="#666666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cccccc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614cm" svg:height="9.325cm" xlink:href=".." xlink:type="simple" chart:class="chart:bar" chart:style-name="ch1">
        <chart:title svg:x="1.615cm" svg:y="0.321cm" chart:style-name="ch2">
          <text:p>Porcentaje de éxito en el reuso de
aplicaciones en segundo plano</text:p>
        </chart:title>
        <chart:plot-area chart:style-name="ch3" table:cell-range-address="testHighApps.A17:testHighApps.A19 testHighApps.B4:testHighApps.B4 testHighApps.F4:testHighApps.F4 testHighApps.J4:testHighApps.J4" chart:data-source-has-labels="column" svg:x="0.192cm" svg:y="1.692cm" svg:width="9.23cm" svg:height="7.447cm">
          <chartooo:coordinate-region svg:x="0.813cm" svg:y="1.891cm" svg:width="8.609cm" svg:height="6.601cm"/>
          <chart:axis chart:dimension="x" chart:name="primary-x" chart:style-name="ch4" chartooo:axis-type="auto">
            <chartooo:date-scale/>
            <chart:categories table:cell-range-address="testHighApps.A17:testHighApps.A19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testHighApps.B4:testHighApps.B4 testHighApps.F4:testHighApps.F4 testHighApps.J4:testHighApps.J4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testHighApps.A17:testHighApps.A19</svg:desc>
                </draw:g>
              </table:table-cell>
              <table:table-cell office:value-type="float" office:value="22.282">
                <text:p>22.282</text:p>
                <draw:g>
                  <svg:desc>testHighApps.B4:testHighApps.B4 testHighApps.F4:testHighApps.F4 testHighApps.J4:testHighApps.J4</svg:desc>
                </draw:g>
              </table:table-cell>
            </table:table-row>
            <table:table-row>
              <table:table-cell office:value-type="string">
                <text:p>Algoritmo 1.0</text:p>
              </table:table-cell>
              <table:table-cell office:value-type="float" office:value="19.998">
                <text:p>19.998</text:p>
              </table:table-cell>
            </table:table-row>
            <table:table-row>
              <table:table-cell office:value-type="string">
                <text:p>Algoritmo 2.0</text:p>
              </table:table-cell>
              <table:table-cell office:value-type="float" office:value="18.284">
                <text:p>18.28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'testHighApps-adaptive-2.0'.F23:'testHighApps-adaptive-2.0'.F24" chart:error-lower-range="'testHighApps-adaptive-2.0'.F23:'testHighApps-adaptive-2.0'.F24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error-category="cell-range" chart:error-upper-range="'testHighApps-adaptive-2.0'.F23:'testHighApps-adaptive-2.0'.F24" chart:error-lower-range="'testHighApps-adaptive-2.0'.F23:'testHighApps-adaptive-2.0'.F24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testHighApps-adaptive-2.0'.F23:'testHighApps-adaptive-2.0'.F24" chart:error-lower-range="'testHighApps-adaptive-2.0'.F23:'testHighApps-adaptive-2.0'.F24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807cm" svg:height="10.174cm" xlink:href=".." xlink:type="simple" chart:class="chart:bar" chart:style-name="ch1">
        <chart:title svg:x="3.685cm" svg:y="0.339cm" chart:style-name="ch2">
          <text:p>MEAN</text:p>
        </chart:title>
        <chart:plot-area chart:style-name="ch3" table:cell-range-address="'testHighApps-adaptive-2.0'.A23:'testHighApps-adaptive-2.0'.A24 'testHighApps-adaptive-2.0'.D23:'testHighApps-adaptive-2.0'.D24" chart:data-source-has-labels="column" svg:x="0.176cm" svg:y="1.347cm" svg:width="8.455cm" svg:height="8.624cm">
          <chartooo:coordinate-region svg:x="2.2cm" svg:y="1.546cm" svg:width="6.431cm" svg:height="6.099cm"/>
          <chart:axis chart:dimension="x" chart:name="primary-x" chart:style-name="ch4" chartooo:axis-type="auto">
            <chartooo:date-scale/>
            <chart:categories table:cell-range-address="'testHighApps-adaptive-2.0'.A23:'testHighApps-adaptive-2.0'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estHighApps-adaptive-2.0'.D23:'testHighApps-adaptive-2.0'.D24" chart:class="chart:bar">
            <chart:error-indicator chart:style-name="ch8" chart:dimension="y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F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Page faults</text:p>
                <draw:g>
                  <svg:desc>'testHighApps-adaptive-2.0'.A23:'testHighApps-adaptive-2.0'.A24</svg:desc>
                </draw:g>
              </table:table-cell>
              <table:table-cell office:value-type="float" office:value="4157583.6">
                <text:p>4157583.6</text:p>
                <draw:g>
                  <svg:desc>'testHighApps-adaptive-2.0'.D23:'testHighApps-adaptive-2.0'.D24</svg:desc>
                </draw:g>
              </table:table-cell>
              <table:table-cell office:value-type="float" office:value="47488.3612998222">
                <text:p>47488.3612998222</text:p>
                <draw:g>
                  <svg:desc>'testHighApps-adaptive-2.0'.F23:'testHighApps-adaptive-2.0'.F24</svg:desc>
                </draw:g>
              </table:table-cell>
              <table:table-cell office:value-type="float" office:value="47488.3612998222">
                <text:p>47488.3612998222</text:p>
                <draw:g>
                  <svg:desc>'testHighApps-adaptive-2.0'.F23:'testHighApps-adaptive-2.0'.F24</svg:desc>
                </draw:g>
              </table:table-cell>
            </table:table-row>
            <table:table-row>
              <table:table-cell office:value-type="string">
                <text:p>Main page faults</text:p>
              </table:table-cell>
              <table:table-cell office:value-type="float" office:value="14795.1">
                <text:p>14795.1</text:p>
              </table:table-cell>
              <table:table-cell office:value-type="float" office:value="492.220236144366">
                <text:p>492.220236144366</text:p>
              </table:table-cell>
              <table:table-cell office:value-type="float" office:value="492.220236144366">
                <text:p>492.2202361443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60" chart:maximum="90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2">
      <style:chart-properties loext:label-stroke-color="#000000" chart:link-data-style-to-source="true" chart:data-label-number="value" chart:data-label-text="false" chart:data-label-symbol="false" chart:label-position="center"/>
      <style:graphic-properties draw:fill-color="#666666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cccccc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614cm" svg:height="9.325cm" xlink:href=".." xlink:type="simple" chart:class="chart:bar" chart:style-name="ch1">
        <chart:title svg:x="1.668cm" svg:y="0.321cm" chart:style-name="ch2">
          <text:p>Porcentaje de fallo en el reuso de
aplicaciones en segundo plano</text:p>
        </chart:title>
        <chart:plot-area chart:style-name="ch3" table:cell-range-address="testHighApps.A17:testHighApps.A19 testHighApps.B5:testHighApps.B5 testHighApps.F5:testHighApps.F5 testHighApps.J5:testHighApps.J5" chart:data-source-has-labels="column" svg:x="0.192cm" svg:y="1.692cm" svg:width="9.23cm" svg:height="7.447cm">
          <chartooo:coordinate-region svg:x="0.813cm" svg:y="1.891cm" svg:width="8.609cm" svg:height="6.601cm"/>
          <chart:axis chart:dimension="x" chart:name="primary-x" chart:style-name="ch4" chartooo:axis-type="auto">
            <chartooo:date-scale/>
            <chart:categories table:cell-range-address="testHighApps.A17:testHighApps.A19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testHighApps.B5:testHighApps.B5 testHighApps.F5:testHighApps.F5 testHighApps.J5:testHighApps.J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testHighApps.A17:testHighApps.A19</svg:desc>
                </draw:g>
              </table:table-cell>
              <table:table-cell office:value-type="float" office:value="77.711">
                <text:p>77.711</text:p>
                <draw:g>
                  <svg:desc>testHighApps.B5:testHighApps.B5 testHighApps.F5:testHighApps.F5 testHighApps.J5:testHighApps.J5</svg:desc>
                </draw:g>
              </table:table-cell>
            </table:table-row>
            <table:table-row>
              <table:table-cell office:value-type="string">
                <text:p>Algoritmo 1.0</text:p>
              </table:table-cell>
              <table:table-cell office:value-type="float" office:value="79.997">
                <text:p>79.997</text:p>
              </table:table-cell>
            </table:table-row>
            <table:table-row>
              <table:table-cell office:value-type="string">
                <text:p>Algoritmo 2.0</text:p>
              </table:table-cell>
              <table:table-cell office:value-type="float" office:value="81.71">
                <text:p>81.7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600" chart:maximum="850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2">
      <style:chart-properties loext:label-stroke-color="#000000" chart:link-data-style-to-source="true" chart:data-label-number="value" chart:data-label-text="false" chart:data-label-symbol="false" chart:label-position="center"/>
      <style:graphic-properties draw:fill-color="#666666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cccccc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614cm" svg:height="9.325cm" xlink:href=".." xlink:type="simple" chart:class="chart:bar" chart:style-name="ch1">
        <chart:title svg:x="2.276cm" svg:y="0.321cm" chart:style-name="ch2">
          <text:p>Tiempo medio de apertura 
de las aplicaciones</text:p>
        </chart:title>
        <chart:plot-area chart:style-name="ch3" table:cell-range-address="testHighApps.A17:testHighApps.A19 testHighApps.B6:testHighApps.B6 testHighApps.F6:testHighApps.F6 testHighApps.J6:testHighApps.J6" chart:data-source-has-labels="column" svg:x="0.192cm" svg:y="1.692cm" svg:width="9.23cm" svg:height="7.447cm">
          <chartooo:coordinate-region svg:x="0.999cm" svg:y="1.891cm" svg:width="8.423cm" svg:height="6.602cm"/>
          <chart:axis chart:dimension="x" chart:name="primary-x" chart:style-name="ch4" chartooo:axis-type="auto">
            <chartooo:date-scale/>
            <chart:categories table:cell-range-address="testHighApps.A17:testHighApps.A19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testHighApps.B6:testHighApps.B6 testHighApps.F6:testHighApps.F6 testHighApps.J6:testHighApps.J6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testHighApps.A17:testHighApps.A19</svg:desc>
                </draw:g>
              </table:table-cell>
              <table:table-cell office:value-type="float" office:value="762.465">
                <text:p>762.465</text:p>
                <draw:g>
                  <svg:desc>testHighApps.B6:testHighApps.B6 testHighApps.F6:testHighApps.F6 testHighApps.J6:testHighApps.J6</svg:desc>
                </draw:g>
              </table:table-cell>
            </table:table-row>
            <table:table-row>
              <table:table-cell office:value-type="string">
                <text:p>Algoritmo 1.0</text:p>
              </table:table-cell>
              <table:table-cell office:value-type="float" office:value="746.555">
                <text:p>746.555</text:p>
              </table:table-cell>
            </table:table-row>
            <table:table-row>
              <table:table-cell office:value-type="string">
                <text:p>Algoritmo 2.0</text:p>
              </table:table-cell>
              <table:table-cell office:value-type="float" office:value="716.055">
                <text:p>716.05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800" chart:maximum="1000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2">
      <style:chart-properties loext:label-stroke-color="#000000" chart:link-data-style-to-source="true" chart:data-label-number="value" chart:data-label-text="false" chart:data-label-symbol="false" chart:label-position="center"/>
      <style:graphic-properties draw:fill-color="#666666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cccccc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614cm" svg:height="9.325cm" xlink:href=".." xlink:type="simple" chart:class="chart:bar" chart:style-name="ch1">
        <chart:title svg:x="2.197cm" svg:y="0.321cm" chart:style-name="ch2">
          <text:p>Tiempo medio de respuesta
 de las aplicaciones nuevas</text:p>
        </chart:title>
        <chart:plot-area chart:style-name="ch3" table:cell-range-address="testHighApps.A17:testHighApps.A19 testHighApps.B7:testHighApps.B7 testHighApps.F7:testHighApps.F7 testHighApps.J7:testHighApps.J7" chart:data-source-has-labels="column" svg:x="0.192cm" svg:y="1.692cm" svg:width="9.23cm" svg:height="7.447cm">
          <chartooo:coordinate-region svg:x="1.184cm" svg:y="1.891cm" svg:width="8.238cm" svg:height="6.601cm"/>
          <chart:axis chart:dimension="x" chart:name="primary-x" chart:style-name="ch4" chartooo:axis-type="auto">
            <chartooo:date-scale/>
            <chart:categories table:cell-range-address="testHighApps.A17:testHighApps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HighApps.B7:testHighApps.B7 testHighApps.F7:testHighApps.F7 testHighApps.J7:testHighApps.J7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testHighApps.A17:testHighApps.A19</svg:desc>
                </draw:g>
              </table:table-cell>
              <table:table-cell office:value-type="float" office:value="940.686">
                <text:p>940.686</text:p>
                <draw:g>
                  <svg:desc>testHighApps.B7:testHighApps.B7 testHighApps.F7:testHighApps.F7 testHighApps.J7:testHighApps.J7</svg:desc>
                </draw:g>
              </table:table-cell>
            </table:table-row>
            <table:table-row>
              <table:table-cell office:value-type="string">
                <text:p>Algoritmo 1.0</text:p>
              </table:table-cell>
              <table:table-cell office:value-type="float" office:value="893.73">
                <text:p>893.73</text:p>
              </table:table-cell>
            </table:table-row>
            <table:table-row>
              <table:table-cell office:value-type="string">
                <text:p>Algoritmo 2.0</text:p>
              </table:table-cell>
              <table:table-cell office:value-type="float" office:value="843.158">
                <text:p>843.15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250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2">
      <style:chart-properties loext:label-stroke-color="#000000" chart:link-data-style-to-source="true" chart:data-label-number="value" chart:data-label-text="false" chart:data-label-symbol="false" chart:label-position="center"/>
      <style:graphic-properties draw:fill-color="#666666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cccccc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614cm" svg:height="9.325cm" xlink:href=".." xlink:type="simple" chart:class="chart:bar" chart:style-name="ch1">
        <chart:title svg:x="1.549cm" svg:y="0.321cm" chart:style-name="ch2">
          <text:p>Tiempo medio de respuesta de las 
aplicaciones en segundo plano</text:p>
        </chart:title>
        <chart:plot-area chart:style-name="ch3" table:cell-range-address="testHighApps.A17:testHighApps.A19 testHighApps.B8:testHighApps.B8 testHighApps.F8:testHighApps.F8 testHighApps.J8:testHighApps.J8" chart:data-source-has-labels="column" svg:x="0.192cm" svg:y="1.692cm" svg:width="9.23cm" svg:height="7.447cm">
          <chartooo:coordinate-region svg:x="0.999cm" svg:y="1.891cm" svg:width="8.423cm" svg:height="6.601cm"/>
          <chart:axis chart:dimension="x" chart:name="primary-x" chart:style-name="ch4" chartooo:axis-type="auto">
            <chartooo:date-scale/>
            <chart:categories table:cell-range-address="testHighApps.A17:testHighApps.A19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testHighApps.B8:testHighApps.B8 testHighApps.F8:testHighApps.F8 testHighApps.J8:testHighApps.J8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testHighApps.A17:testHighApps.A19</svg:desc>
                </draw:g>
              </table:table-cell>
              <table:table-cell office:value-type="float" office:value="141.306">
                <text:p>141.306</text:p>
                <draw:g>
                  <svg:desc>testHighApps.B8:testHighApps.B8 testHighApps.F8:testHighApps.F8 testHighApps.J8:testHighApps.J8</svg:desc>
                </draw:g>
              </table:table-cell>
            </table:table-row>
            <table:table-row>
              <table:table-cell office:value-type="string">
                <text:p>Algoritmo 1.0</text:p>
              </table:table-cell>
              <table:table-cell office:value-type="float" office:value="150.623">
                <text:p>150.623</text:p>
              </table:table-cell>
            </table:table-row>
            <table:table-row>
              <table:table-cell office:value-type="string">
                <text:p>Algoritmo 2.0</text:p>
              </table:table-cell>
              <table:table-cell office:value-type="float" office:value="145.91">
                <text:p>145.9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11" chart:maximum="17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2">
      <style:chart-properties loext:label-stroke-color="#000000" chart:link-data-style-to-source="true" chart:data-label-number="value" chart:data-label-text="false" chart:data-label-symbol="false" chart:label-position="center"/>
      <style:graphic-properties draw:fill-color="#666666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cccccc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614cm" svg:height="9.325cm" xlink:href=".." xlink:type="simple" chart:class="chart:bar" chart:style-name="ch1">
        <chart:title svg:x="1.773cm" svg:y="0.321cm" chart:style-name="ch2">
          <text:p>Media de procesos en ejecución</text:p>
        </chart:title>
        <chart:plot-area chart:style-name="ch3" table:cell-range-address="testHighApps.A17:testHighApps.A19 testHighApps.B10:testHighApps.B10 testHighApps.F10:testHighApps.F10 testHighApps.J10:testHighApps.J10" chart:data-source-has-labels="column" svg:x="0.192cm" svg:y="1.216cm" svg:width="9.23cm" svg:height="7.923cm">
          <chartooo:coordinate-region svg:x="0.813cm" svg:y="1.415cm" svg:width="8.609cm" svg:height="7.077cm"/>
          <chart:axis chart:dimension="x" chart:name="primary-x" chart:style-name="ch4" chartooo:axis-type="auto">
            <chartooo:date-scale/>
            <chart:categories table:cell-range-address="testHighApps.A17:testHighApps.A19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testHighApps.B10:testHighApps.B10 testHighApps.F10:testHighApps.F10 testHighApps.J10:testHighApps.J10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testHighApps.A17:testHighApps.A19</svg:desc>
                </draw:g>
              </table:table-cell>
              <table:table-cell office:value-type="float" office:value="14.23">
                <text:p>14.23</text:p>
                <draw:g>
                  <svg:desc>testHighApps.B10:testHighApps.B10 testHighApps.F10:testHighApps.F10 testHighApps.J10:testHighApps.J10</svg:desc>
                </draw:g>
              </table:table-cell>
            </table:table-row>
            <table:table-row>
              <table:table-cell office:value-type="string">
                <text:p>Algoritmo 1.0</text:p>
              </table:table-cell>
              <table:table-cell office:value-type="float" office:value="13.885">
                <text:p>13.885</text:p>
              </table:table-cell>
            </table:table-row>
            <table:table-row>
              <table:table-cell office:value-type="string">
                <text:p>Algoritmo 2.0</text:p>
              </table:table-cell>
              <table:table-cell office:value-type="float" office:value="14.36">
                <text:p>14.3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60" chart:maximum="120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2">
      <style:chart-properties loext:label-stroke-color="#000000" chart:link-data-style-to-source="true" chart:data-label-number="value" chart:data-label-text="false" chart:data-label-symbol="false" chart:label-position="center"/>
      <style:graphic-properties draw:fill-color="#666666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cccccc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614cm" svg:height="9.325cm" xlink:href=".." xlink:type="simple" chart:class="chart:bar" chart:style-name="ch1">
        <chart:title svg:x="2.99cm" svg:y="0.321cm" chart:style-name="ch2">
          <text:p>Procesos cerrados</text:p>
        </chart:title>
        <chart:plot-area chart:style-name="ch3" table:cell-range-address="testHighApps.A17:testHighApps.A19 testHighApps.B11:testHighApps.B11 testHighApps.F11:testHighApps.F11 testHighApps.J11:testHighApps.J11" chart:data-source-has-labels="column" svg:x="0.192cm" svg:y="1.216cm" svg:width="9.23cm" svg:height="7.923cm">
          <chartooo:coordinate-region svg:x="0.999cm" svg:y="1.415cm" svg:width="8.423cm" svg:height="7.077cm"/>
          <chart:axis chart:dimension="x" chart:name="primary-x" chart:style-name="ch4" chartooo:axis-type="auto">
            <chartooo:date-scale/>
            <chart:categories table:cell-range-address="testHighApps.A17:testHighApps.A19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testHighApps.B11:testHighApps.B11 testHighApps.F11:testHighApps.F11 testHighApps.J11:testHighApps.J1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testHighApps.A17:testHighApps.A19</svg:desc>
                </draw:g>
              </table:table-cell>
              <table:table-cell office:value-type="float" office:value="81.1">
                <text:p>81.1</text:p>
                <draw:g>
                  <svg:desc>testHighApps.B11:testHighApps.B11 testHighApps.F11:testHighApps.F11 testHighApps.J11:testHighApps.J11</svg:desc>
                </draw:g>
              </table:table-cell>
            </table:table-row>
            <table:table-row>
              <table:table-cell office:value-type="string">
                <text:p>Algoritmo 1.0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string">
                <text:p>Algoritmo 2.0</text:p>
              </table:table-cell>
              <table:table-cell office:value-type="float" office:value="105.2">
                <text:p>105.2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3500000" chart:maximum="4500000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1">
      <style:chart-properties loext:label-stroke-color="#000000" chart:link-data-style-to-source="true" chart:data-label-number="value" chart:data-label-text="false" chart:data-label-symbol="false" chart:label-position="center"/>
      <style:graphic-properties draw:fill-color="#666666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cccccc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41cm" svg:height="9.325cm" xlink:href=".." xlink:type="simple" chart:class="chart:bar" chart:style-name="ch1">
        <chart:title svg:x="2.932cm" svg:y="0.321cm" chart:style-name="ch2">
          <text:p>Fallos de página menores</text:p>
        </chart:title>
        <chart:plot-area chart:style-name="ch3" table:cell-range-address="testHighApps.A17:testHighApps.A19 testHighApps.B12:testHighApps.B12 testHighApps.F12:testHighApps.F12 testHighApps.J12:testHighApps.J12" chart:data-source-has-labels="column" svg:x="0.214cm" svg:y="1.216cm" svg:width="10.313cm" svg:height="7.923cm">
          <chartooo:coordinate-region svg:x="1.761cm" svg:y="1.415cm" svg:width="8.766cm" svg:height="7.077cm"/>
          <chart:axis chart:dimension="x" chart:name="primary-x" chart:style-name="ch4" chartooo:axis-type="auto">
            <chartooo:date-scale/>
            <chart:categories table:cell-range-address="testHighApps.A17:testHighApps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HighApps.B12:testHighApps.B12 testHighApps.F12:testHighApps.F12 testHighApps.J12:testHighApps.J1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testHighApps.A17:testHighApps.A19</svg:desc>
                </draw:g>
              </table:table-cell>
              <table:table-cell office:value-type="float" office:value="4133263.6">
                <text:p>4133263.6</text:p>
                <draw:g>
                  <svg:desc>testHighApps.B12:testHighApps.B12 testHighApps.F12:testHighApps.F12 testHighApps.J12:testHighApps.J12</svg:desc>
                </draw:g>
              </table:table-cell>
            </table:table-row>
            <table:table-row>
              <table:table-cell office:value-type="string">
                <text:p>Algoritmo 1.0</text:p>
              </table:table-cell>
              <table:table-cell office:value-type="float" office:value="4117046.8">
                <text:p>4117046.8</text:p>
              </table:table-cell>
            </table:table-row>
            <table:table-row>
              <table:table-cell office:value-type="string">
                <text:p>Algoritmo 2.0</text:p>
              </table:table-cell>
              <table:table-cell office:value-type="float" office:value="4157583.6">
                <text:p>4157583.6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10000" chart:maximum="30000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1">
      <style:chart-properties loext:label-stroke-color="#000000" chart:link-data-style-to-source="true" chart:data-label-number="value" chart:data-label-text="false" chart:data-label-symbol="false" chart:label-position="center"/>
      <style:graphic-properties draw:fill-color="#666666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cccccc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614cm" svg:height="9.325cm" xlink:href=".." xlink:type="simple" chart:class="chart:bar" chart:style-name="ch1">
        <chart:title svg:x="2.382cm" svg:y="0.321cm" chart:style-name="ch2">
          <text:p>Fallos de página mayores</text:p>
        </chart:title>
        <chart:plot-area chart:style-name="ch3" table:cell-range-address="testHighApps.A17:testHighApps.A19 testHighApps.B13:testHighApps.B13 testHighApps.F13:testHighApps.F13 testHighApps.J13:testHighApps.J13" chart:data-source-has-labels="column" svg:x="0.192cm" svg:y="1.216cm" svg:width="9.23cm" svg:height="7.923cm">
          <chartooo:coordinate-region svg:x="1.369cm" svg:y="1.415cm" svg:width="8.053cm" svg:height="7.077cm"/>
          <chart:axis chart:dimension="x" chart:name="primary-x" chart:style-name="ch4" chartooo:axis-type="auto">
            <chartooo:date-scale/>
            <chart:categories table:cell-range-address="testHighApps.A17:testHighApps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HighApps.B13:testHighApps.B13 testHighApps.F13:testHighApps.F13 testHighApps.J13:testHighApps.J1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testHighApps.A17:testHighApps.A19</svg:desc>
                </draw:g>
              </table:table-cell>
              <table:table-cell office:value-type="float" office:value="24411.4">
                <text:p>24411.4</text:p>
                <draw:g>
                  <svg:desc>testHighApps.B13:testHighApps.B13 testHighApps.F13:testHighApps.F13 testHighApps.J13:testHighApps.J13</svg:desc>
                </draw:g>
              </table:table-cell>
            </table:table-row>
            <table:table-row>
              <table:table-cell office:value-type="string">
                <text:p>Algoritmo 1.0</text:p>
              </table:table-cell>
              <table:table-cell office:value-type="float" office:value="17618.9">
                <text:p>17618.9</text:p>
              </table:table-cell>
            </table:table-row>
            <table:table-row>
              <table:table-cell office:value-type="string">
                <text:p>Algoritmo 2.0</text:p>
              </table:table-cell>
              <table:table-cell office:value-type="float" office:value="14795.1">
                <text:p>14795.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20" chart:maximum="50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2">
      <style:chart-properties loext:label-stroke-color="#000000" chart:link-data-style-to-source="true" chart:data-label-number="value" chart:data-label-text="false" chart:data-label-symbol="false" chart:label-position="center"/>
      <style:graphic-properties draw:fill-color="#999999"/>
      <style:text-properties fo:font-size="10pt" fo:font-weight="bold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cccccc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614cm" svg:height="9.325cm" xlink:href=".." xlink:type="simple" chart:class="chart:bar" chart:style-name="ch1">
        <chart:title svg:x="1.615cm" svg:y="0.321cm" chart:style-name="ch2">
          <text:p>Porcentaje de éxito en el reuso de
aplicaciones en segundo plano</text:p>
        </chart:title>
        <chart:plot-area chart:style-name="ch3" table:cell-range-address="testMixApps.A17:testMixApps.A19 testMixApps.B4:testMixApps.B4 testMixApps.F4:testMixApps.F4 testMixApps.J4:testMixApps.J4" chart:data-source-has-labels="column" svg:x="0.192cm" svg:y="1.692cm" svg:width="9.23cm" svg:height="7.447cm">
          <chartooo:coordinate-region svg:x="0.813cm" svg:y="1.891cm" svg:width="8.609cm" svg:height="6.601cm"/>
          <chart:axis chart:dimension="x" chart:name="primary-x" chart:style-name="ch4" chartooo:axis-type="auto">
            <chartooo:date-scale/>
            <chart:categories table:cell-range-address="testMixApps.A17:testMixApps.A19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testMixApps.B4:testMixApps.B4 testMixApps.F4:testMixApps.F4 testMixApps.J4:testMixApps.J4" chart:class="chart:bar"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testMixApps.A17:testMixApps.A19</svg:desc>
                </draw:g>
              </table:table-cell>
              <table:table-cell office:value-type="float" office:value="33.85">
                <text:p>33.85</text:p>
                <draw:g>
                  <svg:desc>testMixApps.B4:testMixApps.B4 testMixApps.F4:testMixApps.F4 testMixApps.J4:testMixApps.J4</svg:desc>
                </draw:g>
              </table:table-cell>
            </table:table-row>
            <table:table-row>
              <table:table-cell office:value-type="string">
                <text:p>Algoritmo 1.0</text:p>
              </table:table-cell>
              <table:table-cell office:value-type="float" office:value="35.328">
                <text:p>35.328</text:p>
              </table:table-cell>
            </table:table-row>
            <table:table-row>
              <table:table-cell office:value-type="string">
                <text:p>Algoritmo 2.0</text:p>
              </table:table-cell>
              <table:table-cell office:value-type="float" office:value="35.995">
                <text:p>35.995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50" chart:maximum="80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2">
      <style:chart-properties loext:label-stroke-color="#000000" chart:link-data-style-to-source="true" chart:data-label-number="value" chart:data-label-text="false" chart:data-label-symbol="false" chart:label-position="center"/>
      <style:graphic-properties draw:fill-color="#999999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cccccc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614cm" svg:height="9.325cm" xlink:href=".." xlink:type="simple" chart:class="chart:bar" chart:style-name="ch1">
        <chart:title svg:x="1.668cm" svg:y="0.321cm" chart:style-name="ch2">
          <text:p>Porcentaje de fallo en el reuso de
aplicaciones en segundo plano</text:p>
        </chart:title>
        <chart:plot-area chart:style-name="ch3" table:cell-range-address="testMixApps.A17:testMixApps.A19 testMixApps.B5:testMixApps.B5 testMixApps.F5:testMixApps.F5 testMixApps.J5:testMixApps.J5" chart:data-source-has-labels="column" svg:x="0.192cm" svg:y="1.692cm" svg:width="9.23cm" svg:height="7.447cm">
          <chartooo:coordinate-region svg:x="0.813cm" svg:y="1.891cm" svg:width="8.609cm" svg:height="6.602cm"/>
          <chart:axis chart:dimension="x" chart:name="primary-x" chart:style-name="ch4" chartooo:axis-type="auto">
            <chartooo:date-scale/>
            <chart:categories table:cell-range-address="testMixApps.A17:testMixApps.A19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testMixApps.B5:testMixApps.B5 testMixApps.F5:testMixApps.F5 testMixApps.J5:testMixApps.J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testMixApps.A17:testMixApps.A19</svg:desc>
                </draw:g>
              </table:table-cell>
              <table:table-cell office:value-type="float" office:value="66.14">
                <text:p>66.14</text:p>
                <draw:g>
                  <svg:desc>testMixApps.B5:testMixApps.B5 testMixApps.F5:testMixApps.F5 testMixApps.J5:testMixApps.J5</svg:desc>
                </draw:g>
              </table:table-cell>
            </table:table-row>
            <table:table-row>
              <table:table-cell office:value-type="string">
                <text:p>Algoritmo 1.0</text:p>
              </table:table-cell>
              <table:table-cell office:value-type="float" office:value="64.662">
                <text:p>64.662</text:p>
              </table:table-cell>
            </table:table-row>
            <table:table-row>
              <table:table-cell office:value-type="string">
                <text:p>Algoritmo 2.0</text:p>
              </table:table-cell>
              <table:table-cell office:value-type="float" office:value="63.996">
                <text:p>63.996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'testHighApps-nonAdaptive'.F15:'testHighApps-nonAdaptive'.F22" chart:error-lower-range="'testHighApps-nonAdaptive'.F15:'testHighApps-nonAdaptive'.F22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error-category="cell-range" chart:error-upper-range="'testHighApps-nonAdaptive'.F15:'testHighApps-nonAdaptive'.F22" chart:error-lower-range="'testHighApps-nonAdaptive'.F15:'testHighApps-nonAdaptive'.F22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testHighApps-nonAdaptive'.F15:'testHighApps-nonAdaptive'.F22" chart:error-lower-range="'testHighApps-nonAdaptive'.F15:'testHighApps-nonAdaptive'.F22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458cm" svg:height="11.662cm" xlink:href=".." xlink:type="simple" chart:class="chart:bar" chart:style-name="ch1">
        <chart:title svg:x="9.011cm" svg:y="0.369cm" chart:style-name="ch2">
          <text:p>MEAN</text:p>
        </chart:title>
        <chart:plot-area chart:style-name="ch3" table:cell-range-address="'testHighApps-nonAdaptive'.A15:'testHighApps-nonAdaptive'.A22 'testHighApps-nonAdaptive'.D15:'testHighApps-nonAdaptive'.D22" chart:data-source-has-labels="column" svg:x="0.389cm" svg:y="1.407cm" svg:width="18.68cm" svg:height="10.022cm">
          <chartooo:coordinate-region svg:x="1.857cm" svg:y="1.607cm" svg:width="17.212cm" svg:height="6.148cm"/>
          <chart:axis chart:dimension="x" chart:name="primary-x" chart:style-name="ch4" chartooo:axis-type="auto">
            <chartooo:date-scale/>
            <chart:categories table:cell-range-address="'testHighApps-nonAdaptive'.A15:'testHighApps-nonAdaptive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estHighApps-nonAdaptive'.D15:'testHighApps-nonAdaptive'.D22" chart:class="chart:bar">
            <chart:error-indicator chart:style-name="ch8" chart:dimension="y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F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Sucess</text:p>
                <draw:g>
                  <svg:desc>'testHighApps-nonAdaptive'.A15:'testHighApps-nonAdaptive'.A22</svg:desc>
                </draw:g>
              </table:table-cell>
              <table:table-cell office:value-type="float" office:value="22.282">
                <text:p>22.282</text:p>
                <draw:g>
                  <svg:desc>'testHighApps-nonAdaptive'.D15:'testHighApps-nonAdaptive'.D22</svg:desc>
                </draw:g>
              </table:table-cell>
              <table:table-cell office:value-type="float" office:value="1.82794777749569">
                <text:p>1.82794777749569</text:p>
                <draw:g>
                  <svg:desc>'testHighApps-nonAdaptive'.F15:'testHighApps-nonAdaptive'.F22</svg:desc>
                </draw:g>
              </table:table-cell>
              <table:table-cell office:value-type="float" office:value="1.82794777749569">
                <text:p>1.82794777749569</text:p>
                <draw:g>
                  <svg:desc>'testHighApps-nonAdaptive'.F15:'testHighApps-nonAdaptive'.F22</svg:desc>
                </draw:g>
              </table:table-cell>
            </table:table-row>
            <table:table-row>
              <table:table-cell office:value-type="string">
                <text:p>Failure</text:p>
              </table:table-cell>
              <table:table-cell office:value-type="float" office:value="77.711">
                <text:p>77.711</text:p>
              </table:table-cell>
              <table:table-cell office:value-type="float" office:value="1.82954808081338">
                <text:p>1.82954808081338</text:p>
              </table:table-cell>
              <table:table-cell office:value-type="float" office:value="1.82954808081338">
                <text:p>1.82954808081338</text:p>
              </table:table-cell>
            </table:table-row>
            <table:table-row>
              <table:table-cell office:value-type="string">
                <text:p>Average Launch time</text:p>
              </table:table-cell>
              <table:table-cell office:value-type="float" office:value="762.465">
                <text:p>762.465</text:p>
              </table:table-cell>
              <table:table-cell office:value-type="float" office:value="21.5718503740999">
                <text:p>21.5718503740999</text:p>
              </table:table-cell>
              <table:table-cell office:value-type="float" office:value="21.5718503740999">
                <text:p>21.5718503740999</text:p>
              </table:table-cell>
            </table:table-row>
            <table:table-row>
              <table:table-cell office:value-type="string">
                <text:p>Average Launch time news</text:p>
              </table:table-cell>
              <table:table-cell office:value-type="float" office:value="940.686">
                <text:p>940.686</text:p>
              </table:table-cell>
              <table:table-cell office:value-type="float" office:value="24.9276983775382">
                <text:p>24.9276983775382</text:p>
              </table:table-cell>
              <table:table-cell office:value-type="float" office:value="24.9276983775382">
                <text:p>24.9276983775382</text:p>
              </table:table-cell>
            </table:table-row>
            <table:table-row>
              <table:table-cell office:value-type="string">
                <text:p>Average Launch time actives</text:p>
              </table:table-cell>
              <table:table-cell office:value-type="float" office:value="141.306">
                <text:p>141.306</text:p>
              </table:table-cell>
              <table:table-cell office:value-type="float" office:value="34.8906691983206">
                <text:p>34.8906691983206</text:p>
              </table:table-cell>
              <table:table-cell office:value-type="float" office:value="34.8906691983206">
                <text:p>34.8906691983206</text:p>
              </table:table-cell>
            </table:table-row>
            <table:table-row>
              <table:table-cell office:value-type="string">
                <text:p>Fail measur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erage running count</text:p>
              </table:table-cell>
              <table:table-cell office:value-type="float" office:value="14.23">
                <text:p>14.23</text:p>
              </table:table-cell>
              <table:table-cell office:value-type="float" office:value="0.1462331042156">
                <text:p>0.1462331042156</text:p>
              </table:table-cell>
              <table:table-cell office:value-type="float" office:value="0.1462331042156">
                <text:p>0.1462331042156</text:p>
              </table:table-cell>
            </table:table-row>
            <table:table-row>
              <table:table-cell office:value-type="string">
                <text:p>Apps killed during the test</text:p>
              </table:table-cell>
              <table:table-cell office:value-type="float" office:value="81.1">
                <text:p>81.1</text:p>
              </table:table-cell>
              <table:table-cell office:value-type="float" office:value="3.36254275743467">
                <text:p>3.36254275743467</text:p>
              </table:table-cell>
              <table:table-cell office:value-type="float" office:value="3.36254275743467">
                <text:p>3.362542757434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600" chart:maximum="780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2">
      <style:chart-properties loext:label-stroke-color="#000000" chart:link-data-style-to-source="true" chart:data-label-number="value" chart:data-label-text="false" chart:data-label-symbol="false" chart:label-position="center"/>
      <style:graphic-properties draw:fill-color="#999999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cccccc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614cm" svg:height="9.325cm" xlink:href=".." xlink:type="simple" chart:class="chart:bar" chart:style-name="ch1">
        <chart:title svg:x="2.276cm" svg:y="0.321cm" chart:style-name="ch2">
          <text:p>Tiempo medio de apertura 
de las aplicaciones</text:p>
        </chart:title>
        <chart:plot-area chart:style-name="ch3" table:cell-range-address="testMixApps.A17:testMixApps.A19 testMixApps.B6:testMixApps.B6 testMixApps.F6:testMixApps.F6 testMixApps.J6:testMixApps.J6" chart:data-source-has-labels="column" svg:x="0.192cm" svg:y="1.692cm" svg:width="9.23cm" svg:height="7.447cm">
          <chartooo:coordinate-region svg:x="0.999cm" svg:y="1.892cm" svg:width="8.423cm" svg:height="6.601cm"/>
          <chart:axis chart:dimension="x" chart:name="primary-x" chart:style-name="ch4" chartooo:axis-type="auto">
            <chartooo:date-scale/>
            <chart:categories table:cell-range-address="testMixApps.A17:testMixApps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MixApps.B6:testMixApps.B6 testMixApps.F6:testMixApps.F6 testMixApps.J6:testMixApps.J6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testMixApps.A17:testMixApps.A19</svg:desc>
                </draw:g>
              </table:table-cell>
              <table:table-cell office:value-type="float" office:value="731.334">
                <text:p>731.334</text:p>
                <draw:g>
                  <svg:desc>testMixApps.B6:testMixApps.B6 testMixApps.F6:testMixApps.F6 testMixApps.J6:testMixApps.J6</svg:desc>
                </draw:g>
              </table:table-cell>
            </table:table-row>
            <table:table-row>
              <table:table-cell office:value-type="string">
                <text:p>Algoritmo 1.0</text:p>
              </table:table-cell>
              <table:table-cell office:value-type="float" office:value="695.447">
                <text:p>695.447</text:p>
              </table:table-cell>
            </table:table-row>
            <table:table-row>
              <table:table-cell office:value-type="string">
                <text:p>Algoritmo 2.0</text:p>
              </table:table-cell>
              <table:table-cell office:value-type="float" office:value="691.288">
                <text:p>691.288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800" chart:maximum="960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2">
      <style:chart-properties loext:label-stroke-color="#000000" chart:link-data-style-to-source="true" chart:data-label-number="value" chart:data-label-text="false" chart:data-label-symbol="false" chart:label-position="center"/>
      <style:graphic-properties draw:fill-color="#999999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cccccc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614cm" svg:height="9.325cm" xlink:href=".." xlink:type="simple" chart:class="chart:bar" chart:style-name="ch1">
        <chart:title svg:x="2.197cm" svg:y="0.321cm" chart:style-name="ch2">
          <text:p>Tiempo medio de respuesta
 de las aplicaciones nuevas</text:p>
        </chart:title>
        <chart:plot-area chart:style-name="ch3" table:cell-range-address="testMixApps.A17:testMixApps.A19 testMixApps.B7:testMixApps.B7 testMixApps.F7:testMixApps.F7 testMixApps.J7:testMixApps.J7" chart:data-source-has-labels="column" svg:x="0.192cm" svg:y="1.692cm" svg:width="9.23cm" svg:height="7.447cm">
          <chartooo:coordinate-region svg:x="0.999cm" svg:y="1.891cm" svg:width="8.423cm" svg:height="6.602cm"/>
          <chart:axis chart:dimension="x" chart:name="primary-x" chart:style-name="ch4" chartooo:axis-type="auto">
            <chartooo:date-scale/>
            <chart:categories table:cell-range-address="testMixApps.A17:testMixApps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MixApps.B7:testMixApps.B7 testMixApps.F7:testMixApps.F7 testMixApps.J7:testMixApps.J7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testMixApps.A17:testMixApps.A19</svg:desc>
                </draw:g>
              </table:table-cell>
              <table:table-cell office:value-type="float" office:value="908.428">
                <text:p>908.428</text:p>
                <draw:g>
                  <svg:desc>testMixApps.B7:testMixApps.B7 testMixApps.F7:testMixApps.F7 testMixApps.J7:testMixApps.J7</svg:desc>
                </draw:g>
              </table:table-cell>
            </table:table-row>
            <table:table-row>
              <table:table-cell office:value-type="string">
                <text:p>Algoritmo 1.0</text:p>
              </table:table-cell>
              <table:table-cell office:value-type="float" office:value="866.042">
                <text:p>866.042</text:p>
              </table:table-cell>
            </table:table-row>
            <table:table-row>
              <table:table-cell office:value-type="string">
                <text:p>Algoritmo 2.0</text:p>
              </table:table-cell>
              <table:table-cell office:value-type="float" office:value="857.982">
                <text:p>857.982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250" chart:maximum="500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2">
      <style:chart-properties loext:label-stroke-color="#000000" chart:link-data-style-to-source="true" chart:data-label-number="value" chart:data-label-text="false" chart:data-label-symbol="false" chart:label-position="center"/>
      <style:graphic-properties draw:fill-color="#999999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cccccc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614cm" svg:height="9.325cm" xlink:href=".." xlink:type="simple" chart:class="chart:bar" chart:style-name="ch1">
        <chart:title svg:x="1.549cm" svg:y="0.321cm" chart:style-name="ch2">
          <text:p>Tiempo medio de respuesta de las 
aplicaciones en segundo plano</text:p>
        </chart:title>
        <chart:plot-area chart:style-name="ch3" table:cell-range-address="testMixApps.A17:testMixApps.A19 testMixApps.B8:testMixApps.B8 testMixApps.F8:testMixApps.F8 testMixApps.J8:testMixApps.J8" chart:data-source-has-labels="column" svg:x="0.192cm" svg:y="1.692cm" svg:width="9.23cm" svg:height="7.447cm">
          <chartooo:coordinate-region svg:x="0.999cm" svg:y="1.891cm" svg:width="8.423cm" svg:height="6.601cm"/>
          <chart:axis chart:dimension="x" chart:name="primary-x" chart:style-name="ch4" chartooo:axis-type="auto">
            <chartooo:date-scale/>
            <chart:categories table:cell-range-address="testMixApps.A17:testMixApps.A19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testMixApps.B8:testMixApps.B8 testMixApps.F8:testMixApps.F8 testMixApps.J8:testMixApps.J8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testMixApps.A17:testMixApps.A19</svg:desc>
                </draw:g>
              </table:table-cell>
              <table:table-cell office:value-type="float" office:value="382.893">
                <text:p>382.893</text:p>
                <draw:g>
                  <svg:desc>testMixApps.B8:testMixApps.B8 testMixApps.F8:testMixApps.F8 testMixApps.J8:testMixApps.J8</svg:desc>
                </draw:g>
              </table:table-cell>
            </table:table-row>
            <table:table-row>
              <table:table-cell office:value-type="string">
                <text:p>Algoritmo 1.0</text:p>
              </table:table-cell>
              <table:table-cell office:value-type="float" office:value="381.495">
                <text:p>381.495</text:p>
              </table:table-cell>
            </table:table-row>
            <table:table-row>
              <table:table-cell office:value-type="string">
                <text:p>Algoritmo 2.0</text:p>
              </table:table-cell>
              <table:table-cell office:value-type="float" office:value="392.711">
                <text:p>392.711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21" chart:maximum="27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2">
      <style:chart-properties loext:label-stroke-color="#000000" chart:link-data-style-to-source="true" chart:data-label-number="value" chart:data-label-text="false" chart:data-label-symbol="false" chart:label-position="center"/>
      <style:graphic-properties draw:fill-color="#999999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cccccc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614cm" svg:height="9.325cm" xlink:href=".." xlink:type="simple" chart:class="chart:bar" chart:style-name="ch1">
        <chart:title svg:x="1.773cm" svg:y="0.321cm" chart:style-name="ch2">
          <text:p>Media de procesos en ejecución</text:p>
        </chart:title>
        <chart:plot-area chart:style-name="ch3" table:cell-range-address="testMixApps.A17:testMixApps.A19 testMixApps.B10:testMixApps.B10 testMixApps.F10:testMixApps.F10 testMixApps.J10:testMixApps.J10" chart:data-source-has-labels="column" svg:x="0.192cm" svg:y="1.216cm" svg:width="9.23cm" svg:height="7.923cm">
          <chartooo:coordinate-region svg:x="0.813cm" svg:y="1.415cm" svg:width="8.609cm" svg:height="7.077cm"/>
          <chart:axis chart:dimension="x" chart:name="primary-x" chart:style-name="ch4" chartooo:axis-type="auto">
            <chartooo:date-scale/>
            <chart:categories table:cell-range-address="testMixApps.A17:testMixApps.A19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testMixApps.B10:testMixApps.B10 testMixApps.F10:testMixApps.F10 testMixApps.J10:testMixApps.J10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testMixApps.A17:testMixApps.A19</svg:desc>
                </draw:g>
              </table:table-cell>
              <table:table-cell office:value-type="float" office:value="24.29">
                <text:p>24.29</text:p>
                <draw:g>
                  <svg:desc>testMixApps.B10:testMixApps.B10 testMixApps.F10:testMixApps.F10 testMixApps.J10:testMixApps.J10</svg:desc>
                </draw:g>
              </table:table-cell>
            </table:table-row>
            <table:table-row>
              <table:table-cell office:value-type="string">
                <text:p>Algoritmo 1.0</text:p>
              </table:table-cell>
              <table:table-cell office:value-type="float" office:value="24.33">
                <text:p>24.33</text:p>
              </table:table-cell>
            </table:table-row>
            <table:table-row>
              <table:table-cell office:value-type="string">
                <text:p>Algoritmo 2.0</text:p>
              </table:table-cell>
              <table:table-cell office:value-type="float" office:value="24.01">
                <text:p>24.01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30" chart:maximum="70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2">
      <style:chart-properties loext:label-stroke-color="#000000" chart:link-data-style-to-source="true" chart:data-label-number="value" chart:data-label-text="false" chart:data-label-symbol="false" chart:label-position="center"/>
      <style:graphic-properties draw:fill-color="#999999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cccccc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614cm" svg:height="9.325cm" xlink:href=".." xlink:type="simple" chart:class="chart:bar" chart:style-name="ch1">
        <chart:title svg:x="2.99cm" svg:y="0.321cm" chart:style-name="ch2">
          <text:p>Procesos cerrados</text:p>
        </chart:title>
        <chart:plot-area chart:style-name="ch3" table:cell-range-address="testMixApps.A17:testMixApps.A19 testMixApps.B11:testMixApps.B11 testMixApps.F11:testMixApps.F11 testMixApps.J11:testMixApps.J11" chart:data-source-has-labels="column" svg:x="0.192cm" svg:y="1.216cm" svg:width="9.23cm" svg:height="7.923cm">
          <chartooo:coordinate-region svg:x="0.813cm" svg:y="1.415cm" svg:width="8.609cm" svg:height="7.077cm"/>
          <chart:axis chart:dimension="x" chart:name="primary-x" chart:style-name="ch4" chartooo:axis-type="auto">
            <chartooo:date-scale/>
            <chart:categories table:cell-range-address="testMixApps.A17:testMixApps.A19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testMixApps.B11:testMixApps.B11 testMixApps.F11:testMixApps.F11 testMixApps.J11:testMixApps.J1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testMixApps.A17:testMixApps.A19</svg:desc>
                </draw:g>
              </table:table-cell>
              <table:table-cell office:value-type="float" office:value="49.5">
                <text:p>49.5</text:p>
                <draw:g>
                  <svg:desc>testMixApps.B11:testMixApps.B11 testMixApps.F11:testMixApps.F11 testMixApps.J11:testMixApps.J11</svg:desc>
                </draw:g>
              </table:table-cell>
            </table:table-row>
            <table:table-row>
              <table:table-cell office:value-type="string">
                <text:p>Algoritmo 1.0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Algoritmo 2.0</text:p>
              </table:table-cell>
              <table:table-cell office:value-type="float" office:value="51.8">
                <text:p>51.8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3000000" chart:maximum="4000000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1">
      <style:chart-properties loext:label-stroke-color="#000000" chart:link-data-style-to-source="true" chart:data-label-number="value" chart:data-label-text="false" chart:data-label-symbol="false" chart:label-position="center"/>
      <style:graphic-properties draw:fill-color="#999999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cccccc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41cm" svg:height="9.325cm" xlink:href=".." xlink:type="simple" chart:class="chart:bar" chart:style-name="ch1">
        <chart:title svg:x="2.932cm" svg:y="0.321cm" chart:style-name="ch2">
          <text:p>Fallos de página menores</text:p>
        </chart:title>
        <chart:plot-area chart:style-name="ch3" table:cell-range-address="testMixApps.A17:testMixApps.A19 testMixApps.B12:testMixApps.B12 testMixApps.F12:testMixApps.F12 testMixApps.J12:testMixApps.J12" chart:data-source-has-labels="column" svg:x="0.214cm" svg:y="1.216cm" svg:width="10.313cm" svg:height="7.923cm">
          <chartooo:coordinate-region svg:x="1.761cm" svg:y="1.415cm" svg:width="8.766cm" svg:height="7.077cm"/>
          <chart:axis chart:dimension="x" chart:name="primary-x" chart:style-name="ch4" chartooo:axis-type="auto">
            <chartooo:date-scale/>
            <chart:categories table:cell-range-address="testMixApps.A17:testMixApps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MixApps.B12:testMixApps.B12 testMixApps.F12:testMixApps.F12 testMixApps.J12:testMixApps.J1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testMixApps.A17:testMixApps.A19</svg:desc>
                </draw:g>
              </table:table-cell>
              <table:table-cell office:value-type="float" office:value="3665915.9">
                <text:p>3665915.9</text:p>
                <draw:g>
                  <svg:desc>testMixApps.B12:testMixApps.B12 testMixApps.F12:testMixApps.F12 testMixApps.J12:testMixApps.J12</svg:desc>
                </draw:g>
              </table:table-cell>
            </table:table-row>
            <table:table-row>
              <table:table-cell office:value-type="string">
                <text:p>Algoritmo 1.0</text:p>
              </table:table-cell>
              <table:table-cell office:value-type="float" office:value="3616297.2">
                <text:p>3616297.2</text:p>
              </table:table-cell>
            </table:table-row>
            <table:table-row>
              <table:table-cell office:value-type="string">
                <text:p>Algoritmo 2.0</text:p>
              </table:table-cell>
              <table:table-cell office:value-type="float" office:value="3614967.9">
                <text:p>3614967.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5000" chart:maximum="25000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1">
      <style:chart-properties loext:label-stroke-color="#000000" chart:link-data-style-to-source="true" chart:data-label-number="value" chart:data-label-text="false" chart:data-label-symbol="false" chart:label-position="center"/>
      <style:graphic-properties draw:fill-color="#999999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cccccc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614cm" svg:height="9.325cm" xlink:href=".." xlink:type="simple" chart:class="chart:bar" chart:style-name="ch1">
        <chart:title svg:x="2.382cm" svg:y="0.321cm" chart:style-name="ch2">
          <text:p>Fallos de página mayores</text:p>
        </chart:title>
        <chart:plot-area chart:style-name="ch3" table:cell-range-address="testMixApps.A17:testMixApps.A19 testMixApps.B13:testMixApps.B13 testMixApps.F13:testMixApps.F13 testMixApps.J13:testMixApps.J13" chart:data-source-has-labels="column" svg:x="0.192cm" svg:y="1.216cm" svg:width="9.23cm" svg:height="7.923cm">
          <chartooo:coordinate-region svg:x="1.369cm" svg:y="1.415cm" svg:width="8.053cm" svg:height="7.077cm"/>
          <chart:axis chart:dimension="x" chart:name="primary-x" chart:style-name="ch4" chartooo:axis-type="auto">
            <chartooo:date-scale/>
            <chart:categories table:cell-range-address="testMixApps.A17:testMixApps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MixApps.B13:testMixApps.B13 testMixApps.F13:testMixApps.F13 testMixApps.J13:testMixApps.J1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testMixApps.A17:testMixApps.A19</svg:desc>
                </draw:g>
              </table:table-cell>
              <table:table-cell office:value-type="float" office:value="17773.4">
                <text:p>17773.4</text:p>
                <draw:g>
                  <svg:desc>testMixApps.B13:testMixApps.B13 testMixApps.F13:testMixApps.F13 testMixApps.J13:testMixApps.J13</svg:desc>
                </draw:g>
              </table:table-cell>
            </table:table-row>
            <table:table-row>
              <table:table-cell office:value-type="string">
                <text:p>Algoritmo 1.0</text:p>
              </table:table-cell>
              <table:table-cell office:value-type="float" office:value="15929.3">
                <text:p>15929.3</text:p>
              </table:table-cell>
            </table:table-row>
            <table:table-row>
              <table:table-cell office:value-type="string">
                <text:p>Algoritmo 2.0</text:p>
              </table:table-cell>
              <table:table-cell office:value-type="float" office:value="14634.3">
                <text:p>14634.3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40" chart:maximum="60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2">
      <style:chart-properties loext:label-stroke-color="#000000" chart:link-data-style-to-source="true" chart:data-label-number="value" chart:data-label-text="false" chart:data-label-symbol="false" chart:label-position="center"/>
      <style:graphic-properties draw:fill-color="#cccccc"/>
      <style:text-properties fo:font-size="10pt" fo:font-weight="bold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cccccc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614cm" svg:height="9.325cm" xlink:href=".." xlink:type="simple" chart:class="chart:bar" chart:style-name="ch1">
        <chart:title svg:x="1.615cm" svg:y="0.321cm" chart:style-name="ch2">
          <text:p>Porcentaje de éxito en el reuso de
aplicaciones en segundo plano</text:p>
        </chart:title>
        <chart:plot-area chart:style-name="ch3" table:cell-range-address="testLightApps.A17:testLightApps.A19 testLightApps.B4:testLightApps.B4 testLightApps.F4:testLightApps.F4 testLightApps.J4:testLightApps.J4" chart:data-source-has-labels="column" svg:x="0.192cm" svg:y="1.692cm" svg:width="9.23cm" svg:height="7.447cm">
          <chartooo:coordinate-region svg:x="0.813cm" svg:y="1.891cm" svg:width="8.609cm" svg:height="6.601cm"/>
          <chart:axis chart:dimension="x" chart:name="primary-x" chart:style-name="ch4" chartooo:axis-type="auto">
            <chartooo:date-scale/>
            <chart:categories table:cell-range-address="testLightApps.A17:testLightApps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LightApps.B4:testLightApps.B4 testLightApps.F4:testLightApps.F4 testLightApps.J4:testLightApps.J4" chart:class="chart:bar"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testLightApps.A17:testLightApps.A19</svg:desc>
                </draw:g>
              </table:table-cell>
              <table:table-cell office:value-type="float" office:value="45.843">
                <text:p>45.843</text:p>
                <draw:g>
                  <svg:desc>testLightApps.B4:testLightApps.B4 testLightApps.F4:testLightApps.F4 testLightApps.J4:testLightApps.J4</svg:desc>
                </draw:g>
              </table:table-cell>
            </table:table-row>
            <table:table-row>
              <table:table-cell office:value-type="string">
                <text:p>Algoritmo 1.0</text:p>
              </table:table-cell>
              <table:table-cell office:value-type="float" office:value="49.535">
                <text:p>49.535</text:p>
              </table:table-cell>
            </table:table-row>
            <table:table-row>
              <table:table-cell office:value-type="string">
                <text:p>Algoritmo 2.0</text:p>
              </table:table-cell>
              <table:table-cell office:value-type="float" office:value="50.456">
                <text:p>50.456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40" chart:maximum="60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2">
      <style:chart-properties loext:label-stroke-color="#000000" chart:link-data-style-to-source="true" chart:data-label-number="value" chart:data-label-text="false" chart:data-label-symbol="false" chart:label-position="center"/>
      <style:graphic-properties draw:fill-color="#cccccc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cccccc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614cm" svg:height="9.325cm" xlink:href=".." xlink:type="simple" chart:class="chart:bar" chart:style-name="ch1">
        <chart:title svg:x="1.668cm" svg:y="0.321cm" chart:style-name="ch2">
          <text:p>Porcentaje de fallo en el reuso de
aplicaciones en segundo plano</text:p>
        </chart:title>
        <chart:plot-area chart:style-name="ch3" table:cell-range-address="testLightApps.A17:testLightApps.A19 testLightApps.B5:testLightApps.B5 testLightApps.F5:testLightApps.F5 testLightApps.J5:testLightApps.J5" chart:data-source-has-labels="column" svg:x="0.192cm" svg:y="1.692cm" svg:width="9.23cm" svg:height="7.447cm">
          <chartooo:coordinate-region svg:x="0.813cm" svg:y="1.891cm" svg:width="8.609cm" svg:height="6.601cm"/>
          <chart:axis chart:dimension="x" chart:name="primary-x" chart:style-name="ch4" chartooo:axis-type="auto">
            <chartooo:date-scale/>
            <chart:categories table:cell-range-address="testLightApps.A17:testLightApps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LightApps.B5:testLightApps.B5 testLightApps.F5:testLightApps.F5 testLightApps.J5:testLightApps.J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testLightApps.A17:testLightApps.A19</svg:desc>
                </draw:g>
              </table:table-cell>
              <table:table-cell office:value-type="float" office:value="54.148">
                <text:p>54.148</text:p>
                <draw:g>
                  <svg:desc>testLightApps.B5:testLightApps.B5 testLightApps.F5:testLightApps.F5 testLightApps.J5:testLightApps.J5</svg:desc>
                </draw:g>
              </table:table-cell>
            </table:table-row>
            <table:table-row>
              <table:table-cell office:value-type="string">
                <text:p>Algoritmo 1.0</text:p>
              </table:table-cell>
              <table:table-cell office:value-type="float" office:value="50.455">
                <text:p>50.455</text:p>
              </table:table-cell>
            </table:table-row>
            <table:table-row>
              <table:table-cell office:value-type="string">
                <text:p>Algoritmo 2.0</text:p>
              </table:table-cell>
              <table:table-cell office:value-type="float" office:value="49.534">
                <text:p>49.534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600" chart:maximum="780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2">
      <style:chart-properties loext:label-stroke-color="#000000" chart:link-data-style-to-source="true" chart:data-label-number="value" chart:data-label-text="false" chart:data-label-symbol="false" chart:label-position="center"/>
      <style:graphic-properties draw:fill-color="#cccccc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cccccc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614cm" svg:height="9.325cm" xlink:href=".." xlink:type="simple" chart:class="chart:bar" chart:style-name="ch1">
        <chart:title svg:x="2.276cm" svg:y="0.321cm" chart:style-name="ch2">
          <text:p>Tiempo medio de apertura 
de las aplicaciones</text:p>
        </chart:title>
        <chart:plot-area chart:style-name="ch3" table:cell-range-address="testLightApps.A17:testLightApps.A19 testLightApps.B6:testLightApps.B6 testLightApps.F6:testLightApps.F6 testLightApps.J6:testLightApps.J6" chart:data-source-has-labels="column" svg:x="0.192cm" svg:y="1.692cm" svg:width="9.23cm" svg:height="7.447cm">
          <chartooo:coordinate-region svg:x="0.999cm" svg:y="1.892cm" svg:width="8.423cm" svg:height="6.601cm"/>
          <chart:axis chart:dimension="x" chart:name="primary-x" chart:style-name="ch4" chartooo:axis-type="auto">
            <chartooo:date-scale/>
            <chart:categories table:cell-range-address="testLightApps.A17:testLightApps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LightApps.B6:testLightApps.B6 testLightApps.F6:testLightApps.F6 testLightApps.J6:testLightApps.J6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testLightApps.A17:testLightApps.A19</svg:desc>
                </draw:g>
              </table:table-cell>
              <table:table-cell office:value-type="float" office:value="730.05">
                <text:p>730.05</text:p>
                <draw:g>
                  <svg:desc>testLightApps.B6:testLightApps.B6 testLightApps.F6:testLightApps.F6 testLightApps.J6:testLightApps.J6</svg:desc>
                </draw:g>
              </table:table-cell>
            </table:table-row>
            <table:table-row>
              <table:table-cell office:value-type="string">
                <text:p>Algoritmo 1.0</text:p>
              </table:table-cell>
              <table:table-cell office:value-type="float" office:value="713.849">
                <text:p>713.849</text:p>
              </table:table-cell>
            </table:table-row>
            <table:table-row>
              <table:table-cell office:value-type="string">
                <text:p>Algoritmo 2.0</text:p>
              </table:table-cell>
              <table:table-cell office:value-type="float" office:value="690.339">
                <text:p>690.339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'testHighApps-nonAdaptive'.F23:'testHighApps-nonAdaptive'.F24" chart:error-lower-range="'testHighApps-nonAdaptive'.F23:'testHighApps-nonAdaptive'.F24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error-category="cell-range" chart:error-upper-range="'testHighApps-nonAdaptive'.F23:'testHighApps-nonAdaptive'.F24" chart:error-lower-range="'testHighApps-nonAdaptive'.F23:'testHighApps-nonAdaptive'.F24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testHighApps-nonAdaptive'.F23:'testHighApps-nonAdaptive'.F24" chart:error-lower-range="'testHighApps-nonAdaptive'.F23:'testHighApps-nonAdaptive'.F24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3cm" svg:height="10.387cm" xlink:href=".." xlink:type="simple" chart:class="chart:bar" chart:style-name="ch1">
        <chart:title svg:x="3.747cm" svg:y="0.343cm" chart:style-name="ch2">
          <text:p>MEAN</text:p>
        </chart:title>
        <chart:plot-area chart:style-name="ch3" table:cell-range-address="'testHighApps-nonAdaptive'.A23:'testHighApps-nonAdaptive'.A24 'testHighApps-nonAdaptive'.D23:'testHighApps-nonAdaptive'.D24" chart:data-source-has-labels="column" svg:x="0.178cm" svg:y="1.355cm" svg:width="8.574cm" svg:height="8.825cm">
          <chartooo:coordinate-region svg:x="2.202cm" svg:y="1.555cm" svg:width="6.55cm" svg:height="6.299cm"/>
          <chart:axis chart:dimension="x" chart:name="primary-x" chart:style-name="ch4" chartooo:axis-type="auto">
            <chartooo:date-scale/>
            <chart:categories table:cell-range-address="'testHighApps-nonAdaptive'.A23:'testHighApps-nonAdaptive'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estHighApps-nonAdaptive'.D23:'testHighApps-nonAdaptive'.D24" chart:class="chart:bar">
            <chart:error-indicator chart:style-name="ch8" chart:dimension="y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F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Page faults</text:p>
                <draw:g>
                  <svg:desc>'testHighApps-nonAdaptive'.A23:'testHighApps-nonAdaptive'.A24</svg:desc>
                </draw:g>
              </table:table-cell>
              <table:table-cell office:value-type="float" office:value="4133263.6">
                <text:p>4133263.6</text:p>
                <draw:g>
                  <svg:desc>'testHighApps-nonAdaptive'.D23:'testHighApps-nonAdaptive'.D24</svg:desc>
                </draw:g>
              </table:table-cell>
              <table:table-cell office:value-type="float" office:value="64864.5874824271">
                <text:p>64864.5874824271</text:p>
                <draw:g>
                  <svg:desc>'testHighApps-nonAdaptive'.F23:'testHighApps-nonAdaptive'.F24</svg:desc>
                </draw:g>
              </table:table-cell>
              <table:table-cell office:value-type="float" office:value="64864.5874824271">
                <text:p>64864.5874824271</text:p>
                <draw:g>
                  <svg:desc>'testHighApps-nonAdaptive'.F23:'testHighApps-nonAdaptive'.F24</svg:desc>
                </draw:g>
              </table:table-cell>
            </table:table-row>
            <table:table-row>
              <table:table-cell office:value-type="string">
                <text:p>Main page faults</text:p>
              </table:table-cell>
              <table:table-cell office:value-type="float" office:value="24411.4">
                <text:p>24411.4</text:p>
              </table:table-cell>
              <table:table-cell office:value-type="float" office:value="989.762328794625">
                <text:p>989.762328794625</text:p>
              </table:table-cell>
              <table:table-cell office:value-type="float" office:value="989.762328794625">
                <text:p>989.7623287946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10" chart:maximum="35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2">
      <style:chart-properties loext:label-stroke-color="#000000" chart:link-data-style-to-source="true" chart:data-label-number="value" chart:data-label-text="false" chart:data-label-symbol="false" chart:label-position="center"/>
      <style:graphic-properties draw:fill-color="#cccccc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cccccc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614cm" svg:height="9.325cm" xlink:href=".." xlink:type="simple" chart:class="chart:bar" chart:style-name="ch1">
        <chart:title svg:x="2.99cm" svg:y="0.321cm" chart:style-name="ch2">
          <text:p>Procesos cerrados</text:p>
        </chart:title>
        <chart:plot-area chart:style-name="ch3" table:cell-range-address="testLightApps.A17:testLightApps.A19 testLightApps.B11:testLightApps.B11 testLightApps.F11:testLightApps.F11 testLightApps.J11:testLightApps.J11" chart:data-source-has-labels="column" svg:x="0.192cm" svg:y="1.216cm" svg:width="9.23cm" svg:height="7.923cm">
          <chartooo:coordinate-region svg:x="0.813cm" svg:y="1.415cm" svg:width="8.609cm" svg:height="7.077cm"/>
          <chart:axis chart:dimension="x" chart:name="primary-x" chart:style-name="ch4" chartooo:axis-type="auto">
            <chartooo:date-scale/>
            <chart:categories table:cell-range-address="testLightApps.A17:testLightApps.A19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testLightApps.B11:testLightApps.B11 testLightApps.F11:testLightApps.F11 testLightApps.J11:testLightApps.J1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testLightApps.A17:testLightApps.A19</svg:desc>
                </draw:g>
              </table:table-cell>
              <table:table-cell office:value-type="float" office:value="27">
                <text:p>27</text:p>
                <draw:g>
                  <svg:desc>testLightApps.B11:testLightApps.B11 testLightApps.F11:testLightApps.F11 testLightApps.J11:testLightApps.J11</svg:desc>
                </draw:g>
              </table:table-cell>
            </table:table-row>
            <table:table-row>
              <table:table-cell office:value-type="string">
                <text:p>Algoritmo 1.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lgoritmo 2.0</text:p>
              </table:table-cell>
              <table:table-cell office:value-type="float" office:value="17.4">
                <text:p>17.4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10000" chart:maximum="30000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1">
      <style:chart-properties loext:label-stroke-color="#000000" chart:link-data-style-to-source="true" chart:data-label-number="value" chart:data-label-text="false" chart:data-label-symbol="false" chart:label-position="center"/>
      <style:graphic-properties draw:fill-color="#cccccc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cccccc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614cm" svg:height="9.325cm" xlink:href=".." xlink:type="simple" chart:class="chart:bar" chart:style-name="ch1">
        <chart:title svg:x="2.382cm" svg:y="0.321cm" chart:style-name="ch2">
          <text:p>Fallos de página mayores</text:p>
        </chart:title>
        <chart:plot-area chart:style-name="ch3" table:cell-range-address="testLightApps.A17:testLightApps.A19 testLightApps.B13:testLightApps.B13 testLightApps.F13:testLightApps.F13 testLightApps.J13:testLightApps.J13" chart:data-source-has-labels="column" svg:x="0.192cm" svg:y="1.216cm" svg:width="9.23cm" svg:height="7.923cm">
          <chartooo:coordinate-region svg:x="1.369cm" svg:y="1.415cm" svg:width="8.053cm" svg:height="7.077cm"/>
          <chart:axis chart:dimension="x" chart:name="primary-x" chart:style-name="ch4" chartooo:axis-type="auto">
            <chartooo:date-scale/>
            <chart:categories table:cell-range-address="testLightApps.A17:testLightApps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LightApps.B13:testLightApps.B13 testLightApps.F13:testLightApps.F13 testLightApps.J13:testLightApps.J1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testLightApps.A17:testLightApps.A19</svg:desc>
                </draw:g>
              </table:table-cell>
              <table:table-cell office:value-type="float" office:value="17818.7">
                <text:p>17818.7</text:p>
                <draw:g>
                  <svg:desc>testLightApps.B13:testLightApps.B13 testLightApps.F13:testLightApps.F13 testLightApps.J13:testLightApps.J13</svg:desc>
                </draw:g>
              </table:table-cell>
            </table:table-row>
            <table:table-row>
              <table:table-cell office:value-type="string">
                <text:p>Algoritmo 1.0</text:p>
              </table:table-cell>
              <table:table-cell office:value-type="float" office:value="20606.3">
                <text:p>20606.3</text:p>
              </table:table-cell>
            </table:table-row>
            <table:table-row>
              <table:table-cell office:value-type="string">
                <text:p>Algoritmo 2.0</text:p>
              </table:table-cell>
              <table:table-cell office:value-type="float" office:value="21174.8">
                <text:p>21174.8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3500000" chart:maximum="4750000" chart:origin="0" chart:interval-major="25000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1">
      <style:chart-properties loext:label-stroke-color="#000000" chart:link-data-style-to-source="true" chart:data-label-number="value" chart:data-label-text="false" chart:data-label-symbol="false" chart:label-position="center"/>
      <style:graphic-properties draw:fill-color="#cccccc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cccccc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41cm" svg:height="9.325cm" xlink:href=".." xlink:type="simple" chart:class="chart:bar" chart:style-name="ch1">
        <chart:title svg:x="2.932cm" svg:y="0.321cm" chart:style-name="ch2">
          <text:p>Fallos de página menores</text:p>
        </chart:title>
        <chart:plot-area chart:style-name="ch3" table:cell-range-address="testLightApps.A17:testLightApps.A19 testLightApps.B12:testLightApps.B12 testLightApps.F12:testLightApps.F12 testLightApps.J12:testLightApps.J12" chart:data-source-has-labels="column" svg:x="0.214cm" svg:y="1.216cm" svg:width="10.313cm" svg:height="7.923cm">
          <chartooo:coordinate-region svg:x="1.761cm" svg:y="1.415cm" svg:width="8.766cm" svg:height="7.078cm"/>
          <chart:axis chart:dimension="x" chart:name="primary-x" chart:style-name="ch4" chartooo:axis-type="auto">
            <chartooo:date-scale/>
            <chart:categories table:cell-range-address="testLightApps.A17:testLightApps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LightApps.B12:testLightApps.B12 testLightApps.F12:testLightApps.F12 testLightApps.J12:testLightApps.J1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testLightApps.A17:testLightApps.A19</svg:desc>
                </draw:g>
              </table:table-cell>
              <table:table-cell office:value-type="float" office:value="4214299.1">
                <text:p>4214299.1</text:p>
                <draw:g>
                  <svg:desc>testLightApps.B12:testLightApps.B12 testLightApps.F12:testLightApps.F12 testLightApps.J12:testLightApps.J12</svg:desc>
                </draw:g>
              </table:table-cell>
            </table:table-row>
            <table:table-row>
              <table:table-cell office:value-type="string">
                <text:p>Algoritmo 1.0</text:p>
              </table:table-cell>
              <table:table-cell office:value-type="float" office:value="4160512.3">
                <text:p>4160512.3</text:p>
              </table:table-cell>
            </table:table-row>
            <table:table-row>
              <table:table-cell office:value-type="string">
                <text:p>Algoritmo 2.0</text:p>
              </table:table-cell>
              <table:table-cell office:value-type="float" office:value="4121688.9">
                <text:p>4121688.9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850" chart:maximum="1000" chart:origin="0" chart:interval-major="25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2">
      <style:chart-properties loext:label-stroke-color="#000000" chart:link-data-style-to-source="true" chart:data-label-number="value" chart:data-label-text="false" chart:data-label-symbol="false" chart:label-position="center"/>
      <style:graphic-properties draw:fill-color="#cccccc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cccccc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614cm" svg:height="9.325cm" xlink:href=".." xlink:type="simple" chart:class="chart:bar" chart:style-name="ch1">
        <chart:title svg:x="2.197cm" svg:y="0.321cm" chart:style-name="ch2">
          <text:p>Tiempo medio de respuesta
 de las aplicaciones nuevas</text:p>
        </chart:title>
        <chart:plot-area chart:style-name="ch3" table:cell-range-address="testLightApps.A17:testLightApps.A19 testLightApps.B7:testLightApps.B7 testLightApps.F7:testLightApps.F7 testLightApps.J7:testLightApps.J7" chart:data-source-has-labels="column" svg:x="0.192cm" svg:y="1.692cm" svg:width="9.23cm" svg:height="7.447cm">
          <chartooo:coordinate-region svg:x="1.184cm" svg:y="1.891cm" svg:width="8.238cm" svg:height="6.601cm"/>
          <chart:axis chart:dimension="x" chart:name="primary-x" chart:style-name="ch4" chartooo:axis-type="auto">
            <chartooo:date-scale/>
            <chart:categories table:cell-range-address="testLightApps.A17:testLightApps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LightApps.B7:testLightApps.B7 testLightApps.F7:testLightApps.F7 testLightApps.J7:testLightApps.J7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testLightApps.A17:testLightApps.A19</svg:desc>
                </draw:g>
              </table:table-cell>
              <table:table-cell office:value-type="float" office:value="934.123">
                <text:p>934.123</text:p>
                <draw:g>
                  <svg:desc>testLightApps.B7:testLightApps.B7 testLightApps.F7:testLightApps.F7 testLightApps.J7:testLightApps.J7</svg:desc>
                </draw:g>
              </table:table-cell>
            </table:table-row>
            <table:table-row>
              <table:table-cell office:value-type="string">
                <text:p>Algoritmo 1.0</text:p>
              </table:table-cell>
              <table:table-cell office:value-type="float" office:value="950.715">
                <text:p>950.715</text:p>
              </table:table-cell>
            </table:table-row>
            <table:table-row>
              <table:table-cell office:value-type="string">
                <text:p>Algoritmo 2.0</text:p>
              </table:table-cell>
              <table:table-cell office:value-type="float" office:value="917.755">
                <text:p>917.755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400" chart:maximum="550" chart:origin="0" chart:interval-major="25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2">
      <style:chart-properties loext:label-stroke-color="#000000" chart:link-data-style-to-source="true" chart:data-label-number="value" chart:data-label-text="false" chart:data-label-symbol="false" chart:label-position="center"/>
      <style:graphic-properties draw:fill-color="#cccccc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cccccc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614cm" svg:height="9.325cm" xlink:href=".." xlink:type="simple" chart:class="chart:bar" chart:style-name="ch1">
        <chart:title svg:x="1.549cm" svg:y="0.321cm" chart:style-name="ch2">
          <text:p>Tiempo medio de respuesta de las 
aplicaciones en segundo plano</text:p>
        </chart:title>
        <chart:plot-area chart:style-name="ch3" table:cell-range-address="testLightApps.A17:testLightApps.A19 testLightApps.B8:testLightApps.B8 testLightApps.F8:testLightApps.F8 testLightApps.J8:testLightApps.J8" chart:data-source-has-labels="column" svg:x="0.192cm" svg:y="1.692cm" svg:width="9.23cm" svg:height="7.447cm">
          <chartooo:coordinate-region svg:x="0.999cm" svg:y="1.891cm" svg:width="8.423cm" svg:height="6.601cm"/>
          <chart:axis chart:dimension="x" chart:name="primary-x" chart:style-name="ch4" chartooo:axis-type="auto">
            <chartooo:date-scale/>
            <chart:categories table:cell-range-address="testLightApps.A17:testLightApps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LightApps.B8:testLightApps.B8 testLightApps.F8:testLightApps.F8 testLightApps.J8:testLightApps.J8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testLightApps.A17:testLightApps.A19</svg:desc>
                </draw:g>
              </table:table-cell>
              <table:table-cell office:value-type="float" office:value="490.021">
                <text:p>490.021</text:p>
                <draw:g>
                  <svg:desc>testLightApps.B8:testLightApps.B8 testLightApps.F8:testLightApps.F8 testLightApps.J8:testLightApps.J8</svg:desc>
                </draw:g>
              </table:table-cell>
            </table:table-row>
            <table:table-row>
              <table:table-cell office:value-type="string">
                <text:p>Algoritmo 1.0</text:p>
              </table:table-cell>
              <table:table-cell office:value-type="float" office:value="472.37">
                <text:p>472.37</text:p>
              </table:table-cell>
            </table:table-row>
            <table:table-row>
              <table:table-cell office:value-type="string">
                <text:p>Algoritmo 2.0</text:p>
              </table:table-cell>
              <table:table-cell office:value-type="float" office:value="467.92">
                <text:p>467.92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23" chart:maximum="29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2">
      <style:chart-properties loext:label-stroke-color="#000000" chart:link-data-style-to-source="true" chart:data-label-number="value" chart:data-label-text="false" chart:data-label-symbol="false" chart:label-position="center"/>
      <style:graphic-properties draw:fill-color="#cccccc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cccccc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614cm" svg:height="9.325cm" xlink:href=".." xlink:type="simple" chart:class="chart:bar" chart:style-name="ch1">
        <chart:title svg:x="1.773cm" svg:y="0.321cm" chart:style-name="ch2">
          <text:p>Media de procesos en ejecución</text:p>
        </chart:title>
        <chart:plot-area chart:style-name="ch3" table:cell-range-address="testLightApps.A17:testLightApps.A19 testLightApps.B10:testLightApps.B10 testLightApps.F10:testLightApps.F10 testLightApps.J10:testLightApps.J10" chart:data-source-has-labels="column" svg:x="0.192cm" svg:y="1.216cm" svg:width="9.23cm" svg:height="7.923cm">
          <chartooo:coordinate-region svg:x="0.813cm" svg:y="1.415cm" svg:width="8.609cm" svg:height="7.077cm"/>
          <chart:axis chart:dimension="x" chart:name="primary-x" chart:style-name="ch4" chartooo:axis-type="auto">
            <chartooo:date-scale/>
            <chart:categories table:cell-range-address="testLightApps.A17:testLightApps.A19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testLightApps.B10:testLightApps.B10 testLightApps.F10:testLightApps.F10 testLightApps.J10:testLightApps.J10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testLightApps.A17:testLightApps.A19</svg:desc>
                </draw:g>
              </table:table-cell>
              <table:table-cell office:value-type="float" office:value="26.06">
                <text:p>26.06</text:p>
                <draw:g>
                  <svg:desc>testLightApps.B10:testLightApps.B10 testLightApps.F10:testLightApps.F10 testLightApps.J10:testLightApps.J10</svg:desc>
                </draw:g>
              </table:table-cell>
            </table:table-row>
            <table:table-row>
              <table:table-cell office:value-type="string">
                <text:p>Algoritmo 1.0</text:p>
              </table:table-cell>
              <table:table-cell office:value-type="float" office:value="26.568">
                <text:p>26.568</text:p>
              </table:table-cell>
            </table:table-row>
            <table:table-row>
              <table:table-cell office:value-type="string">
                <text:p>Algoritmo 2.0</text:p>
              </table:table-cell>
              <table:table-cell office:value-type="float" office:value="26.547">
                <text:p>26.547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-40" chart:maximum="40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2">
      <style:chart-properties loext:label-stroke-color="#000000" chart:link-data-style-to-source="true" chart:data-label-number="value" chart:data-label-text="false" chart:data-label-symbol="false" chart:label-position="top"/>
      <style:graphic-properties draw:fill-color="#666666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cccccc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26cm" svg:height="11.064cm" xlink:href=".." xlink:type="simple" chart:class="chart:bar" chart:style-name="ch1">
        <chart:title svg:x="5.544cm" svg:y="0.356cm" chart:style-name="ch2">
          <text:p>Porcentaje de mejora/emporamiento
Algoritmo Original frente Algoritmo 2.0</text:p>
        </chart:title>
        <chart:plot-area chart:style-name="ch3" table:cell-range-address="'Total Results'.A22:'Total Results'.A30 'Total Results'.F5:'Total Results'.F13" chart:data-source-has-labels="column" svg:x="0.368cm" svg:y="1.762cm" svg:width="17.69cm" svg:height="9.081cm">
          <chartooo:coordinate-region svg:x="1.095cm" svg:y="1.961cm" svg:width="16.963cm" svg:height="8.235cm"/>
          <chart:axis chart:dimension="x" chart:name="primary-x" chart:style-name="ch4" chartooo:axis-type="auto">
            <chartooo:date-scale/>
            <chart:categories table:cell-range-address="'Total Results'.A22:'Total Results'.A30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'Total Results'.F5:'Total Results'.F13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Métrica 1</text:p>
                <draw:g>
                  <svg:desc>'Total Results'.A22:'Total Results'.A30</svg:desc>
                </draw:g>
              </table:table-cell>
              <table:table-cell office:value-type="float" office:value="-17.9427340454178">
                <text:p>-17.9427340454178</text:p>
                <draw:g>
                  <svg:desc>'Total Results'.F5:'Total Results'.F13</svg:desc>
                </draw:g>
              </table:table-cell>
            </table:table-row>
            <table:table-row>
              <table:table-cell office:value-type="string">
                <text:p>Métrica 2</text:p>
              </table:table-cell>
              <table:table-cell office:value-type="float" office:value="5.14598962823794">
                <text:p>5.14598962823794</text:p>
              </table:table-cell>
            </table:table-row>
            <table:table-row>
              <table:table-cell office:value-type="string">
                <text:p>Métrica 3</text:p>
              </table:table-cell>
              <table:table-cell office:value-type="float" office:value="-6.08683677283548">
                <text:p>-6.08683677283548</text:p>
              </table:table-cell>
            </table:table-row>
            <table:table-row>
              <table:table-cell office:value-type="string">
                <text:p>Métrica 4</text:p>
              </table:table-cell>
              <table:table-cell office:value-type="float" office:value="-10.3677528952275">
                <text:p>-10.3677528952275</text:p>
              </table:table-cell>
            </table:table-row>
            <table:table-row>
              <table:table-cell office:value-type="string">
                <text:p>Métrica 5</text:p>
              </table:table-cell>
              <table:table-cell office:value-type="float" office:value="3.258177289004">
                <text:p>3.258177289004</text:p>
              </table:table-cell>
            </table:table-row>
            <table:table-row>
              <table:table-cell office:value-type="string">
                <text:p>Métrica 6</text:p>
              </table:table-cell>
              <table:table-cell office:value-type="float" office:value="0.913562895291634">
                <text:p>0.913562895291634</text:p>
              </table:table-cell>
            </table:table-row>
            <table:table-row>
              <table:table-cell office:value-type="string">
                <text:p>Métrica 7</text:p>
              </table:table-cell>
              <table:table-cell office:value-type="float" office:value="29.7163995067818">
                <text:p>29.7163995067818</text:p>
              </table:table-cell>
            </table:table-row>
            <table:table-row>
              <table:table-cell office:value-type="string">
                <text:p>Métrica 8</text:p>
              </table:table-cell>
              <table:table-cell office:value-type="float" office:value="0.588397023601402">
                <text:p>0.588397023601402</text:p>
              </table:table-cell>
            </table:table-row>
            <table:table-row>
              <table:table-cell office:value-type="string">
                <text:p>Métrica 9</text:p>
              </table:table-cell>
              <table:table-cell office:value-type="float" office:value="-39.3926608060169">
                <text:p>-39.3926608060169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-30" chart:maximum="30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2">
      <style:chart-properties loext:label-stroke-color="#000000" chart:link-data-style-to-source="true" chart:data-label-number="value" chart:data-label-text="false" chart:data-label-symbol="false" chart:label-position="top"/>
      <style:graphic-properties draw:fill-color="#666666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cccccc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26cm" svg:height="11.064cm" xlink:href=".." xlink:type="simple" chart:class="chart:bar" chart:style-name="ch1">
        <chart:title svg:x="5.796cm" svg:y="0.356cm" chart:style-name="ch2">
          <text:p>Porcentaje de mejora/emporamiento
Algoritmo 1.0 frente Algoritmo 2.0</text:p>
        </chart:title>
        <chart:plot-area chart:style-name="ch3" table:cell-range-address="'Total Results'.A22:'Total Results'.A30 'Total Results'.G5:'Total Results'.G13" chart:data-source-has-labels="column" svg:x="0.368cm" svg:y="1.762cm" svg:width="17.69cm" svg:height="9.081cm">
          <chartooo:coordinate-region svg:x="1.095cm" svg:y="1.961cm" svg:width="16.963cm" svg:height="8.235cm"/>
          <chart:axis chart:dimension="x" chart:name="primary-x" chart:style-name="ch4" chartooo:axis-type="auto">
            <chartooo:date-scale/>
            <chart:categories table:cell-range-address="'Total Results'.A22:'Total Results'.A30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'Total Results'.G5:'Total Results'.G13" chart:class="chart:bar">
            <chart:data-point chart:repeated="9"/>
            <loext:propertry-mapping loext:property="BorderColor" loext:cell-range-address="'Total Results'.G5:'Total Results'.G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>Métrica 1</text:p>
                <draw:g>
                  <svg:desc>'Total Results'.A22:'Total Results'.A30</svg:desc>
                </draw:g>
              </table:table-cell>
              <table:table-cell office:value-type="float" office:value="-8.57085708570858">
                <text:p>-8.57085708570858</text:p>
                <draw:g>
                  <svg:desc>'Total Results'.G5:'Total Results'.G13</svg:desc>
                </draw:g>
              </table:table-cell>
              <table:table-cell office:value-type="float" office:value="-8.57085708570858">
                <text:p>-8.57085708570858</text:p>
                <draw:g>
                  <svg:desc>'Total Results'.G5:'Total Results'.G13</svg:desc>
                </draw:g>
              </table:table-cell>
            </table:table-row>
            <table:table-row>
              <table:table-cell office:value-type="string">
                <text:p>Métrica 2</text:p>
              </table:table-cell>
              <table:table-cell office:value-type="float" office:value="2.14133029988623">
                <text:p>2.14133029988623</text:p>
              </table:table-cell>
              <table:table-cell office:value-type="float" office:value="2.14133029988623">
                <text:p>2.14133029988623</text:p>
              </table:table-cell>
            </table:table-row>
            <table:table-row>
              <table:table-cell office:value-type="string">
                <text:p>Métrica 3</text:p>
              </table:table-cell>
              <table:table-cell office:value-type="float" office:value="-4.0854324195806">
                <text:p>-4.0854324195806</text:p>
              </table:table-cell>
              <table:table-cell office:value-type="float" office:value="-4.0854324195806">
                <text:p>-4.0854324195806</text:p>
              </table:table-cell>
            </table:table-row>
            <table:table-row>
              <table:table-cell office:value-type="string">
                <text:p>Métrica 4</text:p>
              </table:table-cell>
              <table:table-cell office:value-type="float" office:value="-5.65853221890281">
                <text:p>-5.65853221890281</text:p>
              </table:table-cell>
              <table:table-cell office:value-type="float" office:value="-5.65853221890281">
                <text:p>-5.65853221890281</text:p>
              </table:table-cell>
            </table:table-row>
            <table:table-row>
              <table:table-cell office:value-type="string">
                <text:p>Métrica 5</text:p>
              </table:table-cell>
              <table:table-cell office:value-type="float" office:value="-3.12900420254542">
                <text:p>-3.12900420254542</text:p>
              </table:table-cell>
              <table:table-cell office:value-type="float" office:value="-3.12900420254542">
                <text:p>-3.12900420254542</text:p>
              </table:table-cell>
            </table:table-row>
            <table:table-row>
              <table:table-cell office:value-type="string">
                <text:p>Métrica 6</text:p>
              </table:table-cell>
              <table:table-cell office:value-type="float" office:value="3.4209578682031">
                <text:p>3.4209578682031</text:p>
              </table:table-cell>
              <table:table-cell office:value-type="float" office:value="3.4209578682031">
                <text:p>3.4209578682031</text:p>
              </table:table-cell>
            </table:table-row>
            <table:table-row>
              <table:table-cell office:value-type="string">
                <text:p>Métrica 7</text:p>
              </table:table-cell>
              <table:table-cell office:value-type="float" office:value="17.1492204899777">
                <text:p>17.1492204899777</text:p>
              </table:table-cell>
              <table:table-cell office:value-type="float" office:value="17.1492204899777">
                <text:p>17.1492204899777</text:p>
              </table:table-cell>
            </table:table-row>
            <table:table-row>
              <table:table-cell office:value-type="string">
                <text:p>Métrica 8</text:p>
              </table:table-cell>
              <table:table-cell office:value-type="float" office:value="0.984608676296816">
                <text:p>0.984608676296816</text:p>
              </table:table-cell>
              <table:table-cell office:value-type="float" office:value="0.984608676296816">
                <text:p>0.984608676296816</text:p>
              </table:table-cell>
            </table:table-row>
            <table:table-row>
              <table:table-cell office:value-type="string">
                <text:p>Métrica 9</text:p>
              </table:table-cell>
              <table:table-cell office:value-type="float" office:value="-16.0271072541419">
                <text:p>-16.0271072541419</text:p>
              </table:table-cell>
              <table:table-cell office:value-type="float" office:value="-16.0271072541419">
                <text:p>-16.0271072541419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-30" chart:maximum="30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2">
      <style:chart-properties loext:label-stroke-color="#000000" chart:link-data-style-to-source="true" chart:data-label-number="value" chart:data-label-text="false" chart:data-label-symbol="false" chart:label-position="top"/>
      <style:graphic-properties draw:fill-color="#999999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cccccc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26cm" svg:height="11.064cm" xlink:href=".." xlink:type="simple" chart:class="chart:bar" chart:style-name="ch1">
        <chart:title svg:x="5.544cm" svg:y="0.356cm" chart:style-name="ch2">
          <text:p>Porcentaje de mejora/emporamiento
Algoritmo Original frente Algoritmo 1.0</text:p>
        </chart:title>
        <chart:plot-area chart:style-name="ch3" table:cell-range-address="'Total Results'.A22:'Total Results'.A30 'Total Results'.K5:'Total Results'.K13" chart:data-source-has-labels="column" svg:x="0.368cm" svg:y="1.762cm" svg:width="17.69cm" svg:height="9.081cm">
          <chartooo:coordinate-region svg:x="1.095cm" svg:y="1.961cm" svg:width="16.963cm" svg:height="8.235cm"/>
          <chart:axis chart:dimension="x" chart:name="primary-x" chart:style-name="ch4" chartooo:axis-type="auto">
            <chartooo:date-scale/>
            <chart:categories table:cell-range-address="'Total Results'.A22:'Total Results'.A30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'Total Results'.K5:'Total Results'.K13" chart:class="chart:bar">
            <chart:data-point chart:repeated="9"/>
            <loext:propertry-mapping loext:property="BorderColor" loext:cell-range-address="'Total Results'.K5:'Total Results'.K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K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Métrica 1</text:p>
                <draw:g>
                  <svg:desc>'Total Results'.A22:'Total Results'.A30</svg:desc>
                </draw:g>
              </table:table-cell>
              <table:table-cell office:value-type="float" office:value="4.36632200886262">
                <text:p>4.36632200886262</text:p>
                <draw:g>
                  <svg:desc>'Total Results'.K5:'Total Results'.K13</svg:desc>
                </draw:g>
              </table:table-cell>
              <table:table-cell office:value-type="float" office:value="4.36632200886262">
                <text:p>4.36632200886262</text:p>
                <draw:g>
                  <svg:desc>'Total Results'.K5:'Total Results'.K13</svg:desc>
                </draw:g>
              </table:table-cell>
            </table:table-row>
            <table:table-row>
              <table:table-cell office:value-type="string">
                <text:p>Métrica 2</text:p>
              </table:table-cell>
              <table:table-cell office:value-type="float" office:value="-2.23465376474145">
                <text:p>-2.23465376474145</text:p>
              </table:table-cell>
              <table:table-cell office:value-type="float" office:value="-2.23465376474145">
                <text:p>-2.23465376474145</text:p>
              </table:table-cell>
            </table:table-row>
            <table:table-row>
              <table:table-cell office:value-type="string">
                <text:p>Métrica 3</text:p>
              </table:table-cell>
              <table:table-cell office:value-type="float" office:value="-4.90706024880561">
                <text:p>-4.90706024880561</text:p>
              </table:table-cell>
              <table:table-cell office:value-type="float" office:value="-4.90706024880561">
                <text:p>-4.90706024880561</text:p>
              </table:table-cell>
            </table:table-row>
            <table:table-row>
              <table:table-cell office:value-type="string">
                <text:p>Métrica 4</text:p>
              </table:table-cell>
              <table:table-cell office:value-type="float" office:value="-4.6658623468233">
                <text:p>-4.6658623468233</text:p>
              </table:table-cell>
              <table:table-cell office:value-type="float" office:value="-4.6658623468233">
                <text:p>-4.6658623468233</text:p>
              </table:table-cell>
            </table:table-row>
            <table:table-row>
              <table:table-cell office:value-type="string">
                <text:p>Métrica 5</text:p>
              </table:table-cell>
              <table:table-cell office:value-type="float" office:value="-0.365115058253863">
                <text:p>-0.365115058253863</text:p>
              </table:table-cell>
              <table:table-cell office:value-type="float" office:value="-0.365115058253863">
                <text:p>-0.365115058253863</text:p>
              </table:table-cell>
            </table:table-row>
            <table:table-row>
              <table:table-cell office:value-type="string">
                <text:p>Métrica 6</text:p>
              </table:table-cell>
              <table:table-cell office:value-type="float" office:value="0.164676821737345">
                <text:p>0.164676821737345</text:p>
              </table:table-cell>
              <table:table-cell office:value-type="float" office:value="0.164676821737345">
                <text:p>0.164676821737345</text:p>
              </table:table-cell>
            </table:table-row>
            <table:table-row>
              <table:table-cell office:value-type="string">
                <text:p>Métrica 7</text:p>
              </table:table-cell>
              <table:table-cell office:value-type="float" office:value="-1.41414141414141">
                <text:p>-1.41414141414141</text:p>
              </table:table-cell>
              <table:table-cell office:value-type="float" office:value="-1.41414141414141">
                <text:p>-1.41414141414141</text:p>
              </table:table-cell>
            </table:table-row>
            <table:table-row>
              <table:table-cell office:value-type="string">
                <text:p>Métrica 8</text:p>
              </table:table-cell>
              <table:table-cell office:value-type="float" office:value="-1.35351441095526">
                <text:p>-1.35351441095526</text:p>
              </table:table-cell>
              <table:table-cell office:value-type="float" office:value="-1.35351441095526">
                <text:p>-1.35351441095526</text:p>
              </table:table-cell>
            </table:table-row>
            <table:table-row>
              <table:table-cell office:value-type="string">
                <text:p>Métrica 9</text:p>
              </table:table-cell>
              <table:table-cell office:value-type="float" office:value="-10.3756174958084">
                <text:p>-10.3756174958084</text:p>
              </table:table-cell>
              <table:table-cell office:value-type="float" office:value="-10.3756174958084">
                <text:p>-10.3756174958084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-30" chart:maximum="30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2">
      <style:chart-properties loext:label-stroke-color="#000000" chart:link-data-style-to-source="true" chart:data-label-number="value" chart:data-label-text="false" chart:data-label-symbol="false" chart:label-position="top"/>
      <style:graphic-properties draw:fill-color="#999999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cccccc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26cm" svg:height="11.064cm" xlink:href=".." xlink:type="simple" chart:class="chart:bar" chart:style-name="ch1">
        <chart:title svg:x="5.544cm" svg:y="0.356cm" chart:style-name="ch2">
          <text:p>Porcentaje de mejora/emporamiento
Algoritmo Original frente Algoritmo 2.0</text:p>
        </chart:title>
        <chart:plot-area chart:style-name="ch3" table:cell-range-address="'Total Results'.A22:'Total Results'.A30 'Total Results'.M5:'Total Results'.M13" chart:data-source-has-labels="column" svg:x="0.368cm" svg:y="1.762cm" svg:width="17.69cm" svg:height="9.081cm">
          <chartooo:coordinate-region svg:x="1.095cm" svg:y="1.961cm" svg:width="16.963cm" svg:height="8.235cm"/>
          <chart:axis chart:dimension="x" chart:name="primary-x" chart:style-name="ch4" chartooo:axis-type="auto">
            <chartooo:date-scale/>
            <chart:categories table:cell-range-address="'Total Results'.A22:'Total Results'.A30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'Total Results'.M5:'Total Results'.M13" chart:class="chart:bar">
            <chart:data-point chart:repeated="9"/>
            <loext:propertry-mapping loext:property="BorderColor" loext:cell-range-address="'Total Results'.M5:'Total Results'.M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M</text:p>
              </table:table-cell>
              <table:table-cell office:value-type="string">
                <text:p>Columna M</text:p>
              </table:table-cell>
            </table:table-row>
          </table:table-header-rows>
          <table:table-rows>
            <table:table-row>
              <table:table-cell office:value-type="string">
                <text:p>Métrica 1</text:p>
                <draw:g>
                  <svg:desc>'Total Results'.A22:'Total Results'.A30</svg:desc>
                </draw:g>
              </table:table-cell>
              <table:table-cell office:value-type="float" office:value="6.3367799113737">
                <text:p>6.3367799113737</text:p>
                <draw:g>
                  <svg:desc>'Total Results'.M5:'Total Results'.M13</svg:desc>
                </draw:g>
              </table:table-cell>
              <table:table-cell office:value-type="float" office:value="6.3367799113737">
                <text:p>6.3367799113737</text:p>
                <draw:g>
                  <svg:desc>'Total Results'.M5:'Total Results'.M13</svg:desc>
                </draw:g>
              </table:table-cell>
            </table:table-row>
            <table:table-row>
              <table:table-cell office:value-type="string">
                <text:p>Métrica 2</text:p>
              </table:table-cell>
              <table:table-cell office:value-type="float" office:value="-3.24160870879952">
                <text:p>-3.24160870879952</text:p>
              </table:table-cell>
              <table:table-cell office:value-type="float" office:value="-3.24160870879952">
                <text:p>-3.24160870879952</text:p>
              </table:table-cell>
            </table:table-row>
            <table:table-row>
              <table:table-cell office:value-type="string">
                <text:p>Métrica 3</text:p>
              </table:table-cell>
              <table:table-cell office:value-type="float" office:value="-5.47574705948307">
                <text:p>-5.47574705948307</text:p>
              </table:table-cell>
              <table:table-cell office:value-type="float" office:value="-5.47574705948307">
                <text:p>-5.47574705948307</text:p>
              </table:table-cell>
            </table:table-row>
            <table:table-row>
              <table:table-cell office:value-type="string">
                <text:p>Métrica 4</text:p>
              </table:table-cell>
              <table:table-cell office:value-type="float" office:value="-5.55310932732148">
                <text:p>-5.55310932732148</text:p>
              </table:table-cell>
              <table:table-cell office:value-type="float" office:value="-5.55310932732148">
                <text:p>-5.55310932732148</text:p>
              </table:table-cell>
            </table:table-row>
            <table:table-row>
              <table:table-cell office:value-type="string">
                <text:p>Métrica 5</text:p>
              </table:table-cell>
              <table:table-cell office:value-type="float" office:value="2.56416283400324">
                <text:p>2.56416283400324</text:p>
              </table:table-cell>
              <table:table-cell office:value-type="float" office:value="2.56416283400324">
                <text:p>2.56416283400324</text:p>
              </table:table-cell>
            </table:table-row>
            <table:table-row>
              <table:table-cell office:value-type="string">
                <text:p>Métrica 6</text:p>
              </table:table-cell>
              <table:table-cell office:value-type="float" office:value="-1.15273775216139">
                <text:p>-1.15273775216139</text:p>
              </table:table-cell>
              <table:table-cell office:value-type="float" office:value="-1.15273775216139">
                <text:p>-1.15273775216139</text:p>
              </table:table-cell>
            </table:table-row>
            <table:table-row>
              <table:table-cell office:value-type="string">
                <text:p>Métrica 7</text:p>
              </table:table-cell>
              <table:table-cell office:value-type="float" office:value="4.64646464646465">
                <text:p>4.64646464646465</text:p>
              </table:table-cell>
              <table:table-cell office:value-type="float" office:value="4.64646464646465">
                <text:p>4.64646464646465</text:p>
              </table:table-cell>
            </table:table-row>
            <table:table-row>
              <table:table-cell office:value-type="string">
                <text:p>Métrica 8</text:p>
              </table:table-cell>
              <table:table-cell office:value-type="float" office:value="-1.38977547193595">
                <text:p>-1.38977547193595</text:p>
              </table:table-cell>
              <table:table-cell office:value-type="float" office:value="-1.38977547193595">
                <text:p>-1.38977547193595</text:p>
              </table:table-cell>
            </table:table-row>
            <table:table-row>
              <table:table-cell office:value-type="string">
                <text:p>Métrica 9</text:p>
              </table:table-cell>
              <table:table-cell office:value-type="float" office:value="-17.6617867149786">
                <text:p>-17.6617867149786</text:p>
              </table:table-cell>
              <table:table-cell office:value-type="float" office:value="-17.6617867149786">
                <text:p>-17.6617867149786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'testLightApps-adaptive-2.0'.F15:'testLightApps-adaptive-2.0'.F22" chart:error-lower-range="'testLightApps-adaptive-2.0'.F15:'testLightApps-adaptive-2.0'.F22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error-category="cell-range" chart:error-upper-range="'testLightApps-adaptive-2.0'.F15:'testLightApps-adaptive-2.0'.F22" chart:error-lower-range="'testLightApps-adaptive-2.0'.F15:'testLightApps-adaptive-2.0'.F22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testLightApps-adaptive-2.0'.F15:'testLightApps-adaptive-2.0'.F22" chart:error-lower-range="'testLightApps-adaptive-2.0'.F15:'testLightApps-adaptive-2.0'.F22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236cm" svg:height="11.476cm" xlink:href=".." xlink:type="simple" chart:class="chart:bar" chart:style-name="ch1">
        <chart:title svg:x="8.9cm" svg:y="0.365cm" chart:style-name="ch2">
          <text:p>MEAN</text:p>
        </chart:title>
        <chart:plot-area chart:style-name="ch3" table:cell-range-address="'testLightApps-adaptive-2.0'.A15:'testLightApps-adaptive-2.0'.A22 'testLightApps-adaptive-2.0'.D15:'testLightApps-adaptive-2.0'.D22" chart:data-source-has-labels="column" svg:x="0.384cm" svg:y="1.399cm" svg:width="18.468cm" svg:height="9.848cm">
          <chartooo:coordinate-region svg:x="1.852cm" svg:y="1.598cm" svg:width="17cm" svg:height="5.975cm"/>
          <chart:axis chart:dimension="x" chart:name="primary-x" chart:style-name="ch4" chartooo:axis-type="auto">
            <chartooo:date-scale/>
            <chart:categories table:cell-range-address="'testLightApps-adaptive-2.0'.A15:'testLightApps-adaptive-2.0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estLightApps-adaptive-2.0'.D15:'testLightApps-adaptive-2.0'.D22" chart:class="chart:bar">
            <chart:error-indicator chart:style-name="ch8" chart:dimension="y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F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Sucess</text:p>
                <draw:g>
                  <svg:desc>'testLightApps-adaptive-2.0'.A15:'testLightApps-adaptive-2.0'.A22</svg:desc>
                </draw:g>
              </table:table-cell>
              <table:table-cell office:value-type="float" office:value="50.456">
                <text:p>50.456</text:p>
                <draw:g>
                  <svg:desc>'testLightApps-adaptive-2.0'.D15:'testLightApps-adaptive-2.0'.D22</svg:desc>
                </draw:g>
              </table:table-cell>
              <table:table-cell office:value-type="float" office:value="1.17040906789011">
                <text:p>1.17040906789011</text:p>
                <draw:g>
                  <svg:desc>'testLightApps-adaptive-2.0'.F15:'testLightApps-adaptive-2.0'.F22</svg:desc>
                </draw:g>
              </table:table-cell>
              <table:table-cell office:value-type="float" office:value="1.17040906789011">
                <text:p>1.17040906789011</text:p>
                <draw:g>
                  <svg:desc>'testLightApps-adaptive-2.0'.F15:'testLightApps-adaptive-2.0'.F22</svg:desc>
                </draw:g>
              </table:table-cell>
            </table:table-row>
            <table:table-row>
              <table:table-cell office:value-type="string">
                <text:p>Failure</text:p>
              </table:table-cell>
              <table:table-cell office:value-type="float" office:value="49.534">
                <text:p>49.534</text:p>
              </table:table-cell>
              <table:table-cell office:value-type="float" office:value="1.17040906789011">
                <text:p>1.17040906789011</text:p>
              </table:table-cell>
              <table:table-cell office:value-type="float" office:value="1.17040906789011">
                <text:p>1.17040906789011</text:p>
              </table:table-cell>
            </table:table-row>
            <table:table-row>
              <table:table-cell office:value-type="string">
                <text:p>Average Launch time</text:p>
              </table:table-cell>
              <table:table-cell office:value-type="float" office:value="690.339">
                <text:p>690.339</text:p>
              </table:table-cell>
              <table:table-cell office:value-type="float" office:value="12.4557336200227">
                <text:p>12.4557336200227</text:p>
              </table:table-cell>
              <table:table-cell office:value-type="float" office:value="12.4557336200227">
                <text:p>12.4557336200227</text:p>
              </table:table-cell>
            </table:table-row>
            <table:table-row>
              <table:table-cell office:value-type="string">
                <text:p>Average Launch time news</text:p>
              </table:table-cell>
              <table:table-cell office:value-type="float" office:value="917.755">
                <text:p>917.755</text:p>
              </table:table-cell>
              <table:table-cell office:value-type="float" office:value="23.3839569909547">
                <text:p>23.3839569909547</text:p>
              </table:table-cell>
              <table:table-cell office:value-type="float" office:value="23.3839569909547">
                <text:p>23.3839569909547</text:p>
              </table:table-cell>
            </table:table-row>
            <table:table-row>
              <table:table-cell office:value-type="string">
                <text:p>Average Launch time actives</text:p>
              </table:table-cell>
              <table:table-cell office:value-type="float" office:value="467.92">
                <text:p>467.92</text:p>
              </table:table-cell>
              <table:table-cell office:value-type="float" office:value="20.4111236547892">
                <text:p>20.4111236547892</text:p>
              </table:table-cell>
              <table:table-cell office:value-type="float" office:value="20.4111236547892">
                <text:p>20.4111236547892</text:p>
              </table:table-cell>
            </table:table-row>
            <table:table-row>
              <table:table-cell office:value-type="string">
                <text:p>Fail measur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erage running count</text:p>
              </table:table-cell>
              <table:table-cell office:value-type="float" office:value="26.547">
                <text:p>26.547</text:p>
              </table:table-cell>
              <table:table-cell office:value-type="float" office:value="0.137633887914127">
                <text:p>0.137633887914127</text:p>
              </table:table-cell>
              <table:table-cell office:value-type="float" office:value="0.137633887914127">
                <text:p>0.137633887914127</text:p>
              </table:table-cell>
            </table:table-row>
            <table:table-row>
              <table:table-cell office:value-type="string">
                <text:p>Apps killed during the test</text:p>
              </table:table-cell>
              <table:table-cell office:value-type="float" office:value="17.4">
                <text:p>17.4</text:p>
              </table:table-cell>
              <table:table-cell office:value-type="float" office:value="1.5515521887135">
                <text:p>1.5515521887135</text:p>
              </table:table-cell>
              <table:table-cell office:value-type="float" office:value="1.5515521887135">
                <text:p>1.55155218871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-30" chart:maximum="30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2">
      <style:chart-properties loext:label-stroke-color="#000000" chart:link-data-style-to-source="true" chart:data-label-number="value" chart:data-label-text="false" chart:data-label-symbol="false" chart:label-position="top"/>
      <style:graphic-properties draw:fill-color="#666666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cccccc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26cm" svg:height="11.064cm" xlink:href=".." xlink:type="simple" chart:class="chart:bar" chart:style-name="ch1">
        <chart:title svg:x="5.544cm" svg:y="0.356cm" chart:style-name="ch2">
          <text:p>Porcentaje de mejora/emporamiento
Algoritmo Original frente Algoritmo 1.0</text:p>
        </chart:title>
        <chart:plot-area chart:style-name="ch3" table:cell-range-address="'Total Results'.A22:'Total Results'.A30 'Total Results'.D5:'Total Results'.D13" chart:data-source-has-labels="column" svg:x="0.368cm" svg:y="1.762cm" svg:width="17.69cm" svg:height="9.081cm">
          <chartooo:coordinate-region svg:x="1.095cm" svg:y="1.961cm" svg:width="16.963cm" svg:height="8.235cm"/>
          <chart:axis chart:dimension="x" chart:name="primary-x" chart:style-name="ch4" chartooo:axis-type="auto">
            <chartooo:date-scale/>
            <chart:categories table:cell-range-address="'Total Results'.A22:'Total Results'.A30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'Total Results'.D5:'Total Results'.D13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Métrica 1</text:p>
                <draw:g>
                  <svg:desc>'Total Results'.A22:'Total Results'.A30</svg:desc>
                </draw:g>
              </table:table-cell>
              <table:table-cell office:value-type="float" office:value="-10.2504263531101">
                <text:p>-10.2504263531101</text:p>
                <draw:g>
                  <svg:desc>'Total Results'.D5:'Total Results'.D13</svg:desc>
                </draw:g>
              </table:table-cell>
            </table:table-row>
            <table:table-row>
              <table:table-cell office:value-type="string">
                <text:p>Métrica 2</text:p>
              </table:table-cell>
              <table:table-cell office:value-type="float" office:value="2.94166848966043">
                <text:p>2.94166848966043</text:p>
              </table:table-cell>
            </table:table-row>
            <table:table-row>
              <table:table-cell office:value-type="string">
                <text:p>Métrica 3</text:p>
              </table:table-cell>
              <table:table-cell office:value-type="float" office:value="-2.08665315784987">
                <text:p>-2.08665315784987</text:p>
              </table:table-cell>
            </table:table-row>
            <table:table-row>
              <table:table-cell office:value-type="string">
                <text:p>Métrica 4</text:p>
              </table:table-cell>
              <table:table-cell office:value-type="float" office:value="-4.99167628730523">
                <text:p>-4.99167628730523</text:p>
              </table:table-cell>
            </table:table-row>
            <table:table-row>
              <table:table-cell office:value-type="string">
                <text:p>Métrica 5</text:p>
              </table:table-cell>
              <table:table-cell office:value-type="float" office:value="6.59349213763039">
                <text:p>6.59349213763039</text:p>
              </table:table-cell>
            </table:table-row>
            <table:table-row>
              <table:table-cell office:value-type="string">
                <text:p>Métrica 6</text:p>
              </table:table-cell>
              <table:table-cell office:value-type="float" office:value="-2.42445537596627">
                <text:p>-2.42445537596627</text:p>
              </table:table-cell>
            </table:table-row>
            <table:table-row>
              <table:table-cell office:value-type="string">
                <text:p>Métrica 7</text:p>
              </table:table-cell>
              <table:table-cell office:value-type="float" office:value="10.7274969173859">
                <text:p>10.7274969173859</text:p>
              </table:table-cell>
            </table:table-row>
            <table:table-row>
              <table:table-cell office:value-type="string">
                <text:p>Métrica 8</text:p>
              </table:table-cell>
              <table:table-cell office:value-type="float" office:value="-0.39234855478368">
                <text:p>-0.39234855478368</text:p>
              </table:table-cell>
            </table:table-row>
            <table:table-row>
              <table:table-cell office:value-type="string">
                <text:p>Métrica 9</text:p>
              </table:table-cell>
              <table:table-cell office:value-type="float" office:value="-27.8251144956864">
                <text:p>-27.8251144956864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-30" chart:maximum="30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2">
      <style:chart-properties loext:label-stroke-color="#000000" chart:link-data-style-to-source="true" chart:data-label-number="value" chart:data-label-text="false" chart:data-label-symbol="false" chart:label-position="top"/>
      <style:graphic-properties draw:fill-color="#999999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cccccc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26cm" svg:height="11.064cm" xlink:href=".." xlink:type="simple" chart:class="chart:bar" chart:style-name="ch1">
        <chart:title svg:x="5.796cm" svg:y="0.356cm" chart:style-name="ch2">
          <text:p>Porcentaje de mejora/emporamiento
Algoritmo 1.0 frente Algoritmo 2.0</text:p>
        </chart:title>
        <chart:plot-area chart:style-name="ch3" table:cell-range-address="'Total Results'.A22:'Total Results'.A30 'Total Results'.N5:'Total Results'.N13 'Total Results'.G5:'Total Results'.G13" chart:data-source-has-labels="column" svg:x="0.368cm" svg:y="1.762cm" svg:width="17.69cm" svg:height="9.081cm">
          <chartooo:coordinate-region svg:x="1.095cm" svg:y="1.961cm" svg:width="16.963cm" svg:height="8.235cm"/>
          <chart:axis chart:dimension="x" chart:name="primary-x" chart:style-name="ch4" chartooo:axis-type="auto">
            <chartooo:date-scale/>
            <chart:categories table:cell-range-address="'Total Results'.A22:'Total Results'.A30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'Total Results'.N5:'Total Results'.N13" chart:class="chart:bar">
            <chart:data-point chart:repeated="9"/>
            <loext:propertry-mapping loext:property="BorderColor" loext:cell-range-address="'Total Results'.G5:'Total Results'.G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>Métrica 1</text:p>
                <draw:g>
                  <svg:desc>'Total Results'.A22:'Total Results'.A30</svg:desc>
                </draw:g>
              </table:table-cell>
              <table:table-cell office:value-type="float" office:value="1.88802083333331">
                <text:p>1.88802083333331</text:p>
                <draw:g>
                  <svg:desc>'Total Results'.N5:'Total Results'.N13</svg:desc>
                </draw:g>
              </table:table-cell>
              <table:table-cell office:value-type="float" office:value="-8.57085708570858">
                <text:p>-8.57085708570858</text:p>
                <draw:g>
                  <svg:desc>'Total Results'.G5:'Total Results'.G13</svg:desc>
                </draw:g>
              </table:table-cell>
            </table:table-row>
            <table:table-row>
              <table:table-cell office:value-type="string">
                <text:p>Métrica 2</text:p>
              </table:table-cell>
              <table:table-cell office:value-type="float" office:value="-1.02997123503758">
                <text:p>-1.02997123503758</text:p>
              </table:table-cell>
              <table:table-cell office:value-type="float" office:value="2.14133029988623">
                <text:p>2.14133029988623</text:p>
              </table:table-cell>
            </table:table-row>
            <table:table-row>
              <table:table-cell office:value-type="string">
                <text:p>Métrica 3</text:p>
              </table:table-cell>
              <table:table-cell office:value-type="float" office:value="-0.59803263224947">
                <text:p>-0.59803263224947</text:p>
              </table:table-cell>
              <table:table-cell office:value-type="float" office:value="-4.0854324195806">
                <text:p>-4.0854324195806</text:p>
              </table:table-cell>
            </table:table-row>
            <table:table-row>
              <table:table-cell office:value-type="string">
                <text:p>Métrica 4</text:p>
              </table:table-cell>
              <table:table-cell office:value-type="float" office:value="-0.930670798875809">
                <text:p>-0.930670798875809</text:p>
              </table:table-cell>
              <table:table-cell office:value-type="float" office:value="-5.65853221890281">
                <text:p>-5.65853221890281</text:p>
              </table:table-cell>
            </table:table-row>
            <table:table-row>
              <table:table-cell office:value-type="string">
                <text:p>Métrica 5</text:p>
              </table:table-cell>
              <table:table-cell office:value-type="float" office:value="2.94001231995176">
                <text:p>2.94001231995176</text:p>
              </table:table-cell>
              <table:table-cell office:value-type="float" office:value="-3.12900420254542">
                <text:p>-3.12900420254542</text:p>
              </table:table-cell>
            </table:table-row>
            <table:table-row>
              <table:table-cell office:value-type="string">
                <text:p>Métrica 6</text:p>
              </table:table-cell>
              <table:table-cell office:value-type="float" office:value="-1.31524866420057">
                <text:p>-1.31524866420057</text:p>
              </table:table-cell>
              <table:table-cell office:value-type="float" office:value="3.4209578682031">
                <text:p>3.4209578682031</text:p>
              </table:table-cell>
            </table:table-row>
            <table:table-row>
              <table:table-cell office:value-type="string">
                <text:p>Métrica 7</text:p>
              </table:table-cell>
              <table:table-cell office:value-type="float" office:value="6.14754098360656">
                <text:p>6.14754098360656</text:p>
              </table:table-cell>
              <table:table-cell office:value-type="float" office:value="17.1492204899777">
                <text:p>17.1492204899777</text:p>
              </table:table-cell>
            </table:table-row>
            <table:table-row>
              <table:table-cell office:value-type="string">
                <text:p>Métrica 8</text:p>
              </table:table-cell>
              <table:table-cell office:value-type="float" office:value="-0.0367585938456614">
                <text:p>-0.0367585938456614</text:p>
              </table:table-cell>
              <table:table-cell office:value-type="float" office:value="0.984608676296816">
                <text:p>0.984608676296816</text:p>
              </table:table-cell>
            </table:table-row>
            <table:table-row>
              <table:table-cell office:value-type="string">
                <text:p>Métrica 9</text:p>
              </table:table-cell>
              <table:table-cell office:value-type="float" office:value="-8.12967299253576">
                <text:p>-8.12967299253576</text:p>
              </table:table-cell>
              <table:table-cell office:value-type="float" office:value="-16.0271072541419">
                <text:p>-16.0271072541419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-45" chart:maximum="45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2">
      <style:chart-properties loext:label-stroke-color="#000000" chart:link-data-style-to-source="true" chart:data-label-number="value" chart:data-label-text="false" chart:data-label-symbol="false" chart:label-position="top"/>
      <style:graphic-properties draw:fill-color="#cccccc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cccccc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26cm" svg:height="11.064cm" xlink:href=".." xlink:type="simple" chart:class="chart:bar" chart:style-name="ch1">
        <chart:title svg:x="5.544cm" svg:y="0.356cm" chart:style-name="ch2">
          <text:p>Porcentaje de mejora/emporamiento
Algoritmo Original frente Algoritmo 1.0</text:p>
        </chart:title>
        <chart:plot-area chart:style-name="ch3" table:cell-range-address="'Total Results'.A22:'Total Results'.A30 'Total Results'.R5:'Total Results'.R13 'Total Results'.K5:'Total Results'.K13" chart:data-source-has-labels="column" svg:x="0.368cm" svg:y="1.762cm" svg:width="17.69cm" svg:height="9.081cm">
          <chartooo:coordinate-region svg:x="1.095cm" svg:y="1.961cm" svg:width="16.963cm" svg:height="8.235cm"/>
          <chart:axis chart:dimension="x" chart:name="primary-x" chart:style-name="ch4" chartooo:axis-type="auto">
            <chartooo:date-scale/>
            <chart:categories table:cell-range-address="'Total Results'.A22:'Total Results'.A30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'Total Results'.R5:'Total Results'.R13" chart:class="chart:bar">
            <chart:data-point chart:repeated="9"/>
            <loext:propertry-mapping loext:property="BorderColor" loext:cell-range-address="'Total Results'.K5:'Total Results'.K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R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Métrica 1</text:p>
                <draw:g>
                  <svg:desc>'Total Results'.A22:'Total Results'.A30</svg:desc>
                </draw:g>
              </table:table-cell>
              <table:table-cell office:value-type="float" office:value="8.05357415526906">
                <text:p>8.05357415526906</text:p>
                <draw:g>
                  <svg:desc>'Total Results'.R5:'Total Results'.R13</svg:desc>
                </draw:g>
              </table:table-cell>
              <table:table-cell office:value-type="float" office:value="4.36632200886262">
                <text:p>4.36632200886262</text:p>
                <draw:g>
                  <svg:desc>'Total Results'.K5:'Total Results'.K13</svg:desc>
                </draw:g>
              </table:table-cell>
            </table:table-row>
            <table:table-row>
              <table:table-cell office:value-type="string">
                <text:p>Métrica 2</text:p>
              </table:table-cell>
              <table:table-cell office:value-type="float" office:value="-6.82019649848564">
                <text:p>-6.82019649848564</text:p>
              </table:table-cell>
              <table:table-cell office:value-type="float" office:value="-2.23465376474145">
                <text:p>-2.23465376474145</text:p>
              </table:table-cell>
            </table:table-row>
            <table:table-row>
              <table:table-cell office:value-type="string">
                <text:p>Métrica 3</text:p>
              </table:table-cell>
              <table:table-cell office:value-type="float" office:value="-2.21916307102252">
                <text:p>-2.21916307102252</text:p>
              </table:table-cell>
              <table:table-cell office:value-type="float" office:value="-4.90706024880561">
                <text:p>-4.90706024880561</text:p>
              </table:table-cell>
            </table:table-row>
            <table:table-row>
              <table:table-cell office:value-type="string">
                <text:p>Métrica 4</text:p>
              </table:table-cell>
              <table:table-cell office:value-type="float" office:value="1.77621148392663">
                <text:p>1.77621148392663</text:p>
              </table:table-cell>
              <table:table-cell office:value-type="float" office:value="-4.6658623468233">
                <text:p>-4.6658623468233</text:p>
              </table:table-cell>
            </table:table-row>
            <table:table-row>
              <table:table-cell office:value-type="string">
                <text:p>Métrica 5</text:p>
              </table:table-cell>
              <table:table-cell office:value-type="float" office:value="-3.60209052265107">
                <text:p>-3.60209052265107</text:p>
              </table:table-cell>
              <table:table-cell office:value-type="float" office:value="-0.365115058253863">
                <text:p>-0.365115058253863</text:p>
              </table:table-cell>
            </table:table-row>
            <table:table-row>
              <table:table-cell office:value-type="string">
                <text:p>Métrica 6</text:p>
              </table:table-cell>
              <table:table-cell office:value-type="float" office:value="1.94934765924791">
                <text:p>1.94934765924791</text:p>
              </table:table-cell>
              <table:table-cell office:value-type="float" office:value="0.164676821737345">
                <text:p>0.164676821737345</text:p>
              </table:table-cell>
            </table:table-row>
            <table:table-row>
              <table:table-cell office:value-type="string">
                <text:p>Métrica 7</text:p>
              </table:table-cell>
              <table:table-cell office:value-type="float" office:value="-44.4444444444444">
                <text:p>-44.4444444444444</text:p>
              </table:table-cell>
              <table:table-cell office:value-type="float" office:value="-1.41414141414141">
                <text:p>-1.41414141414141</text:p>
              </table:table-cell>
            </table:table-row>
            <table:table-row>
              <table:table-cell office:value-type="string">
                <text:p>Métrica 8</text:p>
              </table:table-cell>
              <table:table-cell office:value-type="float" office:value="-1.27629289530019">
                <text:p>-1.27629289530019</text:p>
              </table:table-cell>
              <table:table-cell office:value-type="float" office:value="-1.35351441095526">
                <text:p>-1.35351441095526</text:p>
              </table:table-cell>
            </table:table-row>
            <table:table-row>
              <table:table-cell office:value-type="string">
                <text:p>Métrica 9</text:p>
              </table:table-cell>
              <table:table-cell office:value-type="float" office:value="15.6442389175417">
                <text:p>15.6442389175417</text:p>
              </table:table-cell>
              <table:table-cell office:value-type="float" office:value="-10.3756174958084">
                <text:p>-10.3756174958084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-40" chart:maximum="40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2">
      <style:chart-properties loext:label-stroke-color="#000000" chart:link-data-style-to-source="true" chart:data-label-number="value" chart:data-label-text="false" chart:data-label-symbol="false" chart:label-position="top"/>
      <style:graphic-properties draw:fill-color="#cccccc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cccccc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26cm" svg:height="11.064cm" xlink:href=".." xlink:type="simple" chart:class="chart:bar" chart:style-name="ch1">
        <chart:title svg:x="5.544cm" svg:y="0.356cm" chart:style-name="ch2">
          <text:p>Porcentaje de mejora/emporamiento
Algoritmo Original frente Algoritmo 2.0</text:p>
        </chart:title>
        <chart:plot-area chart:style-name="ch3" table:cell-range-address="'Total Results'.A22:'Total Results'.A30 'Total Results'.T5:'Total Results'.T13 'Total Results'.M5:'Total Results'.M13" chart:data-source-has-labels="column" svg:x="0.368cm" svg:y="1.762cm" svg:width="17.69cm" svg:height="9.081cm">
          <chartooo:coordinate-region svg:x="1.095cm" svg:y="1.961cm" svg:width="16.963cm" svg:height="8.235cm"/>
          <chart:axis chart:dimension="x" chart:name="primary-x" chart:style-name="ch4" chartooo:axis-type="auto">
            <chartooo:date-scale/>
            <chart:categories table:cell-range-address="'Total Results'.A22:'Total Results'.A30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'Total Results'.T5:'Total Results'.T13" chart:class="chart:bar">
            <chart:data-point chart:repeated="9"/>
            <loext:propertry-mapping loext:property="BorderColor" loext:cell-range-address="'Total Results'.M5:'Total Results'.M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Columna M</text:p>
              </table:table-cell>
            </table:table-row>
          </table:table-header-rows>
          <table:table-rows>
            <table:table-row>
              <table:table-cell office:value-type="string">
                <text:p>Métrica 1</text:p>
                <draw:g>
                  <svg:desc>'Total Results'.A22:'Total Results'.A30</svg:desc>
                </draw:g>
              </table:table-cell>
              <table:table-cell office:value-type="float" office:value="10.0626049778592">
                <text:p>10.0626049778592</text:p>
                <draw:g>
                  <svg:desc>'Total Results'.T5:'Total Results'.T13</svg:desc>
                </draw:g>
              </table:table-cell>
              <table:table-cell office:value-type="float" office:value="6.3367799113737">
                <text:p>6.3367799113737</text:p>
                <draw:g>
                  <svg:desc>'Total Results'.M5:'Total Results'.M13</svg:desc>
                </draw:g>
              </table:table-cell>
            </table:table-row>
            <table:table-row>
              <table:table-cell office:value-type="string">
                <text:p>Métrica 2</text:p>
              </table:table-cell>
              <table:table-cell office:value-type="float" office:value="-8.52109034498044">
                <text:p>-8.52109034498044</text:p>
              </table:table-cell>
              <table:table-cell office:value-type="float" office:value="-3.24160870879952">
                <text:p>-3.24160870879952</text:p>
              </table:table-cell>
            </table:table-row>
            <table:table-row>
              <table:table-cell office:value-type="string">
                <text:p>Métrica 3</text:p>
              </table:table-cell>
              <table:table-cell office:value-type="float" office:value="-5.43949044585986">
                <text:p>-5.43949044585986</text:p>
              </table:table-cell>
              <table:table-cell office:value-type="float" office:value="-5.47574705948307">
                <text:p>-5.47574705948307</text:p>
              </table:table-cell>
            </table:table-row>
            <table:table-row>
              <table:table-cell office:value-type="string">
                <text:p>Métrica 4</text:p>
              </table:table-cell>
              <table:table-cell office:value-type="float" office:value="-1.75223177247537">
                <text:p>-1.75223177247537</text:p>
              </table:table-cell>
              <table:table-cell office:value-type="float" office:value="-5.55310932732148">
                <text:p>-5.55310932732148</text:p>
              </table:table-cell>
            </table:table-row>
            <table:table-row>
              <table:table-cell office:value-type="string">
                <text:p>Métrica 5</text:p>
              </table:table-cell>
              <table:table-cell office:value-type="float" office:value="-4.51021486834237">
                <text:p>-4.51021486834237</text:p>
              </table:table-cell>
              <table:table-cell office:value-type="float" office:value="2.56416283400324">
                <text:p>2.56416283400324</text:p>
              </table:table-cell>
            </table:table-row>
            <table:table-row>
              <table:table-cell office:value-type="string">
                <text:p>Métrica 6</text:p>
              </table:table-cell>
              <table:table-cell office:value-type="float" office:value="1.86876438986955">
                <text:p>1.86876438986955</text:p>
              </table:table-cell>
              <table:table-cell office:value-type="float" office:value="-1.15273775216139">
                <text:p>-1.15273775216139</text:p>
              </table:table-cell>
            </table:table-row>
            <table:table-row>
              <table:table-cell office:value-type="string">
                <text:p>Métrica 7</text:p>
              </table:table-cell>
              <table:table-cell office:value-type="float" office:value="-35.5555555555556">
                <text:p>-35.5555555555556</text:p>
              </table:table-cell>
              <table:table-cell office:value-type="float" office:value="4.64646464646465">
                <text:p>4.64646464646465</text:p>
              </table:table-cell>
            </table:table-row>
            <table:table-row>
              <table:table-cell office:value-type="string">
                <text:p>Métrica 8</text:p>
              </table:table-cell>
              <table:table-cell office:value-type="float" office:value="-2.19752318956193">
                <text:p>-2.19752318956193</text:p>
              </table:table-cell>
              <table:table-cell office:value-type="float" office:value="-1.38977547193595">
                <text:p>-1.38977547193595</text:p>
              </table:table-cell>
            </table:table-row>
            <table:table-row>
              <table:table-cell office:value-type="string">
                <text:p>Métrica 9</text:p>
              </table:table-cell>
              <table:table-cell office:value-type="float" office:value="18.8347073580003">
                <text:p>18.8347073580003</text:p>
              </table:table-cell>
              <table:table-cell office:value-type="float" office:value="-17.6617867149786">
                <text:p>-17.6617867149786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-30" chart:maximum="30" chart:origin="0" chart:reverse-direction="false" text:line-break="false" chart:link-data-style-to-source="false" chart:axis-position="1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2">
      <style:chart-properties loext:label-stroke-color="#000000" chart:link-data-style-to-source="true" chart:data-label-number="value" chart:data-label-text="false" chart:data-label-symbol="false" chart:label-position="top"/>
      <style:graphic-properties draw:fill-color="#cccccc"/>
      <style:text-properties fo:font-size="10pt" fo:font-weight="bold" style:font-size-asian="10pt" style:font-size-complex="10pt"/>
    </style:style>
    <style:style style:name="ch8" style:family="chart">
      <style:graphic-properties draw:stroke="solid" svg:stroke-color="#cccccc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26cm" svg:height="11.064cm" xlink:href=".." xlink:type="simple" chart:class="chart:bar" chart:style-name="ch1">
        <chart:title svg:x="5.796cm" svg:y="0.356cm" chart:style-name="ch2">
          <text:p>Porcentaje de mejora/emporamiento
Algoritmo 1.0 frente Algoritmo 2.0</text:p>
        </chart:title>
        <chart:plot-area chart:style-name="ch3" table:cell-range-address="'Total Results'.A22:'Total Results'.A30 'Total Results'.U5:'Total Results'.U13 'Total Results'.G5:'Total Results'.G13" chart:data-source-has-labels="column" svg:x="0.368cm" svg:y="1.762cm" svg:width="17.69cm" svg:height="9.081cm">
          <chartooo:coordinate-region svg:x="1.095cm" svg:y="1.961cm" svg:width="16.963cm" svg:height="8.235cm"/>
          <chart:axis chart:dimension="x" chart:name="primary-x" chart:style-name="ch4" chartooo:axis-type="auto">
            <chartooo:date-scale/>
            <chart:categories table:cell-range-address="'Total Results'.A22:'Total Results'.A30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'Total Results'.U5:'Total Results'.U13" chart:class="chart:bar">
            <chart:data-point chart:repeated="9"/>
            <loext:propertry-mapping loext:property="BorderColor" loext:cell-range-address="'Total Results'.G5:'Total Results'.G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U</text:p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>Métrica 1</text:p>
                <draw:g>
                  <svg:desc>'Total Results'.A22:'Total Results'.A30</svg:desc>
                </draw:g>
              </table:table-cell>
              <table:table-cell office:value-type="float" office:value="1.85929141011408">
                <text:p>1.85929141011408</text:p>
                <draw:g>
                  <svg:desc>'Total Results'.U5:'Total Results'.U13</svg:desc>
                </draw:g>
              </table:table-cell>
              <table:table-cell office:value-type="float" office:value="-8.57085708570858">
                <text:p>-8.57085708570858</text:p>
                <draw:g>
                  <svg:desc>'Total Results'.G5:'Total Results'.G13</svg:desc>
                </draw:g>
              </table:table-cell>
            </table:table-row>
            <table:table-row>
              <table:table-cell office:value-type="string">
                <text:p>Métrica 2</text:p>
              </table:table-cell>
              <table:table-cell office:value-type="float" office:value="-1.82538896045982">
                <text:p>-1.82538896045982</text:p>
              </table:table-cell>
              <table:table-cell office:value-type="float" office:value="2.14133029988623">
                <text:p>2.14133029988623</text:p>
              </table:table-cell>
            </table:table-row>
            <table:table-row>
              <table:table-cell office:value-type="string">
                <text:p>Métrica 3</text:p>
              </table:table-cell>
              <table:table-cell office:value-type="float" office:value="-3.2934135930708">
                <text:p>-3.2934135930708</text:p>
              </table:table-cell>
              <table:table-cell office:value-type="float" office:value="-4.0854324195806">
                <text:p>-4.0854324195806</text:p>
              </table:table-cell>
            </table:table-row>
            <table:table-row>
              <table:table-cell office:value-type="string">
                <text:p>Métrica 4</text:p>
              </table:table-cell>
              <table:table-cell office:value-type="float" office:value="-3.4668644125737">
                <text:p>-3.4668644125737</text:p>
              </table:table-cell>
              <table:table-cell office:value-type="float" office:value="-5.65853221890281">
                <text:p>-5.65853221890281</text:p>
              </table:table-cell>
            </table:table-row>
            <table:table-row>
              <table:table-cell office:value-type="string">
                <text:p>Métrica 5</text:p>
              </table:table-cell>
              <table:table-cell office:value-type="float" office:value="-0.942058132396213">
                <text:p>-0.942058132396213</text:p>
              </table:table-cell>
              <table:table-cell office:value-type="float" office:value="-3.12900420254542">
                <text:p>-3.12900420254542</text:p>
              </table:table-cell>
            </table:table-row>
            <table:table-row>
              <table:table-cell office:value-type="string">
                <text:p>Métrica 6</text:p>
              </table:table-cell>
              <table:table-cell office:value-type="float" office:value="-0.0790424570912336">
                <text:p>-0.0790424570912336</text:p>
              </table:table-cell>
              <table:table-cell office:value-type="float" office:value="3.4209578682031">
                <text:p>3.4209578682031</text:p>
              </table:table-cell>
            </table:table-row>
            <table:table-row>
              <table:table-cell office:value-type="string">
                <text:p>Métrica 7</text:p>
              </table:table-cell>
              <table:table-cell office:value-type="float" office:value="16">
                <text:p>16</text:p>
              </table:table-cell>
              <table:table-cell office:value-type="float" office:value="17.1492204899777">
                <text:p>17.1492204899777</text:p>
              </table:table-cell>
            </table:table-row>
            <table:table-row>
              <table:table-cell office:value-type="string">
                <text:p>Métrica 8</text:p>
              </table:table-cell>
              <table:table-cell office:value-type="float" office:value="-0.933139892411802">
                <text:p>-0.933139892411802</text:p>
              </table:table-cell>
              <table:table-cell office:value-type="float" office:value="0.984608676296816">
                <text:p>0.984608676296816</text:p>
              </table:table-cell>
            </table:table-row>
            <table:table-row>
              <table:table-cell office:value-type="string">
                <text:p>Métrica 9</text:p>
              </table:table-cell>
              <table:table-cell office:value-type="float" office:value="2.7588650073036">
                <text:p>2.7588650073036</text:p>
              </table:table-cell>
              <table:table-cell office:value-type="float" office:value="-16.0271072541419">
                <text:p>-16.0271072541419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'testLightApps-adaptive-2.0'.F23:'testLightApps-adaptive-2.0'.F24" chart:error-lower-range="'testLightApps-adaptive-2.0'.F23:'testLightApps-adaptive-2.0'.F24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error-category="cell-range" chart:error-upper-range="'testLightApps-adaptive-2.0'.F23:'testLightApps-adaptive-2.0'.F24" chart:error-lower-range="'testLightApps-adaptive-2.0'.F23:'testLightApps-adaptive-2.0'.F24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testLightApps-adaptive-2.0'.F23:'testLightApps-adaptive-2.0'.F24" chart:error-lower-range="'testLightApps-adaptive-2.0'.F23:'testLightApps-adaptive-2.0'.F24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698cm" svg:height="10.121cm" xlink:href=".." xlink:type="simple" chart:class="chart:bar" chart:style-name="ch1">
        <chart:title svg:x="3.631cm" svg:y="0.338cm" chart:style-name="ch2">
          <text:p>MEAN</text:p>
        </chart:title>
        <chart:plot-area chart:style-name="ch3" table:cell-range-address="'testLightApps-adaptive-2.0'.A23:'testLightApps-adaptive-2.0'.A24 'testLightApps-adaptive-2.0'.D23:'testLightApps-adaptive-2.0'.D24" chart:data-source-has-labels="column" svg:x="0.173cm" svg:y="1.345cm" svg:width="8.352cm" svg:height="8.574cm">
          <chartooo:coordinate-region svg:x="2.197cm" svg:y="1.544cm" svg:width="6.328cm" svg:height="6.049cm"/>
          <chart:axis chart:dimension="x" chart:name="primary-x" chart:style-name="ch4" chartooo:axis-type="auto">
            <chartooo:date-scale/>
            <chart:categories table:cell-range-address="'testLightApps-adaptive-2.0'.A23:'testLightApps-adaptive-2.0'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estLightApps-adaptive-2.0'.D23:'testLightApps-adaptive-2.0'.D24" chart:class="chart:bar">
            <chart:error-indicator chart:style-name="ch8" chart:dimension="y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F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Page faults</text:p>
                <draw:g>
                  <svg:desc>'testLightApps-adaptive-2.0'.A23:'testLightApps-adaptive-2.0'.A24</svg:desc>
                </draw:g>
              </table:table-cell>
              <table:table-cell office:value-type="float" office:value="4121688.9">
                <text:p>4121688.9</text:p>
                <draw:g>
                  <svg:desc>'testLightApps-adaptive-2.0'.D23:'testLightApps-adaptive-2.0'.D24</svg:desc>
                </draw:g>
              </table:table-cell>
              <table:table-cell office:value-type="float" office:value="63893.7297907406">
                <text:p>63893.7297907406</text:p>
                <draw:g>
                  <svg:desc>'testLightApps-adaptive-2.0'.F23:'testLightApps-adaptive-2.0'.F24</svg:desc>
                </draw:g>
              </table:table-cell>
              <table:table-cell office:value-type="float" office:value="63893.7297907406">
                <text:p>63893.7297907406</text:p>
                <draw:g>
                  <svg:desc>'testLightApps-adaptive-2.0'.F23:'testLightApps-adaptive-2.0'.F24</svg:desc>
                </draw:g>
              </table:table-cell>
            </table:table-row>
            <table:table-row>
              <table:table-cell office:value-type="string">
                <text:p>Main page faults</text:p>
              </table:table-cell>
              <table:table-cell office:value-type="float" office:value="21174.8">
                <text:p>21174.8</text:p>
              </table:table-cell>
              <table:table-cell office:value-type="float" office:value="1271.74519517997">
                <text:p>1271.74519517997</text:p>
              </table:table-cell>
              <table:table-cell office:value-type="float" office:value="1271.74519517997">
                <text:p>1271.745195179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'testLightApps-nonAdaptive'.F15:'testLightApps-nonAdaptive'.F22" chart:error-lower-range="'testLightApps-nonAdaptive'.F15:'testLightApps-nonAdaptive'.F22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error-category="cell-range" chart:error-upper-range="'testLightApps-nonAdaptive'.F15:'testLightApps-nonAdaptive'.F22" chart:error-lower-range="'testLightApps-nonAdaptive'.F15:'testLightApps-nonAdaptive'.F22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testLightApps-nonAdaptive'.F15:'testLightApps-nonAdaptive'.F22" chart:error-lower-range="'testLightApps-nonAdaptive'.F15:'testLightApps-nonAdaptive'.F22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97cm" svg:height="11.608cm" xlink:href=".." xlink:type="simple" chart:class="chart:bar" chart:style-name="ch1">
        <chart:title svg:x="8.68cm" svg:y="0.368cm" chart:style-name="ch2">
          <text:p>MEAN</text:p>
        </chart:title>
        <chart:plot-area chart:style-name="ch3" table:cell-range-address="'testLightApps-nonAdaptive'.A15:'testLightApps-nonAdaptive'.A22 'testLightApps-nonAdaptive'.D15:'testLightApps-nonAdaptive'.D22" chart:data-source-has-labels="column" svg:x="0.375cm" svg:y="1.405cm" svg:width="18.047cm" svg:height="9.971cm">
          <chartooo:coordinate-region svg:x="1.843cm" svg:y="1.605cm" svg:width="16.579cm" svg:height="6.097cm"/>
          <chart:axis chart:dimension="x" chart:name="primary-x" chart:style-name="ch4" chartooo:axis-type="auto">
            <chartooo:date-scale/>
            <chart:categories table:cell-range-address="'testLightApps-nonAdaptive'.A15:'testLightApps-nonAdaptive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estLightApps-nonAdaptive'.D15:'testLightApps-nonAdaptive'.D22" chart:class="chart:bar">
            <chart:error-indicator chart:style-name="ch8" chart:dimension="y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F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Sucess</text:p>
                <draw:g>
                  <svg:desc>'testLightApps-nonAdaptive'.A15:'testLightApps-nonAdaptive'.A22</svg:desc>
                </draw:g>
              </table:table-cell>
              <table:table-cell office:value-type="float" office:value="45.843">
                <text:p>45.843</text:p>
                <draw:g>
                  <svg:desc>'testLightApps-nonAdaptive'.D15:'testLightApps-nonAdaptive'.D22</svg:desc>
                </draw:g>
              </table:table-cell>
              <table:table-cell office:value-type="float" office:value="1.78711281602576">
                <text:p>1.78711281602576</text:p>
                <draw:g>
                  <svg:desc>'testLightApps-nonAdaptive'.F15:'testLightApps-nonAdaptive'.F22</svg:desc>
                </draw:g>
              </table:table-cell>
              <table:table-cell office:value-type="float" office:value="1.78711281602576">
                <text:p>1.78711281602576</text:p>
                <draw:g>
                  <svg:desc>'testLightApps-nonAdaptive'.F15:'testLightApps-nonAdaptive'.F22</svg:desc>
                </draw:g>
              </table:table-cell>
            </table:table-row>
            <table:table-row>
              <table:table-cell office:value-type="string">
                <text:p>Failure</text:p>
              </table:table-cell>
              <table:table-cell office:value-type="float" office:value="54.148">
                <text:p>54.148</text:p>
              </table:table-cell>
              <table:table-cell office:value-type="float" office:value="1.7885088704076">
                <text:p>1.7885088704076</text:p>
              </table:table-cell>
              <table:table-cell office:value-type="float" office:value="1.7885088704076">
                <text:p>1.7885088704076</text:p>
              </table:table-cell>
            </table:table-row>
            <table:table-row>
              <table:table-cell office:value-type="string">
                <text:p>Average Launch time</text:p>
              </table:table-cell>
              <table:table-cell office:value-type="float" office:value="730.05">
                <text:p>730.05</text:p>
              </table:table-cell>
              <table:table-cell office:value-type="float" office:value="11.5763609843267">
                <text:p>11.5763609843267</text:p>
              </table:table-cell>
              <table:table-cell office:value-type="float" office:value="11.5763609843267">
                <text:p>11.5763609843267</text:p>
              </table:table-cell>
            </table:table-row>
            <table:table-row>
              <table:table-cell office:value-type="string">
                <text:p>Average Launch time news</text:p>
              </table:table-cell>
              <table:table-cell office:value-type="float" office:value="934.123">
                <text:p>934.123</text:p>
              </table:table-cell>
              <table:table-cell office:value-type="float" office:value="24.8388057265979">
                <text:p>24.8388057265979</text:p>
              </table:table-cell>
              <table:table-cell office:value-type="float" office:value="24.8388057265979">
                <text:p>24.8388057265979</text:p>
              </table:table-cell>
            </table:table-row>
            <table:table-row>
              <table:table-cell office:value-type="string">
                <text:p>Average Launch time actives</text:p>
              </table:table-cell>
              <table:table-cell office:value-type="float" office:value="490.021">
                <text:p>490.021</text:p>
              </table:table-cell>
              <table:table-cell office:value-type="float" office:value="18.6277603578807">
                <text:p>18.6277603578807</text:p>
              </table:table-cell>
              <table:table-cell office:value-type="float" office:value="18.6277603578807">
                <text:p>18.6277603578807</text:p>
              </table:table-cell>
            </table:table-row>
            <table:table-row>
              <table:table-cell office:value-type="string">
                <text:p>Fail measur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erage running count</text:p>
              </table:table-cell>
              <table:table-cell office:value-type="float" office:value="26.06">
                <text:p>26.06</text:p>
              </table:table-cell>
              <table:table-cell office:value-type="float" office:value="0.158798750039374">
                <text:p>0.158798750039374</text:p>
              </table:table-cell>
              <table:table-cell office:value-type="float" office:value="0.158798750039374">
                <text:p>0.158798750039374</text:p>
              </table:table-cell>
            </table:table-row>
            <table:table-row>
              <table:table-cell office:value-type="string">
                <text:p>Apps killed during the test</text:p>
              </table:table-cell>
              <table:table-cell office:value-type="float" office:value="27">
                <text:p>27</text:p>
              </table:table-cell>
              <table:table-cell office:value-type="float" office:value="2.22513226373554">
                <text:p>2.22513226373554</text:p>
              </table:table-cell>
              <table:table-cell office:value-type="float" office:value="2.22513226373554">
                <text:p>2.225132263735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'testLightApps-nonAdaptive'.F23:'testLightApps-nonAdaptive'.F24" chart:error-lower-range="'testLightApps-nonAdaptive'.F23:'testLightApps-nonAdaptive'.F24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error-category="cell-range" chart:error-upper-range="'testLightApps-nonAdaptive'.F23:'testLightApps-nonAdaptive'.F24" chart:error-lower-range="'testLightApps-nonAdaptive'.F23:'testLightApps-nonAdaptive'.F24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testLightApps-nonAdaptive'.F23:'testLightApps-nonAdaptive'.F24" chart:error-lower-range="'testLightApps-nonAdaptive'.F23:'testLightApps-nonAdaptive'.F24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808cm" svg:height="10.201cm" xlink:href=".." xlink:type="simple" chart:class="chart:bar" chart:style-name="ch1">
        <chart:title svg:x="3.686cm" svg:y="0.34cm" chart:style-name="ch2">
          <text:p>MEAN</text:p>
        </chart:title>
        <chart:plot-area chart:style-name="ch3" table:cell-range-address="'testLightApps-nonAdaptive'.A23:'testLightApps-nonAdaptive'.A24 'testLightApps-nonAdaptive'.D23:'testLightApps-nonAdaptive'.D24" chart:data-source-has-labels="column" svg:x="0.176cm" svg:y="1.349cm" svg:width="8.456cm" svg:height="8.648cm">
          <chartooo:coordinate-region svg:x="2.2cm" svg:y="1.548cm" svg:width="6.432cm" svg:height="6.123cm"/>
          <chart:axis chart:dimension="x" chart:name="primary-x" chart:style-name="ch4" chartooo:axis-type="auto">
            <chartooo:date-scale/>
            <chart:categories table:cell-range-address="'testLightApps-nonAdaptive'.A23:'testLightApps-nonAdaptive'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estLightApps-nonAdaptive'.D23:'testLightApps-nonAdaptive'.D24" chart:class="chart:bar">
            <chart:error-indicator chart:style-name="ch8" chart:dimension="y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F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Page faults</text:p>
                <draw:g>
                  <svg:desc>'testLightApps-nonAdaptive'.A23:'testLightApps-nonAdaptive'.A24</svg:desc>
                </draw:g>
              </table:table-cell>
              <table:table-cell office:value-type="float" office:value="4214299.1">
                <text:p>4214299.1</text:p>
                <draw:g>
                  <svg:desc>'testLightApps-nonAdaptive'.D23:'testLightApps-nonAdaptive'.D24</svg:desc>
                </draw:g>
              </table:table-cell>
              <table:table-cell office:value-type="float" office:value="62609.4990917948">
                <text:p>62609.4990917948</text:p>
                <draw:g>
                  <svg:desc>'testLightApps-nonAdaptive'.F23:'testLightApps-nonAdaptive'.F24</svg:desc>
                </draw:g>
              </table:table-cell>
              <table:table-cell office:value-type="float" office:value="62609.4990917948">
                <text:p>62609.4990917948</text:p>
                <draw:g>
                  <svg:desc>'testLightApps-nonAdaptive'.F23:'testLightApps-nonAdaptive'.F24</svg:desc>
                </draw:g>
              </table:table-cell>
            </table:table-row>
            <table:table-row>
              <table:table-cell office:value-type="string">
                <text:p>Main page faults</text:p>
              </table:table-cell>
              <table:table-cell office:value-type="float" office:value="17818.7">
                <text:p>17818.7</text:p>
              </table:table-cell>
              <table:table-cell office:value-type="float" office:value="764.791690055718">
                <text:p>764.791690055718</text:p>
              </table:table-cell>
              <table:table-cell office:value-type="float" office:value="764.791690055718">
                <text:p>764.79169005571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'testMixApps-adaptive-2.0'.F15:'testMixApps-adaptive-2.0'.F22" chart:error-lower-range="'testMixApps-adaptive-2.0'.F15:'testMixApps-adaptive-2.0'.F22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error-category="cell-range" chart:error-upper-range="'testMixApps-adaptive-2.0'.F15:'testMixApps-adaptive-2.0'.F22" chart:error-lower-range="'testMixApps-adaptive-2.0'.F15:'testMixApps-adaptive-2.0'.F22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'testMixApps-adaptive-2.0'.F15:'testMixApps-adaptive-2.0'.F22" chart:error-lower-range="'testMixApps-adaptive-2.0'.F15:'testMixApps-adaptive-2.0'.F22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16cm" svg:height="11.502cm" xlink:href=".." xlink:type="simple" chart:class="chart:bar" chart:style-name="ch1">
        <chart:title svg:x="8.79cm" svg:y="0.366cm" chart:style-name="ch2">
          <text:p>MEAN</text:p>
        </chart:title>
        <chart:plot-area chart:style-name="ch3" table:cell-range-address="'testMixApps-adaptive-2.0'.A15:'testMixApps-adaptive-2.0'.A22 'testMixApps-adaptive-2.0'.D15:'testMixApps-adaptive-2.0'.D22" chart:data-source-has-labels="column" svg:x="0.38cm" svg:y="1.401cm" svg:width="18.256cm" svg:height="9.871cm">
          <chartooo:coordinate-region svg:x="1.848cm" svg:y="1.6cm" svg:width="16.788cm" svg:height="5.998cm"/>
          <chart:axis chart:dimension="x" chart:name="primary-x" chart:style-name="ch4" chartooo:axis-type="auto">
            <chartooo:date-scale/>
            <chart:categories table:cell-range-address="'testMixApps-adaptive-2.0'.A15:'testMixApps-adaptive-2.0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estMixApps-adaptive-2.0'.D15:'testMixApps-adaptive-2.0'.D22" chart:class="chart:bar">
            <chart:error-indicator chart:style-name="ch8" chart:dimension="y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F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Sucess</text:p>
                <draw:g>
                  <svg:desc>'testMixApps-adaptive-2.0'.A15:'testMixApps-adaptive-2.0'.A22</svg:desc>
                </draw:g>
              </table:table-cell>
              <table:table-cell office:value-type="float" office:value="35.995">
                <text:p>35.995</text:p>
                <draw:g>
                  <svg:desc>'testMixApps-adaptive-2.0'.D15:'testMixApps-adaptive-2.0'.D22</svg:desc>
                </draw:g>
              </table:table-cell>
              <table:table-cell office:value-type="float" office:value="1.56319261869343">
                <text:p>1.56319261869343</text:p>
                <draw:g>
                  <svg:desc>'testMixApps-adaptive-2.0'.F15:'testMixApps-adaptive-2.0'.F22</svg:desc>
                </draw:g>
              </table:table-cell>
              <table:table-cell office:value-type="float" office:value="1.56319261869343">
                <text:p>1.56319261869343</text:p>
                <draw:g>
                  <svg:desc>'testMixApps-adaptive-2.0'.F15:'testMixApps-adaptive-2.0'.F22</svg:desc>
                </draw:g>
              </table:table-cell>
            </table:table-row>
            <table:table-row>
              <table:table-cell office:value-type="string">
                <text:p>Failure</text:p>
              </table:table-cell>
              <table:table-cell office:value-type="float" office:value="63.996">
                <text:p>63.996</text:p>
              </table:table-cell>
              <table:table-cell office:value-type="float" office:value="1.56209990277384">
                <text:p>1.56209990277384</text:p>
              </table:table-cell>
              <table:table-cell office:value-type="float" office:value="1.56209990277384">
                <text:p>1.56209990277384</text:p>
              </table:table-cell>
            </table:table-row>
            <table:table-row>
              <table:table-cell office:value-type="string">
                <text:p>Average Launch time</text:p>
              </table:table-cell>
              <table:table-cell office:value-type="float" office:value="691.288">
                <text:p>691.288</text:p>
              </table:table-cell>
              <table:table-cell office:value-type="float" office:value="17.3005679833961">
                <text:p>17.3005679833961</text:p>
              </table:table-cell>
              <table:table-cell office:value-type="float" office:value="17.3005679833961">
                <text:p>17.3005679833961</text:p>
              </table:table-cell>
            </table:table-row>
            <table:table-row>
              <table:table-cell office:value-type="string">
                <text:p>Average Launch time news</text:p>
              </table:table-cell>
              <table:table-cell office:value-type="float" office:value="857.982">
                <text:p>857.982</text:p>
              </table:table-cell>
              <table:table-cell office:value-type="float" office:value="23.6725232580174">
                <text:p>23.6725232580174</text:p>
              </table:table-cell>
              <table:table-cell office:value-type="float" office:value="23.6725232580174">
                <text:p>23.6725232580174</text:p>
              </table:table-cell>
            </table:table-row>
            <table:table-row>
              <table:table-cell office:value-type="string">
                <text:p>Average Launch time actives</text:p>
              </table:table-cell>
              <table:table-cell office:value-type="float" office:value="392.711">
                <text:p>392.711</text:p>
              </table:table-cell>
              <table:table-cell office:value-type="float" office:value="17.1815215780695">
                <text:p>17.1815215780695</text:p>
              </table:table-cell>
              <table:table-cell office:value-type="float" office:value="17.1815215780695">
                <text:p>17.1815215780695</text:p>
              </table:table-cell>
            </table:table-row>
            <table:table-row>
              <table:table-cell office:value-type="string">
                <text:p>Fail measur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erage running count</text:p>
              </table:table-cell>
              <table:table-cell office:value-type="float" office:value="24.01">
                <text:p>24.01</text:p>
              </table:table-cell>
              <table:table-cell office:value-type="float" office:value="0.163852155521597">
                <text:p>0.163852155521597</text:p>
              </table:table-cell>
              <table:table-cell office:value-type="float" office:value="0.163852155521597">
                <text:p>0.163852155521597</text:p>
              </table:table-cell>
            </table:table-row>
            <table:table-row>
              <table:table-cell office:value-type="string">
                <text:p>Apps killed during the test</text:p>
              </table:table-cell>
              <table:table-cell office:value-type="float" office:value="51.8">
                <text:p>51.8</text:p>
              </table:table-cell>
              <table:table-cell office:value-type="float" office:value="1.48406077723633">
                <text:p>1.48406077723633</text:p>
              </table:table-cell>
              <table:table-cell office:value-type="float" office:value="1.48406077723633">
                <text:p>1.484060777236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